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177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192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19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19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197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1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3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39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style:font-family-generic="script"/>
    </style:style>
    <style:style style:name="ce24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8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2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8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3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8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0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1" style:family="table-cell" style:parent-style-name="_19968__33324__32_3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2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3" style:family="table-cell" style:parent-style-name="_21315__20998__20301__91_0_93__32_2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84" style:family="table-cell" style:parent-style-name="_21315__20998__20301__91_0_93__32_2" style:data-style-name="N6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6" style:family="table-cell" style:parent-style-name="_19968__33324__32_3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91_0_93__32_2" style:data-style-name="N6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21315__20998__20301__91_0_93__32_2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19968__33324__32_3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94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7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8" style:family="table-cell" style:parent-style-name="_21315__20998__20301__91_0_93__32_2" style:data-style-name="N66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9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00" style:family="table-cell" style:parent-style-name="_21315__20998__20301__91_0_93__32_2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0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7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08" style:family="table-cell" style:parent-style-name="_21315__20998__20301__91_0_93__32_2" style:data-style-name="N66">
      <style:table-cell-properties fo:border-top="thin solid #000000" fo:border-bottom="thin dotte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9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0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1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2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3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4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5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17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8" style:family="table-cell" style:parent-style-name="_21315__20998__20301__91_0_93__32_2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9" style:family="table-cell" style:parent-style-name="_21315__20998__20301__91_0_93__32_2" style:data-style-name="N65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2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23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24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27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2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29" style:family="table-cell" style:parent-style-name="_19968__33324__32_3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30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3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3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6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7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39" style:family="table-cell" style:parent-style-name="_19968__33324__32_3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.35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19.1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24.9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8.1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17.1pt" style:use-optimal-row-height="false" fo:break-before="page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3.25pt" style:use-optimal-row-height="false" fo:break-before="auto"/>
    </style:style>
    <style:style style:name="ro27" style:family="table-row">
      <style:table-row-properties style:row-height="8.45pt" style:use-optimal-row-height="false" fo:break-before="auto"/>
    </style:style>
    <style:style style:name="ro28" style:family="table-row">
      <style:table-row-properties style:row-height="30.2pt" style:use-optimal-row-height="false" fo:break-before="auto"/>
    </style:style>
    <style:style style:name="ro29" style:family="table-row">
      <style:table-row-properties style:row-height="12.2pt" style:use-optimal-row-height="false" fo:break-before="auto"/>
    </style:style>
    <style:style style:name="ro30" style:family="table-row">
      <style:table-row-properties style:row-height="16.5pt" style:use-optimal-row-height="true" fo:break-before="auto"/>
    </style:style>
    <style:style style:name="ro31" style:family="table-row">
      <style:table-row-properties style:row-height="15pt" style:use-optimal-row-height="true" fo:break-before="page"/>
    </style:style>
    <style:style style:name="ro3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37"/>
        <table:table-column table:style-name="co2" table:default-cell-style-name="ce237"/>
        <table:table-column table:style-name="co3" table:default-cell-style-name="ce237"/>
        <table:table-column table:style-name="co4" table:number-columns-repeated="3" table:default-cell-style-name="ce237"/>
        <table:table-column table:style-name="co5" table:default-cell-style-name="ce237"/>
        <table:table-column table:style-name="co6" table:number-columns-repeated="3" table:default-cell-style-name="ce237"/>
        <table:table-column table:style-name="co7" table:default-cell-style-name="ce237"/>
        <table:table-column table:style-name="co6" table:number-columns-repeated="3" table:default-cell-style-name="ce237"/>
        <table:table-column table:style-name="co8" table:default-cell-style-name="ce237"/>
        <table:table-column table:style-name="co6" table:default-cell-style-name="ce237"/>
        <table:table-column table:style-name="co9" table:default-cell-style-name="ce237"/>
        <table:table-column table:style-name="co1" table:number-columns-repeated="14" table:default-cell-style-name="ce237"/>
        <table:table-column table:style-name="co10" table:default-cell-style-name="ce237"/>
        <table:table-column table:style-name="co11" table:number-columns-repeated="16352" table:default-cell-style-name="ce237"/>
        <table:table-row table:style-name="ro1">
          <table:table-cell table:number-columns-repeated="16384" table:style-name="ce237"/>
        </table:table-row>
        <table:table-row table:style-name="ro2">
          <table:table-cell office:value-type="string" table:number-columns-spanned="16" table:number-rows-spanned="1" table:style-name="ce238">
            <text:p>民 國 113 年 11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38">
            <text:p>民 國 113 年 11 月 戶 口 統 計 速 報 表(續)</text:p>
          </table:table-cell>
          <table:covered-table-cell table:number-columns-repeated="14"/>
          <table:table-cell table:number-columns-repeated="16353" table:style-name="ce239"/>
        </table:table-row>
        <table:table-row table:style-name="ro3">
          <table:table-cell table:number-columns-repeated="15" table:style-name="ce240"/>
          <table:table-cell table:style-name="ce241"/>
          <table:table-cell table:number-columns-repeated="14" table:style-name="ce240"/>
          <table:table-cell office:value-type="string" table:style-name="ce241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8">
            <text:p><text:span text:style-name="T7">年月別</text:span></text:p>
          </table:table-cell>
          <table:covered-table-cell/>
          <table:table-cell table:style-name="ce244"/>
          <table:table-cell office:value-type="string" table:style-name="ce245">
            <text:p><text:span text:style-name="T7">人</text:span></text:p>
          </table:table-cell>
          <table:table-cell office:value-type="string" table:style-name="ce245">
            <text:p><text:span text:style-name="T7">口</text:span></text:p>
          </table:table-cell>
          <table:table-cell office:value-type="string" table:style-name="ce245">
            <text:p><text:span text:style-name="T7">數</text:span></text:p>
          </table:table-cell>
          <table:table-cell office:value-type="string" table:number-columns-spanned="4" table:number-rows-spanned="1" table:style-name="ce331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31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31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31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31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32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32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33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64">
            <text:p><text:span text:style-name="T7">戶　數</text:span></text:p>
          </table:table-cell>
          <table:table-cell table:number-columns-repeated="3" table:style-name="ce253"/>
          <table:table-cell office:value-type="string" table:number-columns-spanned="1" table:number-rows-spanned="3" table:style-name="ce331">
            <text:p><text:span text:style-name="T7">計</text:span></text:p>
          </table:table-cell>
          <table:table-cell office:value-type="string" table:number-columns-spanned="1" table:number-rows-spanned="3" table:style-name="ce331">
            <text:p><text:span text:style-name="T7">男</text:span></text:p>
          </table:table-cell>
          <table:table-cell office:value-type="string" table:number-columns-spanned="1" table:number-rows-spanned="3" table:style-name="ce331">
            <text:p><text:span text:style-name="T7">女</text:span></text:p>
          </table:table-cell>
          <table:table-cell office:value-type="string" table:style-name="ce256">
            <text:p><text:span text:style-name="T7">折合年</text:span></text:p>
          </table:table-cell>
          <table:table-cell office:value-type="string" table:number-columns-spanned="1" table:number-rows-spanned="3" table:style-name="ce331">
            <text:p><text:span text:style-name="T7">計</text:span></text:p>
          </table:table-cell>
          <table:table-cell office:value-type="string" table:number-columns-spanned="1" table:number-rows-spanned="3" table:style-name="ce331">
            <text:p><text:span text:style-name="T7">男</text:span></text:p>
          </table:table-cell>
          <table:table-cell office:value-type="string" table:number-columns-spanned="1" table:number-rows-spanned="3" table:style-name="ce331">
            <text:p><text:span text:style-name="T7">女</text:span></text:p>
          </table:table-cell>
          <table:table-cell office:value-type="string" table:style-name="ce257">
            <text:p><text:span text:style-name="T7">折合年</text:span></text:p>
          </table:table-cell>
          <table:table-cell office:value-type="string" table:style-name="ce253">
            <text:p><text:s/></text:p>
          </table:table-cell>
          <table:table-cell office:value-type="string" table:style-name="ce258">
            <text:p><text:span text:style-name="T7">折合年自</text:span></text:p>
          </table:table-cell>
          <table:table-cell office:value-type="string" table:number-columns-spanned="1" table:number-rows-spanned="3" table:style-name="ce331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32">
            <text:p><text:span text:style-name="T7">不同性別</text:span></text:p>
          </table:table-cell>
          <table:table-cell office:value-type="string" table:number-columns-spanned="3" table:number-rows-spanned="1" table:style-name="ce331">
            <text:p><text:span text:style-name="T7">相同性別</text:span></text:p>
          </table:table-cell>
          <table:covered-table-cell table:number-columns-repeated="2"/>
          <table:table-cell office:value-type="string" table:style-name="ce257">
            <text:p><text:span text:style-name="T7">折合年</text:span></text:p>
          </table:table-cell>
          <table:table-cell office:value-type="string" table:number-columns-spanned="1" table:number-rows-spanned="3" table:style-name="ce331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32">
            <text:p><text:span text:style-name="T7">不同性別</text:span></text:p>
          </table:table-cell>
          <table:table-cell office:value-type="string" table:number-columns-spanned="3" table:number-rows-spanned="1" table:style-name="ce331">
            <text:p><text:span text:style-name="T7">相同性別</text:span></text:p>
          </table:table-cell>
          <table:covered-table-cell table:number-columns-repeated="2"/>
          <table:table-cell office:value-type="string" table:style-name="ce257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263">
            <text:p><text:span text:style-name="T7">計</text:span></text:p>
          </table:table-cell>
          <table:table-cell office:value-type="string" table:style-name="ce263">
            <text:p><text:span text:style-name="T7">男</text:span></text:p>
          </table:table-cell>
          <table:table-cell office:value-type="string" table:style-name="ce263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265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265">
            <text:p><text:span text:style-name="T7">粗死亡率</text:span></text:p>
          </table:table-cell>
          <table:table-cell office:value-type="string" table:style-name="ce263">
            <text:p><text:span text:style-name="T7">人數</text:span></text:p>
          </table:table-cell>
          <table:table-cell office:value-type="string" table:style-name="ce258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31">
            <text:p><text:span text:style-name="T7">計</text:span></text:p>
          </table:table-cell>
          <table:table-cell office:value-type="string" table:number-columns-spanned="1" table:number-rows-spanned="2" table:style-name="ce331">
            <text:p><text:span text:style-name="T7">男</text:span></text:p>
          </table:table-cell>
          <table:table-cell office:value-type="string" table:number-columns-spanned="1" table:number-rows-spanned="2" table:style-name="ce334">
            <text:p><text:span text:style-name="T7">女</text:span></text:p>
          </table:table-cell>
          <table:table-cell office:value-type="string" table:style-name="ce265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31">
            <text:p><text:span text:style-name="T7">計</text:span></text:p>
          </table:table-cell>
          <table:table-cell office:value-type="string" table:number-columns-spanned="1" table:number-rows-spanned="2" table:style-name="ce331">
            <text:p><text:span text:style-name="T7">男</text:span></text:p>
          </table:table-cell>
          <table:table-cell office:value-type="string" table:number-columns-spanned="1" table:number-rows-spanned="2" table:style-name="ce334">
            <text:p><text:span text:style-name="T7">女</text:span></text:p>
          </table:table-cell>
          <table:table-cell office:value-type="string" table:style-name="ce265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270"/>
          <table:table-cell table:style-name="ce271"/>
          <table:table-cell table:number-columns-repeated="2" table:style-name="ce272"/>
          <table:covered-table-cell/>
          <table:covered-table-cell/>
          <table:covered-table-cell/>
          <table:table-cell office:value-type="string" table:style-name="ce272">
            <text:p>‰</text:p>
          </table:table-cell>
          <table:covered-table-cell/>
          <table:covered-table-cell/>
          <table:covered-table-cell/>
          <table:table-cell office:value-type="string" table:style-name="ce275">
            <text:p>‰</text:p>
          </table:table-cell>
          <table:table-cell table:style-name="ce272"/>
          <table:table-cell office:value-type="string" table:style-name="ce27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7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72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56"/>
          <table:table-cell table:style-name="ce279"/>
          <table:table-cell table:style-name="ce280"/>
          <table:table-cell table:style-name="ce281"/>
          <table:table-cell table:number-columns-repeated="2" table:style-name="ce282"/>
          <table:table-cell office:value-type="float" office:value="0" table:style-name="ce283">
            <text:p>—</text:p>
          </table:table-cell>
          <table:table-cell table:number-columns-repeated="2" table:style-name="ce256"/>
          <table:table-cell table:style-name="ce282"/>
          <table:table-cell table:number-columns-repeated="3" table:style-name="ce256"/>
          <table:table-cell table:style-name="ce282"/>
          <table:table-cell office:value-type="float" office:value="0" table:style-name="ce284">
            <text:p>—</text:p>
          </table:table-cell>
          <table:table-cell table:style-name="ce258"/>
          <table:table-cell table:style-name="ce256"/>
          <table:table-cell table:style-name="ce285"/>
          <table:table-cell table:number-columns-repeated="2" table:style-name="ce256"/>
          <table:table-cell table:number-columns-repeated="2" table:style-name="ce282"/>
          <table:table-cell table:style-name="ce256"/>
          <table:table-cell table:style-name="ce285"/>
          <table:table-cell table:number-columns-repeated="2" table:style-name="ce256"/>
          <table:table-cell table:number-columns-repeated="2" table:style-name="ce282"/>
          <table:table-cell table:number-columns-repeated="2" table:style-name="ce256"/>
          <table:table-cell table:style-name="ce286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88">
            <text:p>40<text:s/><text:span text:style-name="T8">年</text:span></text:p>
          </table:table-cell>
          <table:covered-table-cell/>
          <table:table-cell office:value-type="float" office:value="1440787" table:style-name="ce289">
            <text:p>1,440,787</text:p>
          </table:table-cell>
          <table:table-cell office:value-type="float" office:value="7869247" table:style-name="ce289">
            <text:p>7,869,247</text:p>
          </table:table-cell>
          <table:table-cell office:value-type="float" office:value="4016708" table:style-name="ce289">
            <text:p>4,016,708</text:p>
          </table:table-cell>
          <table:table-cell office:value-type="float" office:value="3852539" table:style-name="ce289">
            <text:p>3,852,539</text:p>
          </table:table-cell>
          <table:table-cell office:value-type="float" office:value="385383" table:style-name="ce289">
            <text:p>385,383</text:p>
          </table:table-cell>
          <table:table-cell office:value-type="float" office:value="197297" table:style-name="ce289">
            <text:p>197,297</text:p>
          </table:table-cell>
          <table:table-cell office:value-type="float" office:value="188086" table:style-name="ce289">
            <text:p>188,086</text:p>
          </table:table-cell>
          <table:table-cell office:value-type="float" office:value="49.97" table:style-name="ce290">
            <text:p>49.97</text:p>
          </table:table-cell>
          <table:table-cell office:value-type="float" office:value="89259" table:style-name="ce289">
            <text:p>89,259</text:p>
          </table:table-cell>
          <table:table-cell office:value-type="float" office:value="46225" table:style-name="ce289">
            <text:p>46,225</text:p>
          </table:table-cell>
          <table:table-cell office:value-type="float" office:value="43034" table:style-name="ce289">
            <text:p>43,034</text:p>
          </table:table-cell>
          <table:table-cell office:value-type="float" office:value="11.57" table:style-name="ce290">
            <text:p>11.57</text:p>
          </table:table-cell>
          <table:table-cell office:value-type="float" office:value="296124" table:style-name="ce289">
            <text:p>296,124</text:p>
          </table:table-cell>
          <table:table-cell office:value-type="float" office:value="38.4" table:style-name="ce291">
            <text:p>38.40</text:p>
          </table:table-cell>
          <table:table-cell table:style-name="ce289"/>
          <table:table-cell office:value-type="float" office:value="73676" table:style-name="ce289">
            <text:p>73,676</text:p>
          </table:table-cell>
          <table:table-cell table:number-columns-repeated="3" table:style-name="ce289"/>
          <table:table-cell office:value-type="float" office:value="9.5500000000000007" table:style-name="ce290">
            <text:p>9.55</text:p>
          </table:table-cell>
          <table:table-cell table:style-name="ce289"/>
          <table:table-cell office:value-type="float" office:value="3858" table:style-name="ce289">
            <text:p>3,858</text:p>
          </table:table-cell>
          <table:table-cell table:number-columns-repeated="3" table:style-name="ce289"/>
          <table:table-cell office:value-type="float" office:value="0.5" table:style-name="ce290">
            <text:p>0.50</text:p>
          </table:table-cell>
          <table:table-cell office:value-type="string" table:style-name="ce292">
            <text:p>…</text:p>
          </table:table-cell>
          <table:table-cell office:value-type="string" table:style-name="ce292">
            <text:p>…</text:p>
          </table:table-cell>
          <table:table-cell office:value-type="float" office:value="170729" table:style-name="ce292">
            <text:p>170,729</text:p>
          </table:table-cell>
          <table:table-cell table:number-columns-repeated="16353" table:style-name="ce293"/>
        </table:table-row>
        <table:table-row table:style-name="ro7">
          <table:table-cell office:value-type="string" table:number-columns-spanned="2" table:number-rows-spanned="1" table:style-name="ce288">
            <text:p>50<text:s/><text:span text:style-name="T8">年</text:span></text:p>
          </table:table-cell>
          <table:covered-table-cell/>
          <table:table-cell office:value-type="float" office:value="2002493" table:style-name="ce289">
            <text:p>2,002,493</text:p>
          </table:table-cell>
          <table:table-cell office:value-type="float" office:value="11149139" table:style-name="ce289">
            <text:p>11,149,139</text:p>
          </table:table-cell>
          <table:table-cell office:value-type="float" office:value="5715463" table:style-name="ce289">
            <text:p>5,715,463</text:p>
          </table:table-cell>
          <table:table-cell office:value-type="float" office:value="5433676" table:style-name="ce289">
            <text:p>5,433,676</text:p>
          </table:table-cell>
          <table:table-cell office:value-type="float" office:value="420254" table:style-name="ce289">
            <text:p>420,254</text:p>
          </table:table-cell>
          <table:table-cell office:value-type="float" office:value="216728" table:style-name="ce289">
            <text:p>216,728</text:p>
          </table:table-cell>
          <table:table-cell office:value-type="float" office:value="203526" table:style-name="ce289">
            <text:p>203,526</text:p>
          </table:table-cell>
          <table:table-cell office:value-type="float" office:value="38.31" table:style-name="ce290">
            <text:p>38.31</text:p>
          </table:table-cell>
          <table:table-cell office:value-type="float" office:value="73823" table:style-name="ce289">
            <text:p>73,823</text:p>
          </table:table-cell>
          <table:table-cell office:value-type="float" office:value="40570" table:style-name="ce289">
            <text:p>40,570</text:p>
          </table:table-cell>
          <table:table-cell office:value-type="float" office:value="33253" table:style-name="ce289">
            <text:p>33,253</text:p>
          </table:table-cell>
          <table:table-cell office:value-type="float" office:value="6.73" table:style-name="ce290">
            <text:p>6.73</text:p>
          </table:table-cell>
          <table:table-cell office:value-type="float" office:value="346431" table:style-name="ce289">
            <text:p>346,431</text:p>
          </table:table-cell>
          <table:table-cell office:value-type="float" office:value="31.58" table:style-name="ce291">
            <text:p>31.58</text:p>
          </table:table-cell>
          <table:table-cell table:style-name="ce289"/>
          <table:table-cell office:value-type="float" office:value="83797" table:style-name="ce289">
            <text:p>83,797</text:p>
          </table:table-cell>
          <table:table-cell table:number-columns-repeated="3" table:style-name="ce289"/>
          <table:table-cell office:value-type="float" office:value="7.51" table:style-name="ce290">
            <text:p>7.51</text:p>
          </table:table-cell>
          <table:table-cell table:style-name="ce289"/>
          <table:table-cell office:value-type="float" office:value="4487" table:style-name="ce289">
            <text:p>4,487</text:p>
          </table:table-cell>
          <table:table-cell table:number-columns-repeated="3" table:style-name="ce289"/>
          <table:table-cell office:value-type="float" office:value="0.4" table:style-name="ce290">
            <text:p>0.40</text:p>
          </table:table-cell>
          <table:table-cell office:value-type="string" table:style-name="ce292">
            <text:p>…</text:p>
          </table:table-cell>
          <table:table-cell office:value-type="string" table:style-name="ce292">
            <text:p>…</text:p>
          </table:table-cell>
          <table:table-cell office:value-type="float" office:value="218098" table:style-name="ce292">
            <text:p>218,098</text:p>
          </table:table-cell>
          <table:table-cell table:number-columns-repeated="16353" table:style-name="ce293"/>
        </table:table-row>
        <table:table-row table:style-name="ro7">
          <table:table-cell office:value-type="string" table:number-columns-spanned="2" table:number-rows-spanned="1" table:style-name="ce288">
            <text:p>60<text:s/><text:span text:style-name="T8">年</text:span></text:p>
          </table:table-cell>
          <table:covered-table-cell/>
          <table:table-cell office:value-type="float" office:value="2702792" table:style-name="ce289">
            <text:p>2,702,792</text:p>
          </table:table-cell>
          <table:table-cell office:value-type="float" office:value="14994823" table:style-name="ce289">
            <text:p>14,994,823</text:p>
          </table:table-cell>
          <table:table-cell office:value-type="float" office:value="7895140" table:style-name="ce289">
            <text:p>7,895,140</text:p>
          </table:table-cell>
          <table:table-cell office:value-type="float" office:value="7099683" table:style-name="ce289">
            <text:p>7,099,683</text:p>
          </table:table-cell>
          <table:table-cell office:value-type="float" office:value="380424" table:style-name="ce289">
            <text:p>380,424</text:p>
          </table:table-cell>
          <table:table-cell office:value-type="float" office:value="195938" table:style-name="ce289">
            <text:p>195,938</text:p>
          </table:table-cell>
          <table:table-cell office:value-type="float" office:value="184486" table:style-name="ce289">
            <text:p>184,486</text:p>
          </table:table-cell>
          <table:table-cell office:value-type="float" office:value="25.64" table:style-name="ce290">
            <text:p>25.64</text:p>
          </table:table-cell>
          <table:table-cell office:value-type="float" office:value="70954" table:style-name="ce289">
            <text:p>70,954</text:p>
          </table:table-cell>
          <table:table-cell office:value-type="float" office:value="41596" table:style-name="ce289">
            <text:p>41,596</text:p>
          </table:table-cell>
          <table:table-cell office:value-type="float" office:value="29358" table:style-name="ce289">
            <text:p>29,358</text:p>
          </table:table-cell>
          <table:table-cell office:value-type="float" office:value="4.78" table:style-name="ce290">
            <text:p>4.78</text:p>
          </table:table-cell>
          <table:table-cell office:value-type="float" office:value="309470" table:style-name="ce289">
            <text:p>309,470</text:p>
          </table:table-cell>
          <table:table-cell office:value-type="float" office:value="20.86" table:style-name="ce291">
            <text:p>20.86</text:p>
          </table:table-cell>
          <table:table-cell table:style-name="ce289"/>
          <table:table-cell office:value-type="float" office:value="106812" table:style-name="ce289">
            <text:p>106,812</text:p>
          </table:table-cell>
          <table:table-cell table:number-columns-repeated="3" table:style-name="ce289"/>
          <table:table-cell office:value-type="float" office:value="7.2" table:style-name="ce290">
            <text:p>7.20</text:p>
          </table:table-cell>
          <table:table-cell table:style-name="ce289"/>
          <table:table-cell office:value-type="float" office:value="5310" table:style-name="ce289">
            <text:p>5,310</text:p>
          </table:table-cell>
          <table:table-cell table:number-columns-repeated="3" table:style-name="ce289"/>
          <table:table-cell office:value-type="float" office:value="0.36" table:style-name="ce290">
            <text:p>0.36</text:p>
          </table:table-cell>
          <table:table-cell office:value-type="string" table:style-name="ce292">
            <text:p>…</text:p>
          </table:table-cell>
          <table:table-cell office:value-type="string" table:style-name="ce292">
            <text:p>…</text:p>
          </table:table-cell>
          <table:table-cell office:value-type="float" office:value="270905" table:style-name="ce289">
            <text:p>270,905</text:p>
          </table:table-cell>
          <table:table-cell table:number-columns-repeated="16353" table:style-name="ce293"/>
        </table:table-row>
        <table:table-row table:style-name="ro7">
          <table:table-cell office:value-type="string" table:number-columns-spanned="2" table:number-rows-spanned="1" table:style-name="ce288">
            <text:p>70<text:s/><text:span text:style-name="T8">年</text:span></text:p>
          </table:table-cell>
          <table:covered-table-cell/>
          <table:table-cell office:value-type="float" office:value="3906015" table:style-name="ce289">
            <text:p>3,906,015</text:p>
          </table:table-cell>
          <table:table-cell office:value-type="float" office:value="18193955" table:style-name="ce289">
            <text:p>18,193,955</text:p>
          </table:table-cell>
          <table:table-cell office:value-type="float" office:value="9479508" table:style-name="ce289">
            <text:p>9,479,508</text:p>
          </table:table-cell>
          <table:table-cell office:value-type="float" office:value="8714447" table:style-name="ce289">
            <text:p>8,714,447</text:p>
          </table:table-cell>
          <table:table-cell office:value-type="float" office:value="412779" table:style-name="ce289">
            <text:p>412,779</text:p>
          </table:table-cell>
          <table:table-cell office:value-type="float" office:value="213273" table:style-name="ce289">
            <text:p>213,273</text:p>
          </table:table-cell>
          <table:table-cell office:value-type="float" office:value="199506" table:style-name="ce289">
            <text:p>199,506</text:p>
          </table:table-cell>
          <table:table-cell office:value-type="float" office:value="22.97" table:style-name="ce290">
            <text:p>22.97</text:p>
          </table:table-cell>
          <table:table-cell office:value-type="float" office:value="86848" table:style-name="ce289">
            <text:p>86,848</text:p>
          </table:table-cell>
          <table:table-cell office:value-type="float" office:value="52627" table:style-name="ce289">
            <text:p>52,627</text:p>
          </table:table-cell>
          <table:table-cell office:value-type="float" office:value="34221" table:style-name="ce289">
            <text:p>34,221</text:p>
          </table:table-cell>
          <table:table-cell office:value-type="float" office:value="4.83" table:style-name="ce290">
            <text:p>4.83</text:p>
          </table:table-cell>
          <table:table-cell office:value-type="float" office:value="325931" table:style-name="ce289">
            <text:p>325,931</text:p>
          </table:table-cell>
          <table:table-cell office:value-type="float" office:value="18.14" table:style-name="ce291">
            <text:p>18.14</text:p>
          </table:table-cell>
          <table:table-cell table:style-name="ce289"/>
          <table:table-cell office:value-type="float" office:value="167496" table:style-name="ce289">
            <text:p>167,496</text:p>
          </table:table-cell>
          <table:table-cell table:number-columns-repeated="3" table:style-name="ce289"/>
          <table:table-cell office:value-type="float" office:value="9.2899999999999991" table:style-name="ce290">
            <text:p>9.29</text:p>
          </table:table-cell>
          <table:table-cell table:style-name="ce289"/>
          <table:table-cell office:value-type="float" office:value="14875" table:style-name="ce289">
            <text:p>14,875</text:p>
          </table:table-cell>
          <table:table-cell table:number-columns-repeated="3" table:style-name="ce289"/>
          <table:table-cell office:value-type="float" office:value="0.83" table:style-name="ce290">
            <text:p>0.83</text:p>
          </table:table-cell>
          <table:table-cell office:value-type="string" table:style-name="ce292">
            <text:p>…</text:p>
          </table:table-cell>
          <table:table-cell office:value-type="string" table:style-name="ce292">
            <text:p>…</text:p>
          </table:table-cell>
          <table:table-cell office:value-type="float" office:value="310116" table:style-name="ce289">
            <text:p>310,116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80<text:s/><text:span text:style-name="T8">年</text:span></text:p>
          </table:table-cell>
          <table:covered-table-cell/>
          <table:table-cell office:value-type="float" office:value="5227185" table:style-name="ce289">
            <text:p>5,227,185</text:p>
          </table:table-cell>
          <table:table-cell office:value-type="float" office:value="20605831" table:style-name="ce289">
            <text:p>20,605,831</text:p>
          </table:table-cell>
          <table:table-cell office:value-type="float" office:value="10640276" table:style-name="ce289">
            <text:p>10,640,276</text:p>
          </table:table-cell>
          <table:table-cell office:value-type="float" office:value="9965555" table:style-name="ce289">
            <text:p>9,965,555</text:p>
          </table:table-cell>
          <table:table-cell office:value-type="float" office:value="321932" table:style-name="ce289">
            <text:p>321,932</text:p>
          </table:table-cell>
          <table:table-cell office:value-type="float" office:value="168865" table:style-name="ce289">
            <text:p>168,865</text:p>
          </table:table-cell>
          <table:table-cell office:value-type="float" office:value="153067" table:style-name="ce289">
            <text:p>153,067</text:p>
          </table:table-cell>
          <table:table-cell office:value-type="float" office:value="15.7" table:style-name="ce290">
            <text:p>15.70</text:p>
          </table:table-cell>
          <table:table-cell office:value-type="float" office:value="106284" table:style-name="ce289">
            <text:p>106,284</text:p>
          </table:table-cell>
          <table:table-cell office:value-type="float" office:value="65386" table:style-name="ce289">
            <text:p>65,386</text:p>
          </table:table-cell>
          <table:table-cell office:value-type="float" office:value="40898" table:style-name="ce289">
            <text:p>40,898</text:p>
          </table:table-cell>
          <table:table-cell office:value-type="float" office:value="5.18" table:style-name="ce290">
            <text:p>5.18</text:p>
          </table:table-cell>
          <table:table-cell office:value-type="float" office:value="215648" table:style-name="ce289">
            <text:p>215,648</text:p>
          </table:table-cell>
          <table:table-cell office:value-type="float" office:value="10.52" table:style-name="ce291">
            <text:p>10.52</text:p>
          </table:table-cell>
          <table:table-cell table:style-name="ce289"/>
          <table:table-cell office:value-type="float" office:value="162972" table:style-name="ce289">
            <text:p>162,972</text:p>
          </table:table-cell>
          <table:table-cell table:number-columns-repeated="3" table:style-name="ce289"/>
          <table:table-cell office:value-type="float" office:value="7.95" table:style-name="ce290">
            <text:p>7.95</text:p>
          </table:table-cell>
          <table:table-cell table:style-name="ce289"/>
          <table:table-cell office:value-type="float" office:value="28298" table:style-name="ce289">
            <text:p>28,298</text:p>
          </table:table-cell>
          <table:table-cell table:number-columns-repeated="3" table:style-name="ce289"/>
          <table:table-cell office:value-type="float" office:value="1.38" table:style-name="ce290">
            <text:p>1.38</text:p>
          </table:table-cell>
          <table:table-cell office:value-type="float" office:value="1477764" table:style-name="ce289">
            <text:p>1,477,764</text:p>
          </table:table-cell>
          <table:table-cell office:value-type="float" office:value="1489892" table:style-name="ce289">
            <text:p>1,489,892</text:p>
          </table:table-cell>
          <table:table-cell office:value-type="float" office:value="345523" table:style-name="ce289">
            <text:p>345,523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90<text:s/><text:span text:style-name="T8">年</text:span></text:p>
          </table:table-cell>
          <table:covered-table-cell/>
          <table:table-cell office:value-type="float" office:value="6802281" table:style-name="ce289">
            <text:p>6,802,281</text:p>
          </table:table-cell>
          <table:table-cell office:value-type="float" office:value="22405568" table:style-name="ce289">
            <text:p>22,405,568</text:p>
          </table:table-cell>
          <table:table-cell office:value-type="float" office:value="11441651" table:style-name="ce289">
            <text:p>11,441,651</text:p>
          </table:table-cell>
          <table:table-cell office:value-type="float" office:value="10963917" table:style-name="ce289">
            <text:p>10,963,917</text:p>
          </table:table-cell>
          <table:table-cell office:value-type="float" office:value="260354" table:style-name="ce289">
            <text:p>260,354</text:p>
          </table:table-cell>
          <table:table-cell office:value-type="float" office:value="135596" table:style-name="ce289">
            <text:p>135,596</text:p>
          </table:table-cell>
          <table:table-cell office:value-type="float" office:value="124758" table:style-name="ce289">
            <text:p>124,758</text:p>
          </table:table-cell>
          <table:table-cell office:value-type="float" office:value="11.65" table:style-name="ce290">
            <text:p>11.65</text:p>
          </table:table-cell>
          <table:table-cell office:value-type="float" office:value="127647" table:style-name="ce289">
            <text:p>127,647</text:p>
          </table:table-cell>
          <table:table-cell office:value-type="float" office:value="79319" table:style-name="ce289">
            <text:p>79,319</text:p>
          </table:table-cell>
          <table:table-cell office:value-type="float" office:value="48328" table:style-name="ce289">
            <text:p>48,328</text:p>
          </table:table-cell>
          <table:table-cell office:value-type="float" office:value="5.71" table:style-name="ce290">
            <text:p>5.71</text:p>
          </table:table-cell>
          <table:table-cell office:value-type="float" office:value="132707" table:style-name="ce289">
            <text:p>132,707</text:p>
          </table:table-cell>
          <table:table-cell office:value-type="float" office:value="5.94" table:style-name="ce291">
            <text:p>5.94</text:p>
          </table:table-cell>
          <table:table-cell table:style-name="ce289"/>
          <table:table-cell office:value-type="float" office:value="170515" table:style-name="ce289">
            <text:p>170,515</text:p>
          </table:table-cell>
          <table:table-cell table:number-columns-repeated="3" table:style-name="ce289"/>
          <table:table-cell office:value-type="float" office:value="7.63" table:style-name="ce290">
            <text:p>7.63</text:p>
          </table:table-cell>
          <table:table-cell table:style-name="ce289"/>
          <table:table-cell office:value-type="float" office:value="56538" table:style-name="ce289">
            <text:p>56,538</text:p>
          </table:table-cell>
          <table:table-cell table:number-columns-repeated="3" table:style-name="ce289"/>
          <table:table-cell office:value-type="float" office:value="2.5299999999999998" table:style-name="ce290">
            <text:p>2.53</text:p>
          </table:table-cell>
          <table:table-cell office:value-type="float" office:value="1373363" table:style-name="ce289">
            <text:p>1,373,363</text:p>
          </table:table-cell>
          <table:table-cell office:value-type="float" office:value="1377174" table:style-name="ce289">
            <text:p>1,377,174</text:p>
          </table:table-cell>
          <table:table-cell office:value-type="float" office:value="420892" table:style-name="ce289">
            <text:p>420,892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95<text:s/><text:span text:style-name="T8">年</text:span></text:p>
          </table:table-cell>
          <table:covered-table-cell/>
          <table:table-cell office:value-type="float" office:value="7394758" table:style-name="ce289">
            <text:p>7,394,758</text:p>
          </table:table-cell>
          <table:table-cell office:value-type="float" office:value="22876527" table:style-name="ce289">
            <text:p>22,876,527</text:p>
          </table:table-cell>
          <table:table-cell office:value-type="float" office:value="11591707" table:style-name="ce289">
            <text:p>11,591,707</text:p>
          </table:table-cell>
          <table:table-cell office:value-type="float" office:value="11284820" table:style-name="ce289">
            <text:p>11,284,820</text:p>
          </table:table-cell>
          <table:table-cell office:value-type="float" office:value="204459" table:style-name="ce289">
            <text:p>204,459</text:p>
          </table:table-cell>
          <table:table-cell office:value-type="float" office:value="106936" table:style-name="ce289">
            <text:p>106,936</text:p>
          </table:table-cell>
          <table:table-cell office:value-type="float" office:value="97523" table:style-name="ce289">
            <text:p>97,523</text:p>
          </table:table-cell>
          <table:table-cell office:value-type="float" office:value="8.9600000000000009" table:style-name="ce290">
            <text:p>8.96</text:p>
          </table:table-cell>
          <table:table-cell office:value-type="float" office:value="135839" table:style-name="ce289">
            <text:p>135,839</text:p>
          </table:table-cell>
          <table:table-cell office:value-type="float" office:value="84800" table:style-name="ce289">
            <text:p>84,800</text:p>
          </table:table-cell>
          <table:table-cell office:value-type="float" office:value="51039" table:style-name="ce289">
            <text:p>51,039</text:p>
          </table:table-cell>
          <table:table-cell office:value-type="float" office:value="5.95" table:style-name="ce290">
            <text:p>5.95</text:p>
          </table:table-cell>
          <table:table-cell office:value-type="float" office:value="68620" table:style-name="ce289">
            <text:p>68,620</text:p>
          </table:table-cell>
          <table:table-cell office:value-type="float" office:value="3.01" table:style-name="ce291">
            <text:p>3.01</text:p>
          </table:table-cell>
          <table:table-cell table:style-name="ce289"/>
          <table:table-cell office:value-type="float" office:value="142669" table:style-name="ce289">
            <text:p>142,669</text:p>
          </table:table-cell>
          <table:table-cell table:number-columns-repeated="3" table:style-name="ce289"/>
          <table:table-cell office:value-type="float" office:value="6.25" table:style-name="ce290">
            <text:p>6.25</text:p>
          </table:table-cell>
          <table:table-cell table:style-name="ce289"/>
          <table:table-cell office:value-type="float" office:value="64540" table:style-name="ce289">
            <text:p>64,540</text:p>
          </table:table-cell>
          <table:table-cell table:number-columns-repeated="3" table:style-name="ce289"/>
          <table:table-cell office:value-type="float" office:value="2.83" table:style-name="ce290">
            <text:p>2.83</text:p>
          </table:table-cell>
          <table:table-cell office:value-type="float" office:value="1414340" table:style-name="ce289">
            <text:p>1,414,340</text:p>
          </table:table-cell>
          <table:table-cell office:value-type="float" office:value="1376816" table:style-name="ce289">
            <text:p>1,376,816</text:p>
          </table:table-cell>
          <table:table-cell office:value-type="float" office:value="474919" table:style-name="ce289">
            <text:p>474,91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88">
            <text:p>96<text:s/><text:span text:style-name="T8">年</text:span></text:p>
          </table:table-cell>
          <table:covered-table-cell/>
          <table:table-cell office:value-type="float" office:value="7512449" table:style-name="ce289">
            <text:p>7,512,449</text:p>
          </table:table-cell>
          <table:table-cell office:value-type="float" office:value="22958360" table:style-name="ce289">
            <text:p>22,958,360</text:p>
          </table:table-cell>
          <table:table-cell office:value-type="float" office:value="11608767" table:style-name="ce289">
            <text:p>11,608,767</text:p>
          </table:table-cell>
          <table:table-cell office:value-type="float" office:value="11349593" table:style-name="ce289">
            <text:p>11,349,593</text:p>
          </table:table-cell>
          <table:table-cell office:value-type="float" office:value="204414" table:style-name="ce289">
            <text:p>204,414</text:p>
          </table:table-cell>
          <table:table-cell office:value-type="float" office:value="106898" table:style-name="ce289">
            <text:p>106,898</text:p>
          </table:table-cell>
          <table:table-cell office:value-type="float" office:value="97516" table:style-name="ce289">
            <text:p>97,516</text:p>
          </table:table-cell>
          <table:table-cell office:value-type="float" office:value="8.92" table:style-name="ce290">
            <text:p>8.92</text:p>
          </table:table-cell>
          <table:table-cell office:value-type="float" office:value="141111" table:style-name="ce289">
            <text:p>141,111</text:p>
          </table:table-cell>
          <table:table-cell office:value-type="float" office:value="87029" table:style-name="ce289">
            <text:p>87,029</text:p>
          </table:table-cell>
          <table:table-cell office:value-type="float" office:value="54082" table:style-name="ce289">
            <text:p>54,082</text:p>
          </table:table-cell>
          <table:table-cell office:value-type="float" office:value="6.16" table:style-name="ce290">
            <text:p>6.16</text:p>
          </table:table-cell>
          <table:table-cell office:value-type="float" office:value="63303" table:style-name="ce289">
            <text:p>63,303</text:p>
          </table:table-cell>
          <table:table-cell office:value-type="float" office:value="2.76" table:style-name="ce291">
            <text:p>2.76</text:p>
          </table:table-cell>
          <table:table-cell table:style-name="ce289"/>
          <table:table-cell office:value-type="float" office:value="135041" table:style-name="ce289">
            <text:p>135,041</text:p>
          </table:table-cell>
          <table:table-cell table:number-columns-repeated="3" table:style-name="ce289"/>
          <table:table-cell office:value-type="float" office:value="5.89" table:style-name="ce290">
            <text:p>5.89</text:p>
          </table:table-cell>
          <table:table-cell table:style-name="ce289"/>
          <table:table-cell office:value-type="float" office:value="58518" table:style-name="ce289">
            <text:p>58,518</text:p>
          </table:table-cell>
          <table:table-cell table:number-columns-repeated="3" table:style-name="ce289"/>
          <table:table-cell office:value-type="float" office:value="2.5499999999999998" table:style-name="ce290">
            <text:p>2.55</text:p>
          </table:table-cell>
          <table:table-cell office:value-type="float" office:value="1173040" table:style-name="ce289">
            <text:p>1,173,040</text:p>
          </table:table-cell>
          <table:table-cell office:value-type="float" office:value="1154510" table:style-name="ce289">
            <text:p>1,154,510</text:p>
          </table:table-cell>
          <table:table-cell office:value-type="float" office:value="484174" table:style-name="ce289">
            <text:p>484,17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88">
            <text:p>97<text:s/><text:span text:style-name="T8">年</text:span></text:p>
          </table:table-cell>
          <table:covered-table-cell/>
          <table:table-cell office:value-type="float" office:value="7655772" table:style-name="ce289">
            <text:p>7,655,772</text:p>
          </table:table-cell>
          <table:table-cell office:value-type="float" office:value="23037031" table:style-name="ce289">
            <text:p>23,037,031</text:p>
          </table:table-cell>
          <table:table-cell office:value-type="float" office:value="11626351" table:style-name="ce289">
            <text:p>11,626,351</text:p>
          </table:table-cell>
          <table:table-cell office:value-type="float" office:value="11410680" table:style-name="ce289">
            <text:p>11,410,680</text:p>
          </table:table-cell>
          <table:table-cell office:value-type="float" office:value="198733" table:style-name="ce289">
            <text:p>198,733</text:p>
          </table:table-cell>
          <table:table-cell office:value-type="float" office:value="103937" table:style-name="ce289">
            <text:p>103,937</text:p>
          </table:table-cell>
          <table:table-cell office:value-type="float" office:value="94796" table:style-name="ce289">
            <text:p>94,796</text:p>
          </table:table-cell>
          <table:table-cell office:value-type="float" office:value="8.64" table:style-name="ce290">
            <text:p>8.64</text:p>
          </table:table-cell>
          <table:table-cell office:value-type="float" office:value="143624" table:style-name="ce289">
            <text:p>143,624</text:p>
          </table:table-cell>
          <table:table-cell office:value-type="float" office:value="88541" table:style-name="ce289">
            <text:p>88,541</text:p>
          </table:table-cell>
          <table:table-cell office:value-type="float" office:value="55083" table:style-name="ce289">
            <text:p>55,083</text:p>
          </table:table-cell>
          <table:table-cell office:value-type="float" office:value="6.25" table:style-name="ce290">
            <text:p>6.25</text:p>
          </table:table-cell>
          <table:table-cell office:value-type="float" office:value="55109" table:style-name="ce289">
            <text:p>55,109</text:p>
          </table:table-cell>
          <table:table-cell office:value-type="float" office:value="2.4" table:style-name="ce291">
            <text:p>2.40</text:p>
          </table:table-cell>
          <table:table-cell table:style-name="ce289"/>
          <table:table-cell office:value-type="float" office:value="154866" table:style-name="ce289">
            <text:p>154,866</text:p>
          </table:table-cell>
          <table:table-cell table:number-columns-repeated="3" table:style-name="ce289"/>
          <table:table-cell office:value-type="float" office:value="6.73" table:style-name="ce290">
            <text:p>6.73</text:p>
          </table:table-cell>
          <table:table-cell table:style-name="ce289"/>
          <table:table-cell office:value-type="float" office:value="55995" table:style-name="ce289">
            <text:p>55,995</text:p>
          </table:table-cell>
          <table:table-cell table:number-columns-repeated="3" table:style-name="ce289"/>
          <table:table-cell office:value-type="float" office:value="2.4300000000000002" table:style-name="ce290">
            <text:p>2.43</text:p>
          </table:table-cell>
          <table:table-cell office:value-type="float" office:value="1196407" table:style-name="ce289">
            <text:p>1,196,407</text:p>
          </table:table-cell>
          <table:table-cell office:value-type="float" office:value="1172845" table:style-name="ce289">
            <text:p>1,172,845</text:p>
          </table:table-cell>
          <table:table-cell office:value-type="float" office:value="494107" table:style-name="ce289">
            <text:p>494,10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88">
            <text:p>98<text:s/><text:span text:style-name="T8">年</text:span></text:p>
          </table:table-cell>
          <table:covered-table-cell/>
          <table:table-cell office:value-type="float" office:value="7805834" table:style-name="ce289">
            <text:p>7,805,834</text:p>
          </table:table-cell>
          <table:table-cell office:value-type="float" office:value="23119772" table:style-name="ce289">
            <text:p>23,119,772</text:p>
          </table:table-cell>
          <table:table-cell office:value-type="float" office:value="11636734" table:style-name="ce289">
            <text:p>11,636,734</text:p>
          </table:table-cell>
          <table:table-cell office:value-type="float" office:value="11483038" table:style-name="ce289">
            <text:p>11,483,038</text:p>
          </table:table-cell>
          <table:table-cell office:value-type="float" office:value="191310" table:style-name="ce289">
            <text:p>191,310</text:p>
          </table:table-cell>
          <table:table-cell office:value-type="float" office:value="99492" table:style-name="ce289">
            <text:p>99,492</text:p>
          </table:table-cell>
          <table:table-cell office:value-type="float" office:value="91818" table:style-name="ce289">
            <text:p>91,818</text:p>
          </table:table-cell>
          <table:table-cell office:value-type="float" office:value="8.2899999999999991" table:style-name="ce290">
            <text:p>8.29</text:p>
          </table:table-cell>
          <table:table-cell office:value-type="float" office:value="143582" table:style-name="ce289">
            <text:p>143,582</text:p>
          </table:table-cell>
          <table:table-cell office:value-type="float" office:value="88088" table:style-name="ce289">
            <text:p>88,088</text:p>
          </table:table-cell>
          <table:table-cell office:value-type="float" office:value="55494" table:style-name="ce289">
            <text:p>55,494</text:p>
          </table:table-cell>
          <table:table-cell office:value-type="float" office:value="6.22" table:style-name="ce290">
            <text:p>6.22</text:p>
          </table:table-cell>
          <table:table-cell office:value-type="float" office:value="47728" table:style-name="ce289">
            <text:p>47,728</text:p>
          </table:table-cell>
          <table:table-cell office:value-type="float" office:value="2.0699999999999998" table:style-name="ce291">
            <text:p>2.07</text:p>
          </table:table-cell>
          <table:table-cell table:style-name="ce289"/>
          <table:table-cell office:value-type="float" office:value="117099" table:style-name="ce289">
            <text:p>117,099</text:p>
          </table:table-cell>
          <table:table-cell table:number-columns-repeated="3" table:style-name="ce289"/>
          <table:table-cell office:value-type="float" office:value="5.07" table:style-name="ce290">
            <text:p>5.07</text:p>
          </table:table-cell>
          <table:table-cell table:style-name="ce289"/>
          <table:table-cell office:value-type="float" office:value="57223" table:style-name="ce289">
            <text:p>57,223</text:p>
          </table:table-cell>
          <table:table-cell table:number-columns-repeated="3" table:style-name="ce289"/>
          <table:table-cell office:value-type="float" office:value="2.48" table:style-name="ce290">
            <text:p>2.48</text:p>
          </table:table-cell>
          <table:table-cell office:value-type="float" office:value="1198561" table:style-name="ce289">
            <text:p>1,198,561</text:p>
          </table:table-cell>
          <table:table-cell office:value-type="float" office:value="1163548" table:style-name="ce289">
            <text:p>1,163,548</text:p>
          </table:table-cell>
          <table:table-cell office:value-type="float" office:value="504531" table:style-name="ce289">
            <text:p>504,531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88">
            <text:p>99<text:s/><text:span text:style-name="T8">年</text:span></text:p>
          </table:table-cell>
          <table:covered-table-cell/>
          <table:table-cell office:value-type="float" office:value="7937024" table:style-name="ce289">
            <text:p>7,937,024</text:p>
          </table:table-cell>
          <table:table-cell office:value-type="float" office:value="23162123" table:style-name="ce289">
            <text:p>23,162,123</text:p>
          </table:table-cell>
          <table:table-cell office:value-type="float" office:value="11635225" table:style-name="ce289">
            <text:p>11,635,225</text:p>
          </table:table-cell>
          <table:table-cell office:value-type="float" office:value="11526898" table:style-name="ce289">
            <text:p>11,526,898</text:p>
          </table:table-cell>
          <table:table-cell office:value-type="float" office:value="166886" table:style-name="ce289">
            <text:p>166,886</text:p>
          </table:table-cell>
          <table:table-cell office:value-type="float" office:value="87213" table:style-name="ce289">
            <text:p>87,213</text:p>
          </table:table-cell>
          <table:table-cell office:value-type="float" office:value="79673" table:style-name="ce289">
            <text:p>79,673</text:p>
          </table:table-cell>
          <table:table-cell office:value-type="float" office:value="7.21" table:style-name="ce290">
            <text:p>7.21</text:p>
          </table:table-cell>
          <table:table-cell office:value-type="float" office:value="145772" table:style-name="ce289">
            <text:p>145,772</text:p>
          </table:table-cell>
          <table:table-cell office:value-type="float" office:value="89152" table:style-name="ce289">
            <text:p>89,152</text:p>
          </table:table-cell>
          <table:table-cell office:value-type="float" office:value="56620" table:style-name="ce289">
            <text:p>56,620</text:p>
          </table:table-cell>
          <table:table-cell office:value-type="float" office:value="6.3" table:style-name="ce290">
            <text:p>6.30</text:p>
          </table:table-cell>
          <table:table-cell office:value-type="float" office:value="21114" table:style-name="ce289">
            <text:p>21,114</text:p>
          </table:table-cell>
          <table:table-cell office:value-type="float" office:value="0.91" table:style-name="ce291">
            <text:p>0.91</text:p>
          </table:table-cell>
          <table:table-cell table:style-name="ce289"/>
          <table:table-cell office:value-type="float" office:value="138819" table:style-name="ce289">
            <text:p>138,819</text:p>
          </table:table-cell>
          <table:table-cell table:number-columns-repeated="3" table:style-name="ce289"/>
          <table:table-cell office:value-type="float" office:value="6" table:style-name="ce290">
            <text:p>6.00</text:p>
          </table:table-cell>
          <table:table-cell table:style-name="ce289"/>
          <table:table-cell office:value-type="float" office:value="58115" table:style-name="ce289">
            <text:p>58,115</text:p>
          </table:table-cell>
          <table:table-cell table:number-columns-repeated="3" table:style-name="ce289"/>
          <table:table-cell office:value-type="float" office:value="2.5099999999999998" table:style-name="ce290">
            <text:p>2.51</text:p>
          </table:table-cell>
          <table:table-cell office:value-type="float" office:value="1213899" table:style-name="ce289">
            <text:p>1,213,899</text:p>
          </table:table-cell>
          <table:table-cell office:value-type="float" office:value="1192662" table:style-name="ce289">
            <text:p>1,192,662</text:p>
          </table:table-cell>
          <table:table-cell office:value-type="float" office:value="512701" table:style-name="ce289">
            <text:p>512,701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0<text:span text:style-name="T8">年</text:span></text:p>
          </table:table-cell>
          <table:covered-table-cell/>
          <table:table-cell office:value-type="float" office:value="8057761" table:style-name="ce289">
            <text:p>8,057,761</text:p>
          </table:table-cell>
          <table:table-cell office:value-type="float" office:value="23224912" table:style-name="ce289">
            <text:p>23,224,912</text:p>
          </table:table-cell>
          <table:table-cell office:value-type="float" office:value="11645674" table:style-name="ce289">
            <text:p>11,645,674</text:p>
          </table:table-cell>
          <table:table-cell office:value-type="float" office:value="11579238" table:style-name="ce289">
            <text:p>11,579,238</text:p>
          </table:table-cell>
          <table:table-cell office:value-type="float" office:value="196627" table:style-name="ce289">
            <text:p>196,627</text:p>
          </table:table-cell>
          <table:table-cell office:value-type="float" office:value="101943" table:style-name="ce289">
            <text:p>101,943</text:p>
          </table:table-cell>
          <table:table-cell office:value-type="float" office:value="94684" table:style-name="ce289">
            <text:p>94,684</text:p>
          </table:table-cell>
          <table:table-cell office:value-type="float" office:value="8.48" table:style-name="ce290">
            <text:p>8.48</text:p>
          </table:table-cell>
          <table:table-cell office:value-type="float" office:value="152915" table:style-name="ce289">
            <text:p>152,915</text:p>
          </table:table-cell>
          <table:table-cell office:value-type="float" office:value="93810" table:style-name="ce289">
            <text:p>93,810</text:p>
          </table:table-cell>
          <table:table-cell office:value-type="float" office:value="59105" table:style-name="ce289">
            <text:p>59,105</text:p>
          </table:table-cell>
          <table:table-cell office:value-type="float" office:value="6.59" table:style-name="ce290">
            <text:p>6.59</text:p>
          </table:table-cell>
          <table:table-cell office:value-type="float" office:value="43712" table:style-name="ce289">
            <text:p>43,712</text:p>
          </table:table-cell>
          <table:table-cell office:value-type="float" office:value="1.88" table:style-name="ce291">
            <text:p>1.88</text:p>
          </table:table-cell>
          <table:table-cell table:style-name="ce289"/>
          <table:table-cell office:value-type="float" office:value="165327" table:style-name="ce289">
            <text:p>165,327</text:p>
          </table:table-cell>
          <table:table-cell table:number-columns-repeated="3" table:style-name="ce289"/>
          <table:table-cell office:value-type="float" office:value="7.13" table:style-name="ce290">
            <text:p>7.13</text:p>
          </table:table-cell>
          <table:table-cell table:style-name="ce289"/>
          <table:table-cell office:value-type="float" office:value="57008" table:style-name="ce289">
            <text:p>57,008</text:p>
          </table:table-cell>
          <table:table-cell table:number-columns-repeated="3" table:style-name="ce289"/>
          <table:table-cell office:value-type="float" office:value="2.46" table:style-name="ce290">
            <text:p>2.46</text:p>
          </table:table-cell>
          <table:table-cell office:value-type="float" office:value="1128449" table:style-name="ce289">
            <text:p>1,128,449</text:p>
          </table:table-cell>
          <table:table-cell office:value-type="float" office:value="1109372" table:style-name="ce289">
            <text:p>1,109,372</text:p>
          </table:table-cell>
          <table:table-cell office:value-type="float" office:value="519984" table:style-name="ce289">
            <text:p>519,984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1<text:span text:style-name="T8">年</text:span></text:p>
          </table:table-cell>
          <table:covered-table-cell/>
          <table:table-cell office:value-type="float" office:value="8186432" table:style-name="ce289">
            <text:p>8,186,432</text:p>
          </table:table-cell>
          <table:table-cell office:value-type="float" office:value="23315822" table:style-name="ce289">
            <text:p>23,315,822</text:p>
          </table:table-cell>
          <table:table-cell office:value-type="float" office:value="11673319" table:style-name="ce289">
            <text:p>11,673,319</text:p>
          </table:table-cell>
          <table:table-cell office:value-type="float" office:value="11642503" table:style-name="ce289">
            <text:p>11,642,503</text:p>
          </table:table-cell>
          <table:table-cell office:value-type="float" office:value="229481" table:style-name="ce289">
            <text:p>229,481</text:p>
          </table:table-cell>
          <table:table-cell office:value-type="float" office:value="118848" table:style-name="ce289">
            <text:p>118,848</text:p>
          </table:table-cell>
          <table:table-cell office:value-type="float" office:value="110633" table:style-name="ce289">
            <text:p>110,633</text:p>
          </table:table-cell>
          <table:table-cell office:value-type="float" office:value="9.86" table:style-name="ce290">
            <text:p>9.86</text:p>
          </table:table-cell>
          <table:table-cell office:value-type="float" office:value="154251" table:style-name="ce289">
            <text:p>154,251</text:p>
          </table:table-cell>
          <table:table-cell office:value-type="float" office:value="93618" table:style-name="ce289">
            <text:p>93,618</text:p>
          </table:table-cell>
          <table:table-cell office:value-type="float" office:value="60633" table:style-name="ce289">
            <text:p>60,633</text:p>
          </table:table-cell>
          <table:table-cell office:value-type="float" office:value="6.63" table:style-name="ce290">
            <text:p>6.63</text:p>
          </table:table-cell>
          <table:table-cell office:value-type="float" office:value="75230" table:style-name="ce289">
            <text:p>75,230</text:p>
          </table:table-cell>
          <table:table-cell office:value-type="float" office:value="3.23" table:style-name="ce291">
            <text:p>3.23</text:p>
          </table:table-cell>
          <table:table-cell table:style-name="ce289"/>
          <table:table-cell office:value-type="float" office:value="143384" table:style-name="ce289">
            <text:p>143,384</text:p>
          </table:table-cell>
          <table:table-cell table:number-columns-repeated="3" table:style-name="ce289"/>
          <table:table-cell office:value-type="float" office:value="6.16" table:style-name="ce290">
            <text:p>6.16</text:p>
          </table:table-cell>
          <table:table-cell table:style-name="ce289"/>
          <table:table-cell office:value-type="float" office:value="55980" table:style-name="ce289">
            <text:p>55,980</text:p>
          </table:table-cell>
          <table:table-cell table:number-columns-repeated="3" table:style-name="ce289"/>
          <table:table-cell office:value-type="float" office:value="2.41" table:style-name="ce290">
            <text:p>2.41</text:p>
          </table:table-cell>
          <table:table-cell office:value-type="float" office:value="1118006" table:style-name="ce289">
            <text:p>1,118,006</text:p>
          </table:table-cell>
          <table:table-cell office:value-type="float" office:value="1102326" table:style-name="ce289">
            <text:p>1,102,326</text:p>
          </table:table-cell>
          <table:table-cell office:value-type="float" office:value="527250" table:style-name="ce289">
            <text:p>527,250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2<text:span text:style-name="T8">年</text:span></text:p>
          </table:table-cell>
          <table:covered-table-cell/>
          <table:table-cell office:value-type="float" office:value="8286260" table:style-name="ce289">
            <text:p>8,286,260</text:p>
          </table:table-cell>
          <table:table-cell office:value-type="float" office:value="23373517" table:style-name="ce289">
            <text:p>23,373,517</text:p>
          </table:table-cell>
          <table:table-cell office:value-type="float" office:value="11684674" table:style-name="ce289">
            <text:p>11,684,674</text:p>
          </table:table-cell>
          <table:table-cell office:value-type="float" office:value="11688843" table:style-name="ce289">
            <text:p>11,688,843</text:p>
          </table:table-cell>
          <table:table-cell office:value-type="float" office:value="199113" table:style-name="ce289">
            <text:p>199,113</text:p>
          </table:table-cell>
          <table:table-cell office:value-type="float" office:value="103120" table:style-name="ce289">
            <text:p>103,120</text:p>
          </table:table-cell>
          <table:table-cell office:value-type="float" office:value="95993" table:style-name="ce289">
            <text:p>95,993</text:p>
          </table:table-cell>
          <table:table-cell office:value-type="float" office:value="8.5299999999999994" table:style-name="ce290">
            <text:p>8.53</text:p>
          </table:table-cell>
          <table:table-cell office:value-type="float" office:value="155908" table:style-name="ce289">
            <text:p>155,908</text:p>
          </table:table-cell>
          <table:table-cell office:value-type="float" office:value="94505" table:style-name="ce289">
            <text:p>94,505</text:p>
          </table:table-cell>
          <table:table-cell office:value-type="float" office:value="61403" table:style-name="ce289">
            <text:p>61,403</text:p>
          </table:table-cell>
          <table:table-cell office:value-type="float" office:value="6.68" table:style-name="ce290">
            <text:p>6.68</text:p>
          </table:table-cell>
          <table:table-cell office:value-type="float" office:value="43205" table:style-name="ce289">
            <text:p>43,205</text:p>
          </table:table-cell>
          <table:table-cell office:value-type="float" office:value="1.85" table:style-name="ce291">
            <text:p>1.85</text:p>
          </table:table-cell>
          <table:table-cell table:style-name="ce289"/>
          <table:table-cell office:value-type="float" office:value="147636" table:style-name="ce289">
            <text:p>147,636</text:p>
          </table:table-cell>
          <table:table-cell table:number-columns-repeated="3" table:style-name="ce289"/>
          <table:table-cell office:value-type="float" office:value="6.32" table:style-name="ce290">
            <text:p>6.32</text:p>
          </table:table-cell>
          <table:table-cell table:style-name="ce289"/>
          <table:table-cell office:value-type="float" office:value="53604" table:style-name="ce289">
            <text:p>53,604</text:p>
          </table:table-cell>
          <table:table-cell table:number-columns-repeated="3" table:style-name="ce289"/>
          <table:table-cell office:value-type="float" office:value="2.2999999999999998" table:style-name="ce290">
            <text:p>2.30</text:p>
          </table:table-cell>
          <table:table-cell office:value-type="float" office:value="1079702" table:style-name="ce289">
            <text:p>1,079,702</text:p>
          </table:table-cell>
          <table:table-cell office:value-type="float" office:value="1065212" table:style-name="ce289">
            <text:p>1,065,212</text:p>
          </table:table-cell>
          <table:table-cell office:value-type="float" office:value="533601" table:style-name="ce289">
            <text:p>533,601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3<text:span text:style-name="T8">年</text:span></text:p>
          </table:table-cell>
          <table:covered-table-cell/>
          <table:table-cell office:value-type="float" office:value="8382699" table:style-name="ce289">
            <text:p>8,382,699</text:p>
          </table:table-cell>
          <table:table-cell office:value-type="float" office:value="23433753" table:style-name="ce289">
            <text:p>23,433,753</text:p>
          </table:table-cell>
          <table:table-cell office:value-type="float" office:value="11697971" table:style-name="ce289">
            <text:p>11,697,971</text:p>
          </table:table-cell>
          <table:table-cell office:value-type="float" office:value="11735782" table:style-name="ce289">
            <text:p>11,735,782</text:p>
          </table:table-cell>
          <table:table-cell office:value-type="float" office:value="210383" table:style-name="ce289">
            <text:p>210,383</text:p>
          </table:table-cell>
          <table:table-cell office:value-type="float" office:value="108817" table:style-name="ce289">
            <text:p>108,817</text:p>
          </table:table-cell>
          <table:table-cell office:value-type="float" office:value="101566" table:style-name="ce289">
            <text:p>101,566</text:p>
          </table:table-cell>
          <table:table-cell office:value-type="float" office:value="8.99" table:style-name="ce290">
            <text:p>8.99</text:p>
          </table:table-cell>
          <table:table-cell office:value-type="float" office:value="163929" table:style-name="ce289">
            <text:p>163,929</text:p>
          </table:table-cell>
          <table:table-cell office:value-type="float" office:value="98733" table:style-name="ce289">
            <text:p>98,733</text:p>
          </table:table-cell>
          <table:table-cell office:value-type="float" office:value="65196" table:style-name="ce289">
            <text:p>65,196</text:p>
          </table:table-cell>
          <table:table-cell office:value-type="float" office:value="7" table:style-name="ce290">
            <text:p>7.00</text:p>
          </table:table-cell>
          <table:table-cell office:value-type="float" office:value="46454" table:style-name="ce289">
            <text:p>46,454</text:p>
          </table:table-cell>
          <table:table-cell office:value-type="float" office:value="1.98" table:style-name="ce291">
            <text:p>1.98</text:p>
          </table:table-cell>
          <table:table-cell table:style-name="ce289"/>
          <table:table-cell office:value-type="float" office:value="149287" table:style-name="ce289">
            <text:p>149,287</text:p>
          </table:table-cell>
          <table:table-cell table:number-columns-repeated="3" table:style-name="ce289"/>
          <table:table-cell office:value-type="float" office:value="6.38" table:style-name="ce290">
            <text:p>6.38</text:p>
          </table:table-cell>
          <table:table-cell table:style-name="ce289"/>
          <table:table-cell office:value-type="float" office:value="53190" table:style-name="ce289">
            <text:p>53,190</text:p>
          </table:table-cell>
          <table:table-cell table:number-columns-repeated="3" table:style-name="ce289"/>
          <table:table-cell office:value-type="float" office:value="2.27" table:style-name="ce290">
            <text:p>2.27</text:p>
          </table:table-cell>
          <table:table-cell office:value-type="float" office:value="1073783" table:style-name="ce289">
            <text:p>1,073,783</text:p>
          </table:table-cell>
          <table:table-cell office:value-type="float" office:value="1060001" table:style-name="ce289">
            <text:p>1,060,001</text:p>
          </table:table-cell>
          <table:table-cell office:value-type="float" office:value="540023" table:style-name="ce289">
            <text:p>540,023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4<text:span text:style-name="T8">年</text:span></text:p>
          </table:table-cell>
          <table:covered-table-cell/>
          <table:table-cell office:value-type="float" office:value="8468978" table:style-name="ce289">
            <text:p>8,468,978</text:p>
          </table:table-cell>
          <table:table-cell office:value-type="float" office:value="23492074" table:style-name="ce289">
            <text:p>23,492,074</text:p>
          </table:table-cell>
          <table:table-cell office:value-type="float" office:value="11712047" table:style-name="ce289">
            <text:p>11,712,047</text:p>
          </table:table-cell>
          <table:table-cell office:value-type="float" office:value="11780027" table:style-name="ce289">
            <text:p>11,780,027</text:p>
          </table:table-cell>
          <table:table-cell office:value-type="float" office:value="213598" table:style-name="ce289">
            <text:p>213,598</text:p>
          </table:table-cell>
          <table:table-cell office:value-type="float" office:value="111041" table:style-name="ce289">
            <text:p>111,041</text:p>
          </table:table-cell>
          <table:table-cell office:value-type="float" office:value="102557" table:style-name="ce289">
            <text:p>102,557</text:p>
          </table:table-cell>
          <table:table-cell office:value-type="float" office:value="9.1" table:style-name="ce290">
            <text:p>9.10</text:p>
          </table:table-cell>
          <table:table-cell office:value-type="float" office:value="163858" table:style-name="ce289">
            <text:p>163,858</text:p>
          </table:table-cell>
          <table:table-cell office:value-type="float" office:value="98580" table:style-name="ce289">
            <text:p>98,580</text:p>
          </table:table-cell>
          <table:table-cell office:value-type="float" office:value="65278" table:style-name="ce289">
            <text:p>65,278</text:p>
          </table:table-cell>
          <table:table-cell office:value-type="float" office:value="6.98" table:style-name="ce290">
            <text:p>6.98</text:p>
          </table:table-cell>
          <table:table-cell office:value-type="float" office:value="49740" table:style-name="ce289">
            <text:p>49,740</text:p>
          </table:table-cell>
          <table:table-cell office:value-type="float" office:value="2.12" table:style-name="ce291">
            <text:p>2.12</text:p>
          </table:table-cell>
          <table:table-cell table:style-name="ce289"/>
          <table:table-cell office:value-type="float" office:value="154346" table:style-name="ce289">
            <text:p>154,346</text:p>
          </table:table-cell>
          <table:table-cell table:number-columns-repeated="3" table:style-name="ce289"/>
          <table:table-cell office:value-type="float" office:value="6.58" table:style-name="ce290">
            <text:p>6.58</text:p>
          </table:table-cell>
          <table:table-cell table:style-name="ce289"/>
          <table:table-cell office:value-type="float" office:value="53459" table:style-name="ce289">
            <text:p>53,459</text:p>
          </table:table-cell>
          <table:table-cell table:number-columns-repeated="3" table:style-name="ce289"/>
          <table:table-cell office:value-type="float" office:value="2.2799999999999998" table:style-name="ce290">
            <text:p>2.28</text:p>
          </table:table-cell>
          <table:table-cell office:value-type="float" office:value="1004108" table:style-name="ce289">
            <text:p>1,004,108</text:p>
          </table:table-cell>
          <table:table-cell office:value-type="float" office:value="995527" table:style-name="ce289">
            <text:p>995,527</text:p>
          </table:table-cell>
          <table:table-cell office:value-type="float" office:value="546698" table:style-name="ce289">
            <text:p>546,698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5<text:span text:style-name="T8">年</text:span></text:p>
          </table:table-cell>
          <table:covered-table-cell/>
          <table:table-cell office:value-type="float" office:value="8561383" table:style-name="ce289">
            <text:p>8,561,383</text:p>
          </table:table-cell>
          <table:table-cell office:value-type="float" office:value="23539816" table:style-name="ce289">
            <text:p>23,539,816</text:p>
          </table:table-cell>
          <table:table-cell office:value-type="float" office:value="11719270" table:style-name="ce289">
            <text:p>11,719,270</text:p>
          </table:table-cell>
          <table:table-cell office:value-type="float" office:value="11820546" table:style-name="ce289">
            <text:p>11,820,546</text:p>
          </table:table-cell>
          <table:table-cell office:value-type="float" office:value="208440" table:style-name="ce289">
            <text:p>208,440</text:p>
          </table:table-cell>
          <table:table-cell office:value-type="float" office:value="108133" table:style-name="ce289">
            <text:p>108,133</text:p>
          </table:table-cell>
          <table:table-cell office:value-type="float" office:value="100307" table:style-name="ce289">
            <text:p>100,307</text:p>
          </table:table-cell>
          <table:table-cell office:value-type="float" office:value="8.86" table:style-name="ce290">
            <text:p>8.86</text:p>
          </table:table-cell>
          <table:table-cell office:value-type="float" office:value="172405" table:style-name="ce289">
            <text:p>172,405</text:p>
          </table:table-cell>
          <table:table-cell office:value-type="float" office:value="103144" table:style-name="ce289">
            <text:p>103,144</text:p>
          </table:table-cell>
          <table:table-cell office:value-type="float" office:value="69261" table:style-name="ce289">
            <text:p>69,261</text:p>
          </table:table-cell>
          <table:table-cell office:value-type="float" office:value="7.33" table:style-name="ce290">
            <text:p>7.33</text:p>
          </table:table-cell>
          <table:table-cell office:value-type="float" office:value="36035" table:style-name="ce289">
            <text:p>36,035</text:p>
          </table:table-cell>
          <table:table-cell office:value-type="float" office:value="1.53" table:style-name="ce291">
            <text:p>1.53</text:p>
          </table:table-cell>
          <table:table-cell table:style-name="ce289"/>
          <table:table-cell office:value-type="float" office:value="147861" table:style-name="ce289">
            <text:p>147,861</text:p>
          </table:table-cell>
          <table:table-cell table:number-columns-repeated="3" table:style-name="ce289"/>
          <table:table-cell office:value-type="float" office:value="6.29" table:style-name="ce290">
            <text:p>6.29</text:p>
          </table:table-cell>
          <table:table-cell table:style-name="ce289"/>
          <table:table-cell office:value-type="float" office:value="53837" table:style-name="ce289">
            <text:p>53,837</text:p>
          </table:table-cell>
          <table:table-cell table:number-columns-repeated="3" table:style-name="ce289"/>
          <table:table-cell office:value-type="float" office:value="2.29" table:style-name="ce290">
            <text:p>2.29</text:p>
          </table:table-cell>
          <table:table-cell office:value-type="float" office:value="964536" table:style-name="ce289">
            <text:p>964,536</text:p>
          </table:table-cell>
          <table:table-cell office:value-type="float" office:value="952829" table:style-name="ce289">
            <text:p>952,829</text:p>
          </table:table-cell>
          <table:table-cell office:value-type="float" office:value="553228" table:style-name="ce289">
            <text:p>553,228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6<text:span text:style-name="T8">年</text:span></text:p>
          </table:table-cell>
          <table:covered-table-cell/>
          <table:table-cell office:value-type="float" office:value="8649000" table:style-name="ce289">
            <text:p>8,649,000</text:p>
          </table:table-cell>
          <table:table-cell office:value-type="float" office:value="23571227" table:style-name="ce289">
            <text:p>23,571,227</text:p>
          </table:table-cell>
          <table:table-cell office:value-type="float" office:value="11719580" table:style-name="ce289">
            <text:p>11,719,580</text:p>
          </table:table-cell>
          <table:table-cell office:value-type="float" office:value="11851647" table:style-name="ce289">
            <text:p>11,851,647</text:p>
          </table:table-cell>
          <table:table-cell office:value-type="float" office:value="193844" table:style-name="ce289">
            <text:p>193,844</text:p>
          </table:table-cell>
          <table:table-cell office:value-type="float" office:value="100477" table:style-name="ce289">
            <text:p>100,477</text:p>
          </table:table-cell>
          <table:table-cell office:value-type="float" office:value="93367" table:style-name="ce289">
            <text:p>93,367</text:p>
          </table:table-cell>
          <table:table-cell office:value-type="float" office:value="8.23" table:style-name="ce290">
            <text:p>8.23</text:p>
          </table:table-cell>
          <table:table-cell office:value-type="float" office:value="171242" table:style-name="ce289">
            <text:p>171,242</text:p>
          </table:table-cell>
          <table:table-cell office:value-type="float" office:value="101555" table:style-name="ce289">
            <text:p>101,555</text:p>
          </table:table-cell>
          <table:table-cell office:value-type="float" office:value="69687" table:style-name="ce289">
            <text:p>69,687</text:p>
          </table:table-cell>
          <table:table-cell office:value-type="float" office:value="7.27" table:style-name="ce290">
            <text:p>7.27</text:p>
          </table:table-cell>
          <table:table-cell office:value-type="float" office:value="22602" table:style-name="ce289">
            <text:p>22,602</text:p>
          </table:table-cell>
          <table:table-cell office:value-type="float" office:value="0.96" table:style-name="ce291">
            <text:p>0.96</text:p>
          </table:table-cell>
          <table:table-cell table:style-name="ce289"/>
          <table:table-cell office:value-type="float" office:value="138034" table:style-name="ce289">
            <text:p>138,034</text:p>
          </table:table-cell>
          <table:table-cell table:number-columns-repeated="3" table:style-name="ce289"/>
          <table:table-cell office:value-type="float" office:value="5.86" table:style-name="ce290">
            <text:p>5.86</text:p>
          </table:table-cell>
          <table:table-cell table:style-name="ce289"/>
          <table:table-cell office:value-type="float" office:value="54412" table:style-name="ce289">
            <text:p>54,412</text:p>
          </table:table-cell>
          <table:table-cell table:number-columns-repeated="3" table:style-name="ce289"/>
          <table:table-cell office:value-type="float" office:value="2.31" table:style-name="ce290">
            <text:p>2.31</text:p>
          </table:table-cell>
          <table:table-cell office:value-type="float" office:value="948049" table:style-name="ce289">
            <text:p>948,049</text:p>
          </table:table-cell>
          <table:table-cell office:value-type="float" office:value="939240" table:style-name="ce289">
            <text:p>939,240</text:p>
          </table:table-cell>
          <table:table-cell office:value-type="float" office:value="559426" table:style-name="ce289">
            <text:p>559,426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7<text:span text:style-name="T8">年</text:span></text:p>
          </table:table-cell>
          <table:covered-table-cell/>
          <table:table-cell office:value-type="float" office:value="8734477" table:style-name="ce289">
            <text:p>8,734,477</text:p>
          </table:table-cell>
          <table:table-cell office:value-type="float" office:value="23588932" table:style-name="ce289">
            <text:p>23,588,932</text:p>
          </table:table-cell>
          <table:table-cell office:value-type="float" office:value="11712913" table:style-name="ce289">
            <text:p>11,712,913</text:p>
          </table:table-cell>
          <table:table-cell office:value-type="float" office:value="11876019" table:style-name="ce289">
            <text:p>11,876,019</text:p>
          </table:table-cell>
          <table:table-cell office:value-type="float" office:value="181601" table:style-name="ce289">
            <text:p>181,601</text:p>
          </table:table-cell>
          <table:table-cell office:value-type="float" office:value="93876" table:style-name="ce289">
            <text:p>93,876</text:p>
          </table:table-cell>
          <table:table-cell office:value-type="float" office:value="87725" table:style-name="ce289">
            <text:p>87,725</text:p>
          </table:table-cell>
          <table:table-cell office:value-type="float" office:value="7.7" table:style-name="ce290">
            <text:p>7.70</text:p>
          </table:table-cell>
          <table:table-cell office:value-type="float" office:value="172784" table:style-name="ce289">
            <text:p>172,784</text:p>
          </table:table-cell>
          <table:table-cell office:value-type="float" office:value="101931" table:style-name="ce289">
            <text:p>101,931</text:p>
          </table:table-cell>
          <table:table-cell office:value-type="float" office:value="70853" table:style-name="ce289">
            <text:p>70,853</text:p>
          </table:table-cell>
          <table:table-cell office:value-type="float" office:value="7.33" table:style-name="ce290">
            <text:p>7.33</text:p>
          </table:table-cell>
          <table:table-cell office:value-type="float" office:value="8817" table:style-name="ce289">
            <text:p>8,817</text:p>
          </table:table-cell>
          <table:table-cell office:value-type="float" office:value="0.37" table:style-name="ce291">
            <text:p>0.37</text:p>
          </table:table-cell>
          <table:table-cell table:style-name="ce289"/>
          <table:table-cell office:value-type="float" office:value="135403" table:style-name="ce289">
            <text:p>135,403</text:p>
          </table:table-cell>
          <table:table-cell table:number-columns-repeated="3" table:style-name="ce289"/>
          <table:table-cell office:value-type="float" office:value="5.74" table:style-name="ce290">
            <text:p>5.74</text:p>
          </table:table-cell>
          <table:table-cell table:style-name="ce289"/>
          <table:table-cell office:value-type="float" office:value="54443" table:style-name="ce289">
            <text:p>54,443</text:p>
          </table:table-cell>
          <table:table-cell table:number-columns-repeated="3" table:style-name="ce289"/>
          <table:table-cell office:value-type="float" office:value="2.31" table:style-name="ce290">
            <text:p>2.31</text:p>
          </table:table-cell>
          <table:table-cell office:value-type="float" office:value="984815" table:style-name="ce289">
            <text:p>984,815</text:p>
          </table:table-cell>
          <table:table-cell office:value-type="float" office:value="975927" table:style-name="ce289">
            <text:p>975,927</text:p>
          </table:table-cell>
          <table:table-cell office:value-type="float" office:value="565561" table:style-name="ce289">
            <text:p>565,561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8<text:span text:style-name="T8">年</text:span></text:p>
          </table:table-cell>
          <table:covered-table-cell/>
          <table:table-cell office:value-type="float" office:value="8832745" table:style-name="ce289">
            <text:p>8,832,745</text:p>
          </table:table-cell>
          <table:table-cell office:value-type="float" office:value="23603121" table:style-name="ce289">
            <text:p>23,603,121</text:p>
          </table:table-cell>
          <table:table-cell office:value-type="float" office:value="11705186" table:style-name="ce289">
            <text:p>11,705,186</text:p>
          </table:table-cell>
          <table:table-cell office:value-type="float" office:value="11897935" table:style-name="ce289">
            <text:p>11,897,935</text:p>
          </table:table-cell>
          <table:table-cell office:value-type="float" office:value="177767" table:style-name="ce289">
            <text:p>177,767</text:p>
          </table:table-cell>
          <table:table-cell office:value-type="float" office:value="92237" table:style-name="ce289">
            <text:p>92,237</text:p>
          </table:table-cell>
          <table:table-cell office:value-type="float" office:value="85530" table:style-name="ce289">
            <text:p>85,530</text:p>
          </table:table-cell>
          <table:table-cell office:value-type="float" office:value="7.53" table:style-name="ce290">
            <text:p>7.53</text:p>
          </table:table-cell>
          <table:table-cell office:value-type="float" office:value="176296" table:style-name="ce289">
            <text:p>176,296</text:p>
          </table:table-cell>
          <table:table-cell office:value-type="float" office:value="103720" table:style-name="ce289">
            <text:p>103,720</text:p>
          </table:table-cell>
          <table:table-cell office:value-type="float" office:value="72576" table:style-name="ce289">
            <text:p>72,576</text:p>
          </table:table-cell>
          <table:table-cell office:value-type="float" office:value="7.47" table:style-name="ce290">
            <text:p>7.47</text:p>
          </table:table-cell>
          <table:table-cell office:value-type="float" office:value="1471" table:style-name="ce289">
            <text:p>1,471</text:p>
          </table:table-cell>
          <table:table-cell office:value-type="float" office:value="6.2E-2" table:style-name="ce291">
            <text:p>0.06</text:p>
          </table:table-cell>
          <table:table-cell office:value-type="float" office:value="134524" table:style-name="ce289">
            <text:p>134,524</text:p>
          </table:table-cell>
          <table:table-cell office:value-type="float" office:value="131585" table:style-name="ce289">
            <text:p>131,585</text:p>
          </table:table-cell>
          <table:table-cell office:value-type="float" office:value="2939" table:style-name="ce289">
            <text:p>2,939</text:p>
          </table:table-cell>
          <table:table-cell office:value-type="float" office:value="928" table:style-name="ce289">
            <text:p>928</text:p>
          </table:table-cell>
          <table:table-cell office:value-type="float" office:value="2011" table:style-name="ce289">
            <text:p>2,011</text:p>
          </table:table-cell>
          <table:table-cell office:value-type="float" office:value="5.7" table:style-name="ce290">
            <text:p>5.70</text:p>
          </table:table-cell>
          <table:table-cell office:value-type="float" office:value="54473" table:style-name="ce289">
            <text:p>54,473</text:p>
          </table:table-cell>
          <table:table-cell office:value-type="float" office:value="54363" table:style-name="ce289">
            <text:p>54,363</text:p>
          </table:table-cell>
          <table:table-cell office:value-type="float" office:value="110" table:style-name="ce289">
            <text:p>110</text:p>
          </table:table-cell>
          <table:table-cell office:value-type="float" office:value="50" table:style-name="ce289">
            <text:p>50</text:p>
          </table:table-cell>
          <table:table-cell office:value-type="float" office:value="60" table:style-name="ce289">
            <text:p>60</text:p>
          </table:table-cell>
          <table:table-cell office:value-type="float" office:value="2.31" table:style-name="ce290">
            <text:p>2.31</text:p>
          </table:table-cell>
          <table:table-cell office:value-type="float" office:value="972043" table:style-name="ce289">
            <text:p>972,043</text:p>
          </table:table-cell>
          <table:table-cell office:value-type="float" office:value="959325" table:style-name="ce289">
            <text:p>959,325</text:p>
          </table:table-cell>
          <table:table-cell office:value-type="float" office:value="571427" table:style-name="ce289">
            <text:p>571,42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<text:s/><text:span text:style-name="T6">月</text:span></text:p>
          </table:table-cell>
          <table:covered-table-cell/>
          <table:table-cell office:value-type="float" office:value="8740977" table:style-name="ce297">
            <text:p>8,740,977</text:p>
          </table:table-cell>
          <table:table-cell office:value-type="float" office:value="23590744" table:style-name="ce297">
            <text:p>23,590,744</text:p>
          </table:table-cell>
          <table:table-cell office:value-type="float" office:value="11712236" table:style-name="ce297">
            <text:p>11,712,236</text:p>
          </table:table-cell>
          <table:table-cell office:value-type="float" office:value="11878508" table:style-name="ce297">
            <text:p>11,878,508</text:p>
          </table:table-cell>
          <table:table-cell office:value-type="float" office:value="17139" table:style-name="ce297">
            <text:p>17,139</text:p>
          </table:table-cell>
          <table:table-cell office:value-type="float" office:value="8762" table:style-name="ce297">
            <text:p>8,762</text:p>
          </table:table-cell>
          <table:table-cell office:value-type="float" office:value="8377" table:style-name="ce297">
            <text:p>8,377</text:p>
          </table:table-cell>
          <table:table-cell office:value-type="float" office:value="8.5500000000000007" table:style-name="ce298">
            <text:p>8.55</text:p>
          </table:table-cell>
          <table:table-cell office:value-type="float" office:value="16622" table:style-name="ce297">
            <text:p>16,622</text:p>
          </table:table-cell>
          <table:table-cell office:value-type="float" office:value="9853" table:style-name="ce297">
            <text:p>9,853</text:p>
          </table:table-cell>
          <table:table-cell office:value-type="float" office:value="6769" table:style-name="ce297">
            <text:p>6,769</text:p>
          </table:table-cell>
          <table:table-cell office:value-type="float" office:value="8.3000000000000007" table:style-name="ce298">
            <text:p>8.30</text:p>
          </table:table-cell>
          <table:table-cell office:value-type="float" office:value="517" table:style-name="ce297">
            <text:p>517</text:p>
          </table:table-cell>
          <table:table-cell office:value-type="float" office:value="0.26" table:style-name="ce299">
            <text:p>0.26</text:p>
          </table:table-cell>
          <table:table-cell office:value-type="float" office:value="13902" table:style-name="ce297">
            <text:p>13,902</text:p>
          </table:table-cell>
          <table:table-cell office:value-type="float" office:value="13902" table:style-name="ce297">
            <text:p>13,902</text:p>
          </table:table-cell>
          <table:table-cell table:number-columns-repeated="3" table:style-name="ce297"/>
          <table:table-cell office:value-type="float" office:value="6.94" table:style-name="ce298">
            <text:p>6.94</text:p>
          </table:table-cell>
          <table:table-cell office:value-type="float" office:value="4775" table:style-name="ce297">
            <text:p>4,775</text:p>
          </table:table-cell>
          <table:table-cell office:value-type="float" office:value="4775" table:style-name="ce297">
            <text:p>4,775</text:p>
          </table:table-cell>
          <table:table-cell table:number-columns-repeated="3" table:style-name="ce297"/>
          <table:table-cell office:value-type="float" office:value="2.38" table:style-name="ce298">
            <text:p>2.38</text:p>
          </table:table-cell>
          <table:table-cell office:value-type="float" office:value="88882" table:style-name="ce297">
            <text:p>88,882</text:p>
          </table:table-cell>
          <table:table-cell office:value-type="float" office:value="87587" table:style-name="ce297">
            <text:p>87,587</text:p>
          </table:table-cell>
          <table:table-cell office:value-type="float" office:value="566129" table:style-name="ce297">
            <text:p>566,12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2<text:s/><text:span text:style-name="T6">月</text:span></text:p>
          </table:table-cell>
          <table:covered-table-cell/>
          <table:table-cell office:value-type="float" office:value="8746680" table:style-name="ce297">
            <text:p>8,746,680</text:p>
          </table:table-cell>
          <table:table-cell office:value-type="float" office:value="23590004" table:style-name="ce297">
            <text:p>23,590,004</text:p>
          </table:table-cell>
          <table:table-cell office:value-type="float" office:value="11710952" table:style-name="ce297">
            <text:p>11,710,952</text:p>
          </table:table-cell>
          <table:table-cell office:value-type="float" office:value="11879052" table:style-name="ce297">
            <text:p>11,879,052</text:p>
          </table:table-cell>
          <table:table-cell office:value-type="float" office:value="12497" table:style-name="ce297">
            <text:p>12,497</text:p>
          </table:table-cell>
          <table:table-cell office:value-type="float" office:value="6475" table:style-name="ce297">
            <text:p>6,475</text:p>
          </table:table-cell>
          <table:table-cell office:value-type="float" office:value="6022" table:style-name="ce297">
            <text:p>6,022</text:p>
          </table:table-cell>
          <table:table-cell office:value-type="float" office:value="6.91" table:style-name="ce298">
            <text:p>6.91</text:p>
          </table:table-cell>
          <table:table-cell office:value-type="float" office:value="13352" table:style-name="ce297">
            <text:p>13,352</text:p>
          </table:table-cell>
          <table:table-cell office:value-type="float" office:value="7781" table:style-name="ce297">
            <text:p>7,781</text:p>
          </table:table-cell>
          <table:table-cell office:value-type="float" office:value="5571" table:style-name="ce297">
            <text:p>5,571</text:p>
          </table:table-cell>
          <table:table-cell office:value-type="float" office:value="7.38" table:style-name="ce298">
            <text:p>7.38</text:p>
          </table:table-cell>
          <table:table-cell office:value-type="float" office:value="-855" table:style-name="ce297">
            <text:p>–855</text:p>
          </table:table-cell>
          <table:table-cell office:value-type="float" office:value="-0.47" table:style-name="ce299">
            <text:p>–0.47</text:p>
          </table:table-cell>
          <table:table-cell office:value-type="float" office:value="9986" table:style-name="ce297">
            <text:p>9,986</text:p>
          </table:table-cell>
          <table:table-cell office:value-type="float" office:value="9986" table:style-name="ce297">
            <text:p>9,986</text:p>
          </table:table-cell>
          <table:table-cell table:number-columns-repeated="3" table:style-name="ce297"/>
          <table:table-cell office:value-type="float" office:value="5.52" table:style-name="ce298">
            <text:p>5.52</text:p>
          </table:table-cell>
          <table:table-cell office:value-type="float" office:value="3505" table:style-name="ce297">
            <text:p>3,505</text:p>
          </table:table-cell>
          <table:table-cell office:value-type="float" office:value="3505" table:style-name="ce297">
            <text:p>3,505</text:p>
          </table:table-cell>
          <table:table-cell table:number-columns-repeated="3" table:style-name="ce297"/>
          <table:table-cell office:value-type="float" office:value="1.94" table:style-name="ce298">
            <text:p>1.94</text:p>
          </table:table-cell>
          <table:table-cell office:value-type="float" office:value="68557" table:style-name="ce297">
            <text:p>68,557</text:p>
          </table:table-cell>
          <table:table-cell office:value-type="float" office:value="68442" table:style-name="ce297">
            <text:p>68,442</text:p>
          </table:table-cell>
          <table:table-cell office:value-type="float" office:value="566565" table:style-name="ce297">
            <text:p>566,56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3<text:s/><text:span text:style-name="T6">月</text:span></text:p>
          </table:table-cell>
          <table:covered-table-cell/>
          <table:table-cell office:value-type="float" office:value="8754384" table:style-name="ce297">
            <text:p>8,754,384</text:p>
          </table:table-cell>
          <table:table-cell office:value-type="float" office:value="23589192" table:style-name="ce297">
            <text:p>23,589,192</text:p>
          </table:table-cell>
          <table:table-cell office:value-type="float" office:value="11709344" table:style-name="ce297">
            <text:p>11,709,344</text:p>
          </table:table-cell>
          <table:table-cell office:value-type="float" office:value="11879848" table:style-name="ce297">
            <text:p>11,879,848</text:p>
          </table:table-cell>
          <table:table-cell office:value-type="float" office:value="14567" table:style-name="ce297">
            <text:p>14,567</text:p>
          </table:table-cell>
          <table:table-cell office:value-type="float" office:value="7632" table:style-name="ce297">
            <text:p>7,632</text:p>
          </table:table-cell>
          <table:table-cell office:value-type="float" office:value="6935" table:style-name="ce297">
            <text:p>6,935</text:p>
          </table:table-cell>
          <table:table-cell office:value-type="float" office:value="7.27" table:style-name="ce298">
            <text:p>7.27</text:p>
          </table:table-cell>
          <table:table-cell office:value-type="float" office:value="15171" table:style-name="ce297">
            <text:p>15,171</text:p>
          </table:table-cell>
          <table:table-cell office:value-type="float" office:value="8989" table:style-name="ce297">
            <text:p>8,989</text:p>
          </table:table-cell>
          <table:table-cell office:value-type="float" office:value="6182" table:style-name="ce297">
            <text:p>6,182</text:p>
          </table:table-cell>
          <table:table-cell office:value-type="float" office:value="7.57" table:style-name="ce298">
            <text:p>7.57</text:p>
          </table:table-cell>
          <table:table-cell office:value-type="float" office:value="-604" table:style-name="ce297">
            <text:p>–604</text:p>
          </table:table-cell>
          <table:table-cell office:value-type="float" office:value="-0.3" table:style-name="ce299">
            <text:p>–0.30</text:p>
          </table:table-cell>
          <table:table-cell office:value-type="float" office:value="11180" table:style-name="ce297">
            <text:p>11,180</text:p>
          </table:table-cell>
          <table:table-cell office:value-type="float" office:value="11180" table:style-name="ce297">
            <text:p>11,180</text:p>
          </table:table-cell>
          <table:table-cell table:number-columns-repeated="3" table:style-name="ce297"/>
          <table:table-cell office:value-type="float" office:value="5.58" table:style-name="ce298">
            <text:p>5.58</text:p>
          </table:table-cell>
          <table:table-cell office:value-type="float" office:value="4456" table:style-name="ce297">
            <text:p>4,456</text:p>
          </table:table-cell>
          <table:table-cell office:value-type="float" office:value="4456" table:style-name="ce297">
            <text:p>4,456</text:p>
          </table:table-cell>
          <table:table-cell table:number-columns-repeated="3" table:style-name="ce297"/>
          <table:table-cell office:value-type="float" office:value="2.2200000000000002" table:style-name="ce298">
            <text:p>2.22</text:p>
          </table:table-cell>
          <table:table-cell office:value-type="float" office:value="84368" table:style-name="ce297">
            <text:p>84,368</text:p>
          </table:table-cell>
          <table:table-cell office:value-type="float" office:value="84576" table:style-name="ce297">
            <text:p>84,576</text:p>
          </table:table-cell>
          <table:table-cell office:value-type="float" office:value="567044" table:style-name="ce297">
            <text:p>567,04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4<text:s/><text:span text:style-name="T6">月</text:span></text:p>
          </table:table-cell>
          <table:covered-table-cell/>
          <table:table-cell office:value-type="float" office:value="8762104" table:style-name="ce297">
            <text:p>8,762,104</text:p>
          </table:table-cell>
          <table:table-cell office:value-type="float" office:value="23589312" table:style-name="ce297">
            <text:p>23,589,312</text:p>
          </table:table-cell>
          <table:table-cell office:value-type="float" office:value="11708129" table:style-name="ce297">
            <text:p>11,708,129</text:p>
          </table:table-cell>
          <table:table-cell office:value-type="float" office:value="11881183" table:style-name="ce297">
            <text:p>11,881,183</text:p>
          </table:table-cell>
          <table:table-cell office:value-type="float" office:value="14285" table:style-name="ce297">
            <text:p>14,285</text:p>
          </table:table-cell>
          <table:table-cell office:value-type="float" office:value="7435" table:style-name="ce297">
            <text:p>7,435</text:p>
          </table:table-cell>
          <table:table-cell office:value-type="float" office:value="6850" table:style-name="ce297">
            <text:p>6,850</text:p>
          </table:table-cell>
          <table:table-cell office:value-type="float" office:value="7.37" table:style-name="ce298">
            <text:p>7.37</text:p>
          </table:table-cell>
          <table:table-cell office:value-type="float" office:value="14996" table:style-name="ce297">
            <text:p>14,996</text:p>
          </table:table-cell>
          <table:table-cell office:value-type="float" office:value="8806" table:style-name="ce297">
            <text:p>8,806</text:p>
          </table:table-cell>
          <table:table-cell office:value-type="float" office:value="6190" table:style-name="ce297">
            <text:p>6,190</text:p>
          </table:table-cell>
          <table:table-cell office:value-type="float" office:value="7.73" table:style-name="ce298">
            <text:p>7.73</text:p>
          </table:table-cell>
          <table:table-cell office:value-type="float" office:value="-711" table:style-name="ce297">
            <text:p>–711</text:p>
          </table:table-cell>
          <table:table-cell office:value-type="float" office:value="-0.37" table:style-name="ce299">
            <text:p>–0.37</text:p>
          </table:table-cell>
          <table:table-cell office:value-type="float" office:value="9387" table:style-name="ce297">
            <text:p>9,387</text:p>
          </table:table-cell>
          <table:table-cell office:value-type="float" office:value="9387" table:style-name="ce297">
            <text:p>9,387</text:p>
          </table:table-cell>
          <table:table-cell table:number-columns-repeated="3" table:style-name="ce297"/>
          <table:table-cell office:value-type="float" office:value="4.84" table:style-name="ce298">
            <text:p>4.84</text:p>
          </table:table-cell>
          <table:table-cell office:value-type="float" office:value="4627" table:style-name="ce297">
            <text:p>4,627</text:p>
          </table:table-cell>
          <table:table-cell office:value-type="float" office:value="4627" table:style-name="ce297">
            <text:p>4,627</text:p>
          </table:table-cell>
          <table:table-cell table:number-columns-repeated="3" table:style-name="ce297"/>
          <table:table-cell office:value-type="float" office:value="2.39" table:style-name="ce298">
            <text:p>2.39</text:p>
          </table:table-cell>
          <table:table-cell office:value-type="float" office:value="84757" table:style-name="ce297">
            <text:p>84,757</text:p>
          </table:table-cell>
          <table:table-cell office:value-type="float" office:value="83926" table:style-name="ce297">
            <text:p>83,926</text:p>
          </table:table-cell>
          <table:table-cell office:value-type="float" office:value="567502" table:style-name="ce297">
            <text:p>567,502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5<text:s/><text:span text:style-name="T6">月</text:span></text:p>
          </table:table-cell>
          <table:covered-table-cell/>
          <table:table-cell office:value-type="float" office:value="8771842" table:style-name="ce297">
            <text:p>8,771,842</text:p>
          </table:table-cell>
          <table:table-cell office:value-type="float" office:value="23589870" table:style-name="ce297">
            <text:p>23,589,870</text:p>
          </table:table-cell>
          <table:table-cell office:value-type="float" office:value="11707074" table:style-name="ce297">
            <text:p>11,707,074</text:p>
          </table:table-cell>
          <table:table-cell office:value-type="float" office:value="11882796" table:style-name="ce297">
            <text:p>11,882,796</text:p>
          </table:table-cell>
          <table:table-cell office:value-type="float" office:value="14587" table:style-name="ce297">
            <text:p>14,587</text:p>
          </table:table-cell>
          <table:table-cell office:value-type="float" office:value="7504" table:style-name="ce297">
            <text:p>7,504</text:p>
          </table:table-cell>
          <table:table-cell office:value-type="float" office:value="7083" table:style-name="ce297">
            <text:p>7,083</text:p>
          </table:table-cell>
          <table:table-cell office:value-type="float" office:value="7.28" table:style-name="ce298">
            <text:p>7.28</text:p>
          </table:table-cell>
          <table:table-cell office:value-type="float" office:value="14655" table:style-name="ce297">
            <text:p>14,655</text:p>
          </table:table-cell>
          <table:table-cell office:value-type="float" office:value="8655" table:style-name="ce297">
            <text:p>8,655</text:p>
          </table:table-cell>
          <table:table-cell office:value-type="float" office:value="6000" table:style-name="ce297">
            <text:p>6,000</text:p>
          </table:table-cell>
          <table:table-cell office:value-type="float" office:value="7.31" table:style-name="ce298">
            <text:p>7.31</text:p>
          </table:table-cell>
          <table:table-cell office:value-type="float" office:value="-68" table:style-name="ce297">
            <text:p>–68</text:p>
          </table:table-cell>
          <table:table-cell office:value-type="float" office:value="-0.03" table:style-name="ce299">
            <text:p>–0.03</text:p>
          </table:table-cell>
          <table:table-cell office:value-type="float" office:value="13106" table:style-name="ce297">
            <text:p>13,106</text:p>
          </table:table-cell>
          <table:table-cell office:value-type="float" office:value="12332" table:style-name="ce297">
            <text:p>12,332</text:p>
          </table:table-cell>
          <table:table-cell office:value-type="float" office:value="774" table:style-name="ce297">
            <text:p>774</text:p>
          </table:table-cell>
          <table:table-cell office:value-type="float" office:value="265" table:style-name="ce297">
            <text:p>265</text:p>
          </table:table-cell>
          <table:table-cell office:value-type="float" office:value="509" table:style-name="ce297">
            <text:p>509</text:p>
          </table:table-cell>
          <table:table-cell office:value-type="float" office:value="6.54" table:style-name="ce298">
            <text:p>6.54</text:p>
          </table:table-cell>
          <table:table-cell office:value-type="float" office:value="4916" table:style-name="ce297">
            <text:p>4,916</text:p>
          </table:table-cell>
          <table:table-cell office:value-type="float" office:value="4916" table:style-name="ce297">
            <text:p>4,916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2.4500000000000002" table:style-name="ce298">
            <text:p>2.45</text:p>
          </table:table-cell>
          <table:table-cell office:value-type="float" office:value="92651" table:style-name="ce297">
            <text:p>92,651</text:p>
          </table:table-cell>
          <table:table-cell office:value-type="float" office:value="92025" table:style-name="ce297">
            <text:p>92,025</text:p>
          </table:table-cell>
          <table:table-cell office:value-type="float" office:value="567987" table:style-name="ce297">
            <text:p>567,98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6<text:s/><text:span text:style-name="T6">月</text:span></text:p>
          </table:table-cell>
          <table:covered-table-cell/>
          <table:table-cell office:value-type="float" office:value="8778661" table:style-name="ce297">
            <text:p>8,778,661</text:p>
          </table:table-cell>
          <table:table-cell office:value-type="float" office:value="23591031" table:style-name="ce297">
            <text:p>23,591,031</text:p>
          </table:table-cell>
          <table:table-cell office:value-type="float" office:value="11706411" table:style-name="ce297">
            <text:p>11,706,411</text:p>
          </table:table-cell>
          <table:table-cell office:value-type="float" office:value="11884620" table:style-name="ce297">
            <text:p>11,884,620</text:p>
          </table:table-cell>
          <table:table-cell office:value-type="float" office:value="12886" table:style-name="ce297">
            <text:p>12,886</text:p>
          </table:table-cell>
          <table:table-cell office:value-type="float" office:value="6737" table:style-name="ce297">
            <text:p>6,737</text:p>
          </table:table-cell>
          <table:table-cell office:value-type="float" office:value="6149" table:style-name="ce297">
            <text:p>6,149</text:p>
          </table:table-cell>
          <table:table-cell office:value-type="float" office:value="6.65" table:style-name="ce298">
            <text:p>6.65</text:p>
          </table:table-cell>
          <table:table-cell office:value-type="float" office:value="13302" table:style-name="ce297">
            <text:p>13,302</text:p>
          </table:table-cell>
          <table:table-cell office:value-type="float" office:value="7888" table:style-name="ce297">
            <text:p>7,888</text:p>
          </table:table-cell>
          <table:table-cell office:value-type="float" office:value="5414" table:style-name="ce297">
            <text:p>5,414</text:p>
          </table:table-cell>
          <table:table-cell office:value-type="float" office:value="6.86" table:style-name="ce298">
            <text:p>6.86</text:p>
          </table:table-cell>
          <table:table-cell office:value-type="float" office:value="-416" table:style-name="ce297">
            <text:p>–416</text:p>
          </table:table-cell>
          <table:table-cell office:value-type="float" office:value="-0.21" table:style-name="ce299">
            <text:p>–0.21</text:p>
          </table:table-cell>
          <table:table-cell office:value-type="float" office:value="11326" table:style-name="ce297">
            <text:p>11,326</text:p>
          </table:table-cell>
          <table:table-cell office:value-type="float" office:value="10810" table:style-name="ce297">
            <text:p>10,810</text:p>
          </table:table-cell>
          <table:table-cell office:value-type="float" office:value="516" table:style-name="ce297">
            <text:p>516</text:p>
          </table:table-cell>
          <table:table-cell office:value-type="float" office:value="150" table:style-name="ce297">
            <text:p>150</text:p>
          </table:table-cell>
          <table:table-cell office:value-type="float" office:value="366" table:style-name="ce297">
            <text:p>366</text:p>
          </table:table-cell>
          <table:table-cell office:value-type="float" office:value="5.84" table:style-name="ce298">
            <text:p>5.84</text:p>
          </table:table-cell>
          <table:table-cell office:value-type="float" office:value="4400" table:style-name="ce297">
            <text:p>4,400</text:p>
          </table:table-cell>
          <table:table-cell office:value-type="float" office:value="4398" table:style-name="ce297">
            <text:p>4,398</text:p>
          </table:table-cell>
          <table:table-cell office:value-type="float" office:value="2" table:style-name="ce297">
            <text:p>2</text:p>
          </table:table-cell>
          <table:table-cell office:value-type="float" office:value="1" table:style-name="ce297">
            <text:p>1</text:p>
          </table:table-cell>
          <table:table-cell office:value-type="float" office:value="1" table:style-name="ce297">
            <text:p>1</text:p>
          </table:table-cell>
          <table:table-cell office:value-type="float" office:value="2.27" table:style-name="ce298">
            <text:p>2.27</text:p>
          </table:table-cell>
          <table:table-cell office:value-type="float" office:value="76443" table:style-name="ce297">
            <text:p>76,443</text:p>
          </table:table-cell>
          <table:table-cell office:value-type="float" office:value="74866" table:style-name="ce297">
            <text:p>74,866</text:p>
          </table:table-cell>
          <table:table-cell office:value-type="float" office:value="568465" table:style-name="ce297">
            <text:p>568,46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7<text:s/><text:span text:style-name="T6">月</text:span></text:p>
          </table:table-cell>
          <table:covered-table-cell/>
          <table:table-cell office:value-type="float" office:value="8788954" table:style-name="ce297">
            <text:p>8,788,954</text:p>
          </table:table-cell>
          <table:table-cell office:value-type="float" office:value="23592598" table:style-name="ce297">
            <text:p>23,592,598</text:p>
          </table:table-cell>
          <table:table-cell office:value-type="float" office:value="11705811" table:style-name="ce297">
            <text:p>11,705,811</text:p>
          </table:table-cell>
          <table:table-cell office:value-type="float" office:value="11886787" table:style-name="ce297">
            <text:p>11,886,787</text:p>
          </table:table-cell>
          <table:table-cell office:value-type="float" office:value="15104" table:style-name="ce297">
            <text:p>15,104</text:p>
          </table:table-cell>
          <table:table-cell office:value-type="float" office:value="7803" table:style-name="ce297">
            <text:p>7,803</text:p>
          </table:table-cell>
          <table:table-cell office:value-type="float" office:value="7301" table:style-name="ce297">
            <text:p>7,301</text:p>
          </table:table-cell>
          <table:table-cell office:value-type="float" office:value="7.54" table:style-name="ce298">
            <text:p>7.54</text:p>
          </table:table-cell>
          <table:table-cell office:value-type="float" office:value="15854" table:style-name="ce297">
            <text:p>15,854</text:p>
          </table:table-cell>
          <table:table-cell office:value-type="float" office:value="9248" table:style-name="ce297">
            <text:p>9,248</text:p>
          </table:table-cell>
          <table:table-cell office:value-type="float" office:value="6606" table:style-name="ce297">
            <text:p>6,606</text:p>
          </table:table-cell>
          <table:table-cell office:value-type="float" office:value="7.91" table:style-name="ce298">
            <text:p>7.91</text:p>
          </table:table-cell>
          <table:table-cell office:value-type="float" office:value="-750" table:style-name="ce297">
            <text:p>–750</text:p>
          </table:table-cell>
          <table:table-cell office:value-type="float" office:value="-0.37" table:style-name="ce299">
            <text:p>–0.37</text:p>
          </table:table-cell>
          <table:table-cell office:value-type="float" office:value="10432" table:style-name="ce297">
            <text:p>10,432</text:p>
          </table:table-cell>
          <table:table-cell office:value-type="float" office:value="10098" table:style-name="ce297">
            <text:p>10,098</text:p>
          </table:table-cell>
          <table:table-cell office:value-type="float" office:value="334" table:style-name="ce297">
            <text:p>334</text:p>
          </table:table-cell>
          <table:table-cell office:value-type="float" office:value="126" table:style-name="ce297">
            <text:p>126</text:p>
          </table:table-cell>
          <table:table-cell office:value-type="float" office:value="208" table:style-name="ce297">
            <text:p>208</text:p>
          </table:table-cell>
          <table:table-cell office:value-type="float" office:value="5.21" table:style-name="ce298">
            <text:p>5.21</text:p>
          </table:table-cell>
          <table:table-cell office:value-type="float" office:value="5035" table:style-name="ce297">
            <text:p>5,035</text:p>
          </table:table-cell>
          <table:table-cell office:value-type="float" office:value="5022" table:style-name="ce297">
            <text:p>5,022</text:p>
          </table:table-cell>
          <table:table-cell office:value-type="float" office:value="13" table:style-name="ce297">
            <text:p>13</text:p>
          </table:table-cell>
          <table:table-cell office:value-type="float" office:value="10" table:style-name="ce297">
            <text:p>10</text:p>
          </table:table-cell>
          <table:table-cell office:value-type="float" office:value="3" table:style-name="ce297">
            <text:p>3</text:p>
          </table:table-cell>
          <table:table-cell office:value-type="float" office:value="2.5099999999999998" table:style-name="ce298">
            <text:p>2.51</text:p>
          </table:table-cell>
          <table:table-cell office:value-type="float" office:value="98131" table:style-name="ce297">
            <text:p>98,131</text:p>
          </table:table-cell>
          <table:table-cell office:value-type="float" office:value="95814" table:style-name="ce297">
            <text:p>95,814</text:p>
          </table:table-cell>
          <table:table-cell office:value-type="float" office:value="569008" table:style-name="ce297">
            <text:p>569,008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8<text:s/><text:span text:style-name="T6">月</text:span></text:p>
          </table:table-cell>
          <table:covered-table-cell/>
          <table:table-cell office:value-type="float" office:value="8802401" table:style-name="ce297">
            <text:p>8,802,401</text:p>
          </table:table-cell>
          <table:table-cell office:value-type="float" office:value="23593794" table:style-name="ce297">
            <text:p>23,593,794</text:p>
          </table:table-cell>
          <table:table-cell office:value-type="float" office:value="11705234" table:style-name="ce297">
            <text:p>11,705,234</text:p>
          </table:table-cell>
          <table:table-cell office:value-type="float" office:value="11888560" table:style-name="ce297">
            <text:p>11,888,560</text:p>
          </table:table-cell>
          <table:table-cell office:value-type="float" office:value="14330" table:style-name="ce297">
            <text:p>14,330</text:p>
          </table:table-cell>
          <table:table-cell office:value-type="float" office:value="7427" table:style-name="ce297">
            <text:p>7,427</text:p>
          </table:table-cell>
          <table:table-cell office:value-type="float" office:value="6903" table:style-name="ce297">
            <text:p>6,903</text:p>
          </table:table-cell>
          <table:table-cell office:value-type="float" office:value="7.15" table:style-name="ce298">
            <text:p>7.15</text:p>
          </table:table-cell>
          <table:table-cell office:value-type="float" office:value="13983" table:style-name="ce297">
            <text:p>13,983</text:p>
          </table:table-cell>
          <table:table-cell office:value-type="float" office:value="8190" table:style-name="ce297">
            <text:p>8,190</text:p>
          </table:table-cell>
          <table:table-cell office:value-type="float" office:value="5793" table:style-name="ce297">
            <text:p>5,793</text:p>
          </table:table-cell>
          <table:table-cell office:value-type="float" office:value="6.98" table:style-name="ce298">
            <text:p>6.98</text:p>
          </table:table-cell>
          <table:table-cell office:value-type="float" office:value="347" table:style-name="ce297">
            <text:p>347</text:p>
          </table:table-cell>
          <table:table-cell office:value-type="float" office:value="0.17" table:style-name="ce299">
            <text:p>0.17</text:p>
          </table:table-cell>
          <table:table-cell office:value-type="float" office:value="5121" table:style-name="ce297">
            <text:p>5,121</text:p>
          </table:table-cell>
          <table:table-cell office:value-type="float" office:value="4918" table:style-name="ce297">
            <text:p>4,918</text:p>
          </table:table-cell>
          <table:table-cell office:value-type="float" office:value="203" table:style-name="ce297">
            <text:p>203</text:p>
          </table:table-cell>
          <table:table-cell office:value-type="float" office:value="64" table:style-name="ce297">
            <text:p>64</text:p>
          </table:table-cell>
          <table:table-cell office:value-type="float" office:value="139" table:style-name="ce297">
            <text:p>139</text:p>
          </table:table-cell>
          <table:table-cell office:value-type="float" office:value="2.56" table:style-name="ce298">
            <text:p>2.56</text:p>
          </table:table-cell>
          <table:table-cell office:value-type="float" office:value="4665" table:style-name="ce297">
            <text:p>4,665</text:p>
          </table:table-cell>
          <table:table-cell office:value-type="float" office:value="4646" table:style-name="ce297">
            <text:p>4,646</text:p>
          </table:table-cell>
          <table:table-cell office:value-type="float" office:value="19" table:style-name="ce297">
            <text:p>19</text:p>
          </table:table-cell>
          <table:table-cell office:value-type="float" office:value="7" table:style-name="ce297">
            <text:p>7</text:p>
          </table:table-cell>
          <table:table-cell office:value-type="float" office:value="12" table:style-name="ce297">
            <text:p>12</text:p>
          </table:table-cell>
          <table:table-cell office:value-type="float" office:value="2.33" table:style-name="ce298">
            <text:p>2.33</text:p>
          </table:table-cell>
          <table:table-cell office:value-type="float" office:value="92486" table:style-name="ce297">
            <text:p>92,486</text:p>
          </table:table-cell>
          <table:table-cell office:value-type="float" office:value="91637" table:style-name="ce297">
            <text:p>91,637</text:p>
          </table:table-cell>
          <table:table-cell office:value-type="float" office:value="569677" table:style-name="ce297">
            <text:p>569,67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9<text:s/><text:span text:style-name="T6">月</text:span></text:p>
          </table:table-cell>
          <table:covered-table-cell/>
          <table:table-cell office:value-type="float" office:value="8824319" table:style-name="ce297">
            <text:p>8,824,319</text:p>
          </table:table-cell>
          <table:table-cell office:value-type="float" office:value="23593783" table:style-name="ce297">
            <text:p>23,593,783</text:p>
          </table:table-cell>
          <table:table-cell office:value-type="float" office:value="11704227" table:style-name="ce297">
            <text:p>11,704,227</text:p>
          </table:table-cell>
          <table:table-cell office:value-type="float" office:value="11889556" table:style-name="ce297">
            <text:p>11,889,556</text:p>
          </table:table-cell>
          <table:table-cell office:value-type="float" office:value="14533" table:style-name="ce297">
            <text:p>14,533</text:p>
          </table:table-cell>
          <table:table-cell office:value-type="float" office:value="7515" table:style-name="ce297">
            <text:p>7,515</text:p>
          </table:table-cell>
          <table:table-cell office:value-type="float" office:value="7018" table:style-name="ce297">
            <text:p>7,018</text:p>
          </table:table-cell>
          <table:table-cell office:value-type="float" office:value="7.49" table:style-name="ce298">
            <text:p>7.49</text:p>
          </table:table-cell>
          <table:table-cell office:value-type="float" office:value="13866" table:style-name="ce297">
            <text:p>13,866</text:p>
          </table:table-cell>
          <table:table-cell office:value-type="float" office:value="8148" table:style-name="ce297">
            <text:p>8,148</text:p>
          </table:table-cell>
          <table:table-cell office:value-type="float" office:value="5718" table:style-name="ce297">
            <text:p>5,718</text:p>
          </table:table-cell>
          <table:table-cell office:value-type="float" office:value="7.15" table:style-name="ce298">
            <text:p>7.15</text:p>
          </table:table-cell>
          <table:table-cell office:value-type="float" office:value="667" table:style-name="ce297">
            <text:p>667</text:p>
          </table:table-cell>
          <table:table-cell office:value-type="float" office:value="0.34" table:style-name="ce299">
            <text:p>0.34</text:p>
          </table:table-cell>
          <table:table-cell office:value-type="float" office:value="11656" table:style-name="ce297">
            <text:p>11,656</text:p>
          </table:table-cell>
          <table:table-cell office:value-type="float" office:value="11328" table:style-name="ce297">
            <text:p>11,328</text:p>
          </table:table-cell>
          <table:table-cell office:value-type="float" office:value="328" table:style-name="ce297">
            <text:p>328</text:p>
          </table:table-cell>
          <table:table-cell office:value-type="float" office:value="89" table:style-name="ce297">
            <text:p>89</text:p>
          </table:table-cell>
          <table:table-cell office:value-type="float" office:value="239" table:style-name="ce297">
            <text:p>239</text:p>
          </table:table-cell>
          <table:table-cell office:value-type="float" office:value="6.01" table:style-name="ce298">
            <text:p>6.01</text:p>
          </table:table-cell>
          <table:table-cell office:value-type="float" office:value="4402" table:style-name="ce297">
            <text:p>4,402</text:p>
          </table:table-cell>
          <table:table-cell office:value-type="float" office:value="4386" table:style-name="ce297">
            <text:p>4,386</text:p>
          </table:table-cell>
          <table:table-cell office:value-type="float" office:value="16" table:style-name="ce297">
            <text:p>16</text:p>
          </table:table-cell>
          <table:table-cell office:value-type="float" office:value="10" table:style-name="ce297">
            <text:p>10</text:p>
          </table:table-cell>
          <table:table-cell office:value-type="float" office:value="6" table:style-name="ce297">
            <text:p>6</text:p>
          </table:table-cell>
          <table:table-cell office:value-type="float" office:value="2.27" table:style-name="ce298">
            <text:p>2.27</text:p>
          </table:table-cell>
          <table:table-cell office:value-type="float" office:value="90276" table:style-name="ce297">
            <text:p>90,276</text:p>
          </table:table-cell>
          <table:table-cell office:value-type="float" office:value="90954" table:style-name="ce297">
            <text:p>90,954</text:p>
          </table:table-cell>
          <table:table-cell office:value-type="float" office:value="570074" table:style-name="ce297">
            <text:p>570,07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0<text:s/><text:span text:style-name="T6">月</text:span></text:p>
          </table:table-cell>
          <table:covered-table-cell/>
          <table:table-cell office:value-type="float" office:value="8826808" table:style-name="ce297">
            <text:p>8,826,808</text:p>
          </table:table-cell>
          <table:table-cell office:value-type="float" office:value="23596266" table:style-name="ce297">
            <text:p>23,596,266</text:p>
          </table:table-cell>
          <table:table-cell office:value-type="float" office:value="11704142" table:style-name="ce297">
            <text:p>11,704,142</text:p>
          </table:table-cell>
          <table:table-cell office:value-type="float" office:value="11892124" table:style-name="ce297">
            <text:p>11,892,124</text:p>
          </table:table-cell>
          <table:table-cell office:value-type="float" office:value="16236" table:style-name="ce297">
            <text:p>16,236</text:p>
          </table:table-cell>
          <table:table-cell office:value-type="float" office:value="8413" table:style-name="ce297">
            <text:p>8,413</text:p>
          </table:table-cell>
          <table:table-cell office:value-type="float" office:value="7823" table:style-name="ce297">
            <text:p>7,823</text:p>
          </table:table-cell>
          <table:table-cell office:value-type="float" office:value="8.1" table:style-name="ce298">
            <text:p>8.10</text:p>
          </table:table-cell>
          <table:table-cell office:value-type="float" office:value="15350" table:style-name="ce297">
            <text:p>15,350</text:p>
          </table:table-cell>
          <table:table-cell office:value-type="float" office:value="9024" table:style-name="ce297">
            <text:p>9,024</text:p>
          </table:table-cell>
          <table:table-cell office:value-type="float" office:value="6326" table:style-name="ce297">
            <text:p>6,326</text:p>
          </table:table-cell>
          <table:table-cell office:value-type="float" office:value="7.66" table:style-name="ce298">
            <text:p>7.66</text:p>
          </table:table-cell>
          <table:table-cell office:value-type="float" office:value="886" table:style-name="ce297">
            <text:p>886</text:p>
          </table:table-cell>
          <table:table-cell office:value-type="float" office:value="0.44" table:style-name="ce299">
            <text:p>0.44</text:p>
          </table:table-cell>
          <table:table-cell office:value-type="float" office:value="12000" table:style-name="ce297">
            <text:p>12,000</text:p>
          </table:table-cell>
          <table:table-cell office:value-type="float" office:value="11765" table:style-name="ce297">
            <text:p>11,765</text:p>
          </table:table-cell>
          <table:table-cell office:value-type="float" office:value="235" table:style-name="ce297">
            <text:p>235</text:p>
          </table:table-cell>
          <table:table-cell office:value-type="float" office:value="77" table:style-name="ce297">
            <text:p>77</text:p>
          </table:table-cell>
          <table:table-cell office:value-type="float" office:value="158" table:style-name="ce297">
            <text:p>158</text:p>
          </table:table-cell>
          <table:table-cell office:value-type="float" office:value="5.99" table:style-name="ce298">
            <text:p>5.99</text:p>
          </table:table-cell>
          <table:table-cell office:value-type="float" office:value="4779" table:style-name="ce297">
            <text:p>4,779</text:p>
          </table:table-cell>
          <table:table-cell office:value-type="float" office:value="4758" table:style-name="ce297">
            <text:p>4,758</text:p>
          </table:table-cell>
          <table:table-cell office:value-type="float" office:value="21" table:style-name="ce297">
            <text:p>21</text:p>
          </table:table-cell>
          <table:table-cell office:value-type="float" office:value="11" table:style-name="ce297">
            <text:p>11</text:p>
          </table:table-cell>
          <table:table-cell office:value-type="float" office:value="10" table:style-name="ce297">
            <text:p>10</text:p>
          </table:table-cell>
          <table:table-cell office:value-type="float" office:value="2.38" table:style-name="ce298">
            <text:p>2.38</text:p>
          </table:table-cell>
          <table:table-cell office:value-type="float" office:value="69619" table:style-name="ce297">
            <text:p>69,619</text:p>
          </table:table-cell>
          <table:table-cell office:value-type="float" office:value="68022" table:style-name="ce297">
            <text:p>68,022</text:p>
          </table:table-cell>
          <table:table-cell office:value-type="float" office:value="570608" table:style-name="ce297">
            <text:p>570,608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1<text:s/><text:span text:style-name="T6">月</text:span></text:p>
          </table:table-cell>
          <table:covered-table-cell/>
          <table:table-cell office:value-type="float" office:value="8830422" table:style-name="ce297">
            <text:p>8,830,422</text:p>
          </table:table-cell>
          <table:table-cell office:value-type="float" office:value="23598776" table:style-name="ce297">
            <text:p>23,598,776</text:p>
          </table:table-cell>
          <table:table-cell office:value-type="float" office:value="11704260" table:style-name="ce297">
            <text:p>11,704,260</text:p>
          </table:table-cell>
          <table:table-cell office:value-type="float" office:value="11894516" table:style-name="ce297">
            <text:p>11,894,516</text:p>
          </table:table-cell>
          <table:table-cell office:value-type="float" office:value="14687" table:style-name="ce297">
            <text:p>14,687</text:p>
          </table:table-cell>
          <table:table-cell office:value-type="float" office:value="7770" table:style-name="ce297">
            <text:p>7,770</text:p>
          </table:table-cell>
          <table:table-cell office:value-type="float" office:value="6917" table:style-name="ce297">
            <text:p>6,917</text:p>
          </table:table-cell>
          <table:table-cell office:value-type="float" office:value="7.57" table:style-name="ce298">
            <text:p>7.57</text:p>
          </table:table-cell>
          <table:table-cell office:value-type="float" office:value="13739" table:style-name="ce297">
            <text:p>13,739</text:p>
          </table:table-cell>
          <table:table-cell office:value-type="float" office:value="8113" table:style-name="ce297">
            <text:p>8,113</text:p>
          </table:table-cell>
          <table:table-cell office:value-type="float" office:value="5626" table:style-name="ce297">
            <text:p>5,626</text:p>
          </table:table-cell>
          <table:table-cell office:value-type="float" office:value="7.08" table:style-name="ce298">
            <text:p>7.08</text:p>
          </table:table-cell>
          <table:table-cell office:value-type="float" office:value="948" table:style-name="ce297">
            <text:p>948</text:p>
          </table:table-cell>
          <table:table-cell office:value-type="float" office:value="0.49" table:style-name="ce299">
            <text:p>0.49</text:p>
          </table:table-cell>
          <table:table-cell office:value-type="float" office:value="12497" table:style-name="ce297">
            <text:p>12,497</text:p>
          </table:table-cell>
          <table:table-cell office:value-type="float" office:value="12264" table:style-name="ce297">
            <text:p>12,264</text:p>
          </table:table-cell>
          <table:table-cell office:value-type="float" office:value="233" table:style-name="ce297">
            <text:p>233</text:p>
          </table:table-cell>
          <table:table-cell office:value-type="float" office:value="66" table:style-name="ce297">
            <text:p>66</text:p>
          </table:table-cell>
          <table:table-cell office:value-type="float" office:value="167" table:style-name="ce297">
            <text:p>167</text:p>
          </table:table-cell>
          <table:table-cell office:value-type="float" office:value="6.44" table:style-name="ce298">
            <text:p>6.44</text:p>
          </table:table-cell>
          <table:table-cell office:value-type="float" office:value="4476" table:style-name="ce297">
            <text:p>4,476</text:p>
          </table:table-cell>
          <table:table-cell office:value-type="float" office:value="4452" table:style-name="ce297">
            <text:p>4,452</text:p>
          </table:table-cell>
          <table:table-cell office:value-type="float" office:value="24" table:style-name="ce297">
            <text:p>24</text:p>
          </table:table-cell>
          <table:table-cell office:value-type="float" office:value="9" table:style-name="ce297">
            <text:p>9</text:p>
          </table:table-cell>
          <table:table-cell office:value-type="float" office:value="15" table:style-name="ce297">
            <text:p>15</text:p>
          </table:table-cell>
          <table:table-cell office:value-type="float" office:value="2.31" table:style-name="ce298">
            <text:p>2.31</text:p>
          </table:table-cell>
          <table:table-cell office:value-type="float" office:value="62816" table:style-name="ce297">
            <text:p>62,816</text:p>
          </table:table-cell>
          <table:table-cell office:value-type="float" office:value="61254" table:style-name="ce297">
            <text:p>61,254</text:p>
          </table:table-cell>
          <table:table-cell office:value-type="float" office:value="570952" table:style-name="ce297">
            <text:p>570,952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2<text:s/><text:span text:style-name="T6">月</text:span></text:p>
          </table:table-cell>
          <table:covered-table-cell/>
          <table:table-cell office:value-type="float" office:value="8832745" table:style-name="ce297">
            <text:p>8,832,745</text:p>
          </table:table-cell>
          <table:table-cell office:value-type="float" office:value="23603121" table:style-name="ce297">
            <text:p>23,603,121</text:p>
          </table:table-cell>
          <table:table-cell office:value-type="float" office:value="11705186" table:style-name="ce297">
            <text:p>11,705,186</text:p>
          </table:table-cell>
          <table:table-cell office:value-type="float" office:value="11897935" table:style-name="ce297">
            <text:p>11,897,935</text:p>
          </table:table-cell>
          <table:table-cell office:value-type="float" office:value="16916" table:style-name="ce297">
            <text:p>16,916</text:p>
          </table:table-cell>
          <table:table-cell office:value-type="float" office:value="8764" table:style-name="ce297">
            <text:p>8,764</text:p>
          </table:table-cell>
          <table:table-cell office:value-type="float" office:value="8152" table:style-name="ce297">
            <text:p>8,152</text:p>
          </table:table-cell>
          <table:table-cell office:value-type="float" office:value="8.44" table:style-name="ce298">
            <text:p>8.44</text:p>
          </table:table-cell>
          <table:table-cell office:value-type="float" office:value="15406" table:style-name="ce297">
            <text:p>15,406</text:p>
          </table:table-cell>
          <table:table-cell office:value-type="float" office:value="9025" table:style-name="ce297">
            <text:p>9,025</text:p>
          </table:table-cell>
          <table:table-cell office:value-type="float" office:value="6381" table:style-name="ce297">
            <text:p>6,381</text:p>
          </table:table-cell>
          <table:table-cell office:value-type="float" office:value="7.69" table:style-name="ce298">
            <text:p>7.69</text:p>
          </table:table-cell>
          <table:table-cell office:value-type="float" office:value="1510" table:style-name="ce297">
            <text:p>1,510</text:p>
          </table:table-cell>
          <table:table-cell office:value-type="float" office:value="0.75" table:style-name="ce299">
            <text:p>0.75</text:p>
          </table:table-cell>
          <table:table-cell office:value-type="float" office:value="13931" table:style-name="ce297">
            <text:p>13,931</text:p>
          </table:table-cell>
          <table:table-cell office:value-type="float" office:value="13615" table:style-name="ce297">
            <text:p>13,615</text:p>
          </table:table-cell>
          <table:table-cell office:value-type="float" office:value="316" table:style-name="ce297">
            <text:p>316</text:p>
          </table:table-cell>
          <table:table-cell office:value-type="float" office:value="91" table:style-name="ce297">
            <text:p>91</text:p>
          </table:table-cell>
          <table:table-cell office:value-type="float" office:value="225" table:style-name="ce297">
            <text:p>225</text:p>
          </table:table-cell>
          <table:table-cell office:value-type="float" office:value="6.95" table:style-name="ce298">
            <text:p>6.95</text:p>
          </table:table-cell>
          <table:table-cell office:value-type="float" office:value="4437" table:style-name="ce297">
            <text:p>4,437</text:p>
          </table:table-cell>
          <table:table-cell office:value-type="float" office:value="4422" table:style-name="ce297">
            <text:p>4,422</text:p>
          </table:table-cell>
          <table:table-cell office:value-type="float" office:value="15" table:style-name="ce297">
            <text:p>15</text:p>
          </table:table-cell>
          <table:table-cell office:value-type="float" office:value="2" table:style-name="ce297">
            <text:p>2</text:p>
          </table:table-cell>
          <table:table-cell office:value-type="float" office:value="13" table:style-name="ce297">
            <text:p>13</text:p>
          </table:table-cell>
          <table:table-cell office:value-type="float" office:value="2.21" table:style-name="ce298">
            <text:p>2.21</text:p>
          </table:table-cell>
          <table:table-cell office:value-type="float" office:value="63057" table:style-name="ce297">
            <text:p>63,057</text:p>
          </table:table-cell>
          <table:table-cell office:value-type="float" office:value="60222" table:style-name="ce297">
            <text:p>60,222</text:p>
          </table:table-cell>
          <table:table-cell office:value-type="float" office:value="571427" table:style-name="ce297">
            <text:p>571,427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09<text:span text:style-name="T8">年</text:span></text:p>
          </table:table-cell>
          <table:covered-table-cell/>
          <table:table-cell office:value-type="float" office:value="8933814" table:style-name="ce289">
            <text:p>8,933,814</text:p>
          </table:table-cell>
          <table:table-cell office:value-type="float" office:value="23561236" table:style-name="ce289">
            <text:p>23,561,236</text:p>
          </table:table-cell>
          <table:table-cell office:value-type="float" office:value="11673765" table:style-name="ce289">
            <text:p>11,673,765</text:p>
          </table:table-cell>
          <table:table-cell office:value-type="float" office:value="11887471" table:style-name="ce289">
            <text:p>11,887,471</text:p>
          </table:table-cell>
          <table:table-cell office:value-type="float" office:value="165249" table:style-name="ce289">
            <text:p>165,249</text:p>
          </table:table-cell>
          <table:table-cell office:value-type="float" office:value="85704" table:style-name="ce289">
            <text:p>85,704</text:p>
          </table:table-cell>
          <table:table-cell office:value-type="float" office:value="79545" table:style-name="ce289">
            <text:p>79,545</text:p>
          </table:table-cell>
          <table:table-cell office:value-type="float" office:value="7.0073678731589624" table:style-name="ce300">
            <text:p>7.01</text:p>
          </table:table-cell>
          <table:table-cell office:value-type="float" office:value="173156" table:style-name="ce289">
            <text:p>173,156</text:p>
          </table:table-cell>
          <table:table-cell office:value-type="float" office:value="101468" table:style-name="ce289">
            <text:p>101,468</text:p>
          </table:table-cell>
          <table:table-cell office:value-type="float" office:value="71688" table:style-name="ce289">
            <text:p>71,688</text:p>
          </table:table-cell>
          <table:table-cell office:value-type="float" office:value="7.342663443922282" table:style-name="ce300">
            <text:p>7.34</text:p>
          </table:table-cell>
          <table:table-cell office:value-type="float" office:value="-7907" table:style-name="ce289">
            <text:p>–7,907</text:p>
          </table:table-cell>
          <table:table-cell office:value-type="float" office:value="-0.33529557076332028" table:style-name="ce301">
            <text:p>–0.34</text:p>
          </table:table-cell>
          <table:table-cell office:value-type="float" office:value="121702" table:style-name="ce289">
            <text:p>121,702</text:p>
          </table:table-cell>
          <table:table-cell office:value-type="float" office:value="119315" table:style-name="ce289">
            <text:p>119,315</text:p>
          </table:table-cell>
          <table:table-cell office:value-type="float" office:value="2387" table:style-name="ce289">
            <text:p>2,387</text:p>
          </table:table-cell>
          <table:table-cell office:value-type="float" office:value="674" table:style-name="ce289">
            <text:p>674</text:p>
          </table:table-cell>
          <table:table-cell office:value-type="float" office:value="1713" table:style-name="ce289">
            <text:p>1,713</text:p>
          </table:table-cell>
          <table:table-cell office:value-type="float" office:value="5.1607615471149115" table:style-name="ce300">
            <text:p>5.16</text:p>
          </table:table-cell>
          <table:table-cell office:value-type="float" office:value="51680" table:style-name="ce289">
            <text:p>51,680</text:p>
          </table:table-cell>
          <table:table-cell office:value-type="float" office:value="51309" table:style-name="ce289">
            <text:p>51,309</text:p>
          </table:table-cell>
          <table:table-cell office:value-type="float" office:value="371" table:style-name="ce289">
            <text:p>371</text:p>
          </table:table-cell>
          <table:table-cell office:value-type="float" office:value="100" table:style-name="ce289">
            <text:p>100</text:p>
          </table:table-cell>
          <table:table-cell office:value-type="float" office:value="271" table:style-name="ce289">
            <text:p>271</text:p>
          </table:table-cell>
          <table:table-cell office:value-type="float" office:value="2.1914854049637524" table:style-name="ce300">
            <text:p>2.19</text:p>
          </table:table-cell>
          <table:table-cell office:value-type="float" office:value="946251" table:style-name="ce289">
            <text:p>946,251</text:p>
          </table:table-cell>
          <table:table-cell office:value-type="float" office:value="980229" table:style-name="ce289">
            <text:p>980,229</text:p>
          </table:table-cell>
          <table:table-cell office:value-type="float" office:value="576792" table:style-name="ce289">
            <text:p>576,792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<text:s/><text:span text:style-name="T6">月</text:span></text:p>
          </table:table-cell>
          <table:covered-table-cell/>
          <table:table-cell office:value-type="float" office:value="8835281" table:style-name="ce297">
            <text:p>8,835,281</text:p>
          </table:table-cell>
          <table:table-cell office:value-type="float" office:value="23604265" table:style-name="ce297">
            <text:p>23,604,265</text:p>
          </table:table-cell>
          <table:table-cell office:value-type="float" office:value="11704308" table:style-name="ce297">
            <text:p>11,704,308</text:p>
          </table:table-cell>
          <table:table-cell office:value-type="float" office:value="11899957" table:style-name="ce297">
            <text:p>11,899,957</text:p>
          </table:table-cell>
          <table:table-cell office:value-type="float" office:value="12510" table:style-name="ce297">
            <text:p>12,510</text:p>
          </table:table-cell>
          <table:table-cell office:value-type="float" office:value="6445" table:style-name="ce297">
            <text:p>6,445</text:p>
          </table:table-cell>
          <table:table-cell office:value-type="float" office:value="6065" table:style-name="ce297">
            <text:p>6,065</text:p>
          </table:table-cell>
          <table:table-cell office:value-type="float" office:value="6.26" table:style-name="ce298">
            <text:p>6.26</text:p>
          </table:table-cell>
          <table:table-cell office:value-type="float" office:value="14673" table:style-name="ce297">
            <text:p>14,673</text:p>
          </table:table-cell>
          <table:table-cell office:value-type="float" office:value="8649" table:style-name="ce297">
            <text:p>8,649</text:p>
          </table:table-cell>
          <table:table-cell office:value-type="float" office:value="6024" table:style-name="ce297">
            <text:p>6,024</text:p>
          </table:table-cell>
          <table:table-cell office:value-type="float" office:value="7.34" table:style-name="ce298">
            <text:p>7.34</text:p>
          </table:table-cell>
          <table:table-cell office:value-type="float" office:value="-2163" table:style-name="ce297">
            <text:p>–2,163</text:p>
          </table:table-cell>
          <table:table-cell office:value-type="float" office:value="-1.08" table:style-name="ce299">
            <text:p>–1.08</text:p>
          </table:table-cell>
          <table:table-cell office:value-type="float" office:value="12677" table:style-name="ce297">
            <text:p>12,677</text:p>
          </table:table-cell>
          <table:table-cell office:value-type="float" office:value="12473" table:style-name="ce297">
            <text:p>12,473</text:p>
          </table:table-cell>
          <table:table-cell office:value-type="float" office:value="204" table:style-name="ce297">
            <text:p>204</text:p>
          </table:table-cell>
          <table:table-cell office:value-type="float" office:value="69" table:style-name="ce297">
            <text:p>69</text:p>
          </table:table-cell>
          <table:table-cell office:value-type="float" office:value="135" table:style-name="ce297">
            <text:p>135</text:p>
          </table:table-cell>
          <table:table-cell office:value-type="float" office:value="6.34" table:style-name="ce298">
            <text:p>6.34</text:p>
          </table:table-cell>
          <table:table-cell office:value-type="float" office:value="3672" table:style-name="ce297">
            <text:p>3,672</text:p>
          </table:table-cell>
          <table:table-cell office:value-type="float" office:value="3648" table:style-name="ce297">
            <text:p>3,648</text:p>
          </table:table-cell>
          <table:table-cell office:value-type="float" office:value="24" table:style-name="ce297">
            <text:p>24</text:p>
          </table:table-cell>
          <table:table-cell office:value-type="float" office:value="7" table:style-name="ce297">
            <text:p>7</text:p>
          </table:table-cell>
          <table:table-cell office:value-type="float" office:value="17" table:style-name="ce297">
            <text:p>17</text:p>
          </table:table-cell>
          <table:table-cell office:value-type="float" office:value="1.84" table:style-name="ce298">
            <text:p>1.84</text:p>
          </table:table-cell>
          <table:table-cell office:value-type="float" office:value="73313" table:style-name="ce297">
            <text:p>73,313</text:p>
          </table:table-cell>
          <table:table-cell office:value-type="float" office:value="70006" table:style-name="ce297">
            <text:p>70,006</text:p>
          </table:table-cell>
          <table:table-cell office:value-type="float" office:value="571816" table:style-name="ce297">
            <text:p>571,816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2<text:s/><text:span text:style-name="T6">月</text:span></text:p>
          </table:table-cell>
          <table:covered-table-cell/>
          <table:table-cell office:value-type="float" office:value="8841182" table:style-name="ce297">
            <text:p>8,841,182</text:p>
          </table:table-cell>
          <table:table-cell office:value-type="float" office:value="23600903" table:style-name="ce297">
            <text:p>23,600,903</text:p>
          </table:table-cell>
          <table:table-cell office:value-type="float" office:value="11701322" table:style-name="ce297">
            <text:p>11,701,322</text:p>
          </table:table-cell>
          <table:table-cell office:value-type="float" office:value="11899581" table:style-name="ce297">
            <text:p>11,899,581</text:p>
          </table:table-cell>
          <table:table-cell office:value-type="float" office:value="13536" table:style-name="ce297">
            <text:p>13,536</text:p>
          </table:table-cell>
          <table:table-cell office:value-type="float" office:value="6926" table:style-name="ce297">
            <text:p>6,926</text:p>
          </table:table-cell>
          <table:table-cell office:value-type="float" office:value="6610" table:style-name="ce297">
            <text:p>6,610</text:p>
          </table:table-cell>
          <table:table-cell office:value-type="float" office:value="7.24" table:style-name="ce298">
            <text:p>7.24</text:p>
          </table:table-cell>
          <table:table-cell office:value-type="float" office:value="16211" table:style-name="ce297">
            <text:p>16,211</text:p>
          </table:table-cell>
          <table:table-cell office:value-type="float" office:value="9525" table:style-name="ce297">
            <text:p>9,525</text:p>
          </table:table-cell>
          <table:table-cell office:value-type="float" office:value="6686" table:style-name="ce297">
            <text:p>6,686</text:p>
          </table:table-cell>
          <table:table-cell office:value-type="float" office:value="8.67" table:style-name="ce298">
            <text:p>8.67</text:p>
          </table:table-cell>
          <table:table-cell office:value-type="float" office:value="-2675" table:style-name="ce297">
            <text:p>–2,675</text:p>
          </table:table-cell>
          <table:table-cell office:value-type="float" office:value="-1.43" table:style-name="ce299">
            <text:p>–1.43</text:p>
          </table:table-cell>
          <table:table-cell office:value-type="float" office:value="11092" table:style-name="ce297">
            <text:p>11,092</text:p>
          </table:table-cell>
          <table:table-cell office:value-type="float" office:value="10833" table:style-name="ce297">
            <text:p>10,833</text:p>
          </table:table-cell>
          <table:table-cell office:value-type="float" office:value="259" table:style-name="ce297">
            <text:p>259</text:p>
          </table:table-cell>
          <table:table-cell office:value-type="float" office:value="75" table:style-name="ce297">
            <text:p>75</text:p>
          </table:table-cell>
          <table:table-cell office:value-type="float" office:value="184" table:style-name="ce297">
            <text:p>184</text:p>
          </table:table-cell>
          <table:table-cell office:value-type="float" office:value="5.93" table:style-name="ce298">
            <text:p>5.93</text:p>
          </table:table-cell>
          <table:table-cell office:value-type="float" office:value="4234" table:style-name="ce297">
            <text:p>4,234</text:p>
          </table:table-cell>
          <table:table-cell office:value-type="float" office:value="4210" table:style-name="ce297">
            <text:p>4,210</text:p>
          </table:table-cell>
          <table:table-cell office:value-type="float" office:value="24" table:style-name="ce297">
            <text:p>24</text:p>
          </table:table-cell>
          <table:table-cell office:value-type="float" office:value="7" table:style-name="ce297">
            <text:p>7</text:p>
          </table:table-cell>
          <table:table-cell office:value-type="float" office:value="17" table:style-name="ce297">
            <text:p>17</text:p>
          </table:table-cell>
          <table:table-cell office:value-type="float" office:value="2.2599999999999998" table:style-name="ce298">
            <text:p>2.26</text:p>
          </table:table-cell>
          <table:table-cell office:value-type="float" office:value="82908" table:style-name="ce297">
            <text:p>82,908</text:p>
          </table:table-cell>
          <table:table-cell office:value-type="float" office:value="83595" table:style-name="ce297">
            <text:p>83,595</text:p>
          </table:table-cell>
          <table:table-cell office:value-type="float" office:value="572224" table:style-name="ce297">
            <text:p>572,22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3<text:s/><text:span text:style-name="T6">月</text:span></text:p>
          </table:table-cell>
          <table:covered-table-cell/>
          <table:table-cell office:value-type="float" office:value="8848368" table:style-name="ce297">
            <text:p>8,848,368</text:p>
          </table:table-cell>
          <table:table-cell office:value-type="float" office:value="23596493" table:style-name="ce297">
            <text:p>23,596,493</text:p>
          </table:table-cell>
          <table:table-cell office:value-type="float" office:value="11697977" table:style-name="ce297">
            <text:p>11,697,977</text:p>
          </table:table-cell>
          <table:table-cell office:value-type="float" office:value="11898516" table:style-name="ce297">
            <text:p>11,898,516</text:p>
          </table:table-cell>
          <table:table-cell office:value-type="float" office:value="14368" table:style-name="ce297">
            <text:p>14,368</text:p>
          </table:table-cell>
          <table:table-cell office:value-type="float" office:value="7439" table:style-name="ce297">
            <text:p>7,439</text:p>
          </table:table-cell>
          <table:table-cell office:value-type="float" office:value="6929" table:style-name="ce297">
            <text:p>6,929</text:p>
          </table:table-cell>
          <table:table-cell office:value-type="float" office:value="7.19" table:style-name="ce298">
            <text:p>7.19</text:p>
          </table:table-cell>
          <table:table-cell office:value-type="float" office:value="16083" table:style-name="ce297">
            <text:p>16,083</text:p>
          </table:table-cell>
          <table:table-cell office:value-type="float" office:value="9449" table:style-name="ce297">
            <text:p>9,449</text:p>
          </table:table-cell>
          <table:table-cell office:value-type="float" office:value="6634" table:style-name="ce297">
            <text:p>6,634</text:p>
          </table:table-cell>
          <table:table-cell office:value-type="float" office:value="8.0500000000000007" table:style-name="ce298">
            <text:p>8.05</text:p>
          </table:table-cell>
          <table:table-cell office:value-type="float" office:value="-1715" table:style-name="ce297">
            <text:p>–1,715</text:p>
          </table:table-cell>
          <table:table-cell office:value-type="float" office:value="-0.86" table:style-name="ce299">
            <text:p>–0.86</text:p>
          </table:table-cell>
          <table:table-cell office:value-type="float" office:value="9378" table:style-name="ce297">
            <text:p>9,378</text:p>
          </table:table-cell>
          <table:table-cell office:value-type="float" office:value="9227" table:style-name="ce297">
            <text:p>9,227</text:p>
          </table:table-cell>
          <table:table-cell office:value-type="float" office:value="151" table:style-name="ce297">
            <text:p>151</text:p>
          </table:table-cell>
          <table:table-cell office:value-type="float" office:value="50" table:style-name="ce297">
            <text:p>50</text:p>
          </table:table-cell>
          <table:table-cell office:value-type="float" office:value="101" table:style-name="ce297">
            <text:p>101</text:p>
          </table:table-cell>
          <table:table-cell office:value-type="float" office:value="4.6900000000000004" table:style-name="ce298">
            <text:p>4.69</text:p>
          </table:table-cell>
          <table:table-cell office:value-type="float" office:value="4654" table:style-name="ce297">
            <text:p>4,654</text:p>
          </table:table-cell>
          <table:table-cell office:value-type="float" office:value="4624" table:style-name="ce297">
            <text:p>4,624</text:p>
          </table:table-cell>
          <table:table-cell office:value-type="float" office:value="30" table:style-name="ce297">
            <text:p>30</text:p>
          </table:table-cell>
          <table:table-cell office:value-type="float" office:value="10" table:style-name="ce297">
            <text:p>10</text:p>
          </table:table-cell>
          <table:table-cell office:value-type="float" office:value="20" table:style-name="ce297">
            <text:p>20</text:p>
          </table:table-cell>
          <table:table-cell office:value-type="float" office:value="2.33" table:style-name="ce298">
            <text:p>2.33</text:p>
          </table:table-cell>
          <table:table-cell office:value-type="float" office:value="87117" table:style-name="ce297">
            <text:p>87,117</text:p>
          </table:table-cell>
          <table:table-cell office:value-type="float" office:value="89812" table:style-name="ce297">
            <text:p>89,812</text:p>
          </table:table-cell>
          <table:table-cell office:value-type="float" office:value="572675" table:style-name="ce297">
            <text:p>572,67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4<text:s/><text:span text:style-name="T6">月</text:span></text:p>
          </table:table-cell>
          <table:covered-table-cell/>
          <table:table-cell office:value-type="float" office:value="8854938" table:style-name="ce297">
            <text:p>8,854,938</text:p>
          </table:table-cell>
          <table:table-cell office:value-type="float" office:value="23591920" table:style-name="ce297">
            <text:p>23,591,920</text:p>
          </table:table-cell>
          <table:table-cell office:value-type="float" office:value="11694751" table:style-name="ce297">
            <text:p>11,694,751</text:p>
          </table:table-cell>
          <table:table-cell office:value-type="float" office:value="11897169" table:style-name="ce297">
            <text:p>11,897,169</text:p>
          </table:table-cell>
          <table:table-cell office:value-type="float" office:value="12864" table:style-name="ce297">
            <text:p>12,864</text:p>
          </table:table-cell>
          <table:table-cell office:value-type="float" office:value="6642" table:style-name="ce297">
            <text:p>6,642</text:p>
          </table:table-cell>
          <table:table-cell office:value-type="float" office:value="6222" table:style-name="ce297">
            <text:p>6,222</text:p>
          </table:table-cell>
          <table:table-cell office:value-type="float" office:value="6.65" table:style-name="ce298">
            <text:p>6.65</text:p>
          </table:table-cell>
          <table:table-cell office:value-type="float" office:value="14423" table:style-name="ce297">
            <text:p>14,423</text:p>
          </table:table-cell>
          <table:table-cell office:value-type="float" office:value="8417" table:style-name="ce297">
            <text:p>8,417</text:p>
          </table:table-cell>
          <table:table-cell office:value-type="float" office:value="6006" table:style-name="ce297">
            <text:p>6,006</text:p>
          </table:table-cell>
          <table:table-cell office:value-type="float" office:value="7.46" table:style-name="ce298">
            <text:p>7.46</text:p>
          </table:table-cell>
          <table:table-cell office:value-type="float" office:value="-1559" table:style-name="ce297">
            <text:p>–1,559</text:p>
          </table:table-cell>
          <table:table-cell office:value-type="float" office:value="-0.81" table:style-name="ce299">
            <text:p>–0.81</text:p>
          </table:table-cell>
          <table:table-cell office:value-type="float" office:value="6939" table:style-name="ce297">
            <text:p>6,939</text:p>
          </table:table-cell>
          <table:table-cell office:value-type="float" office:value="6807" table:style-name="ce297">
            <text:p>6,807</text:p>
          </table:table-cell>
          <table:table-cell office:value-type="float" office:value="132" table:style-name="ce297">
            <text:p>132</text:p>
          </table:table-cell>
          <table:table-cell office:value-type="float" office:value="39" table:style-name="ce297">
            <text:p>39</text:p>
          </table:table-cell>
          <table:table-cell office:value-type="float" office:value="93" table:style-name="ce297">
            <text:p>93</text:p>
          </table:table-cell>
          <table:table-cell office:value-type="float" office:value="3.59" table:style-name="ce298">
            <text:p>3.59</text:p>
          </table:table-cell>
          <table:table-cell office:value-type="float" office:value="4024" table:style-name="ce297">
            <text:p>4,024</text:p>
          </table:table-cell>
          <table:table-cell office:value-type="float" office:value="3989" table:style-name="ce297">
            <text:p>3,989</text:p>
          </table:table-cell>
          <table:table-cell office:value-type="float" office:value="35" table:style-name="ce297">
            <text:p>35</text:p>
          </table:table-cell>
          <table:table-cell office:value-type="float" office:value="11" table:style-name="ce297">
            <text:p>11</text:p>
          </table:table-cell>
          <table:table-cell office:value-type="float" office:value="24" table:style-name="ce297">
            <text:p>24</text:p>
          </table:table-cell>
          <table:table-cell office:value-type="float" office:value="2.08" table:style-name="ce298">
            <text:p>2.08</text:p>
          </table:table-cell>
          <table:table-cell office:value-type="float" office:value="74075" table:style-name="ce297">
            <text:p>74,075</text:p>
          </table:table-cell>
          <table:table-cell office:value-type="float" office:value="77089" table:style-name="ce297">
            <text:p>77,089</text:p>
          </table:table-cell>
          <table:table-cell office:value-type="float" office:value="573086" table:style-name="ce297">
            <text:p>573,086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5<text:s/><text:span text:style-name="T6">月</text:span></text:p>
          </table:table-cell>
          <table:covered-table-cell/>
          <table:table-cell office:value-type="float" office:value="8865759" table:style-name="ce297">
            <text:p>8,865,759</text:p>
          </table:table-cell>
          <table:table-cell office:value-type="float" office:value="23586562" table:style-name="ce297">
            <text:p>23,586,562</text:p>
          </table:table-cell>
          <table:table-cell office:value-type="float" office:value="11691334" table:style-name="ce297">
            <text:p>11,691,334</text:p>
          </table:table-cell>
          <table:table-cell office:value-type="float" office:value="11895228" table:style-name="ce297">
            <text:p>11,895,228</text:p>
          </table:table-cell>
          <table:table-cell office:value-type="float" office:value="12235" table:style-name="ce297">
            <text:p>12,235</text:p>
          </table:table-cell>
          <table:table-cell office:value-type="float" office:value="6403" table:style-name="ce297">
            <text:p>6,403</text:p>
          </table:table-cell>
          <table:table-cell office:value-type="float" office:value="5832" table:style-name="ce297">
            <text:p>5,832</text:p>
          </table:table-cell>
          <table:table-cell office:value-type="float" office:value="6.12" table:style-name="ce298">
            <text:p>6.12</text:p>
          </table:table-cell>
          <table:table-cell office:value-type="float" office:value="13272" table:style-name="ce297">
            <text:p>13,272</text:p>
          </table:table-cell>
          <table:table-cell office:value-type="float" office:value="7871" table:style-name="ce297">
            <text:p>7,871</text:p>
          </table:table-cell>
          <table:table-cell office:value-type="float" office:value="5401" table:style-name="ce297">
            <text:p>5,401</text:p>
          </table:table-cell>
          <table:table-cell office:value-type="float" office:value="6.64" table:style-name="ce298">
            <text:p>6.64</text:p>
          </table:table-cell>
          <table:table-cell office:value-type="float" office:value="-1037" table:style-name="ce297">
            <text:p>–1,037</text:p>
          </table:table-cell>
          <table:table-cell office:value-type="float" office:value="-0.52" table:style-name="ce299">
            <text:p>–0.52</text:p>
          </table:table-cell>
          <table:table-cell office:value-type="float" office:value="15370" table:style-name="ce297">
            <text:p>15,370</text:p>
          </table:table-cell>
          <table:table-cell office:value-type="float" office:value="14968" table:style-name="ce297">
            <text:p>14,968</text:p>
          </table:table-cell>
          <table:table-cell office:value-type="float" office:value="402" table:style-name="ce297">
            <text:p>402</text:p>
          </table:table-cell>
          <table:table-cell office:value-type="float" office:value="96" table:style-name="ce297">
            <text:p>96</text:p>
          </table:table-cell>
          <table:table-cell office:value-type="float" office:value="306" table:style-name="ce297">
            <text:p>306</text:p>
          </table:table-cell>
          <table:table-cell office:value-type="float" office:value="7.69" table:style-name="ce298">
            <text:p>7.69</text:p>
          </table:table-cell>
          <table:table-cell office:value-type="float" office:value="4447" table:style-name="ce297">
            <text:p>4,447</text:p>
          </table:table-cell>
          <table:table-cell office:value-type="float" office:value="4419" table:style-name="ce297">
            <text:p>4,419</text:p>
          </table:table-cell>
          <table:table-cell office:value-type="float" office:value="28" table:style-name="ce297">
            <text:p>28</text:p>
          </table:table-cell>
          <table:table-cell office:value-type="float" office:value="5" table:style-name="ce297">
            <text:p>5</text:p>
          </table:table-cell>
          <table:table-cell office:value-type="float" office:value="23" table:style-name="ce297">
            <text:p>23</text:p>
          </table:table-cell>
          <table:table-cell office:value-type="float" office:value="2.23" table:style-name="ce298">
            <text:p>2.23</text:p>
          </table:table-cell>
          <table:table-cell office:value-type="float" office:value="76367" table:style-name="ce297">
            <text:p>76,367</text:p>
          </table:table-cell>
          <table:table-cell office:value-type="float" office:value="80688" table:style-name="ce297">
            <text:p>80,688</text:p>
          </table:table-cell>
          <table:table-cell office:value-type="float" office:value="573469" table:style-name="ce297">
            <text:p>573,46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6<text:s/><text:span text:style-name="T6">月</text:span></text:p>
          </table:table-cell>
          <table:covered-table-cell/>
          <table:table-cell office:value-type="float" office:value="8874204" table:style-name="ce297">
            <text:p>8,874,204</text:p>
          </table:table-cell>
          <table:table-cell office:value-type="float" office:value="23583823" table:style-name="ce297">
            <text:p>23,583,823</text:p>
          </table:table-cell>
          <table:table-cell office:value-type="float" office:value="11689221" table:style-name="ce297">
            <text:p>11,689,221</text:p>
          </table:table-cell>
          <table:table-cell office:value-type="float" office:value="11894602" table:style-name="ce297">
            <text:p>11,894,602</text:p>
          </table:table-cell>
          <table:table-cell office:value-type="float" office:value="14247" table:style-name="ce297">
            <text:p>14,247</text:p>
          </table:table-cell>
          <table:table-cell office:value-type="float" office:value="7408" table:style-name="ce297">
            <text:p>7,408</text:p>
          </table:table-cell>
          <table:table-cell office:value-type="float" office:value="6839" table:style-name="ce297">
            <text:p>6,839</text:p>
          </table:table-cell>
          <table:table-cell office:value-type="float" office:value="7.37" table:style-name="ce298">
            <text:p>7.37</text:p>
          </table:table-cell>
          <table:table-cell office:value-type="float" office:value="13893" table:style-name="ce297">
            <text:p>13,893</text:p>
          </table:table-cell>
          <table:table-cell office:value-type="float" office:value="8120" table:style-name="ce297">
            <text:p>8,120</text:p>
          </table:table-cell>
          <table:table-cell office:value-type="float" office:value="5773" table:style-name="ce297">
            <text:p>5,773</text:p>
          </table:table-cell>
          <table:table-cell office:value-type="float" office:value="7.19" table:style-name="ce298">
            <text:p>7.19</text:p>
          </table:table-cell>
          <table:table-cell office:value-type="float" office:value="354" table:style-name="ce297">
            <text:p>354</text:p>
          </table:table-cell>
          <table:table-cell office:value-type="float" office:value="0.18" table:style-name="ce299">
            <text:p>0.18</text:p>
          </table:table-cell>
          <table:table-cell office:value-type="float" office:value="6889" table:style-name="ce297">
            <text:p>6,889</text:p>
          </table:table-cell>
          <table:table-cell office:value-type="float" office:value="6745" table:style-name="ce297">
            <text:p>6,745</text:p>
          </table:table-cell>
          <table:table-cell office:value-type="float" office:value="144" table:style-name="ce297">
            <text:p>144</text:p>
          </table:table-cell>
          <table:table-cell office:value-type="float" office:value="51" table:style-name="ce297">
            <text:p>51</text:p>
          </table:table-cell>
          <table:table-cell office:value-type="float" office:value="93" table:style-name="ce297">
            <text:p>93</text:p>
          </table:table-cell>
          <table:table-cell office:value-type="float" office:value="3.56" table:style-name="ce298">
            <text:p>3.56</text:p>
          </table:table-cell>
          <table:table-cell office:value-type="float" office:value="4259" table:style-name="ce297">
            <text:p>4,259</text:p>
          </table:table-cell>
          <table:table-cell office:value-type="float" office:value="4235" table:style-name="ce297">
            <text:p>4,235</text:p>
          </table:table-cell>
          <table:table-cell office:value-type="float" office:value="24" table:style-name="ce297">
            <text:p>24</text:p>
          </table:table-cell>
          <table:table-cell office:value-type="float" office:value="6" table:style-name="ce297">
            <text:p>6</text:p>
          </table:table-cell>
          <table:table-cell office:value-type="float" office:value="18" table:style-name="ce297">
            <text:p>18</text:p>
          </table:table-cell>
          <table:table-cell office:value-type="float" office:value="2.2000000000000002" table:style-name="ce298">
            <text:p>2.20</text:p>
          </table:table-cell>
          <table:table-cell office:value-type="float" office:value="72568" table:style-name="ce297">
            <text:p>72,568</text:p>
          </table:table-cell>
          <table:table-cell office:value-type="float" office:value="75661" table:style-name="ce297">
            <text:p>75,661</text:p>
          </table:table-cell>
          <table:table-cell office:value-type="float" office:value="573980" table:style-name="ce297">
            <text:p>573,980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7<text:s/><text:span text:style-name="T6">月</text:span></text:p>
          </table:table-cell>
          <table:covered-table-cell/>
          <table:table-cell office:value-type="float" office:value="8884763" table:style-name="ce297">
            <text:p>8,884,763</text:p>
          </table:table-cell>
          <table:table-cell office:value-type="float" office:value="23578705" table:style-name="ce297">
            <text:p>23,578,705</text:p>
          </table:table-cell>
          <table:table-cell office:value-type="float" office:value="11685947" table:style-name="ce297">
            <text:p>11,685,947</text:p>
          </table:table-cell>
          <table:table-cell office:value-type="float" office:value="11892758" table:style-name="ce297">
            <text:p>11,892,758</text:p>
          </table:table-cell>
          <table:table-cell office:value-type="float" office:value="12614" table:style-name="ce297">
            <text:p>12,614</text:p>
          </table:table-cell>
          <table:table-cell office:value-type="float" office:value="6582" table:style-name="ce297">
            <text:p>6,582</text:p>
          </table:table-cell>
          <table:table-cell office:value-type="float" office:value="6032" table:style-name="ce297">
            <text:p>6,032</text:p>
          </table:table-cell>
          <table:table-cell office:value-type="float" office:value="6.32" table:style-name="ce298">
            <text:p>6.32</text:p>
          </table:table-cell>
          <table:table-cell office:value-type="float" office:value="14533" table:style-name="ce297">
            <text:p>14,533</text:p>
          </table:table-cell>
          <table:table-cell office:value-type="float" office:value="8381" table:style-name="ce297">
            <text:p>8,381</text:p>
          </table:table-cell>
          <table:table-cell office:value-type="float" office:value="6152" table:style-name="ce297">
            <text:p>6,152</text:p>
          </table:table-cell>
          <table:table-cell office:value-type="float" office:value="7.28" table:style-name="ce298">
            <text:p>7.28</text:p>
          </table:table-cell>
          <table:table-cell office:value-type="float" office:value="-1919" table:style-name="ce297">
            <text:p>–1,919</text:p>
          </table:table-cell>
          <table:table-cell office:value-type="float" office:value="-0.96" table:style-name="ce299">
            <text:p>–0.96</text:p>
          </table:table-cell>
          <table:table-cell office:value-type="float" office:value="8324" table:style-name="ce297">
            <text:p>8,324</text:p>
          </table:table-cell>
          <table:table-cell office:value-type="float" office:value="8170" table:style-name="ce297">
            <text:p>8,170</text:p>
          </table:table-cell>
          <table:table-cell office:value-type="float" office:value="154" table:style-name="ce297">
            <text:p>154</text:p>
          </table:table-cell>
          <table:table-cell office:value-type="float" office:value="44" table:style-name="ce297">
            <text:p>44</text:p>
          </table:table-cell>
          <table:table-cell office:value-type="float" office:value="110" table:style-name="ce297">
            <text:p>110</text:p>
          </table:table-cell>
          <table:table-cell office:value-type="float" office:value="4.17" table:style-name="ce298">
            <text:p>4.17</text:p>
          </table:table-cell>
          <table:table-cell office:value-type="float" office:value="4905" table:style-name="ce297">
            <text:p>4,905</text:p>
          </table:table-cell>
          <table:table-cell office:value-type="float" office:value="4867" table:style-name="ce297">
            <text:p>4,867</text:p>
          </table:table-cell>
          <table:table-cell office:value-type="float" office:value="38" table:style-name="ce297">
            <text:p>38</text:p>
          </table:table-cell>
          <table:table-cell office:value-type="float" office:value="7" table:style-name="ce297">
            <text:p>7</text:p>
          </table:table-cell>
          <table:table-cell office:value-type="float" office:value="31" table:style-name="ce297">
            <text:p>31</text:p>
          </table:table-cell>
          <table:table-cell office:value-type="float" office:value="2.46" table:style-name="ce298">
            <text:p>2.46</text:p>
          </table:table-cell>
          <table:table-cell office:value-type="float" office:value="88137" table:style-name="ce297">
            <text:p>88,137</text:p>
          </table:table-cell>
          <table:table-cell office:value-type="float" office:value="91336" table:style-name="ce297">
            <text:p>91,336</text:p>
          </table:table-cell>
          <table:table-cell office:value-type="float" office:value="574508" table:style-name="ce297">
            <text:p>574,508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8<text:s/><text:span text:style-name="T6">月</text:span></text:p>
          </table:table-cell>
          <table:covered-table-cell/>
          <table:table-cell office:value-type="float" office:value="8903119" table:style-name="ce297">
            <text:p>8,903,119</text:p>
          </table:table-cell>
          <table:table-cell office:value-type="float" office:value="23574334" table:style-name="ce297">
            <text:p>23,574,334</text:p>
          </table:table-cell>
          <table:table-cell office:value-type="float" office:value="11683160" table:style-name="ce297">
            <text:p>11,683,160</text:p>
          </table:table-cell>
          <table:table-cell office:value-type="float" office:value="11891174" table:style-name="ce297">
            <text:p>11,891,174</text:p>
          </table:table-cell>
          <table:table-cell office:value-type="float" office:value="12787" table:style-name="ce297">
            <text:p>12,787</text:p>
          </table:table-cell>
          <table:table-cell office:value-type="float" office:value="6638" table:style-name="ce297">
            <text:p>6,638</text:p>
          </table:table-cell>
          <table:table-cell office:value-type="float" office:value="6149" table:style-name="ce297">
            <text:p>6,149</text:p>
          </table:table-cell>
          <table:table-cell office:value-type="float" office:value="6.4" table:style-name="ce298">
            <text:p>6.40</text:p>
          </table:table-cell>
          <table:table-cell office:value-type="float" office:value="13301" table:style-name="ce297">
            <text:p>13,301</text:p>
          </table:table-cell>
          <table:table-cell office:value-type="float" office:value="7767" table:style-name="ce297">
            <text:p>7,767</text:p>
          </table:table-cell>
          <table:table-cell office:value-type="float" office:value="5534" table:style-name="ce297">
            <text:p>5,534</text:p>
          </table:table-cell>
          <table:table-cell office:value-type="float" office:value="6.66" table:style-name="ce298">
            <text:p>6.66</text:p>
          </table:table-cell>
          <table:table-cell office:value-type="float" office:value="-514" table:style-name="ce297">
            <text:p>–514</text:p>
          </table:table-cell>
          <table:table-cell office:value-type="float" office:value="-0.26" table:style-name="ce299">
            <text:p>–0.26</text:p>
          </table:table-cell>
          <table:table-cell office:value-type="float" office:value="6583" table:style-name="ce297">
            <text:p>6,583</text:p>
          </table:table-cell>
          <table:table-cell office:value-type="float" office:value="6422" table:style-name="ce297">
            <text:p>6,422</text:p>
          </table:table-cell>
          <table:table-cell office:value-type="float" office:value="161" table:style-name="ce297">
            <text:p>161</text:p>
          </table:table-cell>
          <table:table-cell office:value-type="float" office:value="64" table:style-name="ce297">
            <text:p>64</text:p>
          </table:table-cell>
          <table:table-cell office:value-type="float" office:value="97" table:style-name="ce297">
            <text:p>97</text:p>
          </table:table-cell>
          <table:table-cell office:value-type="float" office:value="3.3" table:style-name="ce298">
            <text:p>3.30</text:p>
          </table:table-cell>
          <table:table-cell office:value-type="float" office:value="4379" table:style-name="ce297">
            <text:p>4,379</text:p>
          </table:table-cell>
          <table:table-cell office:value-type="float" office:value="4350" table:style-name="ce297">
            <text:p>4,350</text:p>
          </table:table-cell>
          <table:table-cell office:value-type="float" office:value="29" table:style-name="ce297">
            <text:p>29</text:p>
          </table:table-cell>
          <table:table-cell office:value-type="float" office:value="9" table:style-name="ce297">
            <text:p>9</text:p>
          </table:table-cell>
          <table:table-cell office:value-type="float" office:value="20" table:style-name="ce297">
            <text:p>20</text:p>
          </table:table-cell>
          <table:table-cell office:value-type="float" office:value="2.19" table:style-name="ce298">
            <text:p>2.19</text:p>
          </table:table-cell>
          <table:table-cell office:value-type="float" office:value="89396" table:style-name="ce297">
            <text:p>89,396</text:p>
          </table:table-cell>
          <table:table-cell office:value-type="float" office:value="93253" table:style-name="ce297">
            <text:p>93,253</text:p>
          </table:table-cell>
          <table:table-cell office:value-type="float" office:value="575067" table:style-name="ce297">
            <text:p>575,06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9<text:s/><text:span text:style-name="T6">月</text:span></text:p>
          </table:table-cell>
          <table:covered-table-cell/>
          <table:table-cell office:value-type="float" office:value="8921682" table:style-name="ce297">
            <text:p>8,921,682</text:p>
          </table:table-cell>
          <table:table-cell office:value-type="float" office:value="23568378" table:style-name="ce297">
            <text:p>23,568,378</text:p>
          </table:table-cell>
          <table:table-cell office:value-type="float" office:value="11679669" table:style-name="ce297">
            <text:p>11,679,669</text:p>
          </table:table-cell>
          <table:table-cell office:value-type="float" office:value="11888709" table:style-name="ce297">
            <text:p>11,888,709</text:p>
          </table:table-cell>
          <table:table-cell office:value-type="float" office:value="13854" table:style-name="ce297">
            <text:p>13,854</text:p>
          </table:table-cell>
          <table:table-cell office:value-type="float" office:value="7318" table:style-name="ce297">
            <text:p>7,318</text:p>
          </table:table-cell>
          <table:table-cell office:value-type="float" office:value="6536" table:style-name="ce297">
            <text:p>6,536</text:p>
          </table:table-cell>
          <table:table-cell office:value-type="float" office:value="7.17" table:style-name="ce298">
            <text:p>7.17</text:p>
          </table:table-cell>
          <table:table-cell office:value-type="float" office:value="13876" table:style-name="ce297">
            <text:p>13,876</text:p>
          </table:table-cell>
          <table:table-cell office:value-type="float" office:value="8136" table:style-name="ce297">
            <text:p>8,136</text:p>
          </table:table-cell>
          <table:table-cell office:value-type="float" office:value="5740" table:style-name="ce297">
            <text:p>5,740</text:p>
          </table:table-cell>
          <table:table-cell office:value-type="float" office:value="7.18" table:style-name="ce298">
            <text:p>7.18</text:p>
          </table:table-cell>
          <table:table-cell office:value-type="float" office:value="-22" table:style-name="ce297">
            <text:p>–22</text:p>
          </table:table-cell>
          <table:table-cell office:value-type="float" office:value="-0.01" table:style-name="ce299">
            <text:p>–0.01</text:p>
          </table:table-cell>
          <table:table-cell office:value-type="float" office:value="7242" table:style-name="ce297">
            <text:p>7,242</text:p>
          </table:table-cell>
          <table:table-cell office:value-type="float" office:value="7063" table:style-name="ce297">
            <text:p>7,063</text:p>
          </table:table-cell>
          <table:table-cell office:value-type="float" office:value="179" table:style-name="ce297">
            <text:p>179</text:p>
          </table:table-cell>
          <table:table-cell office:value-type="float" office:value="46" table:style-name="ce297">
            <text:p>46</text:p>
          </table:table-cell>
          <table:table-cell office:value-type="float" office:value="133" table:style-name="ce297">
            <text:p>133</text:p>
          </table:table-cell>
          <table:table-cell office:value-type="float" office:value="3.75" table:style-name="ce298">
            <text:p>3.75</text:p>
          </table:table-cell>
          <table:table-cell office:value-type="float" office:value="4516" table:style-name="ce297">
            <text:p>4,516</text:p>
          </table:table-cell>
          <table:table-cell office:value-type="float" office:value="4492" table:style-name="ce297">
            <text:p>4,492</text:p>
          </table:table-cell>
          <table:table-cell office:value-type="float" office:value="24" table:style-name="ce297">
            <text:p>24</text:p>
          </table:table-cell>
          <table:table-cell office:value-type="float" office:value="5" table:style-name="ce297">
            <text:p>5</text:p>
          </table:table-cell>
          <table:table-cell office:value-type="float" office:value="19" table:style-name="ce297">
            <text:p>19</text:p>
          </table:table-cell>
          <table:table-cell office:value-type="float" office:value="2.34" table:style-name="ce298">
            <text:p>2.34</text:p>
          </table:table-cell>
          <table:table-cell office:value-type="float" office:value="92416" table:style-name="ce297">
            <text:p>92,416</text:p>
          </table:table-cell>
          <table:table-cell office:value-type="float" office:value="98350" table:style-name="ce297">
            <text:p>98,350</text:p>
          </table:table-cell>
          <table:table-cell office:value-type="float" office:value="575555" table:style-name="ce297">
            <text:p>575,55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0<text:s/><text:span text:style-name="T6">月</text:span></text:p>
          </table:table-cell>
          <table:covered-table-cell/>
          <table:table-cell office:value-type="float" office:value="8923738" table:style-name="ce297">
            <text:p>8,923,738</text:p>
          </table:table-cell>
          <table:table-cell office:value-type="float" office:value="23566471" table:style-name="ce297">
            <text:p>23,566,471</text:p>
          </table:table-cell>
          <table:table-cell office:value-type="float" office:value="11677788" table:style-name="ce297">
            <text:p>11,677,788</text:p>
          </table:table-cell>
          <table:table-cell office:value-type="float" office:value="11888683" table:style-name="ce297">
            <text:p>11,888,683</text:p>
          </table:table-cell>
          <table:table-cell office:value-type="float" office:value="14031" table:style-name="ce297">
            <text:p>14,031</text:p>
          </table:table-cell>
          <table:table-cell office:value-type="float" office:value="7205" table:style-name="ce297">
            <text:p>7,205</text:p>
          </table:table-cell>
          <table:table-cell office:value-type="float" office:value="6826" table:style-name="ce297">
            <text:p>6,826</text:p>
          </table:table-cell>
          <table:table-cell office:value-type="float" office:value="7.03" table:style-name="ce298">
            <text:p>7.03</text:p>
          </table:table-cell>
          <table:table-cell office:value-type="float" office:value="13542" table:style-name="ce297">
            <text:p>13,542</text:p>
          </table:table-cell>
          <table:table-cell office:value-type="float" office:value="7938" table:style-name="ce297">
            <text:p>7,938</text:p>
          </table:table-cell>
          <table:table-cell office:value-type="float" office:value="5604" table:style-name="ce297">
            <text:p>5,604</text:p>
          </table:table-cell>
          <table:table-cell office:value-type="float" office:value="6.78" table:style-name="ce298">
            <text:p>6.78</text:p>
          </table:table-cell>
          <table:table-cell office:value-type="float" office:value="489" table:style-name="ce297">
            <text:p>489</text:p>
          </table:table-cell>
          <table:table-cell office:value-type="float" office:value="0.24" table:style-name="ce299">
            <text:p>0.24</text:p>
          </table:table-cell>
          <table:table-cell office:value-type="float" office:value="12384" table:style-name="ce297">
            <text:p>12,384</text:p>
          </table:table-cell>
          <table:table-cell office:value-type="float" office:value="12204" table:style-name="ce297">
            <text:p>12,204</text:p>
          </table:table-cell>
          <table:table-cell office:value-type="float" office:value="180" table:style-name="ce297">
            <text:p>180</text:p>
          </table:table-cell>
          <table:table-cell office:value-type="float" office:value="50" table:style-name="ce297">
            <text:p>50</text:p>
          </table:table-cell>
          <table:table-cell office:value-type="float" office:value="130" table:style-name="ce297">
            <text:p>130</text:p>
          </table:table-cell>
          <table:table-cell office:value-type="float" office:value="6.2" table:style-name="ce298">
            <text:p>6.20</text:p>
          </table:table-cell>
          <table:table-cell office:value-type="float" office:value="4043" table:style-name="ce297">
            <text:p>4,043</text:p>
          </table:table-cell>
          <table:table-cell office:value-type="float" office:value="4017" table:style-name="ce297">
            <text:p>4,017</text:p>
          </table:table-cell>
          <table:table-cell office:value-type="float" office:value="26" table:style-name="ce297">
            <text:p>26</text:p>
          </table:table-cell>
          <table:table-cell office:value-type="float" office:value="9" table:style-name="ce297">
            <text:p>9</text:p>
          </table:table-cell>
          <table:table-cell office:value-type="float" office:value="17" table:style-name="ce297">
            <text:p>17</text:p>
          </table:table-cell>
          <table:table-cell office:value-type="float" office:value="2.0299999999999998" table:style-name="ce298">
            <text:p>2.03</text:p>
          </table:table-cell>
          <table:table-cell office:value-type="float" office:value="63402" table:style-name="ce297">
            <text:p>63,402</text:p>
          </table:table-cell>
          <table:table-cell office:value-type="float" office:value="65798" table:style-name="ce297">
            <text:p>65,798</text:p>
          </table:table-cell>
          <table:table-cell office:value-type="float" office:value="575967" table:style-name="ce297">
            <text:p>575,96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1<text:s/><text:span text:style-name="T6">月</text:span></text:p>
          </table:table-cell>
          <table:covered-table-cell/>
          <table:table-cell office:value-type="float" office:value="8928167" table:style-name="ce297">
            <text:p>8,928,167</text:p>
          </table:table-cell>
          <table:table-cell office:value-type="float" office:value="23563356" table:style-name="ce297">
            <text:p>23,563,356</text:p>
          </table:table-cell>
          <table:table-cell office:value-type="float" office:value="11675605" table:style-name="ce297">
            <text:p>11,675,605</text:p>
          </table:table-cell>
          <table:table-cell office:value-type="float" office:value="11887751" table:style-name="ce297">
            <text:p>11,887,751</text:p>
          </table:table-cell>
          <table:table-cell office:value-type="float" office:value="14656" table:style-name="ce297">
            <text:p>14,656</text:p>
          </table:table-cell>
          <table:table-cell office:value-type="float" office:value="7659" table:style-name="ce297">
            <text:p>7,659</text:p>
          </table:table-cell>
          <table:table-cell office:value-type="float" office:value="6997" table:style-name="ce297">
            <text:p>6,997</text:p>
          </table:table-cell>
          <table:table-cell office:value-type="float" office:value="7.587380510973774" table:style-name="ce298">
            <text:p>7.59</text:p>
          </table:table-cell>
          <table:table-cell office:value-type="float" office:value="14141" table:style-name="ce297">
            <text:p>14,141</text:p>
          </table:table-cell>
          <table:table-cell office:value-type="float" office:value="8271" table:style-name="ce297">
            <text:p>8,271</text:p>
          </table:table-cell>
          <table:table-cell office:value-type="float" office:value="5870" table:style-name="ce297">
            <text:p>5,870</text:p>
          </table:table-cell>
          <table:table-cell office:value-type="float" office:value="7.3207660893613626" table:style-name="ce298">
            <text:p>7.32</text:p>
          </table:table-cell>
          <table:table-cell office:value-type="float" office:value="515" table:style-name="ce297">
            <text:p>515</text:p>
          </table:table-cell>
          <table:table-cell office:value-type="float" office:value="0.26661442161241089" table:style-name="ce299">
            <text:p>0.27</text:p>
          </table:table-cell>
          <table:table-cell office:value-type="float" office:value="9186" table:style-name="ce297">
            <text:p>9,186</text:p>
          </table:table-cell>
          <table:table-cell office:value-type="float" office:value="9023" table:style-name="ce297">
            <text:p>9,023</text:p>
          </table:table-cell>
          <table:table-cell office:value-type="float" office:value="163" table:style-name="ce297">
            <text:p>163</text:p>
          </table:table-cell>
          <table:table-cell office:value-type="float" office:value="35" table:style-name="ce297">
            <text:p>35</text:p>
          </table:table-cell>
          <table:table-cell office:value-type="float" office:value="128" table:style-name="ce297">
            <text:p>128</text:p>
          </table:table-cell>
          <table:table-cell office:value-type="float" office:value="4.755572964915741" table:style-name="ce298">
            <text:p>4.76</text:p>
          </table:table-cell>
          <table:table-cell office:value-type="float" office:value="4209" table:style-name="ce297">
            <text:p>4,209</text:p>
          </table:table-cell>
          <table:table-cell office:value-type="float" office:value="4171" table:style-name="ce297">
            <text:p>4,171</text:p>
          </table:table-cell>
          <table:table-cell office:value-type="float" office:value="38" table:style-name="ce297">
            <text:p>38</text:p>
          </table:table-cell>
          <table:table-cell office:value-type="float" office:value="13" table:style-name="ce297">
            <text:p>13</text:p>
          </table:table-cell>
          <table:table-cell office:value-type="float" office:value="25" table:style-name="ce297">
            <text:p>25</text:p>
          </table:table-cell>
          <table:table-cell office:value-type="float" office:value="2.1789904865371597" table:style-name="ce298">
            <text:p>2.18</text:p>
          </table:table-cell>
          <table:table-cell office:value-type="float" office:value="68722" table:style-name="ce297">
            <text:p>68,722</text:p>
          </table:table-cell>
          <table:table-cell office:value-type="float" office:value="72352" table:style-name="ce297">
            <text:p>72,352</text:p>
          </table:table-cell>
          <table:table-cell office:value-type="float" office:value="576374" table:style-name="ce297">
            <text:p>576,37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2<text:s/><text:span text:style-name="T6">月</text:span></text:p>
          </table:table-cell>
          <table:covered-table-cell/>
          <table:table-cell office:value-type="float" office:value="8933814" table:style-name="ce297">
            <text:p>8,933,814</text:p>
          </table:table-cell>
          <table:table-cell office:value-type="float" office:value="23561236" table:style-name="ce297">
            <text:p>23,561,236</text:p>
          </table:table-cell>
          <table:table-cell office:value-type="float" office:value="11673765" table:style-name="ce297">
            <text:p>11,673,765</text:p>
          </table:table-cell>
          <table:table-cell office:value-type="float" office:value="11887471" table:style-name="ce297">
            <text:p>11,887,471</text:p>
          </table:table-cell>
          <table:table-cell office:value-type="float" office:value="17547" table:style-name="ce297">
            <text:p>17,547</text:p>
          </table:table-cell>
          <table:table-cell office:value-type="float" office:value="9039" table:style-name="ce297">
            <text:p>9,039</text:p>
          </table:table-cell>
          <table:table-cell office:value-type="float" office:value="8508" table:style-name="ce297">
            <text:p>8,508</text:p>
          </table:table-cell>
          <table:table-cell office:value-type="float" office:value="8.7923437703869318" table:style-name="ce298">
            <text:p>8.79</text:p>
          </table:table-cell>
          <table:table-cell office:value-type="float" office:value="15208" table:style-name="ce297">
            <text:p>15,208</text:p>
          </table:table-cell>
          <table:table-cell office:value-type="float" office:value="8944" table:style-name="ce297">
            <text:p>8,944</text:p>
          </table:table-cell>
          <table:table-cell office:value-type="float" office:value="6264" table:style-name="ce297">
            <text:p>6,264</text:p>
          </table:table-cell>
          <table:table-cell office:value-type="float" office:value="7.6203319120102826" table:style-name="ce298">
            <text:p>7.62</text:p>
          </table:table-cell>
          <table:table-cell office:value-type="float" office:value="2339" table:style-name="ce297">
            <text:p>2,339</text:p>
          </table:table-cell>
          <table:table-cell office:value-type="float" office:value="1.1720118583766475" table:style-name="ce299">
            <text:p>1.17</text:p>
          </table:table-cell>
          <table:table-cell office:value-type="float" office:value="15638" table:style-name="ce297">
            <text:p>15,638</text:p>
          </table:table-cell>
          <table:table-cell office:value-type="float" office:value="15380" table:style-name="ce297">
            <text:p>15,380</text:p>
          </table:table-cell>
          <table:table-cell office:value-type="float" office:value="258" table:style-name="ce297">
            <text:p>258</text:p>
          </table:table-cell>
          <table:table-cell office:value-type="float" office:value="55" table:style-name="ce297">
            <text:p>55</text:p>
          </table:table-cell>
          <table:table-cell office:value-type="float" office:value="203" table:style-name="ce297">
            <text:p>203</text:p>
          </table:table-cell>
          <table:table-cell office:value-type="float" office:value="7.8357936901641763" table:style-name="ce298">
            <text:p>7.84</text:p>
          </table:table-cell>
          <table:table-cell office:value-type="float" office:value="4338" table:style-name="ce297">
            <text:p>4,338</text:p>
          </table:table-cell>
          <table:table-cell office:value-type="float" office:value="4287" table:style-name="ce297">
            <text:p>4,287</text:p>
          </table:table-cell>
          <table:table-cell office:value-type="float" office:value="51" table:style-name="ce297">
            <text:p>51</text:p>
          </table:table-cell>
          <table:table-cell office:value-type="float" office:value="11" table:style-name="ce297">
            <text:p>11</text:p>
          </table:table-cell>
          <table:table-cell office:value-type="float" office:value="40" table:style-name="ce297">
            <text:p>40</text:p>
          </table:table-cell>
          <table:table-cell office:value-type="float" office:value="2.1736585898409131" table:style-name="ce298">
            <text:p>2.17</text:p>
          </table:table-cell>
          <table:table-cell office:value-type="float" office:value="77830" table:style-name="ce297">
            <text:p>77,830</text:p>
          </table:table-cell>
          <table:table-cell office:value-type="float" office:value="82289" table:style-name="ce297">
            <text:p>82,289</text:p>
          </table:table-cell>
          <table:table-cell office:value-type="float" office:value="576792" table:style-name="ce297">
            <text:p>576,792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10<text:span text:style-name="T8">年</text:span></text:p>
          </table:table-cell>
          <table:covered-table-cell/>
          <table:table-cell office:value-type="float" office:value="9006580" table:style-name="ce289">
            <text:p>9,006,580</text:p>
          </table:table-cell>
          <table:table-cell office:value-type="float" office:value="23375314" table:style-name="ce289">
            <text:p>23,375,314</text:p>
          </table:table-cell>
          <table:table-cell office:value-type="float" office:value="11578696" table:style-name="ce289">
            <text:p>11,578,696</text:p>
          </table:table-cell>
          <table:table-cell office:value-type="float" office:value="11796618" table:style-name="ce289">
            <text:p>11,796,618</text:p>
          </table:table-cell>
          <table:table-cell office:value-type="float" office:value="153820" table:style-name="ce289">
            <text:p>153,820</text:p>
          </table:table-cell>
          <table:table-cell office:value-type="float" office:value="79513" table:style-name="ce289">
            <text:p>79,513</text:p>
          </table:table-cell>
          <table:table-cell office:value-type="float" office:value="74307" table:style-name="ce289">
            <text:p>74,307</text:p>
          </table:table-cell>
          <table:table-cell office:value-type="float" office:value="6.5543803283368716" table:style-name="ce300">
            <text:p>6.55</text:p>
          </table:table-cell>
          <table:table-cell office:value-type="float" office:value="183732" table:style-name="ce289">
            <text:p>183,732</text:p>
          </table:table-cell>
          <table:table-cell office:value-type="float" office:value="106877" table:style-name="ce289">
            <text:p>106,877</text:p>
          </table:table-cell>
          <table:table-cell office:value-type="float" office:value="76855" table:style-name="ce289">
            <text:p>76,855</text:p>
          </table:table-cell>
          <table:table-cell office:value-type="float" office:value="7.8289520640098162" table:style-name="ce300">
            <text:p>7.83</text:p>
          </table:table-cell>
          <table:table-cell office:value-type="float" office:value="-29912" table:style-name="ce289">
            <text:p>–29,912</text:p>
          </table:table-cell>
          <table:table-cell office:value-type="float" office:value="-1.2745717356729458" table:style-name="ce301">
            <text:p>–1.27</text:p>
          </table:table-cell>
          <table:table-cell office:value-type="float" office:value="114606" table:style-name="ce289">
            <text:p>114,606</text:p>
          </table:table-cell>
          <table:table-cell office:value-type="float" office:value="112750" table:style-name="ce289">
            <text:p>112,750</text:p>
          </table:table-cell>
          <table:table-cell office:value-type="float" office:value="1856" table:style-name="ce289">
            <text:p>1,856</text:p>
          </table:table-cell>
          <table:table-cell office:value-type="float" office:value="535" table:style-name="ce289">
            <text:p>535</text:p>
          </table:table-cell>
          <table:table-cell office:value-type="float" office:value="1321" table:style-name="ce289">
            <text:p>1,321</text:p>
          </table:table-cell>
          <table:table-cell office:value-type="float" office:value="4.8834437128421246" table:style-name="ce300">
            <text:p>4.88</text:p>
          </table:table-cell>
          <table:table-cell office:value-type="float" office:value="47887" table:style-name="ce289">
            <text:p>47,887</text:p>
          </table:table-cell>
          <table:table-cell office:value-type="float" office:value="47379" table:style-name="ce289">
            <text:p>47,379</text:p>
          </table:table-cell>
          <table:table-cell office:value-type="float" office:value="508" table:style-name="ce289">
            <text:p>508</text:p>
          </table:table-cell>
          <table:table-cell office:value-type="float" office:value="126" table:style-name="ce289">
            <text:p>126</text:p>
          </table:table-cell>
          <table:table-cell office:value-type="float" office:value="382" table:style-name="ce289">
            <text:p>382</text:p>
          </table:table-cell>
          <table:table-cell office:value-type="float" office:value="2.040499354980287" table:style-name="ce300">
            <text:p>2.04</text:p>
          </table:table-cell>
          <table:table-cell office:value-type="float" office:value="920703" table:style-name="ce289">
            <text:p>920,703</text:p>
          </table:table-cell>
          <table:table-cell office:value-type="float" office:value="1076713" table:style-name="ce289">
            <text:p>1,076,713</text:p>
          </table:table-cell>
          <table:table-cell office:value-type="float" office:value="580758" table:style-name="ce289">
            <text:p>580,758</text:p>
          </table:table-cell>
          <table:table-cell table:number-columns-repeated="16353" table:style-name="ce302"/>
        </table:table-row>
        <table:table-row table:style-name="ro7" table:visibility="collapse">
          <table:table-cell office:value-type="string" table:number-columns-spanned="2" table:number-rows-spanned="1" table:style-name="ce296">
            <text:p>1<text:s/><text:span text:style-name="T6">月</text:span></text:p>
          </table:table-cell>
          <table:covered-table-cell/>
          <table:table-cell office:value-type="float" office:value="8938484" table:style-name="ce297">
            <text:p>8,938,484</text:p>
          </table:table-cell>
          <table:table-cell office:value-type="float" office:value="23548633" table:style-name="ce297">
            <text:p>23,548,633</text:p>
          </table:table-cell>
          <table:table-cell office:value-type="float" office:value="11666663" table:style-name="ce297">
            <text:p>11,666,663</text:p>
          </table:table-cell>
          <table:table-cell office:value-type="float" office:value="11881970" table:style-name="ce297">
            <text:p>11,881,970</text:p>
          </table:table-cell>
          <table:table-cell office:value-type="float" office:value="9601" table:style-name="ce297">
            <text:p>9,601</text:p>
          </table:table-cell>
          <table:table-cell office:value-type="float" office:value="4906" table:style-name="ce297">
            <text:p>4,906</text:p>
          </table:table-cell>
          <table:table-cell office:value-type="float" office:value="4695" table:style-name="ce297">
            <text:p>4,695</text:p>
          </table:table-cell>
          <table:table-cell office:value-type="float" office:value="4.7991656380137471" table:style-name="ce298">
            <text:p>4.80</text:p>
          </table:table-cell>
          <table:table-cell office:value-type="float" office:value="16332" table:style-name="ce297">
            <text:p>16,332</text:p>
          </table:table-cell>
          <table:table-cell office:value-type="float" office:value="9566" table:style-name="ce297">
            <text:p>9,566</text:p>
          </table:table-cell>
          <table:table-cell office:value-type="float" office:value="6766" table:style-name="ce297">
            <text:p>6,766</text:p>
          </table:table-cell>
          <table:table-cell office:value-type="float" office:value="8.1637301531132707" table:style-name="ce298">
            <text:p>8.16</text:p>
          </table:table-cell>
          <table:table-cell office:value-type="float" office:value="-6731" table:style-name="ce297">
            <text:p>–6,731</text:p>
          </table:table-cell>
          <table:table-cell office:value-type="float" office:value="-3.3645645150995236" table:style-name="ce299">
            <text:p>–3.36</text:p>
          </table:table-cell>
          <table:table-cell office:value-type="float" office:value="10619" table:style-name="ce297">
            <text:p>10,619</text:p>
          </table:table-cell>
          <table:table-cell office:value-type="float" office:value="10486" table:style-name="ce297">
            <text:p>10,486</text:p>
          </table:table-cell>
          <table:table-cell office:value-type="float" office:value="133" table:style-name="ce297">
            <text:p>133</text:p>
          </table:table-cell>
          <table:table-cell office:value-type="float" office:value="42" table:style-name="ce297">
            <text:p>42</text:p>
          </table:table-cell>
          <table:table-cell office:value-type="float" office:value="91" table:style-name="ce297">
            <text:p>91</text:p>
          </table:table-cell>
          <table:table-cell office:value-type="float" office:value="5.3080241547826237" table:style-name="ce298">
            <text:p>5.31</text:p>
          </table:table-cell>
          <table:table-cell office:value-type="float" office:value="3601" table:style-name="ce297">
            <text:p>3,601</text:p>
          </table:table-cell>
          <table:table-cell office:value-type="float" office:value="3566" table:style-name="ce297">
            <text:p>3,566</text:p>
          </table:table-cell>
          <table:table-cell office:value-type="float" office:value="35" table:style-name="ce297">
            <text:p>35</text:p>
          </table:table-cell>
          <table:table-cell office:value-type="float" office:value="9" table:style-name="ce297">
            <text:p>9</text:p>
          </table:table-cell>
          <table:table-cell office:value-type="float" office:value="26" table:style-name="ce297">
            <text:p>26</text:p>
          </table:table-cell>
          <table:table-cell office:value-type="float" office:value="1.799999527391678" table:style-name="ce298">
            <text:p>1.80</text:p>
          </table:table-cell>
          <table:table-cell office:value-type="float" office:value="69158" table:style-name="ce297">
            <text:p>69,158</text:p>
          </table:table-cell>
          <table:table-cell office:value-type="float" office:value="75030" table:style-name="ce297">
            <text:p>75,030</text:p>
          </table:table-cell>
          <table:table-cell office:value-type="float" office:value="577029" table:style-name="ce297">
            <text:p>577,02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2<text:s/><text:span text:style-name="T6">月</text:span></text:p>
          </table:table-cell>
          <table:covered-table-cell/>
          <table:table-cell office:value-type="float" office:value="8942698" table:style-name="ce297">
            <text:p>8,942,698</text:p>
          </table:table-cell>
          <table:table-cell office:value-type="float" office:value="23539588" table:style-name="ce297">
            <text:p>23,539,588</text:p>
          </table:table-cell>
          <table:table-cell office:value-type="float" office:value="11661640" table:style-name="ce297">
            <text:p>11,661,640</text:p>
          </table:table-cell>
          <table:table-cell office:value-type="float" office:value="11877948" table:style-name="ce297">
            <text:p>11,877,948</text:p>
          </table:table-cell>
          <table:table-cell office:value-type="float" office:value="11497" table:style-name="ce297">
            <text:p>11,497</text:p>
          </table:table-cell>
          <table:table-cell office:value-type="float" office:value="6028" table:style-name="ce297">
            <text:p>6,028</text:p>
          </table:table-cell>
          <table:table-cell office:value-type="float" office:value="5469" table:style-name="ce297">
            <text:p>5,469</text:p>
          </table:table-cell>
          <table:table-cell office:value-type="float" office:value="6.3655667578886508" table:style-name="ce298">
            <text:p>6.37</text:p>
          </table:table-cell>
          <table:table-cell office:value-type="float" office:value="14856" table:style-name="ce297">
            <text:p>14,856</text:p>
          </table:table-cell>
          <table:table-cell office:value-type="float" office:value="8561" table:style-name="ce297">
            <text:p>8,561</text:p>
          </table:table-cell>
          <table:table-cell office:value-type="float" office:value="6295" table:style-name="ce297">
            <text:p>6,295</text:p>
          </table:table-cell>
          <table:table-cell office:value-type="float" office:value="8.2253509398272406" table:style-name="ce298">
            <text:p>8.23</text:p>
          </table:table-cell>
          <table:table-cell office:value-type="float" office:value="-3359" table:style-name="ce297">
            <text:p>–3,359</text:p>
          </table:table-cell>
          <table:table-cell office:value-type="float" office:value="-1.8597841819385907" table:style-name="ce299">
            <text:p>–1.86</text:p>
          </table:table-cell>
          <table:table-cell office:value-type="float" office:value="7710" table:style-name="ce297">
            <text:p>7,710</text:p>
          </table:table-cell>
          <table:table-cell office:value-type="float" office:value="7581" table:style-name="ce297">
            <text:p>7,581</text:p>
          </table:table-cell>
          <table:table-cell office:value-type="float" office:value="129" table:style-name="ce297">
            <text:p>129</text:p>
          </table:table-cell>
          <table:table-cell office:value-type="float" office:value="41" table:style-name="ce297">
            <text:p>41</text:p>
          </table:table-cell>
          <table:table-cell office:value-type="float" office:value="88" table:style-name="ce297">
            <text:p>88</text:p>
          </table:table-cell>
          <table:table-cell office:value-type="float" office:value="4.2688109683675304" table:style-name="ce298">
            <text:p>4.27</text:p>
          </table:table-cell>
          <table:table-cell office:value-type="float" office:value="3371" table:style-name="ce297">
            <text:p>3,371</text:p>
          </table:table-cell>
          <table:table-cell office:value-type="float" office:value="3326" table:style-name="ce297">
            <text:p>3,326</text:p>
          </table:table-cell>
          <table:table-cell office:value-type="float" office:value="45" table:style-name="ce297">
            <text:p>45</text:p>
          </table:table-cell>
          <table:table-cell office:value-type="float" office:value="12" table:style-name="ce297">
            <text:p>12</text:p>
          </table:table-cell>
          <table:table-cell office:value-type="float" office:value="33" table:style-name="ce297">
            <text:p>33</text:p>
          </table:table-cell>
          <table:table-cell office:value-type="float" office:value="1.8664282457025869" table:style-name="ce298">
            <text:p>1.87</text:p>
          </table:table-cell>
          <table:table-cell office:value-type="float" office:value="64406" table:style-name="ce297">
            <text:p>64,406</text:p>
          </table:table-cell>
          <table:table-cell office:value-type="float" office:value="70092" table:style-name="ce297">
            <text:p>70,092</text:p>
          </table:table-cell>
          <table:table-cell office:value-type="float" office:value="577401" table:style-name="ce297">
            <text:p>577,401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3<text:s/><text:span text:style-name="T6">月</text:span></text:p>
          </table:table-cell>
          <table:covered-table-cell/>
          <table:table-cell office:value-type="float" office:value="8950538" table:style-name="ce297">
            <text:p>8,950,538</text:p>
          </table:table-cell>
          <table:table-cell office:value-type="float" office:value="23525623" table:style-name="ce297">
            <text:p>23,525,623</text:p>
          </table:table-cell>
          <table:table-cell office:value-type="float" office:value="11654138" table:style-name="ce297">
            <text:p>11,654,138</text:p>
          </table:table-cell>
          <table:table-cell office:value-type="float" office:value="11871485" table:style-name="ce297">
            <text:p>11,871,485</text:p>
          </table:table-cell>
          <table:table-cell office:value-type="float" office:value="13819" table:style-name="ce297">
            <text:p>13,819</text:p>
          </table:table-cell>
          <table:table-cell office:value-type="float" office:value="7097" table:style-name="ce297">
            <text:p>7,097</text:p>
          </table:table-cell>
          <table:table-cell office:value-type="float" office:value="6722" table:style-name="ce297">
            <text:p>6,722</text:p>
          </table:table-cell>
          <table:table-cell office:value-type="float" office:value="6.9141336961247797" table:style-name="ce298">
            <text:p>6.91</text:p>
          </table:table-cell>
          <table:table-cell office:value-type="float" office:value="16438" table:style-name="ce297">
            <text:p>16,438</text:p>
          </table:table-cell>
          <table:table-cell office:value-type="float" office:value="9535" table:style-name="ce297">
            <text:p>9,535</text:p>
          </table:table-cell>
          <table:table-cell office:value-type="float" office:value="6903" table:style-name="ce297">
            <text:p>6,903</text:p>
          </table:table-cell>
          <table:table-cell office:value-type="float" office:value="8.2245118819667908" table:style-name="ce298">
            <text:p>8.22</text:p>
          </table:table-cell>
          <table:table-cell office:value-type="float" office:value="-2619" table:style-name="ce297">
            <text:p>–2,619</text:p>
          </table:table-cell>
          <table:table-cell office:value-type="float" office:value="-1.3103781858420143" table:style-name="ce299">
            <text:p>–1.31</text:p>
          </table:table-cell>
          <table:table-cell office:value-type="float" office:value="10426" table:style-name="ce297">
            <text:p>10,426</text:p>
          </table:table-cell>
          <table:table-cell office:value-type="float" office:value="10274" table:style-name="ce297">
            <text:p>10,274</text:p>
          </table:table-cell>
          <table:table-cell office:value-type="float" office:value="152" table:style-name="ce297">
            <text:p>152</text:p>
          </table:table-cell>
          <table:table-cell office:value-type="float" office:value="51" table:style-name="ce297">
            <text:p>51</text:p>
          </table:table-cell>
          <table:table-cell office:value-type="float" office:value="101" table:style-name="ce297">
            <text:p>101</text:p>
          </table:table-cell>
          <table:table-cell office:value-type="float" office:value="5.2164959776971518" table:style-name="ce298">
            <text:p>5.22</text:p>
          </table:table-cell>
          <table:table-cell office:value-type="float" office:value="4719" table:style-name="ce297">
            <text:p>4,719</text:p>
          </table:table-cell>
          <table:table-cell office:value-type="float" office:value="4669" table:style-name="ce297">
            <text:p>4,669</text:p>
          </table:table-cell>
          <table:table-cell office:value-type="float" office:value="50" table:style-name="ce297">
            <text:p>50</text:p>
          </table:table-cell>
          <table:table-cell office:value-type="float" office:value="11" table:style-name="ce297">
            <text:p>11</text:p>
          </table:table-cell>
          <table:table-cell office:value-type="float" office:value="39" table:style-name="ce297">
            <text:p>39</text:p>
          </table:table-cell>
          <table:table-cell office:value-type="float" office:value="2.3610823440200326" table:style-name="ce298">
            <text:p>2.36</text:p>
          </table:table-cell>
          <table:table-cell office:value-type="float" office:value="91907" table:style-name="ce297">
            <text:p>91,907</text:p>
          </table:table-cell>
          <table:table-cell office:value-type="float" office:value="103253" table:style-name="ce297">
            <text:p>103,253</text:p>
          </table:table-cell>
          <table:table-cell office:value-type="float" office:value="577863" table:style-name="ce297">
            <text:p>577,863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4<text:s/><text:span text:style-name="T6">月</text:span></text:p>
          </table:table-cell>
          <table:covered-table-cell/>
          <table:table-cell office:value-type="float" office:value="8957953" table:style-name="ce297">
            <text:p>8,957,953</text:p>
          </table:table-cell>
          <table:table-cell office:value-type="float" office:value="23514196" table:style-name="ce297">
            <text:p>23,514,196</text:p>
          </table:table-cell>
          <table:table-cell office:value-type="float" office:value="11647873" table:style-name="ce297">
            <text:p>11,647,873</text:p>
          </table:table-cell>
          <table:table-cell office:value-type="float" office:value="11866323" table:style-name="ce297">
            <text:p>11,866,323</text:p>
          </table:table-cell>
          <table:table-cell office:value-type="float" office:value="12264" table:style-name="ce297">
            <text:p>12,264</text:p>
          </table:table-cell>
          <table:table-cell office:value-type="float" office:value="6352" table:style-name="ce297">
            <text:p>6,352</text:p>
          </table:table-cell>
          <table:table-cell office:value-type="float" office:value="5912" table:style-name="ce297">
            <text:p>5,912</text:p>
          </table:table-cell>
          <table:table-cell office:value-type="float" office:value="6.3440720296989248" table:style-name="ce298">
            <text:p>6.34</text:p>
          </table:table-cell>
          <table:table-cell office:value-type="float" office:value="14276" table:style-name="ce297">
            <text:p>14,276</text:p>
          </table:table-cell>
          <table:table-cell office:value-type="float" office:value="8379" table:style-name="ce297">
            <text:p>8,379</text:p>
          </table:table-cell>
          <table:table-cell office:value-type="float" office:value="5897" table:style-name="ce297">
            <text:p>5,897</text:p>
          </table:table-cell>
          <table:table-cell office:value-type="float" office:value="7.3848640163064116" table:style-name="ce298">
            <text:p>7.38</text:p>
          </table:table-cell>
          <table:table-cell office:value-type="float" office:value="-2012" table:style-name="ce297">
            <text:p>–2,012</text:p>
          </table:table-cell>
          <table:table-cell office:value-type="float" office:value="-1.0407919866074882" table:style-name="ce299">
            <text:p>–1.04</text:p>
          </table:table-cell>
          <table:table-cell office:value-type="float" office:value="7547" table:style-name="ce297">
            <text:p>7,547</text:p>
          </table:table-cell>
          <table:table-cell office:value-type="float" office:value="7416" table:style-name="ce297">
            <text:p>7,416</text:p>
          </table:table-cell>
          <table:table-cell office:value-type="float" office:value="131" table:style-name="ce297">
            <text:p>131</text:p>
          </table:table-cell>
          <table:table-cell office:value-type="float" office:value="47" table:style-name="ce297">
            <text:p>47</text:p>
          </table:table-cell>
          <table:table-cell office:value-type="float" office:value="84" table:style-name="ce297">
            <text:p>84</text:p>
          </table:table-cell>
          <table:table-cell office:value-type="float" office:value="3.9040045342578096" table:style-name="ce298">
            <text:p>3.90</text:p>
          </table:table-cell>
          <table:table-cell office:value-type="float" office:value="4230" table:style-name="ce297">
            <text:p>4,230</text:p>
          </table:table-cell>
          <table:table-cell office:value-type="float" office:value="4190" table:style-name="ce297">
            <text:p>4,190</text:p>
          </table:table-cell>
          <table:table-cell office:value-type="float" office:value="40" table:style-name="ce297">
            <text:p>40</text:p>
          </table:table-cell>
          <table:table-cell office:value-type="float" office:value="14" table:style-name="ce297">
            <text:p>14</text:p>
          </table:table-cell>
          <table:table-cell office:value-type="float" office:value="26" table:style-name="ce297">
            <text:p>26</text:p>
          </table:table-cell>
          <table:table-cell office:value-type="float" office:value="2.1881461746270747" table:style-name="ce298">
            <text:p>2.19</text:p>
          </table:table-cell>
          <table:table-cell office:value-type="float" office:value="80225" table:style-name="ce297">
            <text:p>80,225</text:p>
          </table:table-cell>
          <table:table-cell office:value-type="float" office:value="89640" table:style-name="ce297">
            <text:p>89,640</text:p>
          </table:table-cell>
          <table:table-cell office:value-type="float" office:value="578241" table:style-name="ce297">
            <text:p>578,241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5<text:s/><text:span text:style-name="T6">月</text:span></text:p>
          </table:table-cell>
          <table:covered-table-cell/>
          <table:table-cell office:value-type="float" office:value="8961217" table:style-name="ce297">
            <text:p>8,961,217</text:p>
          </table:table-cell>
          <table:table-cell office:value-type="float" office:value="23499070" table:style-name="ce297">
            <text:p>23,499,070</text:p>
          </table:table-cell>
          <table:table-cell office:value-type="float" office:value="11640336" table:style-name="ce297">
            <text:p>11,640,336</text:p>
          </table:table-cell>
          <table:table-cell office:value-type="float" office:value="11858734" table:style-name="ce297">
            <text:p>11,858,734</text:p>
          </table:table-cell>
          <table:table-cell office:value-type="float" office:value="12300" table:style-name="ce297">
            <text:p>12,300</text:p>
          </table:table-cell>
          <table:table-cell office:value-type="float" office:value="6385" table:style-name="ce297">
            <text:p>6,385</text:p>
          </table:table-cell>
          <table:table-cell office:value-type="float" office:value="5915" table:style-name="ce297">
            <text:p>5,915</text:p>
          </table:table-cell>
          <table:table-cell office:value-type="float" office:value="6.1609240525923594" table:style-name="ce298">
            <text:p>6.16</text:p>
          </table:table-cell>
          <table:table-cell office:value-type="float" office:value="15108" table:style-name="ce297">
            <text:p>15,108</text:p>
          </table:table-cell>
          <table:table-cell office:value-type="float" office:value="8622" table:style-name="ce297">
            <text:p>8,622</text:p>
          </table:table-cell>
          <table:table-cell office:value-type="float" office:value="6486" table:style-name="ce297">
            <text:p>6,486</text:p>
          </table:table-cell>
          <table:table-cell office:value-type="float" office:value="7.5674179338671035" table:style-name="ce298">
            <text:p>7.57</text:p>
          </table:table-cell>
          <table:table-cell office:value-type="float" office:value="-2808" table:style-name="ce297">
            <text:p>–2,808</text:p>
          </table:table-cell>
          <table:table-cell office:value-type="float" office:value="-1.4064938812747434" table:style-name="ce299">
            <text:p>–1.41</text:p>
          </table:table-cell>
          <table:table-cell office:value-type="float" office:value="12634" table:style-name="ce297">
            <text:p>12,634</text:p>
          </table:table-cell>
          <table:table-cell office:value-type="float" office:value="12407" table:style-name="ce297">
            <text:p>12,407</text:p>
          </table:table-cell>
          <table:table-cell office:value-type="float" office:value="227" table:style-name="ce297">
            <text:p>227</text:p>
          </table:table-cell>
          <table:table-cell office:value-type="float" office:value="63" table:style-name="ce297">
            <text:p>63</text:p>
          </table:table-cell>
          <table:table-cell office:value-type="float" office:value="164" table:style-name="ce297">
            <text:p>164</text:p>
          </table:table-cell>
          <table:table-cell office:value-type="float" office:value="6.3282206894676305" table:style-name="ce298">
            <text:p>6.33</text:p>
          </table:table-cell>
          <table:table-cell office:value-type="float" office:value="3875" table:style-name="ce297">
            <text:p>3,875</text:p>
          </table:table-cell>
          <table:table-cell office:value-type="float" office:value="3828" table:style-name="ce297">
            <text:p>3,828</text:p>
          </table:table-cell>
          <table:table-cell office:value-type="float" office:value="47" table:style-name="ce297">
            <text:p>47</text:p>
          </table:table-cell>
          <table:table-cell office:value-type="float" office:value="13" table:style-name="ce297">
            <text:p>13</text:p>
          </table:table-cell>
          <table:table-cell office:value-type="float" office:value="34" table:style-name="ce297">
            <text:p>34</text:p>
          </table:table-cell>
          <table:table-cell office:value-type="float" office:value="1.9409415206337719" table:style-name="ce298">
            <text:p>1.94</text:p>
          </table:table-cell>
          <table:table-cell office:value-type="float" office:value="65063" table:style-name="ce297">
            <text:p>65,063</text:p>
          </table:table-cell>
          <table:table-cell office:value-type="float" office:value="77381" table:style-name="ce297">
            <text:p>77,381</text:p>
          </table:table-cell>
          <table:table-cell office:value-type="float" office:value="578556" table:style-name="ce297">
            <text:p>578,556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6<text:s/><text:span text:style-name="T6">月</text:span></text:p>
          </table:table-cell>
          <table:covered-table-cell/>
          <table:table-cell office:value-type="float" office:value="8965343" table:style-name="ce297">
            <text:p>8,965,343</text:p>
          </table:table-cell>
          <table:table-cell office:value-type="float" office:value="23487509" table:style-name="ce297">
            <text:p>23,487,509</text:p>
          </table:table-cell>
          <table:table-cell office:value-type="float" office:value="11634375" table:style-name="ce297">
            <text:p>11,634,375</text:p>
          </table:table-cell>
          <table:table-cell office:value-type="float" office:value="11853134" table:style-name="ce297">
            <text:p>11,853,134</text:p>
          </table:table-cell>
          <table:table-cell office:value-type="float" office:value="15128" table:style-name="ce297">
            <text:p>15,128</text:p>
          </table:table-cell>
          <table:table-cell office:value-type="float" office:value="7842" table:style-name="ce297">
            <text:p>7,842</text:p>
          </table:table-cell>
          <table:table-cell office:value-type="float" office:value="7286" table:style-name="ce297">
            <text:p>7,286</text:p>
          </table:table-cell>
          <table:table-cell office:value-type="float" office:value="7.8344641065838543" table:style-name="ce298">
            <text:p>7.83</text:p>
          </table:table-cell>
          <table:table-cell office:value-type="float" office:value="16639" table:style-name="ce297">
            <text:p>16,639</text:p>
          </table:table-cell>
          <table:table-cell office:value-type="float" office:value="9689" table:style-name="ce297">
            <text:p>9,689</text:p>
          </table:table-cell>
          <table:table-cell office:value-type="float" office:value="6950" table:style-name="ce297">
            <text:p>6,950</text:p>
          </table:table-cell>
          <table:table-cell office:value-type="float" office:value="8.6169783361613401" table:style-name="ce298">
            <text:p>8.62</text:p>
          </table:table-cell>
          <table:table-cell office:value-type="float" office:value="-1511" table:style-name="ce297">
            <text:p>–1,511</text:p>
          </table:table-cell>
          <table:table-cell office:value-type="float" office:value="-0.78251422957748573" table:style-name="ce299">
            <text:p>–0.78</text:p>
          </table:table-cell>
          <table:table-cell office:value-type="float" office:value="7977" table:style-name="ce297">
            <text:p>7,977</text:p>
          </table:table-cell>
          <table:table-cell office:value-type="float" office:value="7838" table:style-name="ce297">
            <text:p>7,838</text:p>
          </table:table-cell>
          <table:table-cell office:value-type="float" office:value="139" table:style-name="ce297">
            <text:p>139</text:p>
          </table:table-cell>
          <table:table-cell office:value-type="float" office:value="37" table:style-name="ce297">
            <text:p>37</text:p>
          </table:table-cell>
          <table:table-cell office:value-type="float" office:value="102" table:style-name="ce297">
            <text:p>102</text:p>
          </table:table-cell>
          <table:table-cell office:value-type="float" office:value="4.1311158235205845" table:style-name="ce298">
            <text:p>4.13</text:p>
          </table:table-cell>
          <table:table-cell office:value-type="float" office:value="3256" table:style-name="ce297">
            <text:p>3,256</text:p>
          </table:table-cell>
          <table:table-cell office:value-type="float" office:value="3226" table:style-name="ce297">
            <text:p>3,226</text:p>
          </table:table-cell>
          <table:table-cell office:value-type="float" office:value="30" table:style-name="ce297">
            <text:p>30</text:p>
          </table:table-cell>
          <table:table-cell office:value-type="float" office:value="7" table:style-name="ce297">
            <text:p>7</text:p>
          </table:table-cell>
          <table:table-cell office:value-type="float" office:value="23" table:style-name="ce297">
            <text:p>23</text:p>
          </table:table-cell>
          <table:table-cell office:value-type="float" office:value="1.6862119996719349" table:style-name="ce298">
            <text:p>1.69</text:p>
          </table:table-cell>
          <table:table-cell office:value-type="float" office:value="62038" table:style-name="ce297">
            <text:p>62,038</text:p>
          </table:table-cell>
          <table:table-cell office:value-type="float" office:value="72088" table:style-name="ce297">
            <text:p>72,088</text:p>
          </table:table-cell>
          <table:table-cell office:value-type="float" office:value="578847" table:style-name="ce297">
            <text:p>578,84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7<text:s/><text:span text:style-name="T6">月</text:span></text:p>
          </table:table-cell>
          <table:covered-table-cell/>
          <table:table-cell office:value-type="float" office:value="8973218" table:style-name="ce297">
            <text:p>8,973,218</text:p>
          </table:table-cell>
          <table:table-cell office:value-type="float" office:value="23470633" table:style-name="ce297">
            <text:p>23,470,633</text:p>
          </table:table-cell>
          <table:table-cell office:value-type="float" office:value="11625977" table:style-name="ce297">
            <text:p>11,625,977</text:p>
          </table:table-cell>
          <table:table-cell office:value-type="float" office:value="11844656" table:style-name="ce297">
            <text:p>11,844,656</text:p>
          </table:table-cell>
          <table:table-cell office:value-type="float" office:value="11809" table:style-name="ce297">
            <text:p>11,809</text:p>
          </table:table-cell>
          <table:table-cell office:value-type="float" office:value="6171" table:style-name="ce297">
            <text:p>6,171</text:p>
          </table:table-cell>
          <table:table-cell office:value-type="float" office:value="5638" table:style-name="ce297">
            <text:p>5,638</text:p>
          </table:table-cell>
          <table:table-cell office:value-type="float" office:value="5.9219315624925377" table:style-name="ce298">
            <text:p>5.92</text:p>
          </table:table-cell>
          <table:table-cell office:value-type="float" office:value="15523" table:style-name="ce297">
            <text:p>15,523</text:p>
          </table:table-cell>
          <table:table-cell office:value-type="float" office:value="8978" table:style-name="ce297">
            <text:p>8,978</text:p>
          </table:table-cell>
          <table:table-cell office:value-type="float" office:value="6545" table:style-name="ce297">
            <text:p>6,545</text:p>
          </table:table-cell>
          <table:table-cell office:value-type="float" office:value="7.7844138914871417" table:style-name="ce298">
            <text:p>7.78</text:p>
          </table:table-cell>
          <table:table-cell office:value-type="float" office:value="-3714" table:style-name="ce297">
            <text:p>–3,714</text:p>
          </table:table-cell>
          <table:table-cell office:value-type="float" office:value="-1.8624823289946042" table:style-name="ce299">
            <text:p>–1.86</text:p>
          </table:table-cell>
          <table:table-cell office:value-type="float" office:value="8275" table:style-name="ce297">
            <text:p>8,275</text:p>
          </table:table-cell>
          <table:table-cell office:value-type="float" office:value="8153" table:style-name="ce297">
            <text:p>8,153</text:p>
          </table:table-cell>
          <table:table-cell office:value-type="float" office:value="122" table:style-name="ce297">
            <text:p>122</text:p>
          </table:table-cell>
          <table:table-cell office:value-type="float" office:value="35" table:style-name="ce297">
            <text:p>35</text:p>
          </table:table-cell>
          <table:table-cell office:value-type="float" office:value="87" table:style-name="ce297">
            <text:p>87</text:p>
          </table:table-cell>
          <table:table-cell office:value-type="float" office:value="4.1497149360340204" table:style-name="ce298">
            <text:p>4.15</text:p>
          </table:table-cell>
          <table:table-cell office:value-type="float" office:value="3843" table:style-name="ce297">
            <text:p>3,843</text:p>
          </table:table-cell>
          <table:table-cell office:value-type="float" office:value="3818" table:style-name="ce297">
            <text:p>3,818</text:p>
          </table:table-cell>
          <table:table-cell office:value-type="float" office:value="25" table:style-name="ce297">
            <text:p>25</text:p>
          </table:table-cell>
          <table:table-cell office:value-type="float" office:value="8" table:style-name="ce297">
            <text:p>8</text:p>
          </table:table-cell>
          <table:table-cell office:value-type="float" office:value="17" table:style-name="ce297">
            <text:p>17</text:p>
          </table:table-cell>
          <table:table-cell office:value-type="float" office:value="1.9271727491454673" table:style-name="ce298">
            <text:p>1.93</text:p>
          </table:table-cell>
          <table:table-cell office:value-type="float" office:value="79668" table:style-name="ce297">
            <text:p>79,668</text:p>
          </table:table-cell>
          <table:table-cell office:value-type="float" office:value="92830" table:style-name="ce297">
            <text:p>92,830</text:p>
          </table:table-cell>
          <table:table-cell office:value-type="float" office:value="579169" table:style-name="ce297">
            <text:p>579,16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8<text:s/><text:span text:style-name="T6">月</text:span></text:p>
          </table:table-cell>
          <table:covered-table-cell/>
          <table:table-cell office:value-type="float" office:value="8988241" table:style-name="ce297">
            <text:p>8,988,241</text:p>
          </table:table-cell>
          <table:table-cell office:value-type="float" office:value="23451837" table:style-name="ce297">
            <text:p>23,451,837</text:p>
          </table:table-cell>
          <table:table-cell office:value-type="float" office:value="11616647" table:style-name="ce297">
            <text:p>11,616,647</text:p>
          </table:table-cell>
          <table:table-cell office:value-type="float" office:value="11835190" table:style-name="ce297">
            <text:p>11,835,190</text:p>
          </table:table-cell>
          <table:table-cell office:value-type="float" office:value="12588" table:style-name="ce297">
            <text:p>12,588</text:p>
          </table:table-cell>
          <table:table-cell office:value-type="float" office:value="6437" table:style-name="ce297">
            <text:p>6,437</text:p>
          </table:table-cell>
          <table:table-cell office:value-type="float" office:value="6151" table:style-name="ce297">
            <text:p>6,151</text:p>
          </table:table-cell>
          <table:table-cell office:value-type="float" office:value="6.3173804954043025" table:style-name="ce298">
            <text:p>6.32</text:p>
          </table:table-cell>
          <table:table-cell office:value-type="float" office:value="14952" table:style-name="ce297">
            <text:p>14,952</text:p>
          </table:table-cell>
          <table:table-cell office:value-type="float" office:value="8742" table:style-name="ce297">
            <text:p>8,742</text:p>
          </table:table-cell>
          <table:table-cell office:value-type="float" office:value="6210" table:style-name="ce297">
            <text:p>6,210</text:p>
          </table:table-cell>
          <table:table-cell office:value-type="float" office:value="7.5037713034068281" table:style-name="ce298">
            <text:p>7.50</text:p>
          </table:table-cell>
          <table:table-cell office:value-type="float" office:value="-2364" table:style-name="ce297">
            <text:p>–2,364</text:p>
          </table:table-cell>
          <table:table-cell office:value-type="float" office:value="-1.1863908080025238" table:style-name="ce299">
            <text:p>–1.19</text:p>
          </table:table-cell>
          <table:table-cell office:value-type="float" office:value="4273" table:style-name="ce297">
            <text:p>4,273</text:p>
          </table:table-cell>
          <table:table-cell office:value-type="float" office:value="4162" table:style-name="ce297">
            <text:p>4,162</text:p>
          </table:table-cell>
          <table:table-cell office:value-type="float" office:value="111" table:style-name="ce297">
            <text:p>111</text:p>
          </table:table-cell>
          <table:table-cell office:value-type="float" office:value="23" table:style-name="ce297">
            <text:p>23</text:p>
          </table:table-cell>
          <table:table-cell office:value-type="float" office:value="88" table:style-name="ce297">
            <text:p>88</text:p>
          </table:table-cell>
          <table:table-cell office:value-type="float" office:value="2.1444365154800278" table:style-name="ce298">
            <text:p>2.14</text:p>
          </table:table-cell>
          <table:table-cell office:value-type="float" office:value="4115" table:style-name="ce297">
            <text:p>4,115</text:p>
          </table:table-cell>
          <table:table-cell office:value-type="float" office:value="4073" table:style-name="ce297">
            <text:p>4,073</text:p>
          </table:table-cell>
          <table:table-cell office:value-type="float" office:value="42" table:style-name="ce297">
            <text:p>42</text:p>
          </table:table-cell>
          <table:table-cell office:value-type="float" office:value="10" table:style-name="ce297">
            <text:p>10</text:p>
          </table:table-cell>
          <table:table-cell office:value-type="float" office:value="32" table:style-name="ce297">
            <text:p>32</text:p>
          </table:table-cell>
          <table:table-cell office:value-type="float" office:value="2.0651430520010092" table:style-name="ce298">
            <text:p>2.07</text:p>
          </table:table-cell>
          <table:table-cell office:value-type="float" office:value="90165" table:style-name="ce297">
            <text:p>90,165</text:p>
          </table:table-cell>
          <table:table-cell office:value-type="float" office:value="106597" table:style-name="ce297">
            <text:p>106,597</text:p>
          </table:table-cell>
          <table:table-cell office:value-type="float" office:value="579590" table:style-name="ce297">
            <text:p>579,590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9<text:s/><text:span text:style-name="T6">月</text:span></text:p>
          </table:table-cell>
          <table:covered-table-cell/>
          <table:table-cell office:value-type="float" office:value="9004362" table:style-name="ce297">
            <text:p>9,004,362</text:p>
          </table:table-cell>
          <table:table-cell office:value-type="float" office:value="23430948" table:style-name="ce297">
            <text:p>23,430,948</text:p>
          </table:table-cell>
          <table:table-cell office:value-type="float" office:value="11606628" table:style-name="ce297">
            <text:p>11,606,628</text:p>
          </table:table-cell>
          <table:table-cell office:value-type="float" office:value="11824320" table:style-name="ce297">
            <text:p>11,824,320</text:p>
          </table:table-cell>
          <table:table-cell office:value-type="float" office:value="13464" table:style-name="ce297">
            <text:p>13,464</text:p>
          </table:table-cell>
          <table:table-cell office:value-type="float" office:value="6882" table:style-name="ce297">
            <text:p>6,882</text:p>
          </table:table-cell>
          <table:table-cell office:value-type="float" office:value="6582" table:style-name="ce297">
            <text:p>6,582</text:p>
          </table:table-cell>
          <table:table-cell office:value-type="float" office:value="6.9881514078141906" table:style-name="ce298">
            <text:p>6.99</text:p>
          </table:table-cell>
          <table:table-cell office:value-type="float" office:value="13894" table:style-name="ce297">
            <text:p>13,894</text:p>
          </table:table-cell>
          <table:table-cell office:value-type="float" office:value="8160" table:style-name="ce297">
            <text:p>8,160</text:p>
          </table:table-cell>
          <table:table-cell office:value-type="float" office:value="5734" table:style-name="ce297">
            <text:p>5,734</text:p>
          </table:table-cell>
          <table:table-cell office:value-type="float" office:value="7.211332119739331" table:style-name="ce298">
            <text:p>7.21</text:p>
          </table:table-cell>
          <table:table-cell office:value-type="float" office:value="-430" table:style-name="ce297">
            <text:p>–430</text:p>
          </table:table-cell>
          <table:table-cell office:value-type="float" office:value="-0.22318071192514125" table:style-name="ce299">
            <text:p>–0.22</text:p>
          </table:table-cell>
          <table:table-cell office:value-type="float" office:value="10027" table:style-name="ce297">
            <text:p>10,027</text:p>
          </table:table-cell>
          <table:table-cell office:value-type="float" office:value="9858" table:style-name="ce297">
            <text:p>9,858</text:p>
          </table:table-cell>
          <table:table-cell office:value-type="float" office:value="169" table:style-name="ce297">
            <text:p>169</text:p>
          </table:table-cell>
          <table:table-cell office:value-type="float" office:value="37" table:style-name="ce297">
            <text:p>37</text:p>
          </table:table-cell>
          <table:table-cell office:value-type="float" office:value="132" table:style-name="ce297">
            <text:p>132</text:p>
          </table:table-cell>
          <table:table-cell office:value-type="float" office:value="5.204262787147421" table:style-name="ce298">
            <text:p>5.20</text:p>
          </table:table-cell>
          <table:table-cell office:value-type="float" office:value="4057" table:style-name="ce297">
            <text:p>4,057</text:p>
          </table:table-cell>
          <table:table-cell office:value-type="float" office:value="4020" table:style-name="ce297">
            <text:p>4,020</text:p>
          </table:table-cell>
          <table:table-cell office:value-type="float" office:value="37" table:style-name="ce297">
            <text:p>37</text:p>
          </table:table-cell>
          <table:table-cell office:value-type="float" office:value="9" table:style-name="ce297">
            <text:p>9</text:p>
          </table:table-cell>
          <table:table-cell office:value-type="float" office:value="28" table:style-name="ce297">
            <text:p>28</text:p>
          </table:table-cell>
          <table:table-cell office:value-type="float" office:value="2.105684065768135" table:style-name="ce298">
            <text:p>2.11</text:p>
          </table:table-cell>
          <table:table-cell office:value-type="float" office:value="93087" table:style-name="ce297">
            <text:p>93,087</text:p>
          </table:table-cell>
          <table:table-cell office:value-type="float" office:value="113546" table:style-name="ce297">
            <text:p>113,546</text:p>
          </table:table-cell>
          <table:table-cell office:value-type="float" office:value="579949" table:style-name="ce297">
            <text:p>579,94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0<text:s/><text:span text:style-name="T6">月</text:span></text:p>
          </table:table-cell>
          <table:covered-table-cell/>
          <table:table-cell office:value-type="float" office:value="9004383" table:style-name="ce297">
            <text:p>9,004,383</text:p>
          </table:table-cell>
          <table:table-cell office:value-type="float" office:value="23413879" table:style-name="ce297">
            <text:p>23,413,879</text:p>
          </table:table-cell>
          <table:table-cell office:value-type="float" office:value="11598148" table:style-name="ce297">
            <text:p>11,598,148</text:p>
          </table:table-cell>
          <table:table-cell office:value-type="float" office:value="11815731" table:style-name="ce297">
            <text:p>11,815,731</text:p>
          </table:table-cell>
          <table:table-cell office:value-type="float" office:value="13166" table:style-name="ce297">
            <text:p>13,166</text:p>
          </table:table-cell>
          <table:table-cell office:value-type="float" office:value="6748" table:style-name="ce297">
            <text:p>6,748</text:p>
          </table:table-cell>
          <table:table-cell office:value-type="float" office:value="6418" table:style-name="ce297">
            <text:p>6,418</text:p>
          </table:table-cell>
          <table:table-cell office:value-type="float" office:value="6.6184055822455923" table:style-name="ce298">
            <text:p>6.62</text:p>
          </table:table-cell>
          <table:table-cell office:value-type="float" office:value="14415" table:style-name="ce297">
            <text:p>14,415</text:p>
          </table:table-cell>
          <table:table-cell office:value-type="float" office:value="8371" table:style-name="ce297">
            <text:p>8,371</text:p>
          </table:table-cell>
          <table:table-cell office:value-type="float" office:value="6044" table:style-name="ce297">
            <text:p>6,044</text:p>
          </table:table-cell>
          <table:table-cell office:value-type="float" office:value="7.2462643527320534" table:style-name="ce298">
            <text:p>7.25</text:p>
          </table:table-cell>
          <table:table-cell office:value-type="float" office:value="-1249" table:style-name="ce297">
            <text:p>–1,249</text:p>
          </table:table-cell>
          <table:table-cell office:value-type="float" office:value="-0.62785877048646088" table:style-name="ce299">
            <text:p>–0.63</text:p>
          </table:table-cell>
          <table:table-cell office:value-type="float" office:value="11306" table:style-name="ce297">
            <text:p>11,306</text:p>
          </table:table-cell>
          <table:table-cell office:value-type="float" office:value="11156" table:style-name="ce297">
            <text:p>11,156</text:p>
          </table:table-cell>
          <table:table-cell office:value-type="float" office:value="150" table:style-name="ce297">
            <text:p>150</text:p>
          </table:table-cell>
          <table:table-cell office:value-type="float" office:value="47" table:style-name="ce297">
            <text:p>47</text:p>
          </table:table-cell>
          <table:table-cell office:value-type="float" office:value="103" table:style-name="ce297">
            <text:p>103</text:p>
          </table:table-cell>
          <table:table-cell office:value-type="float" office:value="5.6834037302801663" table:style-name="ce298">
            <text:p>5.68</text:p>
          </table:table-cell>
          <table:table-cell office:value-type="float" office:value="4061" table:style-name="ce297">
            <text:p>4,061</text:p>
          </table:table-cell>
          <table:table-cell office:value-type="float" office:value="4015" table:style-name="ce297">
            <text:p>4,015</text:p>
          </table:table-cell>
          <table:table-cell office:value-type="float" office:value="46" table:style-name="ce297">
            <text:p>46</text:p>
          </table:table-cell>
          <table:table-cell office:value-type="float" office:value="8" table:style-name="ce297">
            <text:p>8</text:p>
          </table:table-cell>
          <table:table-cell office:value-type="float" office:value="38" table:style-name="ce297">
            <text:p>38</text:p>
          </table:table-cell>
          <table:table-cell office:value-type="float" office:value="2.0414207101245143" table:style-name="ce298">
            <text:p>2.04</text:p>
          </table:table-cell>
          <table:table-cell office:value-type="float" office:value="69547" table:style-name="ce297">
            <text:p>69,547</text:p>
          </table:table-cell>
          <table:table-cell office:value-type="float" office:value="85367" table:style-name="ce297">
            <text:p>85,367</text:p>
          </table:table-cell>
          <table:table-cell office:value-type="float" office:value="580215" table:style-name="ce297">
            <text:p>580,21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1<text:s/><text:span text:style-name="T6">月</text:span></text:p>
          </table:table-cell>
          <table:covered-table-cell/>
          <table:table-cell office:value-type="float" office:value="9006260" table:style-name="ce297">
            <text:p>9,006,260</text:p>
          </table:table-cell>
          <table:table-cell office:value-type="float" office:value="23394787" table:style-name="ce297">
            <text:p>23,394,787</text:p>
          </table:table-cell>
          <table:table-cell office:value-type="float" office:value="11588574" table:style-name="ce297">
            <text:p>11,588,574</text:p>
          </table:table-cell>
          <table:table-cell office:value-type="float" office:value="11806213" table:style-name="ce297">
            <text:p>11,806,213</text:p>
          </table:table-cell>
          <table:table-cell office:value-type="float" office:value="14057" table:style-name="ce297">
            <text:p>14,057</text:p>
          </table:table-cell>
          <table:table-cell office:value-type="float" office:value="7328" table:style-name="ce297">
            <text:p>7,328</text:p>
          </table:table-cell>
          <table:table-cell office:value-type="float" office:value="6729" table:style-name="ce297">
            <text:p>6,729</text:p>
          </table:table-cell>
          <table:table-cell office:value-type="float" office:value="7.3074858973051402" table:style-name="ce298">
            <text:p>7.31</text:p>
          </table:table-cell>
          <table:table-cell office:value-type="float" office:value="15560" table:style-name="ce297">
            <text:p>15,560</text:p>
          </table:table-cell>
          <table:table-cell office:value-type="float" office:value="9041" table:style-name="ce297">
            <text:p>9,041</text:p>
          </table:table-cell>
          <table:table-cell office:value-type="float" office:value="6519" table:style-name="ce297">
            <text:p>6,519</text:p>
          </table:table-cell>
          <table:table-cell office:value-type="float" office:value="8.0888155767281784" table:style-name="ce298">
            <text:p>8.09</text:p>
          </table:table-cell>
          <table:table-cell office:value-type="float" office:value="-1503" table:style-name="ce297">
            <text:p>–1,503</text:p>
          </table:table-cell>
          <table:table-cell office:value-type="float" office:value="-0.78132967942303688" table:style-name="ce299">
            <text:p>–0.78</text:p>
          </table:table-cell>
          <table:table-cell office:value-type="float" office:value="10681" table:style-name="ce297">
            <text:p>10,681</text:p>
          </table:table-cell>
          <table:table-cell office:value-type="float" office:value="10511" table:style-name="ce297">
            <text:p>10,511</text:p>
          </table:table-cell>
          <table:table-cell office:value-type="float" office:value="170" table:style-name="ce297">
            <text:p>170</text:p>
          </table:table-cell>
          <table:table-cell office:value-type="float" office:value="43" table:style-name="ce297">
            <text:p>43</text:p>
          </table:table-cell>
          <table:table-cell office:value-type="float" office:value="127" table:style-name="ce297">
            <text:p>127</text:p>
          </table:table-cell>
          <table:table-cell office:value-type="float" office:value="5.5524832374700299" table:style-name="ce298">
            <text:p>5.55</text:p>
          </table:table-cell>
          <table:table-cell office:value-type="float" office:value="4289" table:style-name="ce297">
            <text:p>4,289</text:p>
          </table:table-cell>
          <table:table-cell office:value-type="float" office:value="4229" table:style-name="ce297">
            <text:p>4,229</text:p>
          </table:table-cell>
          <table:table-cell office:value-type="float" office:value="60" table:style-name="ce297">
            <text:p>60</text:p>
          </table:table-cell>
          <table:table-cell office:value-type="float" office:value="12" table:style-name="ce297">
            <text:p>12</text:p>
          </table:table-cell>
          <table:table-cell office:value-type="float" office:value="48" table:style-name="ce297">
            <text:p>48</text:p>
          </table:table-cell>
          <table:table-cell office:value-type="float" office:value="2.229622751194547" table:style-name="ce298">
            <text:p>2.23</text:p>
          </table:table-cell>
          <table:table-cell office:value-type="float" office:value="74445" table:style-name="ce297">
            <text:p>74,445</text:p>
          </table:table-cell>
          <table:table-cell office:value-type="float" office:value="92034" table:style-name="ce297">
            <text:p>92,034</text:p>
          </table:table-cell>
          <table:table-cell office:value-type="float" office:value="580497" table:style-name="ce297">
            <text:p>580,49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2<text:s/><text:span text:style-name="T6">月</text:span></text:p>
          </table:table-cell>
          <table:covered-table-cell/>
          <table:table-cell office:value-type="float" office:value="9006580" table:style-name="ce303">
            <text:p>9,006,580</text:p>
          </table:table-cell>
          <table:table-cell office:value-type="float" office:value="23375314" table:style-name="ce297">
            <text:p>23,375,314</text:p>
          </table:table-cell>
          <table:table-cell office:value-type="float" office:value="11578696" table:style-name="ce297">
            <text:p>11,578,696</text:p>
          </table:table-cell>
          <table:table-cell office:value-type="float" office:value="11796618" table:style-name="ce297">
            <text:p>11,796,618</text:p>
          </table:table-cell>
          <table:table-cell office:value-type="float" office:value="14127" table:style-name="ce297">
            <text:p>14,127</text:p>
          </table:table-cell>
          <table:table-cell office:value-type="float" office:value="7337" table:style-name="ce297">
            <text:p>7,337</text:p>
          </table:table-cell>
          <table:table-cell office:value-type="float" office:value="6790" table:style-name="ce297">
            <text:p>6,790</text:p>
          </table:table-cell>
          <table:table-cell office:value-type="float" office:value="7.1128361368329953" table:style-name="ce298">
            <text:p>7.11</text:p>
          </table:table-cell>
          <table:table-cell office:value-type="float" office:value="15739" table:style-name="ce297">
            <text:p>15,739</text:p>
          </table:table-cell>
          <table:table-cell office:value-type="float" office:value="9233" table:style-name="ce297">
            <text:p>9,233</text:p>
          </table:table-cell>
          <table:table-cell office:value-type="float" office:value="6506" table:style-name="ce297">
            <text:p>6,506</text:p>
          </table:table-cell>
          <table:table-cell office:value-type="float" office:value="7.92446577175724" table:style-name="ce298">
            <text:p>7.92</text:p>
          </table:table-cell>
          <table:table-cell office:value-type="float" office:value="-1612" table:style-name="ce297">
            <text:p>–1,612</text:p>
          </table:table-cell>
          <table:table-cell office:value-type="float" office:value="-0.81162963492424356" table:style-name="ce299">
            <text:p>–0.81</text:p>
          </table:table-cell>
          <table:table-cell office:value-type="float" office:value="13131" table:style-name="ce297">
            <text:p>13,131</text:p>
          </table:table-cell>
          <table:table-cell office:value-type="float" office:value="12908" table:style-name="ce297">
            <text:p>12,908</text:p>
          </table:table-cell>
          <table:table-cell office:value-type="float" office:value="223" table:style-name="ce297">
            <text:p>223</text:p>
          </table:table-cell>
          <table:table-cell office:value-type="float" office:value="69" table:style-name="ce297">
            <text:p>69</text:p>
          </table:table-cell>
          <table:table-cell office:value-type="float" office:value="154" table:style-name="ce297">
            <text:p>154</text:p>
          </table:table-cell>
          <table:table-cell office:value-type="float" office:value="6.6113577767929543" table:style-name="ce298">
            <text:p>6.61</text:p>
          </table:table-cell>
          <table:table-cell office:value-type="float" office:value="4470" table:style-name="ce297">
            <text:p>4,470</text:p>
          </table:table-cell>
          <table:table-cell office:value-type="float" office:value="4419" table:style-name="ce297">
            <text:p>4,419</text:p>
          </table:table-cell>
          <table:table-cell office:value-type="float" office:value="51" table:style-name="ce297">
            <text:p>51</text:p>
          </table:table-cell>
          <table:table-cell office:value-type="float" office:value="13" table:style-name="ce297">
            <text:p>13</text:p>
          </table:table-cell>
          <table:table-cell office:value-type="float" office:value="38" table:style-name="ce297">
            <text:p>38</text:p>
          </table:table-cell>
          <table:table-cell office:value-type="float" office:value="2.2506107122278967" table:style-name="ce298">
            <text:p>2.25</text:p>
          </table:table-cell>
          <table:table-cell office:value-type="float" office:value="80994" table:style-name="ce297">
            <text:p>80,994</text:p>
          </table:table-cell>
          <table:table-cell office:value-type="float" office:value="98855" table:style-name="ce297">
            <text:p>98,855</text:p>
          </table:table-cell>
          <table:table-cell office:value-type="float" office:value="580758" table:style-name="ce297">
            <text:p>580,758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11<text:span text:style-name="T8">年</text:span></text:p>
          </table:table-cell>
          <table:covered-table-cell/>
          <table:table-cell office:value-type="float" office:value="9089450" table:style-name="ce289">
            <text:p>9,089,450</text:p>
          </table:table-cell>
          <table:table-cell office:value-type="float" office:value="23264640" table:style-name="ce289">
            <text:p>23,264,640</text:p>
          </table:table-cell>
          <table:table-cell office:value-type="float" office:value="11499136" table:style-name="ce289">
            <text:p>11,499,136</text:p>
          </table:table-cell>
          <table:table-cell office:value-type="float" office:value="11765504" table:style-name="ce289">
            <text:p>11,765,504</text:p>
          </table:table-cell>
          <table:table-cell office:value-type="float" office:value="138986" table:style-name="ce289">
            <text:p>138,986</text:p>
          </table:table-cell>
          <table:table-cell office:value-type="float" office:value="72097" table:style-name="ce289">
            <text:p>72,097</text:p>
          </table:table-cell>
          <table:table-cell office:value-type="float" office:value="66889" table:style-name="ce289">
            <text:p>66,889</text:p>
          </table:table-cell>
          <table:table-cell office:value-type="float" office:value="5.9599544201951833" table:style-name="ce300">
            <text:p>5.96</text:p>
          </table:table-cell>
          <table:table-cell office:value-type="float" office:value="207230" table:style-name="ce289">
            <text:p>207,230</text:p>
          </table:table-cell>
          <table:table-cell office:value-type="float" office:value="119920" table:style-name="ce289">
            <text:p>119,920</text:p>
          </table:table-cell>
          <table:table-cell office:value-type="float" office:value="87310" table:style-name="ce289">
            <text:p>87,310</text:p>
          </table:table-cell>
          <table:table-cell office:value-type="float" office:value="8.8863724007961071" table:style-name="ce300">
            <text:p>8.89</text:p>
          </table:table-cell>
          <table:table-cell office:value-type="float" office:value="-68244" table:style-name="ce289">
            <text:p>–68,244</text:p>
          </table:table-cell>
          <table:table-cell office:value-type="float" office:value="-2.9264179806009247" table:style-name="ce301">
            <text:p>–2.93</text:p>
          </table:table-cell>
          <table:table-cell office:value-type="float" office:value="124997" table:style-name="ce289">
            <text:p>124,997</text:p>
          </table:table-cell>
          <table:table-cell office:value-type="float" office:value="122520" table:style-name="ce289">
            <text:p>122,520</text:p>
          </table:table-cell>
          <table:table-cell office:value-type="float" office:value="2477" table:style-name="ce289">
            <text:p>2,477</text:p>
          </table:table-cell>
          <table:table-cell office:value-type="float" office:value="685" table:style-name="ce289">
            <text:p>685</text:p>
          </table:table-cell>
          <table:table-cell office:value-type="float" office:value="1792" table:style-name="ce289">
            <text:p>1,792</text:p>
          </table:table-cell>
          <table:table-cell office:value-type="float" office:value="5.360082473494721" table:style-name="ce300">
            <text:p>5.36</text:p>
          </table:table-cell>
          <table:table-cell office:value-type="float" office:value="50609" table:style-name="ce289">
            <text:p>50,609</text:p>
          </table:table-cell>
          <table:table-cell office:value-type="float" office:value="49997" table:style-name="ce289">
            <text:p>49,997</text:p>
          </table:table-cell>
          <table:table-cell office:value-type="float" office:value="612" table:style-name="ce289">
            <text:p>612</text:p>
          </table:table-cell>
          <table:table-cell office:value-type="float" office:value="158" table:style-name="ce289">
            <text:p>158</text:p>
          </table:table-cell>
          <table:table-cell office:value-type="float" office:value="454" table:style-name="ce289">
            <text:p>454</text:p>
          </table:table-cell>
          <table:table-cell office:value-type="float" office:value="2.1701993959942585" table:style-name="ce300">
            <text:p>2.17</text:p>
          </table:table-cell>
          <table:table-cell office:value-type="float" office:value="1086712" table:style-name="ce289">
            <text:p>1,086,712</text:p>
          </table:table-cell>
          <table:table-cell office:value-type="float" office:value="1129142" table:style-name="ce289">
            <text:p>1,129,142</text:p>
          </table:table-cell>
          <table:table-cell office:value-type="float" office:value="584125" table:style-name="ce289">
            <text:p>584,125</text:p>
          </table:table-cell>
          <table:table-cell table:number-columns-repeated="16353" table:style-name="ce302"/>
        </table:table-row>
        <table:table-row table:style-name="ro7" table:visibility="collapse">
          <table:table-cell office:value-type="string" table:number-columns-spanned="2" table:number-rows-spanned="1" table:style-name="ce296">
            <text:p>1<text:s/><text:span text:style-name="T6">月</text:span></text:p>
          </table:table-cell>
          <table:covered-table-cell/>
          <table:table-cell office:value-type="float" office:value="9005752" table:style-name="ce297">
            <text:p>9,005,752</text:p>
          </table:table-cell>
          <table:table-cell office:value-type="float" office:value="23349666" table:style-name="ce297">
            <text:p>23,349,666</text:p>
          </table:table-cell>
          <table:table-cell office:value-type="float" office:value="11565761" table:style-name="ce297">
            <text:p>11,565,761</text:p>
          </table:table-cell>
          <table:table-cell office:value-type="float" office:value="11783905" table:style-name="ce297">
            <text:p>11,783,905</text:p>
          </table:table-cell>
          <table:table-cell office:value-type="float" office:value="13137" table:style-name="ce297">
            <text:p>13,137</text:p>
          </table:table-cell>
          <table:table-cell office:value-type="float" office:value="6878" table:style-name="ce297">
            <text:p>6,878</text:p>
          </table:table-cell>
          <table:table-cell office:value-type="float" office:value="6259" table:style-name="ce297">
            <text:p>6,259</text:p>
          </table:table-cell>
          <table:table-cell office:value-type="float" office:value="6.6207660504150576" table:style-name="ce298">
            <text:p>6.62</text:p>
          </table:table-cell>
          <table:table-cell office:value-type="float" office:value="15954" table:style-name="ce297">
            <text:p>15,954</text:p>
          </table:table-cell>
          <table:table-cell office:value-type="float" office:value="9342" table:style-name="ce297">
            <text:p>9,342</text:p>
          </table:table-cell>
          <table:table-cell office:value-type="float" office:value="6612" table:style-name="ce297">
            <text:p>6,612</text:p>
          </table:table-cell>
          <table:table-cell office:value-type="float" office:value="8.0404735912553722" table:style-name="ce298">
            <text:p>8.04</text:p>
          </table:table-cell>
          <table:table-cell office:value-type="float" office:value="-2817" table:style-name="ce297">
            <text:p>–2,817</text:p>
          </table:table-cell>
          <table:table-cell office:value-type="float" office:value="-1.419707540840315" table:style-name="ce299">
            <text:p>–1.42</text:p>
          </table:table-cell>
          <table:table-cell office:value-type="float" office:value="11189" table:style-name="ce297">
            <text:p>11,189</text:p>
          </table:table-cell>
          <table:table-cell office:value-type="float" office:value="11027" table:style-name="ce297">
            <text:p>11,027</text:p>
          </table:table-cell>
          <table:table-cell office:value-type="float" office:value="162" table:style-name="ce297">
            <text:p>162</text:p>
          </table:table-cell>
          <table:table-cell office:value-type="float" office:value="45" table:style-name="ce297">
            <text:p>45</text:p>
          </table:table-cell>
          <table:table-cell office:value-type="float" office:value="117" table:style-name="ce297">
            <text:p>117</text:p>
          </table:table-cell>
          <table:table-cell office:value-type="float" office:value="5.6390158588790502" table:style-name="ce298">
            <text:p>5.64</text:p>
          </table:table-cell>
          <table:table-cell office:value-type="float" office:value="3961" table:style-name="ce297">
            <text:p>3,961</text:p>
          </table:table-cell>
          <table:table-cell office:value-type="float" office:value="3914" table:style-name="ce297">
            <text:p>3,914</text:p>
          </table:table-cell>
          <table:table-cell office:value-type="float" office:value="47" table:style-name="ce297">
            <text:p>47</text:p>
          </table:table-cell>
          <table:table-cell office:value-type="float" office:value="15" table:style-name="ce297">
            <text:p>15</text:p>
          </table:table-cell>
          <table:table-cell office:value-type="float" office:value="32" table:style-name="ce297">
            <text:p>32</text:p>
          </table:table-cell>
          <table:table-cell office:value-type="float" office:value="1.9962589880257322" table:style-name="ce298">
            <text:p>2.00</text:p>
          </table:table-cell>
          <table:table-cell office:value-type="float" office:value="81011" table:style-name="ce297">
            <text:p>81,011</text:p>
          </table:table-cell>
          <table:table-cell office:value-type="float" office:value="103842" table:style-name="ce297">
            <text:p>103,842</text:p>
          </table:table-cell>
          <table:table-cell office:value-type="float" office:value="580944" table:style-name="ce297">
            <text:p>580,94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2<text:s/><text:span text:style-name="T6">月</text:span></text:p>
          </table:table-cell>
          <table:covered-table-cell/>
          <table:table-cell office:value-type="float" office:value="9005454" table:style-name="ce297">
            <text:p>9,005,454</text:p>
          </table:table-cell>
          <table:table-cell office:value-type="float" office:value="23319776" table:style-name="ce297">
            <text:p>23,319,776</text:p>
          </table:table-cell>
          <table:table-cell office:value-type="float" office:value="11550791" table:style-name="ce297">
            <text:p>11,550,791</text:p>
          </table:table-cell>
          <table:table-cell office:value-type="float" office:value="11768985" table:style-name="ce297">
            <text:p>11,768,985</text:p>
          </table:table-cell>
          <table:table-cell office:value-type="float" office:value="9617" table:style-name="ce297">
            <text:p>9,617</text:p>
          </table:table-cell>
          <table:table-cell office:value-type="float" office:value="4941" table:style-name="ce297">
            <text:p>4,941</text:p>
          </table:table-cell>
          <table:table-cell office:value-type="float" office:value="4676" table:style-name="ce297">
            <text:p>4,676</text:p>
          </table:table-cell>
          <table:table-cell office:value-type="float" office:value="5.3724432482271496" table:style-name="ce298">
            <text:p>5.37</text:p>
          </table:table-cell>
          <table:table-cell office:value-type="float" office:value="14887" table:style-name="ce297">
            <text:p>14,887</text:p>
          </table:table-cell>
          <table:table-cell office:value-type="float" office:value="8666" table:style-name="ce297">
            <text:p>8,666</text:p>
          </table:table-cell>
          <table:table-cell office:value-type="float" office:value="6221" table:style-name="ce297">
            <text:p>6,221</text:p>
          </table:table-cell>
          <table:table-cell office:value-type="float" office:value="8.316477345987062" table:style-name="ce298">
            <text:p>8.32</text:p>
          </table:table-cell>
          <table:table-cell office:value-type="float" office:value="-5270" table:style-name="ce297">
            <text:p>–5,270</text:p>
          </table:table-cell>
          <table:table-cell office:value-type="float" office:value="-2.9440340977599124" table:style-name="ce299">
            <text:p>–2.94</text:p>
          </table:table-cell>
          <table:table-cell office:value-type="float" office:value="8640" table:style-name="ce297">
            <text:p>8,640</text:p>
          </table:table-cell>
          <table:table-cell office:value-type="float" office:value="8443" table:style-name="ce297">
            <text:p>8,443</text:p>
          </table:table-cell>
          <table:table-cell office:value-type="float" office:value="197" table:style-name="ce297">
            <text:p>197</text:p>
          </table:table-cell>
          <table:table-cell office:value-type="float" office:value="49" table:style-name="ce297">
            <text:p>49</text:p>
          </table:table-cell>
          <table:table-cell office:value-type="float" office:value="148" table:style-name="ce297">
            <text:p>148</text:p>
          </table:table-cell>
          <table:table-cell office:value-type="float" office:value="4.8266517276367447" table:style-name="ce298">
            <text:p>4.83</text:p>
          </table:table-cell>
          <table:table-cell office:value-type="float" office:value="3358" table:style-name="ce297">
            <text:p>3,358</text:p>
          </table:table-cell>
          <table:table-cell office:value-type="float" office:value="3316" table:style-name="ce297">
            <text:p>3,316</text:p>
          </table:table-cell>
          <table:table-cell office:value-type="float" office:value="42" table:style-name="ce297">
            <text:p>42</text:p>
          </table:table-cell>
          <table:table-cell office:value-type="float" office:value="10" table:style-name="ce297">
            <text:p>10</text:p>
          </table:table-cell>
          <table:table-cell office:value-type="float" office:value="32" table:style-name="ce297">
            <text:p>32</text:p>
          </table:table-cell>
          <table:table-cell office:value-type="float" office:value="1.8759139469217809" table:style-name="ce298">
            <text:p>1.88</text:p>
          </table:table-cell>
          <table:table-cell office:value-type="float" office:value="67432" table:style-name="ce297">
            <text:p>67,432</text:p>
          </table:table-cell>
          <table:table-cell office:value-type="float" office:value="92052" table:style-name="ce297">
            <text:p>92,052</text:p>
          </table:table-cell>
          <table:table-cell office:value-type="float" office:value="581134" table:style-name="ce297">
            <text:p>581,13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3<text:s/><text:span text:style-name="T6">月</text:span></text:p>
          </table:table-cell>
          <table:covered-table-cell/>
          <table:table-cell office:value-type="float" office:value="9004145" table:style-name="ce297">
            <text:p>9,004,145</text:p>
          </table:table-cell>
          <table:table-cell office:value-type="float" office:value="23268991" table:style-name="ce297">
            <text:p>23,268,991</text:p>
          </table:table-cell>
          <table:table-cell office:value-type="float" office:value="11523301" table:style-name="ce297">
            <text:p>11,523,301</text:p>
          </table:table-cell>
          <table:table-cell office:value-type="float" office:value="11745690" table:style-name="ce297">
            <text:p>11,745,690</text:p>
          </table:table-cell>
          <table:table-cell office:value-type="float" office:value="12788" table:style-name="ce297">
            <text:p>12,788</text:p>
          </table:table-cell>
          <table:table-cell office:value-type="float" office:value="6672" table:style-name="ce297">
            <text:p>6,672</text:p>
          </table:table-cell>
          <table:table-cell office:value-type="float" office:value="6116" table:style-name="ce297">
            <text:p>6,116</text:p>
          </table:table-cell>
          <table:table-cell office:value-type="float" office:value="6.463720625908568" table:style-name="ce298">
            <text:p>6.46</text:p>
          </table:table-cell>
          <table:table-cell office:value-type="float" office:value="18239" table:style-name="ce297">
            <text:p>18,239</text:p>
          </table:table-cell>
          <table:table-cell office:value-type="float" office:value="10624" table:style-name="ce297">
            <text:p>10,624</text:p>
          </table:table-cell>
          <table:table-cell office:value-type="float" office:value="7615" table:style-name="ce297">
            <text:p>7,615</text:p>
          </table:table-cell>
          <table:table-cell office:value-type="float" office:value="9.2189396696861383" table:style-name="ce298">
            <text:p>9.22</text:p>
          </table:table-cell>
          <table:table-cell office:value-type="float" office:value="-5451" table:style-name="ce297">
            <text:p>–5,451</text:p>
          </table:table-cell>
          <table:table-cell office:value-type="float" office:value="-2.7552190437775725" table:style-name="ce299">
            <text:p>–2.76</text:p>
          </table:table-cell>
          <table:table-cell office:value-type="float" office:value="10509" table:style-name="ce297">
            <text:p>10,509</text:p>
          </table:table-cell>
          <table:table-cell office:value-type="float" office:value="10293" table:style-name="ce297">
            <text:p>10,293</text:p>
          </table:table-cell>
          <table:table-cell office:value-type="float" office:value="216" table:style-name="ce297">
            <text:p>216</text:p>
          </table:table-cell>
          <table:table-cell office:value-type="float" office:value="57" table:style-name="ce297">
            <text:p>57</text:p>
          </table:table-cell>
          <table:table-cell office:value-type="float" office:value="159" table:style-name="ce297">
            <text:p>159</text:p>
          </table:table-cell>
          <table:table-cell office:value-type="float" office:value="5.3117954377285841" table:style-name="ce298">
            <text:p>5.31</text:p>
          </table:table-cell>
          <table:table-cell office:value-type="float" office:value="4821" table:style-name="ce297">
            <text:p>4,821</text:p>
          </table:table-cell>
          <table:table-cell office:value-type="float" office:value="4768" table:style-name="ce297">
            <text:p>4,768</text:p>
          </table:table-cell>
          <table:table-cell office:value-type="float" office:value="53" table:style-name="ce297">
            <text:p>53</text:p>
          </table:table-cell>
          <table:table-cell office:value-type="float" office:value="12" table:style-name="ce297">
            <text:p>12</text:p>
          </table:table-cell>
          <table:table-cell office:value-type="float" office:value="41" table:style-name="ce297">
            <text:p>41</text:p>
          </table:table-cell>
          <table:table-cell office:value-type="float" office:value="2.4367842616128601" table:style-name="ce298">
            <text:p>2.44</text:p>
          </table:table-cell>
          <table:table-cell office:value-type="float" office:value="103168" table:style-name="ce297">
            <text:p>103,168</text:p>
          </table:table-cell>
          <table:table-cell office:value-type="float" office:value="148502" table:style-name="ce297">
            <text:p>148,502</text:p>
          </table:table-cell>
          <table:table-cell office:value-type="float" office:value="581327" table:style-name="ce297">
            <text:p>581,327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4<text:s/><text:span text:style-name="T6">月</text:span></text:p>
          </table:table-cell>
          <table:covered-table-cell/>
          <table:table-cell office:value-type="float" office:value="9002584" table:style-name="ce297">
            <text:p>9,002,584</text:p>
          </table:table-cell>
          <table:table-cell office:value-type="float" office:value="23215015" table:style-name="ce297">
            <text:p>23,215,015</text:p>
          </table:table-cell>
          <table:table-cell office:value-type="float" office:value="11493738" table:style-name="ce297">
            <text:p>11,493,738</text:p>
          </table:table-cell>
          <table:table-cell office:value-type="float" office:value="11721277" table:style-name="ce297">
            <text:p>11,721,277</text:p>
          </table:table-cell>
          <table:table-cell office:value-type="float" office:value="11222" table:style-name="ce297">
            <text:p>11,222</text:p>
          </table:table-cell>
          <table:table-cell office:value-type="float" office:value="5808" table:style-name="ce297">
            <text:p>5,808</text:p>
          </table:table-cell>
          <table:table-cell office:value-type="float" office:value="5414" table:style-name="ce297">
            <text:p>5,414</text:p>
          </table:table-cell>
          <table:table-cell office:value-type="float" office:value="5.8744650077419456" table:style-name="ce298">
            <text:p>5.87</text:p>
          </table:table-cell>
          <table:table-cell office:value-type="float" office:value="14655" table:style-name="ce297">
            <text:p>14,655</text:p>
          </table:table-cell>
          <table:table-cell office:value-type="float" office:value="8554" table:style-name="ce297">
            <text:p>8,554</text:p>
          </table:table-cell>
          <table:table-cell office:value-type="float" office:value="6101" table:style-name="ce297">
            <text:p>6,101</text:p>
          </table:table-cell>
          <table:table-cell office:value-type="float" office:value="7.671563419039229" table:style-name="ce298">
            <text:p>7.67</text:p>
          </table:table-cell>
          <table:table-cell office:value-type="float" office:value="-3433" table:style-name="ce297">
            <text:p>–3,433</text:p>
          </table:table-cell>
          <table:table-cell office:value-type="float" office:value="-1.7970984112972821" table:style-name="ce299">
            <text:p>–1.80</text:p>
          </table:table-cell>
          <table:table-cell office:value-type="float" office:value="6539" table:style-name="ce297">
            <text:p>6,539</text:p>
          </table:table-cell>
          <table:table-cell office:value-type="float" office:value="6390" table:style-name="ce297">
            <text:p>6,390</text:p>
          </table:table-cell>
          <table:table-cell office:value-type="float" office:value="149" table:style-name="ce297">
            <text:p>149</text:p>
          </table:table-cell>
          <table:table-cell office:value-type="float" office:value="53" table:style-name="ce297">
            <text:p>53</text:p>
          </table:table-cell>
          <table:table-cell office:value-type="float" office:value="96" table:style-name="ce297">
            <text:p>96</text:p>
          </table:table-cell>
          <table:table-cell office:value-type="float" office:value="3.4230196654450706" table:style-name="ce298">
            <text:p>3.42</text:p>
          </table:table-cell>
          <table:table-cell office:value-type="float" office:value="4051" table:style-name="ce297">
            <text:p>4,051</text:p>
          </table:table-cell>
          <table:table-cell office:value-type="float" office:value="4003" table:style-name="ce297">
            <text:p>4,003</text:p>
          </table:table-cell>
          <table:table-cell office:value-type="float" office:value="48" table:style-name="ce297">
            <text:p>48</text:p>
          </table:table-cell>
          <table:table-cell office:value-type="float" office:value="13" table:style-name="ce297">
            <text:p>13</text:p>
          </table:table-cell>
          <table:table-cell office:value-type="float" office:value="35" table:style-name="ce297">
            <text:p>35</text:p>
          </table:table-cell>
          <table:table-cell office:value-type="float" office:value="2.1206075339834807" table:style-name="ce298">
            <text:p>2.12</text:p>
          </table:table-cell>
          <table:table-cell office:value-type="float" office:value="84281" table:style-name="ce297">
            <text:p>84,281</text:p>
          </table:table-cell>
          <table:table-cell office:value-type="float" office:value="134824" table:style-name="ce297">
            <text:p>134,824</text:p>
          </table:table-cell>
          <table:table-cell office:value-type="float" office:value="581406" table:style-name="ce297">
            <text:p>581,406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5<text:s/><text:span text:style-name="T6">月</text:span></text:p>
          </table:table-cell>
          <table:covered-table-cell/>
          <table:table-cell office:value-type="float" office:value="9008300" table:style-name="ce297">
            <text:p>9,008,300</text:p>
          </table:table-cell>
          <table:table-cell office:value-type="float" office:value="23196178" table:style-name="ce297">
            <text:p>23,196,178</text:p>
          </table:table-cell>
          <table:table-cell office:value-type="float" office:value="11482441" table:style-name="ce297">
            <text:p>11,482,441</text:p>
          </table:table-cell>
          <table:table-cell office:value-type="float" office:value="11713737" table:style-name="ce297">
            <text:p>11,713,737</text:p>
          </table:table-cell>
          <table:table-cell office:value-type="float" office:value="9442" table:style-name="ce297">
            <text:p>9,442</text:p>
          </table:table-cell>
          <table:table-cell office:value-type="float" office:value="4897" table:style-name="ce297">
            <text:p>4,897</text:p>
          </table:table-cell>
          <table:table-cell office:value-type="float" office:value="4545" table:style-name="ce297">
            <text:p>4,545</text:p>
          </table:table-cell>
          <table:table-cell office:value-type="float" office:value="4.7907381085364893" table:style-name="ce298">
            <text:p>4.79</text:p>
          </table:table-cell>
          <table:table-cell office:value-type="float" office:value="17409" table:style-name="ce297">
            <text:p>17,409</text:p>
          </table:table-cell>
          <table:table-cell office:value-type="float" office:value="9997" table:style-name="ce297">
            <text:p>9,997</text:p>
          </table:table-cell>
          <table:table-cell office:value-type="float" office:value="7412" table:style-name="ce297">
            <text:p>7,412</text:p>
          </table:table-cell>
          <table:table-cell office:value-type="float" office:value="8.8330819457224869" table:style-name="ce298">
            <text:p>8.83</text:p>
          </table:table-cell>
          <table:table-cell office:value-type="float" office:value="-7967" table:style-name="ce297">
            <text:p>–7,967</text:p>
          </table:table-cell>
          <table:table-cell office:value-type="float" office:value="-4.0423438371859985" table:style-name="ce299">
            <text:p>–4.04</text:p>
          </table:table-cell>
          <table:table-cell office:value-type="float" office:value="15597" table:style-name="ce297">
            <text:p>15,597</text:p>
          </table:table-cell>
          <table:table-cell office:value-type="float" office:value="15293" table:style-name="ce297">
            <text:p>15,293</text:p>
          </table:table-cell>
          <table:table-cell office:value-type="float" office:value="304" table:style-name="ce297">
            <text:p>304</text:p>
          </table:table-cell>
          <table:table-cell office:value-type="float" office:value="72" table:style-name="ce297">
            <text:p>72</text:p>
          </table:table-cell>
          <table:table-cell office:value-type="float" office:value="232" table:style-name="ce297">
            <text:p>232</text:p>
          </table:table-cell>
          <table:table-cell office:value-type="float" office:value="7.9136986103414113" table:style-name="ce298">
            <text:p>7.91</text:p>
          </table:table-cell>
          <table:table-cell office:value-type="float" office:value="4019" table:style-name="ce297">
            <text:p>4,019</text:p>
          </table:table-cell>
          <table:table-cell office:value-type="float" office:value="3975" table:style-name="ce297">
            <text:p>3,975</text:p>
          </table:table-cell>
          <table:table-cell office:value-type="float" office:value="44" table:style-name="ce297">
            <text:p>44</text:p>
          </table:table-cell>
          <table:table-cell office:value-type="float" office:value="8" table:style-name="ce297">
            <text:p>8</text:p>
          </table:table-cell>
          <table:table-cell office:value-type="float" office:value="36" table:style-name="ce297">
            <text:p>36</text:p>
          </table:table-cell>
          <table:table-cell office:value-type="float" office:value="2.0391841197000797" table:style-name="ce298">
            <text:p>2.04</text:p>
          </table:table-cell>
          <table:table-cell office:value-type="float" office:value="82997" table:style-name="ce297">
            <text:p>82,997</text:p>
          </table:table-cell>
          <table:table-cell office:value-type="float" office:value="93867" table:style-name="ce297">
            <text:p>93,867</text:p>
          </table:table-cell>
          <table:table-cell office:value-type="float" office:value="581530" table:style-name="ce297">
            <text:p>581,530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6<text:s/><text:span text:style-name="T6">月</text:span></text:p>
          </table:table-cell>
          <table:covered-table-cell/>
          <table:table-cell office:value-type="float" office:value="9014700" table:style-name="ce297">
            <text:p>9,014,700</text:p>
          </table:table-cell>
          <table:table-cell office:value-type="float" office:value="23186278" table:style-name="ce297">
            <text:p>23,186,278</text:p>
          </table:table-cell>
          <table:table-cell office:value-type="float" office:value="11475116" table:style-name="ce297">
            <text:p>11,475,116</text:p>
          </table:table-cell>
          <table:table-cell office:value-type="float" office:value="11711162" table:style-name="ce297">
            <text:p>11,711,162</text:p>
          </table:table-cell>
          <table:table-cell office:value-type="float" office:value="10943" table:style-name="ce297">
            <text:p>10,943</text:p>
          </table:table-cell>
          <table:table-cell office:value-type="float" office:value="5677" table:style-name="ce297">
            <text:p>5,677</text:p>
          </table:table-cell>
          <table:table-cell office:value-type="float" office:value="5266" table:style-name="ce297">
            <text:p>5,266</text:p>
          </table:table-cell>
          <table:table-cell office:value-type="float" office:value="5.7409565950252119" table:style-name="ce298">
            <text:p>5.74</text:p>
          </table:table-cell>
          <table:table-cell office:value-type="float" office:value="21033" table:style-name="ce297">
            <text:p>21,033</text:p>
          </table:table-cell>
          <table:table-cell office:value-type="float" office:value="12152" table:style-name="ce297">
            <text:p>12,152</text:p>
          </table:table-cell>
          <table:table-cell office:value-type="float" office:value="8881" table:style-name="ce297">
            <text:p>8,881</text:p>
          </table:table-cell>
          <table:table-cell office:value-type="float" office:value="11.034409217140205" table:style-name="ce298">
            <text:p>11.03</text:p>
          </table:table-cell>
          <table:table-cell office:value-type="float" office:value="-10090" table:style-name="ce297">
            <text:p>–10,090</text:p>
          </table:table-cell>
          <table:table-cell office:value-type="float" office:value="-5.2934526221149936" table:style-name="ce299">
            <text:p>–5.29</text:p>
          </table:table-cell>
          <table:table-cell office:value-type="float" office:value="9045" table:style-name="ce297">
            <text:p>9,045</text:p>
          </table:table-cell>
          <table:table-cell office:value-type="float" office:value="8868" table:style-name="ce297">
            <text:p>8,868</text:p>
          </table:table-cell>
          <table:table-cell office:value-type="float" office:value="177" table:style-name="ce297">
            <text:p>177</text:p>
          </table:table-cell>
          <table:table-cell office:value-type="float" office:value="41" table:style-name="ce297">
            <text:p>41</text:p>
          </table:table-cell>
          <table:table-cell office:value-type="float" office:value="136" table:style-name="ce297">
            <text:p>136</text:p>
          </table:table-cell>
          <table:table-cell office:value-type="float" office:value="4.7452209085262753" table:style-name="ce298">
            <text:p>4.75</text:p>
          </table:table-cell>
          <table:table-cell office:value-type="float" office:value="4156" table:style-name="ce297">
            <text:p>4,156</text:p>
          </table:table-cell>
          <table:table-cell office:value-type="float" office:value="4103" table:style-name="ce297">
            <text:p>4,103</text:p>
          </table:table-cell>
          <table:table-cell office:value-type="float" office:value="53" table:style-name="ce297">
            <text:p>53</text:p>
          </table:table-cell>
          <table:table-cell office:value-type="float" office:value="14" table:style-name="ce297">
            <text:p>14</text:p>
          </table:table-cell>
          <table:table-cell office:value-type="float" office:value="39" table:style-name="ce297">
            <text:p>39</text:p>
          </table:table-cell>
          <table:table-cell office:value-type="float" office:value="2.1803358867700608" table:style-name="ce298">
            <text:p>2.18</text:p>
          </table:table-cell>
          <table:table-cell office:value-type="float" office:value="85868" table:style-name="ce297">
            <text:p>85,868</text:p>
          </table:table-cell>
          <table:table-cell office:value-type="float" office:value="85678" table:style-name="ce297">
            <text:p>85,678</text:p>
          </table:table-cell>
          <table:table-cell office:value-type="float" office:value="581694" table:style-name="ce297">
            <text:p>581,694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7<text:s/><text:span text:style-name="T6">月</text:span></text:p>
          </table:table-cell>
          <table:covered-table-cell/>
          <table:table-cell office:value-type="float" office:value="9026456" table:style-name="ce297">
            <text:p>9,026,456</text:p>
          </table:table-cell>
          <table:table-cell office:value-type="float" office:value="23190064" table:style-name="ce297">
            <text:p>23,190,064</text:p>
          </table:table-cell>
          <table:table-cell office:value-type="float" office:value="11475027" table:style-name="ce297">
            <text:p>11,475,027</text:p>
          </table:table-cell>
          <table:table-cell office:value-type="float" office:value="11715037" table:style-name="ce297">
            <text:p>11,715,037</text:p>
          </table:table-cell>
          <table:table-cell office:value-type="float" office:value="10950" table:style-name="ce297">
            <text:p>10,950</text:p>
          </table:table-cell>
          <table:table-cell office:value-type="float" office:value="5813" table:style-name="ce297">
            <text:p>5,813</text:p>
          </table:table-cell>
          <table:table-cell office:value-type="float" office:value="5137" table:style-name="ce297">
            <text:p>5,137</text:p>
          </table:table-cell>
          <table:table-cell office:value-type="float" office:value="5.5600512586714457" table:style-name="ce298">
            <text:p>5.56</text:p>
          </table:table-cell>
          <table:table-cell office:value-type="float" office:value="18215" table:style-name="ce297">
            <text:p>18,215</text:p>
          </table:table-cell>
          <table:table-cell office:value-type="float" office:value="10505" table:style-name="ce297">
            <text:p>10,505</text:p>
          </table:table-cell>
          <table:table-cell office:value-type="float" office:value="7710" table:style-name="ce297">
            <text:p>7,710</text:p>
          </table:table-cell>
          <table:table-cell office:value-type="float" office:value="9.2489802444475231" table:style-name="ce298">
            <text:p>9.25</text:p>
          </table:table-cell>
          <table:table-cell office:value-type="float" office:value="-7265" table:style-name="ce297">
            <text:p>–7,265</text:p>
          </table:table-cell>
          <table:table-cell office:value-type="float" office:value="-3.6889289857760779" table:style-name="ce299">
            <text:p>–3.69</text:p>
          </table:table-cell>
          <table:table-cell office:value-type="float" office:value="9327" table:style-name="ce297">
            <text:p>9,327</text:p>
          </table:table-cell>
          <table:table-cell office:value-type="float" office:value="9122" table:style-name="ce297">
            <text:p>9,122</text:p>
          </table:table-cell>
          <table:table-cell office:value-type="float" office:value="205" table:style-name="ce297">
            <text:p>205</text:p>
          </table:table-cell>
          <table:table-cell office:value-type="float" office:value="58" table:style-name="ce297">
            <text:p>58</text:p>
          </table:table-cell>
          <table:table-cell office:value-type="float" office:value="147" table:style-name="ce297">
            <text:p>147</text:p>
          </table:table-cell>
          <table:table-cell office:value-type="float" office:value="4.7359450310163087" table:style-name="ce298">
            <text:p>4.74</text:p>
          </table:table-cell>
          <table:table-cell office:value-type="float" office:value="4476" table:style-name="ce297">
            <text:p>4,476</text:p>
          </table:table-cell>
          <table:table-cell office:value-type="float" office:value="4426" table:style-name="ce297">
            <text:p>4,426</text:p>
          </table:table-cell>
          <table:table-cell office:value-type="float" office:value="50" table:style-name="ce297">
            <text:p>50</text:p>
          </table:table-cell>
          <table:table-cell office:value-type="float" office:value="15" table:style-name="ce297">
            <text:p>15</text:p>
          </table:table-cell>
          <table:table-cell office:value-type="float" office:value="35" table:style-name="ce297">
            <text:p>35</text:p>
          </table:table-cell>
          <table:table-cell office:value-type="float" office:value="2.2727661583391225" table:style-name="ce298">
            <text:p>2.27</text:p>
          </table:table-cell>
          <table:table-cell office:value-type="float" office:value="101555" table:style-name="ce297">
            <text:p>101,555</text:p>
          </table:table-cell>
          <table:table-cell office:value-type="float" office:value="90504" table:style-name="ce297">
            <text:p>90,504</text:p>
          </table:table-cell>
          <table:table-cell office:value-type="float" office:value="582008" table:style-name="ce297">
            <text:p>582,008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8<text:s/><text:span text:style-name="T6">月</text:span></text:p>
          </table:table-cell>
          <table:covered-table-cell/>
          <table:table-cell office:value-type="float" office:value="9042909" table:style-name="ce303">
            <text:p>9,042,909</text:p>
          </table:table-cell>
          <table:table-cell office:value-type="float" office:value="23194554" table:style-name="ce297">
            <text:p>23,194,554</text:p>
          </table:table-cell>
          <table:table-cell office:value-type="float" office:value="11475623" table:style-name="ce297">
            <text:p>11,475,623</text:p>
          </table:table-cell>
          <table:table-cell office:value-type="float" office:value="11718931" table:style-name="ce297">
            <text:p>11,718,931</text:p>
          </table:table-cell>
          <table:table-cell office:value-type="float" office:value="11902" table:style-name="ce297">
            <text:p>11,902</text:p>
          </table:table-cell>
          <table:table-cell office:value-type="float" office:value="6218" table:style-name="ce297">
            <text:p>6,218</text:p>
          </table:table-cell>
          <table:table-cell office:value-type="float" office:value="5684" table:style-name="ce297">
            <text:p>5,684</text:p>
          </table:table-cell>
          <table:table-cell office:value-type="float" office:value="6.0423673905389599" table:style-name="ce298">
            <text:p>6.04</text:p>
          </table:table-cell>
          <table:table-cell office:value-type="float" office:value="17830" table:style-name="ce297">
            <text:p>17,830</text:p>
          </table:table-cell>
          <table:table-cell office:value-type="float" office:value="10333" table:style-name="ce297">
            <text:p>10,333</text:p>
          </table:table-cell>
          <table:table-cell office:value-type="float" office:value="7497" table:style-name="ce297">
            <text:p>7,497</text:p>
          </table:table-cell>
          <table:table-cell office:value-type="float" office:value="9.0518745230473563" table:style-name="ce298">
            <text:p>9.05</text:p>
          </table:table-cell>
          <table:table-cell office:value-type="float" office:value="-5928" table:style-name="ce297">
            <text:p>–5,928</text:p>
          </table:table-cell>
          <table:table-cell office:value-type="float" office:value="-3.0095071325083977" table:style-name="ce299">
            <text:p>–3.01</text:p>
          </table:table-cell>
          <table:table-cell office:value-type="float" office:value="4315" table:style-name="ce297">
            <text:p>4,315</text:p>
          </table:table-cell>
          <table:table-cell office:value-type="float" office:value="4174" table:style-name="ce297">
            <text:p>4,174</text:p>
          </table:table-cell>
          <table:table-cell office:value-type="float" office:value="141" table:style-name="ce297">
            <text:p>141</text:p>
          </table:table-cell>
          <table:table-cell office:value-type="float" office:value="44" table:style-name="ce297">
            <text:p>44</text:p>
          </table:table-cell>
          <table:table-cell office:value-type="float" office:value="97" table:style-name="ce297">
            <text:p>97</text:p>
          </table:table-cell>
          <table:table-cell office:value-type="float" office:value="2.1906247093073103" table:style-name="ce298">
            <text:p>2.19</text:p>
          </table:table-cell>
          <table:table-cell office:value-type="float" office:value="4787" table:style-name="ce297">
            <text:p>4,787</text:p>
          </table:table-cell>
          <table:table-cell office:value-type="float" office:value="4725" table:style-name="ce297">
            <text:p>4,725</text:p>
          </table:table-cell>
          <table:table-cell office:value-type="float" office:value="62" table:style-name="ce297">
            <text:p>62</text:p>
          </table:table-cell>
          <table:table-cell office:value-type="float" office:value="16" table:style-name="ce297">
            <text:p>16</text:p>
          </table:table-cell>
          <table:table-cell office:value-type="float" office:value="46" table:style-name="ce297">
            <text:p>46</text:p>
          </table:table-cell>
          <table:table-cell office:value-type="float" office:value="2.4302480842303815" table:style-name="ce298">
            <text:p>2.43</text:p>
          </table:table-cell>
          <table:table-cell office:value-type="float" office:value="99646" table:style-name="ce297">
            <text:p>99,646</text:p>
          </table:table-cell>
          <table:table-cell office:value-type="float" office:value="89228" table:style-name="ce297">
            <text:p>89,228</text:p>
          </table:table-cell>
          <table:table-cell office:value-type="float" office:value="582485" table:style-name="ce297">
            <text:p>582,48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9<text:s/><text:span text:style-name="T6">月</text:span></text:p>
          </table:table-cell>
          <table:covered-table-cell/>
          <table:table-cell office:value-type="float" office:value="9062527" table:style-name="ce303">
            <text:p>9,062,527</text:p>
          </table:table-cell>
          <table:table-cell office:value-type="float" office:value="23198133" table:style-name="ce297">
            <text:p>23,198,133</text:p>
          </table:table-cell>
          <table:table-cell office:value-type="float" office:value="11475695" table:style-name="ce297">
            <text:p>11,475,695</text:p>
          </table:table-cell>
          <table:table-cell office:value-type="float" office:value="11722438" table:style-name="ce297">
            <text:p>11,722,438</text:p>
          </table:table-cell>
          <table:table-cell office:value-type="float" office:value="12217" table:style-name="ce297">
            <text:p>12,217</text:p>
          </table:table-cell>
          <table:table-cell office:value-type="float" office:value="6322" table:style-name="ce297">
            <text:p>6,322</text:p>
          </table:table-cell>
          <table:table-cell office:value-type="float" office:value="5895" table:style-name="ce297">
            <text:p>5,895</text:p>
          </table:table-cell>
          <table:table-cell office:value-type="float" office:value="6.4079136725435486" table:style-name="ce298">
            <text:p>6.41</text:p>
          </table:table-cell>
          <table:table-cell office:value-type="float" office:value="16505" table:style-name="ce297">
            <text:p>16,505</text:p>
          </table:table-cell>
          <table:table-cell office:value-type="float" office:value="9540" table:style-name="ce297">
            <text:p>9,540</text:p>
          </table:table-cell>
          <table:table-cell office:value-type="float" office:value="6965" table:style-name="ce297">
            <text:p>6,965</text:p>
          </table:table-cell>
          <table:table-cell office:value-type="float" office:value="8.6570037787780354" table:style-name="ce298">
            <text:p>8.66</text:p>
          </table:table-cell>
          <table:table-cell office:value-type="float" office:value="-4288" table:style-name="ce297">
            <text:p>–4,288</text:p>
          </table:table-cell>
          <table:table-cell office:value-type="float" office:value="-2.2490901062344872" table:style-name="ce299">
            <text:p>–2.25</text:p>
          </table:table-cell>
          <table:table-cell office:value-type="float" office:value="11546" table:style-name="ce297">
            <text:p>11,546</text:p>
          </table:table-cell>
          <table:table-cell office:value-type="float" office:value="11350" table:style-name="ce297">
            <text:p>11,350</text:p>
          </table:table-cell>
          <table:table-cell office:value-type="float" office:value="196" table:style-name="ce297">
            <text:p>196</text:p>
          </table:table-cell>
          <table:table-cell office:value-type="float" office:value="52" table:style-name="ce297">
            <text:p>52</text:p>
          </table:table-cell>
          <table:table-cell office:value-type="float" office:value="144" table:style-name="ce297">
            <text:p>144</text:p>
          </table:table-cell>
          <table:table-cell office:value-type="float" office:value="6.055968835490531" table:style-name="ce298">
            <text:p>6.06</text:p>
          </table:table-cell>
          <table:table-cell office:value-type="float" office:value="4335" table:style-name="ce297">
            <text:p>4,335</text:p>
          </table:table-cell>
          <table:table-cell office:value-type="float" office:value="4286" table:style-name="ce297">
            <text:p>4,286</text:p>
          </table:table-cell>
          <table:table-cell office:value-type="float" office:value="49" table:style-name="ce297">
            <text:p>49</text:p>
          </table:table-cell>
          <table:table-cell office:value-type="float" office:value="9" table:style-name="ce297">
            <text:p>9</text:p>
          </table:table-cell>
          <table:table-cell office:value-type="float" office:value="40" table:style-name="ce297">
            <text:p>40</text:p>
          </table:table-cell>
          <table:table-cell office:value-type="float" office:value="2.273741980066815" table:style-name="ce298">
            <text:p>2.27</text:p>
          </table:table-cell>
          <table:table-cell office:value-type="float" office:value="95826" table:style-name="ce297">
            <text:p>95,826</text:p>
          </table:table-cell>
          <table:table-cell office:value-type="float" office:value="87959" table:style-name="ce297">
            <text:p>87,959</text:p>
          </table:table-cell>
          <table:table-cell office:value-type="float" office:value="582846" table:style-name="ce297">
            <text:p>582,846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0<text:s/><text:span text:style-name="T6">月</text:span></text:p>
          </table:table-cell>
          <table:covered-table-cell/>
          <table:table-cell office:value-type="float" office:value="9068488" table:style-name="ce303">
            <text:p>9,068,488</text:p>
          </table:table-cell>
          <table:table-cell office:value-type="float" office:value="23212056" table:style-name="ce297">
            <text:p>23,212,056</text:p>
          </table:table-cell>
          <table:table-cell office:value-type="float" office:value="11480153" table:style-name="ce297">
            <text:p>11,480,153</text:p>
          </table:table-cell>
          <table:table-cell office:value-type="float" office:value="11731903" table:style-name="ce297">
            <text:p>11,731,903</text:p>
          </table:table-cell>
          <table:table-cell office:value-type="float" office:value="12242" table:style-name="ce297">
            <text:p>12,242</text:p>
          </table:table-cell>
          <table:table-cell office:value-type="float" office:value="6345" table:style-name="ce297">
            <text:p>6,345</text:p>
          </table:table-cell>
          <table:table-cell office:value-type="float" office:value="5897" table:style-name="ce297">
            <text:p>5,897</text:p>
          </table:table-cell>
          <table:table-cell office:value-type="float" office:value="6.2115531319794819" table:style-name="ce298">
            <text:p>6.21</text:p>
          </table:table-cell>
          <table:table-cell office:value-type="float" office:value="17099" table:style-name="ce297">
            <text:p>17,099</text:p>
          </table:table-cell>
          <table:table-cell office:value-type="float" office:value="9820" table:style-name="ce297">
            <text:p>9,820</text:p>
          </table:table-cell>
          <table:table-cell office:value-type="float" office:value="7279" table:style-name="ce297">
            <text:p>7,279</text:p>
          </table:table-cell>
          <table:table-cell office:value-type="float" office:value="8.6759799872338803" table:style-name="ce298">
            <text:p>8.68</text:p>
          </table:table-cell>
          <table:table-cell office:value-type="float" office:value="-4857" table:style-name="ce297">
            <text:p>–4,857</text:p>
          </table:table-cell>
          <table:table-cell office:value-type="float" office:value="-2.464426855254398" table:style-name="ce299">
            <text:p>–2.46</text:p>
          </table:table-cell>
          <table:table-cell office:value-type="float" office:value="10013" table:style-name="ce297">
            <text:p>10,013</text:p>
          </table:table-cell>
          <table:table-cell office:value-type="float" office:value="9827" table:style-name="ce297">
            <text:p>9,827</text:p>
          </table:table-cell>
          <table:table-cell office:value-type="float" office:value="186" table:style-name="ce297">
            <text:p>186</text:p>
          </table:table-cell>
          <table:table-cell office:value-type="float" office:value="55" table:style-name="ce297">
            <text:p>55</text:p>
          </table:table-cell>
          <table:table-cell office:value-type="float" office:value="131" table:style-name="ce297">
            <text:p>131</text:p>
          </table:table-cell>
          <table:table-cell office:value-type="float" office:value="5.0805653905007802" table:style-name="ce298">
            <text:p>5.08</text:p>
          </table:table-cell>
          <table:table-cell office:value-type="float" office:value="4071" table:style-name="ce297">
            <text:p>4,071</text:p>
          </table:table-cell>
          <table:table-cell office:value-type="float" office:value="4019" table:style-name="ce297">
            <text:p>4,019</text:p>
          </table:table-cell>
          <table:table-cell office:value-type="float" office:value="52" table:style-name="ce297">
            <text:p>52</text:p>
          </table:table-cell>
          <table:table-cell office:value-type="float" office:value="16" table:style-name="ce297">
            <text:p>16</text:p>
          </table:table-cell>
          <table:table-cell office:value-type="float" office:value="36" table:style-name="ce297">
            <text:p>36</text:p>
          </table:table-cell>
          <table:table-cell office:value-type="float" office:value="2.0656128737370096" table:style-name="ce298">
            <text:p>2.07</text:p>
          </table:table-cell>
          <table:table-cell office:value-type="float" office:value="75571" table:style-name="ce297">
            <text:p>75,571</text:p>
          </table:table-cell>
          <table:table-cell office:value-type="float" office:value="56791" table:style-name="ce297">
            <text:p>56,791</text:p>
          </table:table-cell>
          <table:table-cell office:value-type="float" office:value="583299" table:style-name="ce297">
            <text:p>583,299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1<text:s/><text:span text:style-name="T6">月</text:span></text:p>
          </table:table-cell>
          <table:covered-table-cell/>
          <table:table-cell office:value-type="float" office:value="9077086" table:style-name="ce303">
            <text:p>9,077,086</text:p>
          </table:table-cell>
          <table:table-cell office:value-type="float" office:value="23233593" table:style-name="ce297">
            <text:p>23,233,593</text:p>
          </table:table-cell>
          <table:table-cell office:value-type="float" office:value="11487412" table:style-name="ce297">
            <text:p>11,487,412</text:p>
          </table:table-cell>
          <table:table-cell office:value-type="float" office:value="11746181" table:style-name="ce297">
            <text:p>11,746,181</text:p>
          </table:table-cell>
          <table:table-cell office:value-type="float" office:value="12348" table:style-name="ce297">
            <text:p>12,348</text:p>
          </table:table-cell>
          <table:table-cell office:value-type="float" office:value="6261" table:style-name="ce297">
            <text:p>6,261</text:p>
          </table:table-cell>
          <table:table-cell office:value-type="float" office:value="6087" table:style-name="ce297">
            <text:p>6,087</text:p>
          </table:table-cell>
          <table:table-cell office:value-type="float" office:value="6.4692389162222712" table:style-name="ce298">
            <text:p>6.47</text:p>
          </table:table-cell>
          <table:table-cell office:value-type="float" office:value="17719" table:style-name="ce297">
            <text:p>17,719</text:p>
          </table:table-cell>
          <table:table-cell office:value-type="float" office:value="10193" table:style-name="ce297">
            <text:p>10,193</text:p>
          </table:table-cell>
          <table:table-cell office:value-type="float" office:value="7526" table:style-name="ce297">
            <text:p>7,526</text:p>
          </table:table-cell>
          <table:table-cell office:value-type="float" office:value="9.2831587590332365" table:style-name="ce298">
            <text:p>9.28</text:p>
          </table:table-cell>
          <table:table-cell office:value-type="float" office:value="-5371" table:style-name="ce297">
            <text:p>–5,371</text:p>
          </table:table-cell>
          <table:table-cell office:value-type="float" office:value="-2.8139198428109666" table:style-name="ce299">
            <text:p>–2.81</text:p>
          </table:table-cell>
          <table:table-cell office:value-type="float" office:value="15007" table:style-name="ce297">
            <text:p>15,007</text:p>
          </table:table-cell>
          <table:table-cell office:value-type="float" office:value="14713" table:style-name="ce297">
            <text:p>14,713</text:p>
          </table:table-cell>
          <table:table-cell office:value-type="float" office:value="294" table:style-name="ce297">
            <text:p>294</text:p>
          </table:table-cell>
          <table:table-cell office:value-type="float" office:value="78" table:style-name="ce297">
            <text:p>78</text:p>
          </table:table-cell>
          <table:table-cell office:value-type="float" office:value="216" table:style-name="ce297">
            <text:p>216</text:p>
          </table:table-cell>
          <table:table-cell office:value-type="float" office:value="7.8623152264129903" table:style-name="ce298">
            <text:p>7.86</text:p>
          </table:table-cell>
          <table:table-cell office:value-type="float" office:value="4233" table:style-name="ce297">
            <text:p>4,233</text:p>
          </table:table-cell>
          <table:table-cell office:value-type="float" office:value="4180" table:style-name="ce297">
            <text:p>4,180</text:p>
          </table:table-cell>
          <table:table-cell office:value-type="float" office:value="53" table:style-name="ce297">
            <text:p>53</text:p>
          </table:table-cell>
          <table:table-cell office:value-type="float" office:value="14" table:style-name="ce297">
            <text:p>14</text:p>
          </table:table-cell>
          <table:table-cell office:value-type="float" office:value="39" table:style-name="ce297">
            <text:p>39</text:p>
          </table:table-cell>
          <table:table-cell office:value-type="float" office:value="2.2177104253619104" table:style-name="ce298">
            <text:p>2.22</text:p>
          </table:table-cell>
          <table:table-cell office:value-type="float" office:value="89678" table:style-name="ce297">
            <text:p>89,678</text:p>
          </table:table-cell>
          <table:table-cell office:value-type="float" office:value="62770" table:style-name="ce297">
            <text:p>62,770</text:p>
          </table:table-cell>
          <table:table-cell office:value-type="float" office:value="583710" table:style-name="ce297">
            <text:p>583,710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2<text:s/><text:span text:style-name="T6">月</text:span></text:p>
          </table:table-cell>
          <table:covered-table-cell/>
          <table:table-cell office:value-type="float" office:value="9089450" table:style-name="ce303">
            <text:p>9,089,450</text:p>
          </table:table-cell>
          <table:table-cell office:value-type="float" office:value="23264640" table:style-name="ce297">
            <text:p>23,264,640</text:p>
          </table:table-cell>
          <table:table-cell office:value-type="float" office:value="11499136" table:style-name="ce297">
            <text:p>11,499,136</text:p>
          </table:table-cell>
          <table:table-cell office:value-type="float" office:value="11765504" table:style-name="ce297">
            <text:p>11,765,504</text:p>
          </table:table-cell>
          <table:table-cell office:value-type="float" office:value="12178" table:style-name="ce297">
            <text:p>12,178</text:p>
          </table:table-cell>
          <table:table-cell office:value-type="float" office:value="6265" table:style-name="ce297">
            <text:p>6,265</text:p>
          </table:table-cell>
          <table:table-cell office:value-type="float" office:value="5913" table:style-name="ce297">
            <text:p>5,913</text:p>
          </table:table-cell>
          <table:table-cell office:value-type="float" office:value="6.1673796951491919" table:style-name="ce298">
            <text:p>6.17</text:p>
          </table:table-cell>
          <table:table-cell office:value-type="float" office:value="17685" table:style-name="ce297">
            <text:p>17,685</text:p>
          </table:table-cell>
          <table:table-cell office:value-type="float" office:value="10194" table:style-name="ce297">
            <text:p>10,194</text:p>
          </table:table-cell>
          <table:table-cell office:value-type="float" office:value="7491" table:style-name="ce297">
            <text:p>7,491</text:p>
          </table:table-cell>
          <table:table-cell office:value-type="float" office:value="8.9563236909766353" table:style-name="ce298">
            <text:p>8.96</text:p>
          </table:table-cell>
          <table:table-cell office:value-type="float" office:value="-5507" table:style-name="ce297">
            <text:p>–5,507</text:p>
          </table:table-cell>
          <table:table-cell office:value-type="float" office:value="-2.7889439958274429" table:style-name="ce299">
            <text:p>–2.79</text:p>
          </table:table-cell>
          <table:table-cell office:value-type="float" office:value="13270" table:style-name="ce297">
            <text:p>13,270</text:p>
          </table:table-cell>
          <table:table-cell office:value-type="float" office:value="13020" table:style-name="ce297">
            <text:p>13,020</text:p>
          </table:table-cell>
          <table:table-cell office:value-type="float" office:value="250" table:style-name="ce297">
            <text:p>250</text:p>
          </table:table-cell>
          <table:table-cell office:value-type="float" office:value="81" table:style-name="ce297">
            <text:p>81</text:p>
          </table:table-cell>
          <table:table-cell office:value-type="float" office:value="169" table:style-name="ce297">
            <text:p>169</text:p>
          </table:table-cell>
          <table:table-cell office:value-type="float" office:value="6.7204079943036401" table:style-name="ce298">
            <text:p>6.72</text:p>
          </table:table-cell>
          <table:table-cell office:value-type="float" office:value="4341" table:style-name="ce297">
            <text:p>4,341</text:p>
          </table:table-cell>
          <table:table-cell office:value-type="float" office:value="4282" table:style-name="ce297">
            <text:p>4,282</text:p>
          </table:table-cell>
          <table:table-cell office:value-type="float" office:value="59" table:style-name="ce297">
            <text:p>59</text:p>
          </table:table-cell>
          <table:table-cell office:value-type="float" office:value="16" table:style-name="ce297">
            <text:p>16</text:p>
          </table:table-cell>
          <table:table-cell office:value-type="float" office:value="43" table:style-name="ce297">
            <text:p>43</text:p>
          </table:table-cell>
          <table:table-cell office:value-type="float" office:value="2.198439419990363" table:style-name="ce298">
            <text:p>2.20</text:p>
          </table:table-cell>
          <table:table-cell office:value-type="float" office:value="119679" table:style-name="ce297">
            <text:p>119,679</text:p>
          </table:table-cell>
          <table:table-cell office:value-type="float" office:value="83125" table:style-name="ce297">
            <text:p>83,125</text:p>
          </table:table-cell>
          <table:table-cell office:value-type="float" office:value="584125" table:style-name="ce297">
            <text:p>584,125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12<text:span text:style-name="T8">年</text:span></text:p>
          </table:table-cell>
          <table:covered-table-cell/>
          <table:table-cell office:value-type="float" office:value="9240823" table:style-name="ce289">
            <text:p>9,240,823</text:p>
          </table:table-cell>
          <table:table-cell office:value-type="float" office:value="23420442" table:style-name="ce289">
            <text:p>23,420,442</text:p>
          </table:table-cell>
          <table:table-cell office:value-type="float" office:value="11553267" table:style-name="ce289">
            <text:p>11,553,267</text:p>
          </table:table-cell>
          <table:table-cell office:value-type="float" office:value="11867175" table:style-name="ce289">
            <text:p>11,867,175</text:p>
          </table:table-cell>
          <table:table-cell office:value-type="float" office:value="135571" table:style-name="ce289">
            <text:p>135,571</text:p>
          </table:table-cell>
          <table:table-cell office:value-type="float" office:value="70227" table:style-name="ce289">
            <text:p>70,227</text:p>
          </table:table-cell>
          <table:table-cell office:value-type="float" office:value="65344" table:style-name="ce289">
            <text:p>65,344</text:p>
          </table:table-cell>
          <table:table-cell office:value-type="float" office:value="5.8078938364079553" table:style-name="ce300">
            <text:p>5.81</text:p>
          </table:table-cell>
          <table:table-cell office:value-type="float" office:value="205368" table:style-name="ce289">
            <text:p>205,368</text:p>
          </table:table-cell>
          <table:table-cell office:value-type="float" office:value="118854" table:style-name="ce289">
            <text:p>118,854</text:p>
          </table:table-cell>
          <table:table-cell office:value-type="float" office:value="86514" table:style-name="ce289">
            <text:p>86,514</text:p>
          </table:table-cell>
          <table:table-cell office:value-type="float" office:value="8.7980138923178934" table:style-name="ce300">
            <text:p>8.80</text:p>
          </table:table-cell>
          <table:table-cell office:value-type="float" office:value="-69797" table:style-name="ce289">
            <text:p>–69,797</text:p>
          </table:table-cell>
          <table:table-cell office:value-type="float" office:value="-2.9901200559099372" table:style-name="ce301">
            <text:p>–2.99</text:p>
          </table:table-cell>
          <table:table-cell office:value-type="float" office:value="125192" table:style-name="ce289">
            <text:p>125,192</text:p>
          </table:table-cell>
          <table:table-cell office:value-type="float" office:value="121993" table:style-name="ce289">
            <text:p>121,993</text:p>
          </table:table-cell>
          <table:table-cell office:value-type="float" office:value="3199" table:style-name="ce289">
            <text:p>3,199</text:p>
          </table:table-cell>
          <table:table-cell office:value-type="float" office:value="1052" table:style-name="ce289">
            <text:p>1,052</text:p>
          </table:table-cell>
          <table:table-cell office:value-type="float" office:value="2147" table:style-name="ce289">
            <text:p>2,147</text:p>
          </table:table-cell>
          <table:table-cell office:value-type="float" office:value="5.3632550115259523" table:style-name="ce300">
            <text:p>5.36</text:p>
          </table:table-cell>
          <table:table-cell office:value-type="float" office:value="53085" table:style-name="ce289">
            <text:p>53,085</text:p>
          </table:table-cell>
          <table:table-cell office:value-type="float" office:value="52304" table:style-name="ce289">
            <text:p>52,304</text:p>
          </table:table-cell>
          <table:table-cell office:value-type="float" office:value="781" table:style-name="ce289">
            <text:p>781</text:p>
          </table:table-cell>
          <table:table-cell office:value-type="float" office:value="204" table:style-name="ce289">
            <text:p>204</text:p>
          </table:table-cell>
          <table:table-cell office:value-type="float" office:value="577" table:style-name="ce289">
            <text:p>577</text:p>
          </table:table-cell>
          <table:table-cell office:value-type="float" office:value="2.2741740070200587" table:style-name="ce300">
            <text:p>2.27</text:p>
          </table:table-cell>
          <table:table-cell office:value-type="float" office:value="1126548" table:style-name="ce289">
            <text:p>1,126,548</text:p>
          </table:table-cell>
          <table:table-cell office:value-type="float" office:value="900949" table:style-name="ce289">
            <text:p>900,949</text:p>
          </table:table-cell>
          <table:table-cell office:value-type="float" office:value="589038" table:style-name="ce289">
            <text:p>589,038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<text:s/><text:span text:style-name="T6">月</text:span></text:p>
          </table:table-cell>
          <table:covered-table-cell/>
          <table:table-cell office:value-type="float" office:value="9099394" table:style-name="ce303">
            <text:p>9,099,394</text:p>
          </table:table-cell>
          <table:table-cell office:value-type="float" office:value="23301968" table:style-name="ce297">
            <text:p>23,301,968</text:p>
          </table:table-cell>
          <table:table-cell office:value-type="float" office:value="11516801" table:style-name="ce297">
            <text:p>11,516,801</text:p>
          </table:table-cell>
          <table:table-cell office:value-type="float" office:value="11785167" table:style-name="ce297">
            <text:p>11,785,167</text:p>
          </table:table-cell>
          <table:table-cell office:value-type="float" office:value="10948" table:style-name="ce297">
            <text:p>10,948</text:p>
          </table:table-cell>
          <table:table-cell office:value-type="float" office:value="5639" table:style-name="ce297">
            <text:p>5,639</text:p>
          </table:table-cell>
          <table:table-cell office:value-type="float" office:value="5309" table:style-name="ce297">
            <text:p>5,309</text:p>
          </table:table-cell>
          <table:table-cell office:value-type="float" office:value="5.5363221202515733" table:style-name="ce298">
            <text:p>5.54</text:p>
          </table:table-cell>
          <table:table-cell office:value-type="float" office:value="17770" table:style-name="ce297">
            <text:p>17,770</text:p>
          </table:table-cell>
          <table:table-cell office:value-type="float" office:value="10267" table:style-name="ce297">
            <text:p>10,267</text:p>
          </table:table-cell>
          <table:table-cell office:value-type="float" office:value="7503" table:style-name="ce297">
            <text:p>7,503</text:p>
          </table:table-cell>
          <table:table-cell office:value-type="float" office:value="8.9861567479786668" table:style-name="ce298">
            <text:p>8.99</text:p>
          </table:table-cell>
          <table:table-cell office:value-type="float" office:value="-6822" table:style-name="ce297">
            <text:p>–6,822</text:p>
          </table:table-cell>
          <table:table-cell office:value-type="float" office:value="-3.4498346277270948" table:style-name="ce299">
            <text:p>–3.45</text:p>
          </table:table-cell>
          <table:table-cell office:value-type="float" office:value="10414" table:style-name="ce297">
            <text:p>10,414</text:p>
          </table:table-cell>
          <table:table-cell office:value-type="float" office:value="10211" table:style-name="ce297">
            <text:p>10,211</text:p>
          </table:table-cell>
          <table:table-cell office:value-type="float" office:value="203" table:style-name="ce297">
            <text:p>203</text:p>
          </table:table-cell>
          <table:table-cell office:value-type="float" office:value="71" table:style-name="ce297">
            <text:p>71</text:p>
          </table:table-cell>
          <table:table-cell office:value-type="float" office:value="132" table:style-name="ce297">
            <text:p>132</text:p>
          </table:table-cell>
          <table:table-cell office:value-type="float" office:value="5.2662822945104022" table:style-name="ce298">
            <text:p>5.27</text:p>
          </table:table-cell>
          <table:table-cell office:value-type="float" office:value="3313" table:style-name="ce297">
            <text:p>3,313</text:p>
          </table:table-cell>
          <table:table-cell office:value-type="float" office:value="3257" table:style-name="ce297">
            <text:p>3,257</text:p>
          </table:table-cell>
          <table:table-cell office:value-type="float" office:value="56" table:style-name="ce297">
            <text:p>56</text:p>
          </table:table-cell>
          <table:table-cell office:value-type="float" office:value="14" table:style-name="ce297">
            <text:p>14</text:p>
          </table:table-cell>
          <table:table-cell office:value-type="float" office:value="42" table:style-name="ce297">
            <text:p>42</text:p>
          </table:table-cell>
          <table:table-cell office:value-type="float" office:value="1.6753594432219092" table:style-name="ce298">
            <text:p>1.68</text:p>
          </table:table-cell>
          <table:table-cell office:value-type="float" office:value="105356" table:style-name="ce297">
            <text:p>105,356</text:p>
          </table:table-cell>
          <table:table-cell office:value-type="float" office:value="61206" table:style-name="ce297">
            <text:p>61,206</text:p>
          </table:table-cell>
          <table:table-cell office:value-type="float" office:value="584556" table:style-name="ce297">
            <text:p>584,556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2<text:s/><text:span text:style-name="T6">月</text:span></text:p>
          </table:table-cell>
          <table:covered-table-cell/>
          <table:table-cell office:value-type="float" office:value="9113845" table:style-name="ce297">
            <text:p>9,113,845</text:p>
          </table:table-cell>
          <table:table-cell office:value-type="float" office:value="23313550" table:style-name="ce297">
            <text:p>23,313,550</text:p>
          </table:table-cell>
          <table:table-cell office:value-type="float" office:value="11520183" table:style-name="ce297">
            <text:p>11,520,183</text:p>
          </table:table-cell>
          <table:table-cell office:value-type="float" office:value="11793367" table:style-name="ce297">
            <text:p>11,793,367</text:p>
          </table:table-cell>
          <table:table-cell office:value-type="float" office:value="10113" table:style-name="ce297">
            <text:p>10,113</text:p>
          </table:table-cell>
          <table:table-cell office:value-type="float" office:value="5203" table:style-name="ce297">
            <text:p>5,203</text:p>
          </table:table-cell>
          <table:table-cell office:value-type="float" office:value="4910" table:style-name="ce297">
            <text:p>4,910</text:p>
          </table:table-cell>
          <table:table-cell office:value-type="float" office:value="5.6560640845577881" table:style-name="ce298">
            <text:p>5.66</text:p>
          </table:table-cell>
          <table:table-cell office:value-type="float" office:value="18506" table:style-name="ce297">
            <text:p>18,506</text:p>
          </table:table-cell>
          <table:table-cell office:value-type="float" office:value="10749" table:style-name="ce297">
            <text:p>10,749</text:p>
          </table:table-cell>
          <table:table-cell office:value-type="float" office:value="7757" table:style-name="ce297">
            <text:p>7,757</text:p>
          </table:table-cell>
          <table:table-cell office:value-type="float" office:value="10.3501554384284" table:style-name="ce298">
            <text:p>10.35</text:p>
          </table:table-cell>
          <table:table-cell office:value-type="float" office:value="-8393" table:style-name="ce297">
            <text:p>–8,393</text:p>
          </table:table-cell>
          <table:table-cell office:value-type="float" office:value="-4.6940913538706148" table:style-name="ce299">
            <text:p>–4.69</text:p>
          </table:table-cell>
          <table:table-cell office:value-type="float" office:value="10855" table:style-name="ce297">
            <text:p>10,855</text:p>
          </table:table-cell>
          <table:table-cell office:value-type="float" office:value="10582" table:style-name="ce297">
            <text:p>10,582</text:p>
          </table:table-cell>
          <table:table-cell office:value-type="float" office:value="273" table:style-name="ce297">
            <text:p>273</text:p>
          </table:table-cell>
          <table:table-cell office:value-type="float" office:value="80" table:style-name="ce297">
            <text:p>80</text:p>
          </table:table-cell>
          <table:table-cell office:value-type="float" office:value="193" table:style-name="ce297">
            <text:p>193</text:p>
          </table:table-cell>
          <table:table-cell office:value-type="float" office:value="6.0710546462844697" table:style-name="ce298">
            <text:p>6.07</text:p>
          </table:table-cell>
          <table:table-cell office:value-type="float" office:value="4074" table:style-name="ce297">
            <text:p>4,074</text:p>
          </table:table-cell>
          <table:table-cell office:value-type="float" office:value="4021" table:style-name="ce297">
            <text:p>4,021</text:p>
          </table:table-cell>
          <table:table-cell office:value-type="float" office:value="53" table:style-name="ce297">
            <text:p>53</text:p>
          </table:table-cell>
          <table:table-cell office:value-type="float" office:value="12" table:style-name="ce297">
            <text:p>12</text:p>
          </table:table-cell>
          <table:table-cell office:value-type="float" office:value="41" table:style-name="ce297">
            <text:p>41</text:p>
          </table:table-cell>
          <table:table-cell office:value-type="float" office:value="2.2785330841974099" table:style-name="ce298">
            <text:p>2.28</text:p>
          </table:table-cell>
          <table:table-cell office:value-type="float" office:value="101935" table:style-name="ce297">
            <text:p>101,935</text:p>
          </table:table-cell>
          <table:table-cell office:value-type="float" office:value="81960" table:style-name="ce297">
            <text:p>81,960</text:p>
          </table:table-cell>
          <table:table-cell office:value-type="float" office:value="584963" table:style-name="ce297">
            <text:p>584,963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3<text:s/><text:span text:style-name="T6">月</text:span></text:p>
          </table:table-cell>
          <table:covered-table-cell/>
          <table:table-cell office:value-type="float" office:value="9128914" table:style-name="ce297">
            <text:p>9,128,914</text:p>
          </table:table-cell>
          <table:table-cell office:value-type="float" office:value="23332929" table:style-name="ce297">
            <text:p>23,332,929</text:p>
          </table:table-cell>
          <table:table-cell office:value-type="float" office:value="11527152" table:style-name="ce297">
            <text:p>11,527,152</text:p>
          </table:table-cell>
          <table:table-cell office:value-type="float" office:value="11805777" table:style-name="ce297">
            <text:p>11,805,777</text:p>
          </table:table-cell>
          <table:table-cell office:value-type="float" office:value="12506" table:style-name="ce297">
            <text:p>12,506</text:p>
          </table:table-cell>
          <table:table-cell office:value-type="float" office:value="6481" table:style-name="ce297">
            <text:p>6,481</text:p>
          </table:table-cell>
          <table:table-cell office:value-type="float" office:value="6025" table:style-name="ce297">
            <text:p>6,025</text:p>
          </table:table-cell>
          <table:table-cell office:value-type="float" office:value="6.3133624519067784" table:style-name="ce298">
            <text:p>6.31</text:p>
          </table:table-cell>
          <table:table-cell office:value-type="float" office:value="20572" table:style-name="ce297">
            <text:p>20,572</text:p>
          </table:table-cell>
          <table:table-cell office:value-type="float" office:value="12001" table:style-name="ce297">
            <text:p>12,001</text:p>
          </table:table-cell>
          <table:table-cell office:value-type="float" office:value="8571" table:style-name="ce297">
            <text:p>8,571</text:p>
          </table:table-cell>
          <table:table-cell office:value-type="float" office:value="10.385294447515294" table:style-name="ce298">
            <text:p>10.39</text:p>
          </table:table-cell>
          <table:table-cell office:value-type="float" office:value="-8066" table:style-name="ce297">
            <text:p>–8,066</text:p>
          </table:table-cell>
          <table:table-cell office:value-type="float" office:value="-4.071931995608514" table:style-name="ce299">
            <text:p>–4.07</text:p>
          </table:table-cell>
          <table:table-cell office:value-type="float" office:value="11873" table:style-name="ce297">
            <text:p>11,873</text:p>
          </table:table-cell>
          <table:table-cell office:value-type="float" office:value="11581" table:style-name="ce297">
            <text:p>11,581</text:p>
          </table:table-cell>
          <table:table-cell office:value-type="float" office:value="292" table:style-name="ce297">
            <text:p>292</text:p>
          </table:table-cell>
          <table:table-cell office:value-type="float" office:value="92" table:style-name="ce297">
            <text:p>92</text:p>
          </table:table-cell>
          <table:table-cell office:value-type="float" office:value="200" table:style-name="ce297">
            <text:p>200</text:p>
          </table:table-cell>
          <table:table-cell office:value-type="float" office:value="5.9938071638804704" table:style-name="ce298">
            <text:p>5.99</text:p>
          </table:table-cell>
          <table:table-cell office:value-type="float" office:value="5271" table:style-name="ce297">
            <text:p>5,271</text:p>
          </table:table-cell>
          <table:table-cell office:value-type="float" office:value="5207" table:style-name="ce297">
            <text:p>5,207</text:p>
          </table:table-cell>
          <table:table-cell office:value-type="float" office:value="64" table:style-name="ce297">
            <text:p>64</text:p>
          </table:table-cell>
          <table:table-cell office:value-type="float" office:value="16" table:style-name="ce297">
            <text:p>16</text:p>
          </table:table-cell>
          <table:table-cell office:value-type="float" office:value="48" table:style-name="ce297">
            <text:p>48</text:p>
          </table:table-cell>
          <table:table-cell office:value-type="float" office:value="2.6609414268351701" table:style-name="ce298">
            <text:p>2.66</text:p>
          </table:table-cell>
          <table:table-cell office:value-type="float" office:value="119410" table:style-name="ce297">
            <text:p>119,410</text:p>
          </table:table-cell>
          <table:table-cell office:value-type="float" office:value="91965" table:style-name="ce297">
            <text:p>91,965</text:p>
          </table:table-cell>
          <table:table-cell office:value-type="float" office:value="585455" table:style-name="ce297">
            <text:p>585,45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4<text:s/><text:span text:style-name="T6">月</text:span></text:p>
          </table:table-cell>
          <table:covered-table-cell/>
          <table:table-cell office:value-type="float" office:value="9139050" table:style-name="ce297">
            <text:p>9,139,050</text:p>
          </table:table-cell>
          <table:table-cell office:value-type="float" office:value="23347374" table:style-name="ce297">
            <text:p>23,347,374</text:p>
          </table:table-cell>
          <table:table-cell office:value-type="float" office:value="11532446" table:style-name="ce297">
            <text:p>11,532,446</text:p>
          </table:table-cell>
          <table:table-cell office:value-type="float" office:value="11814928" table:style-name="ce297">
            <text:p>11,814,928</text:p>
          </table:table-cell>
          <table:table-cell office:value-type="float" office:value="9643" table:style-name="ce297">
            <text:p>9,643</text:p>
          </table:table-cell>
          <table:table-cell office:value-type="float" office:value="4989" table:style-name="ce297">
            <text:p>4,989</text:p>
          </table:table-cell>
          <table:table-cell office:value-type="float" office:value="4654" table:style-name="ce297">
            <text:p>4,654</text:p>
          </table:table-cell>
          <table:table-cell office:value-type="float" office:value="5.0266668863167689" table:style-name="ce298">
            <text:p>5.03</text:p>
          </table:table-cell>
          <table:table-cell office:value-type="float" office:value="15572" table:style-name="ce297">
            <text:p>15,572</text:p>
          </table:table-cell>
          <table:table-cell office:value-type="float" office:value="8963" table:style-name="ce297">
            <text:p>8,963</text:p>
          </table:table-cell>
          <table:table-cell office:value-type="float" office:value="6609" table:style-name="ce297">
            <text:p>6,609</text:p>
          </table:table-cell>
          <table:table-cell office:value-type="float" office:value="8.1173137772191986" table:style-name="ce298">
            <text:p>8.12</text:p>
          </table:table-cell>
          <table:table-cell office:value-type="float" office:value="-5929" table:style-name="ce297">
            <text:p>–5,929</text:p>
          </table:table-cell>
          <table:table-cell office:value-type="float" office:value="-3.0906468909024287" table:style-name="ce299">
            <text:p>–3.09</text:p>
          </table:table-cell>
          <table:table-cell office:value-type="float" office:value="6600" table:style-name="ce297">
            <text:p>6,600</text:p>
          </table:table-cell>
          <table:table-cell office:value-type="float" office:value="6400" table:style-name="ce297">
            <text:p>6,400</text:p>
          </table:table-cell>
          <table:table-cell office:value-type="float" office:value="200" table:style-name="ce297">
            <text:p>200</text:p>
          </table:table-cell>
          <table:table-cell office:value-type="float" office:value="84" table:style-name="ce297">
            <text:p>84</text:p>
          </table:table-cell>
          <table:table-cell office:value-type="float" office:value="116" table:style-name="ce297">
            <text:p>116</text:p>
          </table:table-cell>
          <table:table-cell office:value-type="float" office:value="3.4404232551789566" table:style-name="ce298">
            <text:p>3.44</text:p>
          </table:table-cell>
          <table:table-cell office:value-type="float" office:value="3905" table:style-name="ce297">
            <text:p>3,905</text:p>
          </table:table-cell>
          <table:table-cell office:value-type="float" office:value="3866" table:style-name="ce297">
            <text:p>3,866</text:p>
          </table:table-cell>
          <table:table-cell office:value-type="float" office:value="39" table:style-name="ce297">
            <text:p>39</text:p>
          </table:table-cell>
          <table:table-cell office:value-type="float" office:value="8" table:style-name="ce297">
            <text:p>8</text:p>
          </table:table-cell>
          <table:table-cell office:value-type="float" office:value="31" table:style-name="ce297">
            <text:p>31</text:p>
          </table:table-cell>
          <table:table-cell office:value-type="float" office:value="2.0355837593142159" table:style-name="ce298">
            <text:p>2.04</text:p>
          </table:table-cell>
          <table:table-cell office:value-type="float" office:value="84312" table:style-name="ce297">
            <text:p>84,312</text:p>
          </table:table-cell>
          <table:table-cell office:value-type="float" office:value="63938" table:style-name="ce297">
            <text:p>63,938</text:p>
          </table:table-cell>
          <table:table-cell office:value-type="float" office:value="585813" table:style-name="ce297">
            <text:p>585,813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5<text:s/><text:span text:style-name="T6">月</text:span></text:p>
          </table:table-cell>
          <table:covered-table-cell/>
          <table:table-cell office:value-type="float" office:value="9153985" table:style-name="ce297">
            <text:p>9,153,985</text:p>
          </table:table-cell>
          <table:table-cell office:value-type="float" office:value="23361084" table:style-name="ce297">
            <text:p>23,361,084</text:p>
          </table:table-cell>
          <table:table-cell office:value-type="float" office:value="11536859" table:style-name="ce297">
            <text:p>11,536,859</text:p>
          </table:table-cell>
          <table:table-cell office:value-type="float" office:value="11824225" table:style-name="ce297">
            <text:p>11,824,225</text:p>
          </table:table-cell>
          <table:table-cell office:value-type="float" office:value="11809" table:style-name="ce297">
            <text:p>11,809</text:p>
          </table:table-cell>
          <table:table-cell office:value-type="float" office:value="6055" table:style-name="ce297">
            <text:p>6,055</text:p>
          </table:table-cell>
          <table:table-cell office:value-type="float" office:value="5754" table:style-name="ce297">
            <text:p>5,754</text:p>
          </table:table-cell>
          <table:table-cell office:value-type="float" office:value="5.9535877469088465" table:style-name="ce298">
            <text:p>5.95</text:p>
          </table:table-cell>
          <table:table-cell office:value-type="float" office:value="17530" table:style-name="ce297">
            <text:p>17,530</text:p>
          </table:table-cell>
          <table:table-cell office:value-type="float" office:value="10114" table:style-name="ce297">
            <text:p>10,114</text:p>
          </table:table-cell>
          <table:table-cell office:value-type="float" office:value="7416" table:style-name="ce297">
            <text:p>7,416</text:p>
          </table:table-cell>
          <table:table-cell office:value-type="float" office:value="8.8378688460760504" table:style-name="ce298">
            <text:p>8.84</text:p>
          </table:table-cell>
          <table:table-cell office:value-type="float" office:value="-5721" table:style-name="ce297">
            <text:p>–5,721</text:p>
          </table:table-cell>
          <table:table-cell office:value-type="float" office:value="-2.8842810991672039" table:style-name="ce299">
            <text:p>–2.88</text:p>
          </table:table-cell>
          <table:table-cell office:value-type="float" office:value="13928" table:style-name="ce297">
            <text:p>13,928</text:p>
          </table:table-cell>
          <table:table-cell office:value-type="float" office:value="13589" table:style-name="ce297">
            <text:p>13,589</text:p>
          </table:table-cell>
          <table:table-cell office:value-type="float" office:value="339" table:style-name="ce297">
            <text:p>339</text:p>
          </table:table-cell>
          <table:table-cell office:value-type="float" office:value="105" table:style-name="ce297">
            <text:p>105</text:p>
          </table:table-cell>
          <table:table-cell office:value-type="float" office:value="234" table:style-name="ce297">
            <text:p>234</text:p>
          </table:table-cell>
          <table:table-cell office:value-type="float" office:value="7.0218960232827854" table:style-name="ce298">
            <text:p>7.02</text:p>
          </table:table-cell>
          <table:table-cell office:value-type="float" office:value="4757" table:style-name="ce297">
            <text:p>4,757</text:p>
          </table:table-cell>
          <table:table-cell office:value-type="float" office:value="4690" table:style-name="ce297">
            <text:p>4,690</text:p>
          </table:table-cell>
          <table:table-cell office:value-type="float" office:value="67" table:style-name="ce297">
            <text:p>67</text:p>
          </table:table-cell>
          <table:table-cell office:value-type="float" office:value="13" table:style-name="ce297">
            <text:p>13</text:p>
          </table:table-cell>
          <table:table-cell office:value-type="float" office:value="54" table:style-name="ce297">
            <text:p>54</text:p>
          </table:table-cell>
          <table:table-cell office:value-type="float" office:value="2.3982739361542365" table:style-name="ce298">
            <text:p>2.40</text:p>
          </table:table-cell>
          <table:table-cell office:value-type="float" office:value="103039" table:style-name="ce297">
            <text:p>103,039</text:p>
          </table:table-cell>
          <table:table-cell office:value-type="float" office:value="83608" table:style-name="ce297">
            <text:p>83,608</text:p>
          </table:table-cell>
          <table:table-cell office:value-type="float" office:value="586191" table:style-name="ce297">
            <text:p>586,191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6<text:s/><text:span text:style-name="T6">月</text:span></text:p>
          </table:table-cell>
          <table:covered-table-cell/>
          <table:table-cell office:value-type="float" office:value="9167221" table:style-name="ce297">
            <text:p>9,167,221</text:p>
          </table:table-cell>
          <table:table-cell office:value-type="float" office:value="23373283" table:style-name="ce297">
            <text:p>23,373,283</text:p>
          </table:table-cell>
          <table:table-cell office:value-type="float" office:value="11540567" table:style-name="ce297">
            <text:p>11,540,567</text:p>
          </table:table-cell>
          <table:table-cell office:value-type="float" office:value="11832716" table:style-name="ce297">
            <text:p>11,832,716</text:p>
          </table:table-cell>
          <table:table-cell office:value-type="float" office:value="11009" table:style-name="ce297">
            <text:p>11,009</text:p>
          </table:table-cell>
          <table:table-cell office:value-type="float" office:value="5793" table:style-name="ce297">
            <text:p>5,793</text:p>
          </table:table-cell>
          <table:table-cell office:value-type="float" office:value="5216" table:style-name="ce297">
            <text:p>5,216</text:p>
          </table:table-cell>
          <table:table-cell office:value-type="float" office:value="5.7320914749239398" table:style-name="ce298">
            <text:p>5.73</text:p>
          </table:table-cell>
          <table:table-cell office:value-type="float" office:value="17415" table:style-name="ce297">
            <text:p>17,415</text:p>
          </table:table-cell>
          <table:table-cell office:value-type="float" office:value="10056" table:style-name="ce297">
            <text:p>10,056</text:p>
          </table:table-cell>
          <table:table-cell office:value-type="float" office:value="7359" table:style-name="ce297">
            <text:p>7,359</text:p>
          </table:table-cell>
          <table:table-cell office:value-type="float" office:value="9.0675241198837657" table:style-name="ce298">
            <text:p>9.07</text:p>
          </table:table-cell>
          <table:table-cell office:value-type="float" office:value="-6406" table:style-name="ce297">
            <text:p>–6,406</text:p>
          </table:table-cell>
          <table:table-cell office:value-type="float" office:value="-3.3354326449598286" table:style-name="ce299">
            <text:p>–3.34</text:p>
          </table:table-cell>
          <table:table-cell office:value-type="float" office:value="9755" table:style-name="ce297">
            <text:p>9,755</text:p>
          </table:table-cell>
          <table:table-cell office:value-type="float" office:value="9493" table:style-name="ce297">
            <text:p>9,493</text:p>
          </table:table-cell>
          <table:table-cell office:value-type="float" office:value="262" table:style-name="ce297">
            <text:p>262</text:p>
          </table:table-cell>
          <table:table-cell office:value-type="float" office:value="91" table:style-name="ce297">
            <text:p>91</text:p>
          </table:table-cell>
          <table:table-cell office:value-type="float" office:value="171" table:style-name="ce297">
            <text:p>171</text:p>
          </table:table-cell>
          <table:table-cell office:value-type="float" office:value="5.0791672575059525" table:style-name="ce298">
            <text:p>5.08</text:p>
          </table:table-cell>
          <table:table-cell office:value-type="float" office:value="4505" table:style-name="ce297">
            <text:p>4,505</text:p>
          </table:table-cell>
          <table:table-cell office:value-type="float" office:value="4444" table:style-name="ce297">
            <text:p>4,444</text:p>
          </table:table-cell>
          <table:table-cell office:value-type="float" office:value="61" table:style-name="ce297">
            <text:p>61</text:p>
          </table:table-cell>
          <table:table-cell office:value-type="float" office:value="13" table:style-name="ce297">
            <text:p>13</text:p>
          </table:table-cell>
          <table:table-cell office:value-type="float" office:value="48" table:style-name="ce297">
            <text:p>48</text:p>
          </table:table-cell>
          <table:table-cell office:value-type="float" office:value="2.3456328544402174" table:style-name="ce298">
            <text:p>2.35</text:p>
          </table:table-cell>
          <table:table-cell office:value-type="float" office:value="95229" table:style-name="ce297">
            <text:p>95,229</text:p>
          </table:table-cell>
          <table:table-cell office:value-type="float" office:value="76624" table:style-name="ce297">
            <text:p>76,624</text:p>
          </table:table-cell>
          <table:table-cell office:value-type="float" office:value="586538" table:style-name="ce297">
            <text:p>586,538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7<text:s/><text:span text:style-name="T6">月</text:span></text:p>
          </table:table-cell>
          <table:covered-table-cell/>
          <table:table-cell office:value-type="float" office:value="9180345" table:style-name="ce297">
            <text:p>9,180,345</text:p>
          </table:table-cell>
          <table:table-cell office:value-type="float" office:value="23392423" table:style-name="ce297">
            <text:p>23,392,423</text:p>
          </table:table-cell>
          <table:table-cell office:value-type="float" office:value="11548206" table:style-name="ce297">
            <text:p>11,548,206</text:p>
          </table:table-cell>
          <table:table-cell office:value-type="float" office:value="11844217" table:style-name="ce297">
            <text:p>11,844,217</text:p>
          </table:table-cell>
          <table:table-cell office:value-type="float" office:value="10891" table:style-name="ce297">
            <text:p>10,891</text:p>
          </table:table-cell>
          <table:table-cell office:value-type="float" office:value="5632" table:style-name="ce297">
            <text:p>5,632</text:p>
          </table:table-cell>
          <table:table-cell office:value-type="float" office:value="5259" table:style-name="ce297">
            <text:p>5,259</text:p>
          </table:table-cell>
          <table:table-cell office:value-type="float" office:value="5.4840502968343463" table:style-name="ce298">
            <text:p>5.48</text:p>
          </table:table-cell>
          <table:table-cell office:value-type="float" office:value="17992" table:style-name="ce297">
            <text:p>17,992</text:p>
          </table:table-cell>
          <table:table-cell office:value-type="float" office:value="10352" table:style-name="ce297">
            <text:p>10,352</text:p>
          </table:table-cell>
          <table:table-cell office:value-type="float" office:value="7640" table:style-name="ce297">
            <text:p>7,640</text:p>
          </table:table-cell>
          <table:table-cell office:value-type="float" office:value="9.0596853310663423" table:style-name="ce298">
            <text:p>9.06</text:p>
          </table:table-cell>
          <table:table-cell office:value-type="float" office:value="-7101" table:style-name="ce297">
            <text:p>–7,101</text:p>
          </table:table-cell>
          <table:table-cell office:value-type="float" office:value="-3.5756350342319978" table:style-name="ce299">
            <text:p>–3.58</text:p>
          </table:table-cell>
          <table:table-cell office:value-type="float" office:value="10173" table:style-name="ce297">
            <text:p>10,173</text:p>
          </table:table-cell>
          <table:table-cell office:value-type="float" office:value="9922" table:style-name="ce297">
            <text:p>9,922</text:p>
          </table:table-cell>
          <table:table-cell office:value-type="float" office:value="251" table:style-name="ce297">
            <text:p>251</text:p>
          </table:table-cell>
          <table:table-cell office:value-type="float" office:value="85" table:style-name="ce297">
            <text:p>85</text:p>
          </table:table-cell>
          <table:table-cell office:value-type="float" office:value="166" table:style-name="ce297">
            <text:p>166</text:p>
          </table:table-cell>
          <table:table-cell office:value-type="float" office:value="5.1225088301988606" table:style-name="ce298">
            <text:p>5.12</text:p>
          </table:table-cell>
          <table:table-cell office:value-type="float" office:value="4668" table:style-name="ce297">
            <text:p>4,668</text:p>
          </table:table-cell>
          <table:table-cell office:value-type="float" office:value="4610" table:style-name="ce297">
            <text:p>4,610</text:p>
          </table:table-cell>
          <table:table-cell office:value-type="float" office:value="58" table:style-name="ce297">
            <text:p>58</text:p>
          </table:table-cell>
          <table:table-cell office:value-type="float" office:value="10" table:style-name="ce297">
            <text:p>10</text:p>
          </table:table-cell>
          <table:table-cell office:value-type="float" office:value="48" table:style-name="ce297">
            <text:p>48</text:p>
          </table:table-cell>
          <table:table-cell office:value-type="float" office:value="2.3505230727777731" table:style-name="ce298">
            <text:p>2.35</text:p>
          </table:table-cell>
          <table:table-cell office:value-type="float" office:value="104343" table:style-name="ce297">
            <text:p>104,343</text:p>
          </table:table-cell>
          <table:table-cell office:value-type="float" office:value="78102" table:style-name="ce297">
            <text:p>78,102</text:p>
          </table:table-cell>
          <table:table-cell office:value-type="float" office:value="586905" table:style-name="ce297">
            <text:p>586,905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8<text:s/><text:span text:style-name="T6">月</text:span></text:p>
          </table:table-cell>
          <table:covered-table-cell/>
          <table:table-cell office:value-type="float" office:value="9199122" table:style-name="ce297">
            <text:p>9,199,122</text:p>
          </table:table-cell>
          <table:table-cell office:value-type="float" office:value="23399654" table:style-name="ce297">
            <text:p>23,399,654</text:p>
          </table:table-cell>
          <table:table-cell office:value-type="float" office:value="11550127" table:style-name="ce297">
            <text:p>11,550,127</text:p>
          </table:table-cell>
          <table:table-cell office:value-type="float" office:value="11849527" table:style-name="ce297">
            <text:p>11,849,527</text:p>
          </table:table-cell>
          <table:table-cell office:value-type="float" office:value="12016" table:style-name="ce297">
            <text:p>12,016</text:p>
          </table:table-cell>
          <table:table-cell office:value-type="float" office:value="6267" table:style-name="ce297">
            <text:p>6,267</text:p>
          </table:table-cell>
          <table:table-cell office:value-type="float" office:value="5749" table:style-name="ce297">
            <text:p>5,749</text:p>
          </table:table-cell>
          <table:table-cell office:value-type="float" office:value="6.047122450983287" table:style-name="ce298">
            <text:p>6.05</text:p>
          </table:table-cell>
          <table:table-cell office:value-type="float" office:value="17139" table:style-name="ce297">
            <text:p>17,139</text:p>
          </table:table-cell>
          <table:table-cell office:value-type="float" office:value="9983" table:style-name="ce297">
            <text:p>9,983</text:p>
          </table:table-cell>
          <table:table-cell office:value-type="float" office:value="7156" table:style-name="ce297">
            <text:p>7,156</text:p>
          </table:table-cell>
          <table:table-cell office:value-type="float" office:value="8.6253022376333686" table:style-name="ce298">
            <text:p>8.63</text:p>
          </table:table-cell>
          <table:table-cell office:value-type="float" office:value="-5123" table:style-name="ce297">
            <text:p>–5,123</text:p>
          </table:table-cell>
          <table:table-cell office:value-type="float" office:value="-2.578179786650082" table:style-name="ce299">
            <text:p>–2.58</text:p>
          </table:table-cell>
          <table:table-cell office:value-type="float" office:value="7621" table:style-name="ce297">
            <text:p>7,621</text:p>
          </table:table-cell>
          <table:table-cell office:value-type="float" office:value="7361" table:style-name="ce297">
            <text:p>7,361</text:p>
          </table:table-cell>
          <table:table-cell office:value-type="float" office:value="260" table:style-name="ce297">
            <text:p>260</text:p>
          </table:table-cell>
          <table:table-cell office:value-type="float" office:value="91" table:style-name="ce297">
            <text:p>91</text:p>
          </table:table-cell>
          <table:table-cell office:value-type="float" office:value="169" table:style-name="ce297">
            <text:p>169</text:p>
          </table:table-cell>
          <table:table-cell office:value-type="float" office:value="3.8353129326684119" table:style-name="ce298">
            <text:p>3.84</text:p>
          </table:table-cell>
          <table:table-cell office:value-type="float" office:value="4767" table:style-name="ce297">
            <text:p>4,767</text:p>
          </table:table-cell>
          <table:table-cell office:value-type="float" office:value="4689" table:style-name="ce297">
            <text:p>4,689</text:p>
          </table:table-cell>
          <table:table-cell office:value-type="float" office:value="78" table:style-name="ce297">
            <text:p>78</text:p>
          </table:table-cell>
          <table:table-cell office:value-type="float" office:value="26" table:style-name="ce297">
            <text:p>26</text:p>
          </table:table-cell>
          <table:table-cell office:value-type="float" office:value="52" table:style-name="ce297">
            <text:p>52</text:p>
          </table:table-cell>
          <table:table-cell office:value-type="float" office:value="2.3990206993872611" table:style-name="ce298">
            <text:p>2.40</text:p>
          </table:table-cell>
          <table:table-cell office:value-type="float" office:value="103978" table:style-name="ce297">
            <text:p>103,978</text:p>
          </table:table-cell>
          <table:table-cell office:value-type="float" office:value="91624" table:style-name="ce297">
            <text:p>91,624</text:p>
          </table:table-cell>
          <table:table-cell office:value-type="float" office:value="587482" table:style-name="ce297">
            <text:p>587,482</text:p>
          </table:table-cell>
          <table:table-cell table:number-columns-repeated="16353" table:style-name="ce294"/>
        </table:table-row>
        <table:table-row table:style-name="ro8" table:visibility="collapse">
          <table:table-cell office:value-type="string" table:number-columns-spanned="2" table:number-rows-spanned="1" table:style-name="ce296">
            <text:p>9<text:s/><text:span text:style-name="T6">月</text:span></text:p>
          </table:table-cell>
          <table:covered-table-cell/>
          <table:table-cell office:value-type="float" office:value="9220646" table:style-name="ce297">
            <text:p>9,220,646</text:p>
          </table:table-cell>
          <table:table-cell office:value-type="float" office:value="23404300" table:style-name="ce297">
            <text:p>23,404,300</text:p>
          </table:table-cell>
          <table:table-cell office:value-type="float" office:value="11550801" table:style-name="ce297">
            <text:p>11,550,801</text:p>
          </table:table-cell>
          <table:table-cell office:value-type="float" office:value="11853499" table:style-name="ce297">
            <text:p>11,853,499</text:p>
          </table:table-cell>
          <table:table-cell office:value-type="float" office:value="10717" table:style-name="ce297">
            <text:p>10,717</text:p>
          </table:table-cell>
          <table:table-cell office:value-type="float" office:value="5658" table:style-name="ce297">
            <text:p>5,658</text:p>
          </table:table-cell>
          <table:table-cell office:value-type="float" office:value="5059" table:style-name="ce297">
            <text:p>5,059</text:p>
          </table:table-cell>
          <table:table-cell office:value-type="float" office:value="5.571758602560231" table:style-name="ce298">
            <text:p>5.57</text:p>
          </table:table-cell>
          <table:table-cell office:value-type="float" office:value="14610" table:style-name="ce297">
            <text:p>14,610</text:p>
          </table:table-cell>
          <table:table-cell office:value-type="float" office:value="8480" table:style-name="ce297">
            <text:p>8,480</text:p>
          </table:table-cell>
          <table:table-cell office:value-type="float" office:value="6130" table:style-name="ce297">
            <text:p>6,130</text:p>
          </table:table-cell>
          <table:table-cell office:value-type="float" office:value="7.5957257799202189" table:style-name="ce298">
            <text:p>7.60</text:p>
          </table:table-cell>
          <table:table-cell office:value-type="float" office:value="-3893" table:style-name="ce297">
            <text:p>–3,893</text:p>
          </table:table-cell>
          <table:table-cell office:value-type="float" office:value="-2.023967177359987" table:style-name="ce299">
            <text:p>–2.02</text:p>
          </table:table-cell>
          <table:table-cell office:value-type="float" office:value="9397" table:style-name="ce297">
            <text:p>9,397</text:p>
          </table:table-cell>
          <table:table-cell office:value-type="float" office:value="9131" table:style-name="ce297">
            <text:p>9,131</text:p>
          </table:table-cell>
          <table:table-cell office:value-type="float" office:value="266" table:style-name="ce297">
            <text:p>266</text:p>
          </table:table-cell>
          <table:table-cell office:value-type="float" office:value="92" table:style-name="ce297">
            <text:p>92</text:p>
          </table:table-cell>
          <table:table-cell office:value-type="float" office:value="174" table:style-name="ce297">
            <text:p>174</text:p>
          </table:table-cell>
          <table:table-cell office:value-type="float" office:value="4.8854917969822234" table:style-name="ce298">
            <text:p>4.89</text:p>
          </table:table-cell>
          <table:table-cell office:value-type="float" office:value="4354" table:style-name="ce297">
            <text:p>4,354</text:p>
          </table:table-cell>
          <table:table-cell office:value-type="float" office:value="4279" table:style-name="ce297">
            <text:p>4,279</text:p>
          </table:table-cell>
          <table:table-cell office:value-type="float" office:value="75" table:style-name="ce297">
            <text:p>75</text:p>
          </table:table-cell>
          <table:table-cell office:value-type="float" office:value="19" table:style-name="ce297">
            <text:p>19</text:p>
          </table:table-cell>
          <table:table-cell office:value-type="float" office:value="56" table:style-name="ce297">
            <text:p>56</text:p>
          </table:table-cell>
          <table:table-cell office:value-type="float" office:value="2.2636406602171548" table:style-name="ce298">
            <text:p>2.26</text:p>
          </table:table-cell>
          <table:table-cell office:value-type="float" office:value="94121" table:style-name="ce297">
            <text:p>94,121</text:p>
          </table:table-cell>
          <table:table-cell office:value-type="float" office:value="85582" table:style-name="ce297">
            <text:p>85,582</text:p>
          </table:table-cell>
          <table:table-cell office:value-type="float" office:value="587922" table:style-name="ce297">
            <text:p>587,922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296">
            <text:p>10<text:s/><text:span text:style-name="T6">月</text:span></text:p>
          </table:table-cell>
          <table:covered-table-cell/>
          <table:table-cell office:value-type="float" office:value="9226306" table:style-name="ce297">
            <text:p>9,226,306</text:p>
          </table:table-cell>
          <table:table-cell office:value-type="float" office:value="23411858" table:style-name="ce297">
            <text:p>23,411,858</text:p>
          </table:table-cell>
          <table:table-cell office:value-type="float" office:value="11552479" table:style-name="ce297">
            <text:p>11,552,479</text:p>
          </table:table-cell>
          <table:table-cell office:value-type="float" office:value="11859379" table:style-name="ce297">
            <text:p>11,859,379</text:p>
          </table:table-cell>
          <table:table-cell office:value-type="float" office:value="13068" table:style-name="ce297">
            <text:p>13,068</text:p>
          </table:table-cell>
          <table:table-cell office:value-type="float" office:value="6755" table:style-name="ce297">
            <text:p>6,755</text:p>
          </table:table-cell>
          <table:table-cell office:value-type="float" office:value="6313" table:style-name="ce297">
            <text:p>6,313</text:p>
          </table:table-cell>
          <table:table-cell office:value-type="float" office:value="6.5731648158878215" table:style-name="ce298">
            <text:p>6.57</text:p>
          </table:table-cell>
          <table:table-cell office:value-type="float" office:value="16594" table:style-name="ce297">
            <text:p>16,594</text:p>
          </table:table-cell>
          <table:table-cell office:value-type="float" office:value="9615" table:style-name="ce297">
            <text:p>9,615</text:p>
          </table:table-cell>
          <table:table-cell office:value-type="float" office:value="6979" table:style-name="ce297">
            <text:p>6,979</text:p>
          </table:table-cell>
          <table:table-cell office:value-type="float" office:value="8.3467322432539426" table:style-name="ce298">
            <text:p>8.35</text:p>
          </table:table-cell>
          <table:table-cell office:value-type="float" office:value="-3526" table:style-name="ce297">
            <text:p>–3,526</text:p>
          </table:table-cell>
          <table:table-cell office:value-type="float" office:value="-1.7735674273661204" table:style-name="ce299">
            <text:p>–1.77</text:p>
          </table:table-cell>
          <table:table-cell office:value-type="float" office:value="11304" table:style-name="ce297">
            <text:p>11,304</text:p>
          </table:table-cell>
          <table:table-cell office:value-type="float" office:value="11050" table:style-name="ce297">
            <text:p>11,050</text:p>
          </table:table-cell>
          <table:table-cell office:value-type="float" office:value="254" table:style-name="ce297">
            <text:p>254</text:p>
          </table:table-cell>
          <table:table-cell office:value-type="float" office:value="80" table:style-name="ce297">
            <text:p>80</text:p>
          </table:table-cell>
          <table:table-cell office:value-type="float" office:value="174" table:style-name="ce297">
            <text:p>174</text:p>
          </table:table-cell>
          <table:table-cell office:value-type="float" office:value="5.6858781052032397" table:style-name="ce298">
            <text:p>5.69</text:p>
          </table:table-cell>
          <table:table-cell office:value-type="float" office:value="4626" table:style-name="ce297">
            <text:p>4,626</text:p>
          </table:table-cell>
          <table:table-cell office:value-type="float" office:value="4550" table:style-name="ce297">
            <text:p>4,550</text:p>
          </table:table-cell>
          <table:table-cell office:value-type="float" office:value="76" table:style-name="ce297">
            <text:p>76</text:p>
          </table:table-cell>
          <table:table-cell office:value-type="float" office:value="22" table:style-name="ce297">
            <text:p>22</text:p>
          </table:table-cell>
          <table:table-cell office:value-type="float" office:value="54" table:style-name="ce297">
            <text:p>54</text:p>
          </table:table-cell>
          <table:table-cell office:value-type="float" office:value="2.326864129040179" table:style-name="ce298">
            <text:p>2.33</text:p>
          </table:table-cell>
          <table:table-cell office:value-type="float" office:value="73918" table:style-name="ce297">
            <text:p>73,918</text:p>
          </table:table-cell>
          <table:table-cell office:value-type="float" office:value="62834" table:style-name="ce297">
            <text:p>62,834</text:p>
          </table:table-cell>
          <table:table-cell office:value-type="float" office:value="588303" table:style-name="ce297">
            <text:p>588,303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11<text:s/><text:span text:style-name="T6">月</text:span></text:p>
          </table:table-cell>
          <table:covered-table-cell/>
          <table:table-cell office:value-type="float" office:value="9233926" table:style-name="ce297">
            <text:p>9,233,926</text:p>
          </table:table-cell>
          <table:table-cell office:value-type="float" office:value="23415008" table:style-name="ce297">
            <text:p>23,415,008</text:p>
          </table:table-cell>
          <table:table-cell office:value-type="float" office:value="11552369" table:style-name="ce297">
            <text:p>11,552,369</text:p>
          </table:table-cell>
          <table:table-cell office:value-type="float" office:value="11862639" table:style-name="ce297">
            <text:p>11,862,639</text:p>
          </table:table-cell>
          <table:table-cell office:value-type="float" office:value="11272" table:style-name="ce297">
            <text:p>11,272</text:p>
          </table:table-cell>
          <table:table-cell office:value-type="float" office:value="5838" table:style-name="ce297">
            <text:p>5,838</text:p>
          </table:table-cell>
          <table:table-cell office:value-type="float" office:value="5434" table:style-name="ce297">
            <text:p>5,434</text:p>
          </table:table-cell>
          <table:table-cell office:value-type="float" office:value="5.8574352025466201" table:style-name="ce298">
            <text:p>5.86</text:p>
          </table:table-cell>
          <table:table-cell office:value-type="float" office:value="15965" table:style-name="ce297">
            <text:p>15,965</text:p>
          </table:table-cell>
          <table:table-cell office:value-type="float" office:value="9100" table:style-name="ce297">
            <text:p>9,100</text:p>
          </table:table-cell>
          <table:table-cell office:value-type="float" office:value="6865" table:style-name="ce297">
            <text:p>6,865</text:p>
          </table:table-cell>
          <table:table-cell office:value-type="float" office:value="8.2961278396608211" table:style-name="ce298">
            <text:p>8.30</text:p>
          </table:table-cell>
          <table:table-cell office:value-type="float" office:value="-4693" table:style-name="ce297">
            <text:p>–4,693</text:p>
          </table:table-cell>
          <table:table-cell office:value-type="float" office:value="-2.4386926371142015" table:style-name="ce299">
            <text:p>–2.44</text:p>
          </table:table-cell>
          <table:table-cell office:value-type="float" office:value="10267" table:style-name="ce297">
            <text:p>10,267</text:p>
          </table:table-cell>
          <table:table-cell office:value-type="float" office:value="9996" table:style-name="ce297">
            <text:p>9,996</text:p>
          </table:table-cell>
          <table:table-cell office:value-type="float" office:value="271" table:style-name="ce297">
            <text:p>271</text:p>
          </table:table-cell>
          <table:table-cell office:value-type="float" office:value="98" table:style-name="ce297">
            <text:p>98</text:p>
          </table:table-cell>
          <table:table-cell office:value-type="float" office:value="173" table:style-name="ce297">
            <text:p>173</text:p>
          </table:table-cell>
          <table:table-cell office:value-type="float" office:value="5.3351922661946523" table:style-name="ce298">
            <text:p>5.34</text:p>
          </table:table-cell>
          <table:table-cell office:value-type="float" office:value="4518" table:style-name="ce297">
            <text:p>4,518</text:p>
          </table:table-cell>
          <table:table-cell office:value-type="float" office:value="4444" table:style-name="ce297">
            <text:p>4,444</text:p>
          </table:table-cell>
          <table:table-cell office:value-type="float" office:value="74" table:style-name="ce297">
            <text:p>74</text:p>
          </table:table-cell>
          <table:table-cell office:value-type="float" office:value="25" table:style-name="ce297">
            <text:p>25</text:p>
          </table:table-cell>
          <table:table-cell office:value-type="float" office:value="49" table:style-name="ce297">
            <text:p>49</text:p>
          </table:table-cell>
          <table:table-cell office:value-type="float" office:value="2.347754812376297" table:style-name="ce298">
            <text:p>2.35</text:p>
          </table:table-cell>
          <table:table-cell office:value-type="float" office:value="72009" table:style-name="ce297">
            <text:p>72,009</text:p>
          </table:table-cell>
          <table:table-cell office:value-type="float" office:value="64166" table:style-name="ce297">
            <text:p>64,166</text:p>
          </table:table-cell>
          <table:table-cell office:value-type="float" office:value="588660" table:style-name="ce297">
            <text:p>588,660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12<text:s/><text:span text:style-name="T6">月</text:span></text:p>
          </table:table-cell>
          <table:covered-table-cell/>
          <table:table-cell office:value-type="float" office:value="9240823" table:style-name="ce297">
            <text:p>9,240,823</text:p>
          </table:table-cell>
          <table:table-cell office:value-type="float" office:value="23420442" table:style-name="ce297">
            <text:p>23,420,442</text:p>
          </table:table-cell>
          <table:table-cell office:value-type="float" office:value="11553267" table:style-name="ce297">
            <text:p>11,553,267</text:p>
          </table:table-cell>
          <table:table-cell office:value-type="float" office:value="11867175" table:style-name="ce297">
            <text:p>11,867,175</text:p>
          </table:table-cell>
          <table:table-cell office:value-type="float" office:value="11579" table:style-name="ce297">
            <text:p>11,579</text:p>
          </table:table-cell>
          <table:table-cell office:value-type="float" office:value="5917" table:style-name="ce297">
            <text:p>5,917</text:p>
          </table:table-cell>
          <table:table-cell office:value-type="float" office:value="5662" table:style-name="ce297">
            <text:p>5,662</text:p>
          </table:table-cell>
          <table:table-cell office:value-type="float" office:value="5.8218032322428499" table:style-name="ce298">
            <text:p>5.82</text:p>
          </table:table-cell>
          <table:table-cell office:value-type="float" office:value="15703" table:style-name="ce297">
            <text:p>15,703</text:p>
          </table:table-cell>
          <table:table-cell office:value-type="float" office:value="9174" table:style-name="ce297">
            <text:p>9,174</text:p>
          </table:table-cell>
          <table:table-cell office:value-type="float" office:value="6529" table:style-name="ce297">
            <text:p>6,529</text:p>
          </table:table-cell>
          <table:table-cell office:value-type="float" office:value="7.8953084166084704" table:style-name="ce298">
            <text:p>7.90</text:p>
          </table:table-cell>
          <table:table-cell office:value-type="float" office:value="-4124" table:style-name="ce297">
            <text:p>–4,124</text:p>
          </table:table-cell>
          <table:table-cell office:value-type="float" office:value="-2.07350518436562" table:style-name="ce299">
            <text:p>–2.07</text:p>
          </table:table-cell>
          <table:table-cell office:value-type="float" office:value="13005" table:style-name="ce297">
            <text:p>13,005</text:p>
          </table:table-cell>
          <table:table-cell office:value-type="float" office:value="12677" table:style-name="ce297">
            <text:p>12,677</text:p>
          </table:table-cell>
          <table:table-cell office:value-type="float" office:value="328" table:style-name="ce297">
            <text:p>328</text:p>
          </table:table-cell>
          <table:table-cell office:value-type="float" office:value="83" table:style-name="ce297">
            <text:p>83</text:p>
          </table:table-cell>
          <table:table-cell office:value-type="float" office:value="245" table:style-name="ce297">
            <text:p>245</text:p>
          </table:table-cell>
          <table:table-cell office:value-type="float" office:value="6.538781504043377" table:style-name="ce298">
            <text:p>6.54</text:p>
          </table:table-cell>
          <table:table-cell office:value-type="float" office:value="4327" table:style-name="ce297">
            <text:p>4,327</text:p>
          </table:table-cell>
          <table:table-cell office:value-type="float" office:value="4247" table:style-name="ce297">
            <text:p>4,247</text:p>
          </table:table-cell>
          <table:table-cell office:value-type="float" office:value="80" table:style-name="ce297">
            <text:p>80</text:p>
          </table:table-cell>
          <table:table-cell office:value-type="float" office:value="26" table:style-name="ce297">
            <text:p>26</text:p>
          </table:table-cell>
          <table:table-cell office:value-type="float" office:value="54" table:style-name="ce297">
            <text:p>54</text:p>
          </table:table-cell>
          <table:table-cell office:value-type="float" office:value="2.1755715161857512" table:style-name="ce298">
            <text:p>2.18</text:p>
          </table:table-cell>
          <table:table-cell office:value-type="float" office:value="68898" table:style-name="ce297">
            <text:p>68,898</text:p>
          </table:table-cell>
          <table:table-cell office:value-type="float" office:value="59340" table:style-name="ce297">
            <text:p>59,340</text:p>
          </table:table-cell>
          <table:table-cell office:value-type="float" office:value="589038" table:style-name="ce297">
            <text:p>589,038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88">
            <text:p>113<text:span text:style-name="T8">年1</text:span>~11<text:span text:style-name="T8">月</text:span></text:p>
          </table:table-cell>
          <table:covered-table-cell/>
          <table:table-cell office:value-type="float" office:value="9459359" table:style-name="ce289">
            <text:p>9,459,359</text:p>
          </table:table-cell>
          <table:table-cell office:value-type="float" office:value="23402795" table:style-name="ce289">
            <text:p>23,402,795</text:p>
          </table:table-cell>
          <table:table-cell office:value-type="float" office:value="11528561" table:style-name="ce289">
            <text:p>11,528,561</text:p>
          </table:table-cell>
          <table:table-cell office:value-type="float" office:value="11874234" table:style-name="ce289">
            <text:p>11,874,234</text:p>
          </table:table-cell>
          <table:table-cell office:value-type="float" office:value="122360" table:style-name="ce289">
            <text:p>122,360</text:p>
          </table:table-cell>
          <table:table-cell office:value-type="float" office:value="63411" table:style-name="ce289">
            <text:p>63,411</text:p>
          </table:table-cell>
          <table:table-cell office:value-type="float" office:value="58949" table:style-name="ce289">
            <text:p>58,949</text:p>
          </table:table-cell>
          <table:table-cell office:value-type="float" office:value="5.7101078112836063" table:style-name="ce300">
            <text:p>5.71</text:p>
          </table:table-cell>
          <table:table-cell office:value-type="float" office:value="184662" table:style-name="ce289">
            <text:p>184,662</text:p>
          </table:table-cell>
          <table:table-cell office:value-type="float" office:value="106532" table:style-name="ce289">
            <text:p>106,532</text:p>
          </table:table-cell>
          <table:table-cell office:value-type="float" office:value="78130" table:style-name="ce289">
            <text:p>78,130</text:p>
          </table:table-cell>
          <table:table-cell office:value-type="float" office:value="8.617521482896807" table:style-name="ce300">
            <text:p>8.62</text:p>
          </table:table-cell>
          <table:table-cell office:value-type="float" office:value="-62302" table:style-name="ce289">
            <text:p>–62,302</text:p>
          </table:table-cell>
          <table:table-cell office:value-type="float" office:value="-2.9074136716132011" table:style-name="ce301">
            <text:p>–2.91</text:p>
          </table:table-cell>
          <table:table-cell office:value-type="float" office:value="111136" table:style-name="ce289">
            <text:p>111,136</text:p>
          </table:table-cell>
          <table:table-cell office:value-type="float" office:value="108270" table:style-name="ce289">
            <text:p>108,270</text:p>
          </table:table-cell>
          <table:table-cell office:value-type="float" office:value="2866" table:style-name="ce289">
            <text:p>2,866</text:p>
          </table:table-cell>
          <table:table-cell office:value-type="float" office:value="910" table:style-name="ce289">
            <text:p>910</text:p>
          </table:table-cell>
          <table:table-cell office:value-type="float" office:value="1956" table:style-name="ce289">
            <text:p>1,956</text:p>
          </table:table-cell>
          <table:table-cell office:value-type="float" office:value="5.1863234857372911" table:style-name="ce300">
            <text:p>5.19</text:p>
          </table:table-cell>
          <table:table-cell office:value-type="float" office:value="48903" table:style-name="ce289">
            <text:p>48,903</text:p>
          </table:table-cell>
          <table:table-cell office:value-type="float" office:value="48045" table:style-name="ce289">
            <text:p>48,045</text:p>
          </table:table-cell>
          <table:table-cell office:value-type="float" office:value="858" table:style-name="ce289">
            <text:p>858</text:p>
          </table:table-cell>
          <table:table-cell office:value-type="float" office:value="222" table:style-name="ce289">
            <text:p>222</text:p>
          </table:table-cell>
          <table:table-cell office:value-type="float" office:value="636" table:style-name="ce289">
            <text:p>636</text:p>
          </table:table-cell>
          <table:table-cell office:value-type="float" office:value="2.2821297997319565" table:style-name="ce300">
            <text:p>2.28</text:p>
          </table:table-cell>
          <table:table-cell office:value-type="float" office:value="961404" table:style-name="ce289">
            <text:p>961,404</text:p>
          </table:table-cell>
          <table:table-cell office:value-type="float" office:value="916749" table:style-name="ce289">
            <text:p>916,749</text:p>
          </table:table-cell>
          <table:table-cell office:value-type="float" office:value="610436" table:style-name="ce289">
            <text:p>610,436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1<text:s/><text:span text:style-name="T6">月</text:span></text:p>
          </table:table-cell>
          <table:covered-table-cell/>
          <table:table-cell office:value-type="float" office:value="9248590" table:style-name="ce297">
            <text:p>9,248,590</text:p>
          </table:table-cell>
          <table:table-cell office:value-type="float" office:value="23419833" table:style-name="ce297">
            <text:p>23,419,833</text:p>
          </table:table-cell>
          <table:table-cell office:value-type="float" office:value="11551476" table:style-name="ce297">
            <text:p>11,551,476</text:p>
          </table:table-cell>
          <table:table-cell office:value-type="float" office:value="11868357" table:style-name="ce297">
            <text:p>11,868,357</text:p>
          </table:table-cell>
          <table:table-cell office:value-type="float" office:value="11023" table:style-name="ce297">
            <text:p>11,023</text:p>
          </table:table-cell>
          <table:table-cell office:value-type="float" office:value="5788" table:style-name="ce297">
            <text:p>5,788</text:p>
          </table:table-cell>
          <table:table-cell office:value-type="float" office:value="5235" table:style-name="ce297">
            <text:p>5,235</text:p>
          </table:table-cell>
          <table:table-cell office:value-type="float" office:value="5.5568638796007184" table:style-name="ce298">
            <text:p>5.56</text:p>
          </table:table-cell>
          <table:table-cell office:value-type="float" office:value="19464" table:style-name="ce297">
            <text:p>19,464</text:p>
          </table:table-cell>
          <table:table-cell office:value-type="float" office:value="11154" table:style-name="ce297">
            <text:p>11,154</text:p>
          </table:table-cell>
          <table:table-cell office:value-type="float" office:value="8310" table:style-name="ce297">
            <text:p>8,310</text:p>
          </table:table-cell>
          <table:table-cell office:value-type="float" office:value="9.8121018372991369" table:style-name="ce298">
            <text:p>9.81</text:p>
          </table:table-cell>
          <table:table-cell office:value-type="float" office:value="-8441" table:style-name="ce297">
            <text:p>–8,441</text:p>
          </table:table-cell>
          <table:table-cell office:value-type="float" office:value="-4.2552379576984176" table:style-name="ce299">
            <text:p>–4.26</text:p>
          </table:table-cell>
          <table:table-cell office:value-type="float" office:value="13946" table:style-name="ce297">
            <text:p>13,946</text:p>
          </table:table-cell>
          <table:table-cell office:value-type="float" office:value="13668" table:style-name="ce297">
            <text:p>13,668</text:p>
          </table:table-cell>
          <table:table-cell office:value-type="float" office:value="278" table:style-name="ce297">
            <text:p>278</text:p>
          </table:table-cell>
          <table:table-cell office:value-type="float" office:value="80" table:style-name="ce297">
            <text:p>80</text:p>
          </table:table-cell>
          <table:table-cell office:value-type="float" office:value="198" table:style-name="ce297">
            <text:p>198</text:p>
          </table:table-cell>
          <table:table-cell office:value-type="float" office:value="7.0303931475017345" table:style-name="ce298">
            <text:p>7.03</text:p>
          </table:table-cell>
          <table:table-cell office:value-type="float" office:value="4503" table:style-name="ce297">
            <text:p>4,503</text:p>
          </table:table-cell>
          <table:table-cell office:value-type="float" office:value="4427" table:style-name="ce297">
            <text:p>4,427</text:p>
          </table:table-cell>
          <table:table-cell office:value-type="float" office:value="76" table:style-name="ce297">
            <text:p>76</text:p>
          </table:table-cell>
          <table:table-cell office:value-type="float" office:value="27" table:style-name="ce297">
            <text:p>27</text:p>
          </table:table-cell>
          <table:table-cell office:value-type="float" office:value="49" table:style-name="ce297">
            <text:p>49</text:p>
          </table:table-cell>
          <table:table-cell office:value-type="float" office:value="2.2700315748745381" table:style-name="ce298">
            <text:p>2.27</text:p>
          </table:table-cell>
          <table:table-cell office:value-type="float" office:value="87743" table:style-name="ce297">
            <text:p>87,743</text:p>
          </table:table-cell>
          <table:table-cell office:value-type="float" office:value="79911" table:style-name="ce297">
            <text:p>79,911</text:p>
          </table:table-cell>
          <table:table-cell office:value-type="float" office:value="589917" table:style-name="ce297">
            <text:p>589,917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2<text:s/><text:span text:style-name="T6">月</text:span></text:p>
          </table:table-cell>
          <table:covered-table-cell/>
          <table:table-cell office:value-type="float" office:value="9257494" table:style-name="ce297">
            <text:p>9,257,494</text:p>
          </table:table-cell>
          <table:table-cell office:value-type="float" office:value="23418053" table:style-name="ce297">
            <text:p>23,418,053</text:p>
          </table:table-cell>
          <table:table-cell office:value-type="float" office:value="11549145" table:style-name="ce297">
            <text:p>11,549,145</text:p>
          </table:table-cell>
          <table:table-cell office:value-type="float" office:value="11868908" table:style-name="ce297">
            <text:p>11,868,908</text:p>
          </table:table-cell>
          <table:table-cell office:value-type="float" office:value="9663" table:style-name="ce297">
            <text:p>9,663</text:p>
          </table:table-cell>
          <table:table-cell office:value-type="float" office:value="4969" table:style-name="ce297">
            <text:p>4,969</text:p>
          </table:table-cell>
          <table:table-cell office:value-type="float" office:value="4694" table:style-name="ce297">
            <text:p>4,694</text:p>
          </table:table-cell>
          <table:table-cell office:value-type="float" office:value="5.2074820002734974" table:style-name="ce298">
            <text:p>5.21</text:p>
          </table:table-cell>
          <table:table-cell office:value-type="float" office:value="17462" table:style-name="ce297">
            <text:p>17,462</text:p>
          </table:table-cell>
          <table:table-cell office:value-type="float" office:value="10092" table:style-name="ce297">
            <text:p>10,092</text:p>
          </table:table-cell>
          <table:table-cell office:value-type="float" office:value="7370" table:style-name="ce297">
            <text:p>7,370</text:p>
          </table:table-cell>
          <table:table-cell office:value-type="float" office:value="9.4104367886552645" table:style-name="ce298">
            <text:p>9.41</text:p>
          </table:table-cell>
          <table:table-cell office:value-type="float" office:value="-7799" table:style-name="ce297">
            <text:p>–7,799</text:p>
          </table:table-cell>
          <table:table-cell office:value-type="float" office:value="-4.2029547883817662" table:style-name="ce299">
            <text:p>–4.20</text:p>
          </table:table-cell>
          <table:table-cell office:value-type="float" office:value="8151" table:style-name="ce297">
            <text:p>8,151</text:p>
          </table:table-cell>
          <table:table-cell office:value-type="float" office:value="7943" table:style-name="ce297">
            <text:p>7,943</text:p>
          </table:table-cell>
          <table:table-cell office:value-type="float" office:value="208" table:style-name="ce297">
            <text:p>208</text:p>
          </table:table-cell>
          <table:table-cell office:value-type="float" office:value="60" table:style-name="ce297">
            <text:p>60</text:p>
          </table:table-cell>
          <table:table-cell office:value-type="float" office:value="148" table:style-name="ce297">
            <text:p>148</text:p>
          </table:table-cell>
          <table:table-cell office:value-type="float" office:value="4.3926509142325658" table:style-name="ce298">
            <text:p>4.39</text:p>
          </table:table-cell>
          <table:table-cell office:value-type="float" office:value="3843" table:style-name="ce297">
            <text:p>3,843</text:p>
          </table:table-cell>
          <table:table-cell office:value-type="float" office:value="3762" table:style-name="ce297">
            <text:p>3,762</text:p>
          </table:table-cell>
          <table:table-cell office:value-type="float" office:value="81" table:style-name="ce297">
            <text:p>81</text:p>
          </table:table-cell>
          <table:table-cell office:value-type="float" office:value="19" table:style-name="ce297">
            <text:p>19</text:p>
          </table:table-cell>
          <table:table-cell office:value-type="float" office:value="62" table:style-name="ce297">
            <text:p>62</text:p>
          </table:table-cell>
          <table:table-cell office:value-type="float" office:value="2.0710290103540365" table:style-name="ce298">
            <text:p>2.07</text:p>
          </table:table-cell>
          <table:table-cell office:value-type="float" office:value="77802" table:style-name="ce297">
            <text:p>77,802</text:p>
          </table:table-cell>
          <table:table-cell office:value-type="float" office:value="71783" table:style-name="ce297">
            <text:p>71,783</text:p>
          </table:table-cell>
          <table:table-cell office:value-type="float" office:value="592451" table:style-name="ce297">
            <text:p>592,451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3<text:s/><text:span text:style-name="T6">月</text:span></text:p>
          </table:table-cell>
          <table:covered-table-cell/>
          <table:table-cell office:value-type="float" office:value="9268989" table:style-name="ce297">
            <text:p>9,268,989</text:p>
          </table:table-cell>
          <table:table-cell office:value-type="float" office:value="23416375" table:style-name="ce297">
            <text:p>23,416,375</text:p>
          </table:table-cell>
          <table:table-cell office:value-type="float" office:value="11546626" table:style-name="ce297">
            <text:p>11,546,626</text:p>
          </table:table-cell>
          <table:table-cell office:value-type="float" office:value="11869749" table:style-name="ce297">
            <text:p>11,869,749</text:p>
          </table:table-cell>
          <table:table-cell office:value-type="float" office:value="10827" table:style-name="ce297">
            <text:p>10,827</text:p>
          </table:table-cell>
          <table:table-cell office:value-type="float" office:value="5626" table:style-name="ce297">
            <text:p>5,626</text:p>
          </table:table-cell>
          <table:table-cell office:value-type="float" office:value="5201" table:style-name="ce297">
            <text:p>5,201</text:p>
          </table:table-cell>
          <table:table-cell office:value-type="float" office:value="5.4587386703176231" table:style-name="ce298">
            <text:p>5.46</text:p>
          </table:table-cell>
          <table:table-cell office:value-type="float" office:value="17566" table:style-name="ce297">
            <text:p>17,566</text:p>
          </table:table-cell>
          <table:table-cell office:value-type="float" office:value="10203" table:style-name="ce297">
            <text:p>10,203</text:p>
          </table:table-cell>
          <table:table-cell office:value-type="float" office:value="7363" table:style-name="ce297">
            <text:p>7,363</text:p>
          </table:table-cell>
          <table:table-cell office:value-type="float" office:value="8.8563963685969682" table:style-name="ce298">
            <text:p>8.86</text:p>
          </table:table-cell>
          <table:table-cell office:value-type="float" office:value="-6739" table:style-name="ce297">
            <text:p>–6,739</text:p>
          </table:table-cell>
          <table:table-cell office:value-type="float" office:value="-3.3976576982793447" table:style-name="ce299">
            <text:p>–3.40</text:p>
          </table:table-cell>
          <table:table-cell office:value-type="float" office:value="12322" table:style-name="ce297">
            <text:p>12,322</text:p>
          </table:table-cell>
          <table:table-cell office:value-type="float" office:value="12019" table:style-name="ce297">
            <text:p>12,019</text:p>
          </table:table-cell>
          <table:table-cell office:value-type="float" office:value="303" table:style-name="ce297">
            <text:p>303</text:p>
          </table:table-cell>
          <table:table-cell office:value-type="float" office:value="101" table:style-name="ce297">
            <text:p>101</text:p>
          </table:table-cell>
          <table:table-cell office:value-type="float" office:value="202" table:style-name="ce297">
            <text:p>202</text:p>
          </table:table-cell>
          <table:table-cell office:value-type="float" office:value="6.2124852586731087" table:style-name="ce298">
            <text:p>6.21</text:p>
          </table:table-cell>
          <table:table-cell office:value-type="float" office:value="4500" table:style-name="ce297">
            <text:p>4,500</text:p>
          </table:table-cell>
          <table:table-cell office:value-type="float" office:value="4427" table:style-name="ce297">
            <text:p>4,427</text:p>
          </table:table-cell>
          <table:table-cell office:value-type="float" office:value="73" table:style-name="ce297">
            <text:p>73</text:p>
          </table:table-cell>
          <table:table-cell office:value-type="float" office:value="18" table:style-name="ce297">
            <text:p>18</text:p>
          </table:table-cell>
          <table:table-cell office:value-type="float" office:value="55" table:style-name="ce297">
            <text:p>55</text:p>
          </table:table-cell>
          <table:table-cell office:value-type="float" office:value="2.2688024398660112" table:style-name="ce298">
            <text:p>2.27</text:p>
          </table:table-cell>
          <table:table-cell office:value-type="float" office:value="89045" table:style-name="ce297">
            <text:p>89,045</text:p>
          </table:table-cell>
          <table:table-cell office:value-type="float" office:value="83984" table:style-name="ce297">
            <text:p>83,984</text:p>
          </table:table-cell>
          <table:table-cell office:value-type="float" office:value="595387" table:style-name="ce297">
            <text:p>595,387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4<text:s/><text:span text:style-name="T6">月</text:span></text:p>
          </table:table-cell>
          <table:covered-table-cell/>
          <table:table-cell office:value-type="float" office:value="9279140" table:style-name="ce297">
            <text:p>9,279,140</text:p>
          </table:table-cell>
          <table:table-cell office:value-type="float" office:value="23415100" table:style-name="ce297">
            <text:p>23,415,100</text:p>
          </table:table-cell>
          <table:table-cell office:value-type="float" office:value="11544533" table:style-name="ce297">
            <text:p>11,544,533</text:p>
          </table:table-cell>
          <table:table-cell office:value-type="float" office:value="11870567" table:style-name="ce297">
            <text:p>11,870,567</text:p>
          </table:table-cell>
          <table:table-cell office:value-type="float" office:value="10753" table:style-name="ce297">
            <text:p>10,753</text:p>
          </table:table-cell>
          <table:table-cell office:value-type="float" office:value="5572" table:style-name="ce297">
            <text:p>5,572</text:p>
          </table:table-cell>
          <table:table-cell office:value-type="float" office:value="5181" table:style-name="ce297">
            <text:p>5,181</text:p>
          </table:table-cell>
          <table:table-cell office:value-type="float" office:value="5.60249703858356" table:style-name="ce298">
            <text:p>5.60</text:p>
          </table:table-cell>
          <table:table-cell office:value-type="float" office:value="16654" table:style-name="ce297">
            <text:p>16,654</text:p>
          </table:table-cell>
          <table:table-cell office:value-type="float" office:value="9640" table:style-name="ce297">
            <text:p>9,640</text:p>
          </table:table-cell>
          <table:table-cell office:value-type="float" office:value="7014" table:style-name="ce297">
            <text:p>7,014</text:p>
          </table:table-cell>
          <table:table-cell office:value-type="float" office:value="8.6770190347410576" table:style-name="ce298">
            <text:p>8.68</text:p>
          </table:table-cell>
          <table:table-cell office:value-type="float" office:value="-5901" table:style-name="ce297">
            <text:p>–5,901</text:p>
          </table:table-cell>
          <table:table-cell office:value-type="float" office:value="-3.074521996157499" table:style-name="ce299">
            <text:p>–3.07</text:p>
          </table:table-cell>
          <table:table-cell office:value-type="float" office:value="7182" table:style-name="ce297">
            <text:p>7,182</text:p>
          </table:table-cell>
          <table:table-cell office:value-type="float" office:value="6985" table:style-name="ce297">
            <text:p>6,985</text:p>
          </table:table-cell>
          <table:table-cell office:value-type="float" office:value="197" table:style-name="ce297">
            <text:p>197</text:p>
          </table:table-cell>
          <table:table-cell office:value-type="float" office:value="74" table:style-name="ce297">
            <text:p>74</text:p>
          </table:table-cell>
          <table:table-cell office:value-type="float" office:value="123" table:style-name="ce297">
            <text:p>123</text:p>
          </table:table-cell>
          <table:table-cell office:value-type="float" office:value="3.741944920590266" table:style-name="ce298">
            <text:p>3.74</text:p>
          </table:table-cell>
          <table:table-cell office:value-type="float" office:value="4499" table:style-name="ce297">
            <text:p>4,499</text:p>
          </table:table-cell>
          <table:table-cell office:value-type="float" office:value="4418" table:style-name="ce297">
            <text:p>4,418</text:p>
          </table:table-cell>
          <table:table-cell office:value-type="float" office:value="81" table:style-name="ce297">
            <text:p>81</text:p>
          </table:table-cell>
          <table:table-cell office:value-type="float" office:value="21" table:style-name="ce297">
            <text:p>21</text:p>
          </table:table-cell>
          <table:table-cell office:value-type="float" office:value="60" table:style-name="ce297">
            <text:p>60</text:p>
          </table:table-cell>
          <table:table-cell office:value-type="float" office:value="2.344056000798608" table:style-name="ce298">
            <text:p>2.34</text:p>
          </table:table-cell>
          <table:table-cell office:value-type="float" office:value="78529" table:style-name="ce297">
            <text:p>78,529</text:p>
          </table:table-cell>
          <table:table-cell office:value-type="float" office:value="73903" table:style-name="ce297">
            <text:p>73,903</text:p>
          </table:table-cell>
          <table:table-cell office:value-type="float" office:value="597883" table:style-name="ce297">
            <text:p>597,883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5<text:s/><text:span text:style-name="T6">月</text:span></text:p>
          </table:table-cell>
          <table:covered-table-cell/>
          <table:table-cell office:value-type="float" office:value="9295780" table:style-name="ce297">
            <text:p>9,295,780</text:p>
          </table:table-cell>
          <table:table-cell office:value-type="float" office:value="23413608" table:style-name="ce297">
            <text:p>23,413,608</text:p>
          </table:table-cell>
          <table:table-cell office:value-type="float" office:value="11542394" table:style-name="ce297">
            <text:p>11,542,394</text:p>
          </table:table-cell>
          <table:table-cell office:value-type="float" office:value="11871214" table:style-name="ce297">
            <text:p>11,871,214</text:p>
          </table:table-cell>
          <table:table-cell office:value-type="float" office:value="11168" table:style-name="ce297">
            <text:p>11,168</text:p>
          </table:table-cell>
          <table:table-cell office:value-type="float" office:value="5833" table:style-name="ce297">
            <text:p>5,833</text:p>
          </table:table-cell>
          <table:table-cell office:value-type="float" office:value="5335" table:style-name="ce297">
            <text:p>5,335</text:p>
          </table:table-cell>
          <table:table-cell office:value-type="float" office:value="5.6313512477390297" table:style-name="ce298">
            <text:p>5.63</text:p>
          </table:table-cell>
          <table:table-cell office:value-type="float" office:value="16416" table:style-name="ce297">
            <text:p>16,416</text:p>
          </table:table-cell>
          <table:table-cell office:value-type="float" office:value="9436" table:style-name="ce297">
            <text:p>9,436</text:p>
          </table:table-cell>
          <table:table-cell office:value-type="float" office:value="6980" table:style-name="ce297">
            <text:p>6,980</text:p>
          </table:table-cell>
          <table:table-cell office:value-type="float" office:value="8.2776022638685376" table:style-name="ce298">
            <text:p>8.28</text:p>
          </table:table-cell>
          <table:table-cell office:value-type="float" office:value="-5248" table:style-name="ce297">
            <text:p>–5,248</text:p>
          </table:table-cell>
          <table:table-cell office:value-type="float" office:value="-2.6462510161295132" table:style-name="ce299">
            <text:p>–2.65</text:p>
          </table:table-cell>
          <table:table-cell office:value-type="float" office:value="14452" table:style-name="ce297">
            <text:p>14,452</text:p>
          </table:table-cell>
          <table:table-cell office:value-type="float" office:value="14068" table:style-name="ce297">
            <text:p>14,068</text:p>
          </table:table-cell>
          <table:table-cell office:value-type="float" office:value="384" table:style-name="ce297">
            <text:p>384</text:p>
          </table:table-cell>
          <table:table-cell office:value-type="float" office:value="109" table:style-name="ce297">
            <text:p>109</text:p>
          </table:table-cell>
          <table:table-cell office:value-type="float" office:value="275" table:style-name="ce297">
            <text:p>275</text:p>
          </table:table-cell>
          <table:table-cell office:value-type="float" office:value="7.2872750924359231" table:style-name="ce298">
            <text:p>7.29</text:p>
          </table:table-cell>
          <table:table-cell office:value-type="float" office:value="5017" table:style-name="ce297">
            <text:p>5,017</text:p>
          </table:table-cell>
          <table:table-cell office:value-type="float" office:value="4936" table:style-name="ce297">
            <text:p>4,936</text:p>
          </table:table-cell>
          <table:table-cell office:value-type="float" office:value="81" table:style-name="ce297">
            <text:p>81</text:p>
          </table:table-cell>
          <table:table-cell office:value-type="float" office:value="20" table:style-name="ce297">
            <text:p>20</text:p>
          </table:table-cell>
          <table:table-cell office:value-type="float" office:value="61" table:style-name="ce297">
            <text:p>61</text:p>
          </table:table-cell>
          <table:table-cell office:value-type="float" office:value="2.5297715983082636" table:style-name="ce298">
            <text:p>2.53</text:p>
          </table:table-cell>
          <table:table-cell office:value-type="float" office:value="93643" table:style-name="ce297">
            <text:p>93,643</text:p>
          </table:table-cell>
          <table:table-cell office:value-type="float" office:value="89887" table:style-name="ce297">
            <text:p>89,887</text:p>
          </table:table-cell>
          <table:table-cell office:value-type="float" office:value="600303" table:style-name="ce297">
            <text:p>600,303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6<text:s/><text:span text:style-name="T6">月</text:span></text:p>
          </table:table-cell>
          <table:covered-table-cell/>
          <table:table-cell office:value-type="float" office:value="9309862" table:style-name="ce297">
            <text:p>9,309,862</text:p>
          </table:table-cell>
          <table:table-cell office:value-type="float" office:value="23412899" table:style-name="ce297">
            <text:p>23,412,899</text:p>
          </table:table-cell>
          <table:table-cell office:value-type="float" office:value="11540489" table:style-name="ce297">
            <text:p>11,540,489</text:p>
          </table:table-cell>
          <table:table-cell office:value-type="float" office:value="11872410" table:style-name="ce297">
            <text:p>11,872,410</text:p>
          </table:table-cell>
          <table:table-cell office:value-type="float" office:value="10440" table:style-name="ce297">
            <text:p>10,440</text:p>
          </table:table-cell>
          <table:table-cell office:value-type="float" office:value="5351" table:style-name="ce297">
            <text:p>5,351</text:p>
          </table:table-cell>
          <table:table-cell office:value-type="float" office:value="5089" table:style-name="ce297">
            <text:p>5,089</text:p>
          </table:table-cell>
          <table:table-cell office:value-type="float" office:value="5.4399957699172399" table:style-name="ce298">
            <text:p>5.44</text:p>
          </table:table-cell>
          <table:table-cell office:value-type="float" office:value="14922" table:style-name="ce297">
            <text:p>14,922</text:p>
          </table:table-cell>
          <table:table-cell office:value-type="float" office:value="8630" table:style-name="ce297">
            <text:p>8,630</text:p>
          </table:table-cell>
          <table:table-cell office:value-type="float" office:value="6292" table:style-name="ce297">
            <text:p>6,292</text:p>
          </table:table-cell>
          <table:table-cell office:value-type="float" office:value="7.77544222976102" table:style-name="ce298">
            <text:p>7.78</text:p>
          </table:table-cell>
          <table:table-cell office:value-type="float" office:value="-4482" table:style-name="ce297">
            <text:p>–4,482</text:p>
          </table:table-cell>
          <table:table-cell office:value-type="float" office:value="-2.3354464598437801" table:style-name="ce299">
            <text:p>–2.34</text:p>
          </table:table-cell>
          <table:table-cell office:value-type="float" office:value="9275" table:style-name="ce297">
            <text:p>9,275</text:p>
          </table:table-cell>
          <table:table-cell office:value-type="float" office:value="9038" table:style-name="ce297">
            <text:p>9,038</text:p>
          </table:table-cell>
          <table:table-cell office:value-type="float" office:value="237" table:style-name="ce297">
            <text:p>237</text:p>
          </table:table-cell>
          <table:table-cell office:value-type="float" office:value="78" table:style-name="ce297">
            <text:p>78</text:p>
          </table:table-cell>
          <table:table-cell office:value-type="float" office:value="159" table:style-name="ce297">
            <text:p>159</text:p>
          </table:table-cell>
          <table:table-cell office:value-type="float" office:value="4.8329464335232188" table:style-name="ce298">
            <text:p>4.83</text:p>
          </table:table-cell>
          <table:table-cell office:value-type="float" office:value="4120" table:style-name="ce297">
            <text:p>4,120</text:p>
          </table:table-cell>
          <table:table-cell office:value-type="float" office:value="4045" table:style-name="ce297">
            <text:p>4,045</text:p>
          </table:table-cell>
          <table:table-cell office:value-type="float" office:value="75" table:style-name="ce297">
            <text:p>75</text:p>
          </table:table-cell>
          <table:table-cell office:value-type="float" office:value="19" table:style-name="ce297">
            <text:p>19</text:p>
          </table:table-cell>
          <table:table-cell office:value-type="float" office:value="56" table:style-name="ce297">
            <text:p>56</text:p>
          </table:table-cell>
          <table:table-cell office:value-type="float" office:value="2.1468182540286422" table:style-name="ce298">
            <text:p>2.15</text:p>
          </table:table-cell>
          <table:table-cell office:value-type="float" office:value="79450" table:style-name="ce297">
            <text:p>79,450</text:p>
          </table:table-cell>
          <table:table-cell office:value-type="float" office:value="75677" table:style-name="ce297">
            <text:p>75,677</text:p>
          </table:table-cell>
          <table:table-cell office:value-type="float" office:value="601951" table:style-name="ce297">
            <text:p>601,951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7<text:s/><text:span text:style-name="T6">月</text:span></text:p>
          </table:table-cell>
          <table:covered-table-cell/>
          <table:table-cell office:value-type="float" office:value="9323985" table:style-name="ce297">
            <text:p>9,323,985</text:p>
          </table:table-cell>
          <table:table-cell office:value-type="float" office:value="23409323" table:style-name="ce297">
            <text:p>23,409,323</text:p>
          </table:table-cell>
          <table:table-cell office:value-type="float" office:value="11536982" table:style-name="ce297">
            <text:p>11,536,982</text:p>
          </table:table-cell>
          <table:table-cell office:value-type="float" office:value="11872341" table:style-name="ce297">
            <text:p>11,872,341</text:p>
          </table:table-cell>
          <table:table-cell office:value-type="float" office:value="10424" table:style-name="ce297">
            <text:p>10,424</text:p>
          </table:table-cell>
          <table:table-cell office:value-type="float" office:value="5324" table:style-name="ce297">
            <text:p>5,324</text:p>
          </table:table-cell>
          <table:table-cell office:value-type="float" office:value="5100" table:style-name="ce297">
            <text:p>5,100</text:p>
          </table:table-cell>
          <table:table-cell office:value-type="float" office:value="5.2569248684055712" table:style-name="ce298">
            <text:p>5.26</text:p>
          </table:table-cell>
          <table:table-cell office:value-type="float" office:value="18702" table:style-name="ce297">
            <text:p>18,702</text:p>
          </table:table-cell>
          <table:table-cell office:value-type="float" office:value="10663" table:style-name="ce297">
            <text:p>10,663</text:p>
          </table:table-cell>
          <table:table-cell office:value-type="float" office:value="8039" table:style-name="ce297">
            <text:p>8,039</text:p>
          </table:table-cell>
          <table:table-cell office:value-type="float" office:value="9.431601006228032" table:style-name="ce298">
            <text:p>9.43</text:p>
          </table:table-cell>
          <table:table-cell office:value-type="float" office:value="-8278" table:style-name="ce297">
            <text:p>–8,278</text:p>
          </table:table-cell>
          <table:table-cell office:value-type="float" office:value="-4.1746761378224608" table:style-name="ce299">
            <text:p>–4.17</text:p>
          </table:table-cell>
          <table:table-cell office:value-type="float" office:value="8924" table:style-name="ce297">
            <text:p>8,924</text:p>
          </table:table-cell>
          <table:table-cell office:value-type="float" office:value="8690" table:style-name="ce297">
            <text:p>8,690</text:p>
          </table:table-cell>
          <table:table-cell office:value-type="float" office:value="234" table:style-name="ce297">
            <text:p>234</text:p>
          </table:table-cell>
          <table:table-cell office:value-type="float" office:value="82" table:style-name="ce297">
            <text:p>82</text:p>
          </table:table-cell>
          <table:table-cell office:value-type="float" office:value="152" table:style-name="ce297">
            <text:p>152</text:p>
          </table:table-cell>
          <table:table-cell office:value-type="float" office:value="4.5004602384546546" table:style-name="ce298">
            <text:p>4.50</text:p>
          </table:table-cell>
          <table:table-cell office:value-type="float" office:value="4527" table:style-name="ce297">
            <text:p>4,527</text:p>
          </table:table-cell>
          <table:table-cell office:value-type="float" office:value="4454" table:style-name="ce297">
            <text:p>4,454</text:p>
          </table:table-cell>
          <table:table-cell office:value-type="float" office:value="73" table:style-name="ce297">
            <text:p>73</text:p>
          </table:table-cell>
          <table:table-cell office:value-type="float" office:value="14" table:style-name="ce297">
            <text:p>14</text:p>
          </table:table-cell>
          <table:table-cell office:value-type="float" office:value="59" table:style-name="ce297">
            <text:p>59</text:p>
          </table:table-cell>
          <table:table-cell office:value-type="float" office:value="2.283010253191867" table:style-name="ce298">
            <text:p>2.28</text:p>
          </table:table-cell>
          <table:table-cell office:value-type="float" office:value="89393" table:style-name="ce297">
            <text:p>89,393</text:p>
          </table:table-cell>
          <table:table-cell office:value-type="float" office:value="84691" table:style-name="ce297">
            <text:p>84,691</text:p>
          </table:table-cell>
          <table:table-cell office:value-type="float" office:value="603605" table:style-name="ce297">
            <text:p>603,605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8<text:s/><text:span text:style-name="T6">月</text:span></text:p>
          </table:table-cell>
          <table:covered-table-cell/>
          <table:table-cell office:value-type="float" office:value="9343388" table:style-name="ce297">
            <text:p>9,343,388</text:p>
          </table:table-cell>
          <table:table-cell office:value-type="float" office:value="23406608" table:style-name="ce297">
            <text:p>23,406,608</text:p>
          </table:table-cell>
          <table:table-cell office:value-type="float" office:value="11534269" table:style-name="ce297">
            <text:p>11,534,269</text:p>
          </table:table-cell>
          <table:table-cell office:value-type="float" office:value="11872339" table:style-name="ce297">
            <text:p>11,872,339</text:p>
          </table:table-cell>
          <table:table-cell office:value-type="float" office:value="11643" table:style-name="ce297">
            <text:p>11,643</text:p>
          </table:table-cell>
          <table:table-cell office:value-type="float" office:value="6017" table:style-name="ce297">
            <text:p>6,017</text:p>
          </table:table-cell>
          <table:table-cell office:value-type="float" office:value="5626" table:style-name="ce297">
            <text:p>5,626</text:p>
          </table:table-cell>
          <table:table-cell office:value-type="float" office:value="5.872467478176703" table:style-name="ce298">
            <text:p>5.87</text:p>
          </table:table-cell>
          <table:table-cell office:value-type="float" office:value="16830" table:style-name="ce297">
            <text:p>16,830</text:p>
          </table:table-cell>
          <table:table-cell office:value-type="float" office:value="9652" table:style-name="ce297">
            <text:p>9,652</text:p>
          </table:table-cell>
          <table:table-cell office:value-type="float" office:value="7178" table:style-name="ce297">
            <text:p>7,178</text:p>
          </table:table-cell>
          <table:table-cell office:value-type="float" office:value="8.4886736801265901" table:style-name="ce298">
            <text:p>8.49</text:p>
          </table:table-cell>
          <table:table-cell office:value-type="float" office:value="-5187" table:style-name="ce297">
            <text:p>–5,187</text:p>
          </table:table-cell>
          <table:table-cell office:value-type="float" office:value="-2.6162062019498888" table:style-name="ce299">
            <text:p>–2.62</text:p>
          </table:table-cell>
          <table:table-cell office:value-type="float" office:value="5067" table:style-name="ce297">
            <text:p>5,067</text:p>
          </table:table-cell>
          <table:table-cell office:value-type="float" office:value="4880" table:style-name="ce297">
            <text:p>4,880</text:p>
          </table:table-cell>
          <table:table-cell office:value-type="float" office:value="187" table:style-name="ce297">
            <text:p>187</text:p>
          </table:table-cell>
          <table:table-cell office:value-type="float" office:value="68" table:style-name="ce297">
            <text:p>68</text:p>
          </table:table-cell>
          <table:table-cell office:value-type="float" office:value="119" table:style-name="ce297">
            <text:p>119</text:p>
          </table:table-cell>
          <table:table-cell office:value-type="float" office:value="2.5556808994177924" table:style-name="ce298">
            <text:p>2.56</text:p>
          </table:table-cell>
          <table:table-cell office:value-type="float" office:value="4723" table:style-name="ce297">
            <text:p>4,723</text:p>
          </table:table-cell>
          <table:table-cell office:value-type="float" office:value="4651" table:style-name="ce297">
            <text:p>4,651</text:p>
          </table:table-cell>
          <table:table-cell office:value-type="float" office:value="72" table:style-name="ce297">
            <text:p>72</text:p>
          </table:table-cell>
          <table:table-cell office:value-type="float" office:value="20" table:style-name="ce297">
            <text:p>20</text:p>
          </table:table-cell>
          <table:table-cell office:value-type="float" office:value="52" table:style-name="ce297">
            <text:p>52</text:p>
          </table:table-cell>
          <table:table-cell office:value-type="float" office:value="2.3821750321591142" table:style-name="ce298">
            <text:p>2.38</text:p>
          </table:table-cell>
          <table:table-cell office:value-type="float" office:value="92848" table:style-name="ce297">
            <text:p>92,848</text:p>
          </table:table-cell>
          <table:table-cell office:value-type="float" office:value="90376" table:style-name="ce297">
            <text:p>90,376</text:p>
          </table:table-cell>
          <table:table-cell office:value-type="float" office:value="606066" table:style-name="ce297">
            <text:p>606,066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9<text:s/><text:span text:style-name="T6">月</text:span></text:p>
          </table:table-cell>
          <table:covered-table-cell/>
          <table:table-cell office:value-type="float" office:value="9379019" table:style-name="ce297">
            <text:p>9,379,019</text:p>
          </table:table-cell>
          <table:table-cell office:value-type="float" office:value="23404138" table:style-name="ce297">
            <text:p>23,404,138</text:p>
          </table:table-cell>
          <table:table-cell office:value-type="float" office:value="11531847" table:style-name="ce297">
            <text:p>11,531,847</text:p>
          </table:table-cell>
          <table:table-cell office:value-type="float" office:value="11872291" table:style-name="ce297">
            <text:p>11,872,291</text:p>
          </table:table-cell>
          <table:table-cell office:value-type="float" office:value="11792" table:style-name="ce297">
            <text:p>11,792</text:p>
          </table:table-cell>
          <table:table-cell office:value-type="float" office:value="6175" table:style-name="ce297">
            <text:p>6,175</text:p>
          </table:table-cell>
          <table:table-cell office:value-type="float" office:value="5617" table:style-name="ce297">
            <text:p>5,617</text:p>
          </table:table-cell>
          <table:table-cell office:value-type="float" office:value="6.1465544684974693" table:style-name="ce298">
            <text:p>6.15</text:p>
          </table:table-cell>
          <table:table-cell office:value-type="float" office:value="15563" table:style-name="ce297">
            <text:p>15,563</text:p>
          </table:table-cell>
          <table:table-cell office:value-type="float" office:value="9054" table:style-name="ce297">
            <text:p>9,054</text:p>
          </table:table-cell>
          <table:table-cell office:value-type="float" office:value="6509" table:style-name="ce297">
            <text:p>6,509</text:p>
          </table:table-cell>
          <table:table-cell office:value-type="float" office:value="8.1121800536996354" table:style-name="ce298">
            <text:p>8.11</text:p>
          </table:table-cell>
          <table:table-cell office:value-type="float" office:value="-3771" table:style-name="ce297">
            <text:p>–3,771</text:p>
          </table:table-cell>
          <table:table-cell office:value-type="float" office:value="-1.9656255852021671" table:style-name="ce299">
            <text:p>–1.97</text:p>
          </table:table-cell>
          <table:table-cell office:value-type="float" office:value="10710" table:style-name="ce297">
            <text:p>10,710</text:p>
          </table:table-cell>
          <table:table-cell office:value-type="float" office:value="10426" table:style-name="ce297">
            <text:p>10,426</text:p>
          </table:table-cell>
          <table:table-cell office:value-type="float" office:value="284" table:style-name="ce297">
            <text:p>284</text:p>
          </table:table-cell>
          <table:table-cell office:value-type="float" office:value="78" table:style-name="ce297">
            <text:p>78</text:p>
          </table:table-cell>
          <table:table-cell office:value-type="float" office:value="206" table:style-name="ce297">
            <text:p>206</text:p>
          </table:table-cell>
          <table:table-cell office:value-type="float" office:value="5.5825643111946981" table:style-name="ce298">
            <text:p>5.58</text:p>
          </table:table-cell>
          <table:table-cell office:value-type="float" office:value="4569" table:style-name="ce297">
            <text:p>4,569</text:p>
          </table:table-cell>
          <table:table-cell office:value-type="float" office:value="4479" table:style-name="ce297">
            <text:p>4,479</text:p>
          </table:table-cell>
          <table:table-cell office:value-type="float" office:value="90" table:style-name="ce297">
            <text:p>90</text:p>
          </table:table-cell>
          <table:table-cell office:value-type="float" office:value="20" table:style-name="ce297">
            <text:p>20</text:p>
          </table:table-cell>
          <table:table-cell office:value-type="float" office:value="70" table:style-name="ce297">
            <text:p>70</text:p>
          </table:table-cell>
          <table:table-cell office:value-type="float" office:value="2.3815813574088311" table:style-name="ce298">
            <text:p>2.38</text:p>
          </table:table-cell>
          <table:table-cell office:value-type="float" office:value="102575" table:style-name="ce297">
            <text:p>102,575</text:p>
          </table:table-cell>
          <table:table-cell office:value-type="float" office:value="101274" table:style-name="ce297">
            <text:p>101,274</text:p>
          </table:table-cell>
          <table:table-cell office:value-type="float" office:value="607944" table:style-name="ce297">
            <text:p>607,944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10<text:s/><text:span text:style-name="T6">月</text:span></text:p>
          </table:table-cell>
          <table:covered-table-cell/>
          <table:table-cell office:value-type="float" office:value="9425080" table:style-name="ce297">
            <text:p>9,425,080</text:p>
          </table:table-cell>
          <table:table-cell office:value-type="float" office:value="23402804" table:style-name="ce297">
            <text:p>23,402,804</text:p>
          </table:table-cell>
          <table:table-cell office:value-type="float" office:value="11529787" table:style-name="ce297">
            <text:p>11,529,787</text:p>
          </table:table-cell>
          <table:table-cell office:value-type="float" office:value="11873017" table:style-name="ce297">
            <text:p>11,873,017</text:p>
          </table:table-cell>
          <table:table-cell office:value-type="float" office:value="12070" table:style-name="ce297">
            <text:p>12,070</text:p>
          </table:table-cell>
          <table:table-cell office:value-type="float" office:value="6204" table:style-name="ce297">
            <text:p>6,204</text:p>
          </table:table-cell>
          <table:table-cell office:value-type="float" office:value="5866" table:style-name="ce297">
            <text:p>5,866</text:p>
          </table:table-cell>
          <table:table-cell office:value-type="float" office:value="6.0890058131865104" table:style-name="ce298">
            <text:p>6.09</text:p>
          </table:table-cell>
          <table:table-cell office:value-type="float" office:value="15451" table:style-name="ce297">
            <text:p>15,451</text:p>
          </table:table-cell>
          <table:table-cell office:value-type="float" office:value="8994" table:style-name="ce297">
            <text:p>8,994</text:p>
          </table:table-cell>
          <table:table-cell office:value-type="float" office:value="6457" table:style-name="ce297">
            <text:p>6,457</text:p>
          </table:table-cell>
          <table:table-cell office:value-type="float" office:value="7.7946337050161389" table:style-name="ce298">
            <text:p>7.79</text:p>
          </table:table-cell>
          <table:table-cell office:value-type="float" office:value="-3381" table:style-name="ce297">
            <text:p>–3,381</text:p>
          </table:table-cell>
          <table:table-cell office:value-type="float" office:value="-1.7056278918296268" table:style-name="ce299">
            <text:p>–1.71</text:p>
          </table:table-cell>
          <table:table-cell office:value-type="float" office:value="9604" table:style-name="ce297">
            <text:p>9,604</text:p>
          </table:table-cell>
          <table:table-cell office:value-type="float" office:value="9354" table:style-name="ce297">
            <text:p>9,354</text:p>
          </table:table-cell>
          <table:table-cell office:value-type="float" office:value="250" table:style-name="ce297">
            <text:p>250</text:p>
          </table:table-cell>
          <table:table-cell office:value-type="float" office:value="80" table:style-name="ce297">
            <text:p>80</text:p>
          </table:table-cell>
          <table:table-cell office:value-type="float" office:value="170" table:style-name="ce297">
            <text:p>170</text:p>
          </table:table-cell>
          <table:table-cell office:value-type="float" office:value="4.8449719825885049" table:style-name="ce298">
            <text:p>4.84</text:p>
          </table:table-cell>
          <table:table-cell office:value-type="float" office:value="4254" table:style-name="ce297">
            <text:p>4,254</text:p>
          </table:table-cell>
          <table:table-cell office:value-type="float" office:value="4177" table:style-name="ce297">
            <text:p>4,177</text:p>
          </table:table-cell>
          <table:table-cell office:value-type="float" office:value="77" table:style-name="ce297">
            <text:p>77</text:p>
          </table:table-cell>
          <table:table-cell office:value-type="float" office:value="23" table:style-name="ce297">
            <text:p>23</text:p>
          </table:table-cell>
          <table:table-cell office:value-type="float" office:value="54" table:style-name="ce297">
            <text:p>54</text:p>
          </table:table-cell>
          <table:table-cell office:value-type="float" office:value="2.1460340289391397" table:style-name="ce298">
            <text:p>2.15</text:p>
          </table:table-cell>
          <table:table-cell office:value-type="float" office:value="87491" table:style-name="ce297">
            <text:p>87,491</text:p>
          </table:table-cell>
          <table:table-cell office:value-type="float" office:value="85444" table:style-name="ce297">
            <text:p>85,444</text:p>
          </table:table-cell>
          <table:table-cell office:value-type="float" office:value="609170" table:style-name="ce297">
            <text:p>609,170</text:p>
          </table:table-cell>
          <table:table-cell table:number-columns-repeated="16353" table:style-name="ce294"/>
        </table:table-row>
        <table:table-row table:style-name="ro7">
          <table:table-cell office:value-type="string" table:number-columns-spanned="2" table:number-rows-spanned="1" table:style-name="ce296">
            <text:p>11<text:s/><text:span text:style-name="T6">月</text:span></text:p>
          </table:table-cell>
          <table:covered-table-cell/>
          <table:table-cell office:value-type="float" office:value="9459359" table:style-name="ce297">
            <text:p>9,459,359</text:p>
          </table:table-cell>
          <table:table-cell office:value-type="float" office:value="23402795" table:style-name="ce297">
            <text:p>23,402,795</text:p>
          </table:table-cell>
          <table:table-cell office:value-type="float" office:value="11528561" table:style-name="ce297">
            <text:p>11,528,561</text:p>
          </table:table-cell>
          <table:table-cell office:value-type="float" office:value="11874234" table:style-name="ce297">
            <text:p>11,874,234</text:p>
          </table:table-cell>
          <table:table-cell office:value-type="float" office:value="12557" table:style-name="ce297">
            <text:p>12,557</text:p>
          </table:table-cell>
          <table:table-cell office:value-type="float" office:value="6552" table:style-name="ce297">
            <text:p>6,552</text:p>
          </table:table-cell>
          <table:table-cell office:value-type="float" office:value="6005" table:style-name="ce297">
            <text:p>6,005</text:p>
          </table:table-cell>
          <table:table-cell office:value-type="float" office:value="6.5460288201845263" table:style-name="ce298">
            <text:p>6.55</text:p>
          </table:table-cell>
          <table:table-cell office:value-type="float" office:value="15632" table:style-name="ce297">
            <text:p>15,632</text:p>
          </table:table-cell>
          <table:table-cell office:value-type="float" office:value="9014" table:style-name="ce297">
            <text:p>9,014</text:p>
          </table:table-cell>
          <table:table-cell office:value-type="float" office:value="6618" table:style-name="ce297">
            <text:p>6,618</text:p>
          </table:table-cell>
          <table:table-cell office:value-type="float" office:value="8.1490421690789603" table:style-name="ce298">
            <text:p>8.15</text:p>
          </table:table-cell>
          <table:table-cell office:value-type="float" office:value="-3075" table:style-name="ce297">
            <text:p>–3,075</text:p>
          </table:table-cell>
          <table:table-cell office:value-type="float" office:value="-1.6030133488944347" table:style-name="ce299">
            <text:p>–1.60</text:p>
          </table:table-cell>
          <table:table-cell office:value-type="float" office:value="11503" table:style-name="ce297">
            <text:p>11,503</text:p>
          </table:table-cell>
          <table:table-cell office:value-type="float" office:value="11199" table:style-name="ce297">
            <text:p>11,199</text:p>
          </table:table-cell>
          <table:table-cell office:value-type="float" office:value="304" table:style-name="ce297">
            <text:p>304</text:p>
          </table:table-cell>
          <table:table-cell office:value-type="float" office:value="100" table:style-name="ce297">
            <text:p>100</text:p>
          </table:table-cell>
          <table:table-cell office:value-type="float" office:value="204" table:style-name="ce297">
            <text:p>204</text:p>
          </table:table-cell>
          <table:table-cell office:value-type="float" office:value="5.9965731877504656" table:style-name="ce298">
            <text:p>6.00</text:p>
          </table:table-cell>
          <table:table-cell office:value-type="float" office:value="4348" table:style-name="ce297">
            <text:p>4,348</text:p>
          </table:table-cell>
          <table:table-cell office:value-type="float" office:value="4269" table:style-name="ce297">
            <text:p>4,269</text:p>
          </table:table-cell>
          <table:table-cell office:value-type="float" office:value="79" table:style-name="ce297">
            <text:p>79</text:p>
          </table:table-cell>
          <table:table-cell office:value-type="float" office:value="21" table:style-name="ce297">
            <text:p>21</text:p>
          </table:table-cell>
          <table:table-cell office:value-type="float" office:value="58" table:style-name="ce297">
            <text:p>58</text:p>
          </table:table-cell>
          <table:table-cell office:value-type="float" office:value="2.266634810079025" table:style-name="ce298">
            <text:p>2.27</text:p>
          </table:table-cell>
          <table:table-cell office:value-type="float" office:value="82885" table:style-name="ce297">
            <text:p>82,885</text:p>
          </table:table-cell>
          <table:table-cell office:value-type="float" office:value="79819" table:style-name="ce297">
            <text:p>79,819</text:p>
          </table:table-cell>
          <table:table-cell office:value-type="float" office:value="610436" table:style-name="ce297">
            <text:p>610,436</text:p>
          </table:table-cell>
          <table:table-cell table:number-columns-repeated="16353" table:style-name="ce294"/>
        </table:table-row>
        <table:table-row table:style-name="ro7" table:visibility="collapse">
          <table:table-cell office:value-type="string" table:number-columns-spanned="2" table:number-rows-spanned="1" table:style-name="ce335">
            <text:p>12<text:s/><text:span text:style-name="T6">月</text:span></text:p>
          </table:table-cell>
          <table:covered-table-cell/>
          <table:table-cell table:number-columns-repeated="7" table:style-name="ce297"/>
          <table:table-cell table:style-name="ce298"/>
          <table:table-cell table:number-columns-repeated="3" table:style-name="ce297"/>
          <table:table-cell table:style-name="ce298"/>
          <table:table-cell table:style-name="ce297"/>
          <table:table-cell table:style-name="ce299"/>
          <table:table-cell table:number-columns-repeated="5" table:style-name="ce297"/>
          <table:table-cell table:style-name="ce298"/>
          <table:table-cell table:number-columns-repeated="5" table:style-name="ce297"/>
          <table:table-cell table:style-name="ce298"/>
          <table:table-cell table:number-columns-repeated="3" table:style-name="ce297"/>
          <table:table-cell table:number-columns-repeated="16353" table:style-name="ce294"/>
        </table:table-row>
        <table:table-row table:style-name="ro9">
          <table:table-cell office:value-type="string" table:number-columns-spanned="2" table:number-rows-spanned="1" table:style-name="ce336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2.4413559302944381" table:style-name="ce308">
            <text:p>2.44</text:p>
          </table:table-cell>
          <table:table-cell office:value-type="float" office:value="-5.215885469695334E-2" table:style-name="ce309">
            <text:p>–0.05</text:p>
          </table:table-cell>
          <table:table-cell office:value-type="float" office:value="-0.20608759986804437" table:style-name="ce309">
            <text:p>–0.21</text:p>
          </table:table-cell>
          <table:table-cell office:value-type="float" office:value="9.7743849408213471E-2" table:style-name="ce309">
            <text:p>0.10</text:p>
          </table:table-cell>
          <table:table-cell office:value-type="float" office:value="11.399929027679205" table:style-name="ce309">
            <text:p>11.40</text:p>
          </table:table-cell>
          <table:table-cell office:value-type="float" office:value="12.23021582733813" table:style-name="ce309">
            <text:p>12.23</text:p>
          </table:table-cell>
          <table:table-cell office:value-type="float" office:value="10.507913139492086" table:style-name="ce309">
            <text:p>10.51</text:p>
          </table:table-cell>
          <table:table-cell office:value-type="float" office:value="0.68859361763790616" table:style-name="ce309">
            <text:p>0.69</text:p>
          </table:table-cell>
          <table:table-cell office:value-type="float" office:value="-2.0858127153147508" table:style-name="ce309">
            <text:p>–2.09</text:p>
          </table:table-cell>
          <table:table-cell office:value-type="float" office:value="-0.94505494505494514" table:style-name="ce309">
            <text:p>–0.95</text:p>
          </table:table-cell>
          <table:table-cell office:value-type="float" office:value="-3.5979606700655498" table:style-name="ce309">
            <text:p>–3.60</text:p>
          </table:table-cell>
          <table:table-cell office:value-type="float" office:value="-0.14708567058186084" table:style-name="ce309">
            <text:p>–0.15</text:p>
          </table:table-cell>
          <table:table-cell office:value-type="string" table:style-name="ce309">
            <text:p>--</text:p>
          </table:table-cell>
          <table:table-cell office:value-type="float" office:value="0.83567928821976678" table:style-name="ce310">
            <text:p>0.84</text:p>
          </table:table-cell>
          <table:table-cell office:value-type="float" office:value="12.038570176292977" table:style-name="ce309">
            <text:p>12.04</text:p>
          </table:table-cell>
          <table:table-cell office:value-type="float" office:value="12.034813925570228" table:style-name="ce309">
            <text:p>12.03</text:p>
          </table:table-cell>
          <table:table-cell office:value-type="float" office:value="12.177121771217712" table:style-name="ce309">
            <text:p>12.18</text:p>
          </table:table-cell>
          <table:table-cell office:value-type="float" office:value="2.0408163265306123" table:style-name="ce309">
            <text:p>2.04</text:p>
          </table:table-cell>
          <table:table-cell office:value-type="float" office:value="17.919075144508671" table:style-name="ce309">
            <text:p>17.92</text:p>
          </table:table-cell>
          <table:table-cell office:value-type="float" office:value="0.66138092155581329" table:style-name="ce309">
            <text:p>0.66</text:p>
          </table:table-cell>
          <table:table-cell office:value-type="float" office:value="-3.7627268702965915" table:style-name="ce309">
            <text:p>–3.76</text:p>
          </table:table-cell>
          <table:table-cell office:value-type="float" office:value="-3.9378937893789381" table:style-name="ce309">
            <text:p>–3.94</text:p>
          </table:table-cell>
          <table:table-cell office:value-type="float" office:value="6.756756756756757" table:style-name="ce309">
            <text:p>6.76</text:p>
          </table:table-cell>
          <table:table-cell office:value-type="float" office:value="-16" table:style-name="ce309">
            <text:p>–16.00</text:p>
          </table:table-cell>
          <table:table-cell office:value-type="float" office:value="18.367346938775512" table:style-name="ce309">
            <text:p>18.37</text:p>
          </table:table-cell>
          <table:table-cell office:value-type="float" office:value="-8.1120002297272009E-2" table:style-name="ce309">
            <text:p>–0.08</text:p>
          </table:table-cell>
          <table:table-cell office:value-type="float" office:value="15.103667597105918" table:style-name="ce309">
            <text:p>15.10</text:p>
          </table:table-cell>
          <table:table-cell office:value-type="float" office:value="24.394539164043263" table:style-name="ce309">
            <text:p>24.39</text:p>
          </table:table-cell>
          <table:table-cell office:value-type="float" office:value="3.6992491421193896" table:style-name="ce309">
            <text:p>3.70</text:p>
          </table:table-cell>
          <table:table-cell table:number-columns-repeated="16353" table:style-name="ce311"/>
        </table:table-row>
        <table:table-row table:style-name="ro9">
          <table:table-cell office:value-type="string" table:number-columns-spanned="2" table:number-rows-spanned="1" table:style-name="ce337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0.36369983066456729" table:style-name="ce314">
            <text:p>0.36</text:p>
          </table:table-cell>
          <table:table-cell office:value-type="float" office:value="-3.8456930203748236E-5" table:style-name="ce314">
            <text:p>–0.00</text:p>
          </table:table-cell>
          <table:table-cell office:value-type="float" office:value="-1.0633327397982286E-2" table:style-name="ce314">
            <text:p>–0.01</text:p>
          </table:table-cell>
          <table:table-cell office:value-type="float" office:value="1.0250132716899167E-2" table:style-name="ce314">
            <text:p>0.01</text:p>
          </table:table-cell>
          <table:table-cell office:value-type="float" office:value="4.0347970173985086" table:style-name="ce314">
            <text:p>4.03</text:p>
          </table:table-cell>
          <table:table-cell office:value-type="float" office:value="5.6092843326885884" table:style-name="ce314">
            <text:p>5.61</text:p>
          </table:table-cell>
          <table:table-cell office:value-type="float" office:value="2.3695874531196726" table:style-name="ce314">
            <text:p>2.37</text:p>
          </table:table-cell>
          <table:table-cell office:value-type="float" office:value="0.4570230069980159" table:style-name="ce314">
            <text:p>0.46</text:p>
          </table:table-cell>
          <table:table-cell office:value-type="float" office:value="1.1714452139020128" table:style-name="ce314">
            <text:p>1.17</text:p>
          </table:table-cell>
          <table:table-cell office:value-type="float" office:value="0.22237046920169004" table:style-name="ce314">
            <text:p>0.22</text:p>
          </table:table-cell>
          <table:table-cell office:value-type="float" office:value="2.4934179959733624" table:style-name="ce314">
            <text:p>2.49</text:p>
          </table:table-cell>
          <table:table-cell office:value-type="float" office:value="0.35440846406282134" table:style-name="ce314">
            <text:p>0.35</text:p>
          </table:table-cell>
          <table:table-cell office:value-type="string" table:style-name="ce314">
            <text:p>--</text:p>
          </table:table-cell>
          <table:table-cell office:value-type="float" office:value="0.10261454293519212" table:style-name="ce315">
            <text:p>0.10</text:p>
          </table:table-cell>
          <table:table-cell office:value-type="float" office:value="19.773011245314454" table:style-name="ce314">
            <text:p>19.77</text:p>
          </table:table-cell>
          <table:table-cell office:value-type="float" office:value="19.724182168056448" table:style-name="ce314">
            <text:p>19.72</text:p>
          </table:table-cell>
          <table:table-cell office:value-type="float" office:value="21.6" table:style-name="ce314">
            <text:p>21.60</text:p>
          </table:table-cell>
          <table:table-cell office:value-type="float" office:value="25" table:style-name="ce314">
            <text:p>25.00</text:p>
          </table:table-cell>
          <table:table-cell office:value-type="float" office:value="20" table:style-name="ce314">
            <text:p>20.00</text:p>
          </table:table-cell>
          <table:table-cell office:value-type="float" office:value="1.1516012051619606" table:style-name="ce314">
            <text:p>1.15</text:p>
          </table:table-cell>
          <table:table-cell office:value-type="float" office:value="2.2096850023507288" table:style-name="ce314">
            <text:p>2.21</text:p>
          </table:table-cell>
          <table:table-cell office:value-type="float" office:value="2.2025377064879099" table:style-name="ce314">
            <text:p>2.20</text:p>
          </table:table-cell>
          <table:table-cell office:value-type="float" office:value="2.5974025974025974" table:style-name="ce314">
            <text:p>2.60</text:p>
          </table:table-cell>
          <table:table-cell office:value-type="float" office:value="-8.695652173913043" table:style-name="ce314">
            <text:p>–8.70</text:p>
          </table:table-cell>
          <table:table-cell office:value-type="float" office:value="7.4074074074074066" table:style-name="ce314">
            <text:p>7.41</text:p>
          </table:table-cell>
          <table:table-cell office:value-type="float" office:value="0.12060078113988526" table:style-name="ce314">
            <text:p>0.12</text:p>
          </table:table-cell>
          <table:table-cell office:value-type="float" office:value="-5.2645414956967" table:style-name="ce314">
            <text:p>–5.26</text:p>
          </table:table-cell>
          <table:table-cell office:value-type="float" office:value="-6.583259210711109" table:style-name="ce314">
            <text:p>–6.58</text:p>
          </table:table-cell>
          <table:table-cell office:value-type="float" office:value="0.20782376019830262" table:style-name="ce314">
            <text:p>0.21</text:p>
          </table:table-cell>
          <table:table-cell table:number-columns-repeated="16353" table:style-name="ce311"/>
        </table:table-row>
        <table:table-row table:style-name="ro10">
          <table:table-cell office:value-type="string" table:number-columns-spanned="1" table:number-rows-spanned="2" table:style-name="ce338">
            <text:p><text:span text:style-name="T21">本年</text:span><text:span text:style-name="T5">1~11</text:span><text:span text:style-name="T6">月</text:span><text:span text:style-name="T5"/></text:p>
            <text:p><text:span text:style-name="T6">較上年</text:span><text:span text:style-name="T5">1~11</text:span></text:p>
            <text:p><text:span text:style-name="T6">月増減</text:span></text:p>
          </table:table-cell>
          <table:table-cell office:value-type="string" table:number-columns-spanned="1" table:number-rows-spanned="2" table:style-name="ce339">
            <text:p><text:span text:style-name="T13">實數</text:span></text:p>
            <text:p>%<text:s/><text:span text:style-name="T20">△</text:span></text:p>
          </table:table-cell>
          <table:table-cell office:value-type="float" office:value="225433" table:style-name="ce318">
            <text:p>225,433</text:p>
          </table:table-cell>
          <table:table-cell office:value-type="float" office:value="-12213" table:style-name="ce318">
            <text:p>–12,213</text:p>
          </table:table-cell>
          <table:table-cell office:value-type="float" office:value="-23808" table:style-name="ce318">
            <text:p>–23,808</text:p>
          </table:table-cell>
          <table:table-cell office:value-type="float" office:value="11595" table:style-name="ce318">
            <text:p>11,595</text:p>
          </table:table-cell>
          <table:table-cell office:value-type="float" office:value="-1632" table:style-name="ce318">
            <text:p>–1,632</text:p>
          </table:table-cell>
          <table:table-cell office:value-type="float" office:value="-899" table:style-name="ce318">
            <text:p>–899</text:p>
          </table:table-cell>
          <table:table-cell office:value-type="float" office:value="-733" table:style-name="ce318">
            <text:p>–733</text:p>
          </table:table-cell>
          <table:table-cell table:style-name="ce318"/>
          <table:table-cell office:value-type="float" office:value="-5003" table:style-name="ce318">
            <text:p>–5,003</text:p>
          </table:table-cell>
          <table:table-cell office:value-type="float" office:value="-3148" table:style-name="ce318">
            <text:p>–3,148</text:p>
          </table:table-cell>
          <table:table-cell office:value-type="float" office:value="-1855" table:style-name="ce318">
            <text:p>–1,855</text:p>
          </table:table-cell>
          <table:table-cell table:style-name="ce318"/>
          <table:table-cell office:value-type="float" office:value="3371" table:style-name="ce318">
            <text:p>3,371</text:p>
          </table:table-cell>
          <table:table-cell table:style-name="ce319"/>
          <table:table-cell office:value-type="float" office:value="-1051" table:style-name="ce318">
            <text:p>–1,051</text:p>
          </table:table-cell>
          <table:table-cell office:value-type="float" office:value="-1046" table:style-name="ce318">
            <text:p>–1,046</text:p>
          </table:table-cell>
          <table:table-cell office:value-type="float" office:value="-5" table:style-name="ce318">
            <text:p>–5</text:p>
          </table:table-cell>
          <table:table-cell office:value-type="float" office:value="-59" table:style-name="ce318">
            <text:p>–59</text:p>
          </table:table-cell>
          <table:table-cell office:value-type="float" office:value="54" table:style-name="ce318">
            <text:p>54</text:p>
          </table:table-cell>
          <table:table-cell table:style-name="ce318"/>
          <table:table-cell office:value-type="float" office:value="145" table:style-name="ce318">
            <text:p>145</text:p>
          </table:table-cell>
          <table:table-cell office:value-type="float" office:value="-12" table:style-name="ce318">
            <text:p>–12</text:p>
          </table:table-cell>
          <table:table-cell office:value-type="float" office:value="157" table:style-name="ce318">
            <text:p>157</text:p>
          </table:table-cell>
          <table:table-cell office:value-type="float" office:value="44" table:style-name="ce318">
            <text:p>44</text:p>
          </table:table-cell>
          <table:table-cell office:value-type="float" office:value="113" table:style-name="ce318">
            <text:p>113</text:p>
          </table:table-cell>
          <table:table-cell table:style-name="ce318"/>
          <table:table-cell office:value-type="float" office:value="-96246" table:style-name="ce318">
            <text:p>–96,246</text:p>
          </table:table-cell>
          <table:table-cell office:value-type="float" office:value="75140" table:style-name="ce318">
            <text:p>75,140</text:p>
          </table:table-cell>
          <table:table-cell office:value-type="float" office:value="21776" table:style-name="ce318">
            <text:p>21,776</text:p>
          </table:table-cell>
          <table:table-cell table:number-columns-repeated="16353" table:style-name="ce311"/>
        </table:table-row>
        <table:table-row table:style-name="ro11">
          <table:covered-table-cell/>
          <table:covered-table-cell/>
          <table:table-cell office:value-type="float" office:value="2.4413559302944381" table:style-name="ce322">
            <text:p>2.44</text:p>
          </table:table-cell>
          <table:table-cell office:value-type="float" office:value="-5.215885469695334E-2" table:style-name="ce322">
            <text:p>–0.05</text:p>
          </table:table-cell>
          <table:table-cell office:value-type="float" office:value="-0.20608759986804437" table:style-name="ce322">
            <text:p>–0.21</text:p>
          </table:table-cell>
          <table:table-cell office:value-type="float" office:value="9.7743849408213471E-2" table:style-name="ce322">
            <text:p>0.10</text:p>
          </table:table-cell>
          <table:table-cell office:value-type="float" office:value="-1.3162139492870508" table:style-name="ce322">
            <text:p>–1.32</text:p>
          </table:table-cell>
          <table:table-cell office:value-type="float" office:value="-1.3979163427149743" table:style-name="ce322">
            <text:p>–1.40</text:p>
          </table:table-cell>
          <table:table-cell office:value-type="float" office:value="-1.2281759994638251" table:style-name="ce322">
            <text:p>–1.23</text:p>
          </table:table-cell>
          <table:table-cell office:value-type="float" office:value="-9.5430376191932176E-2" table:style-name="ce322">
            <text:p>–0.10</text:p>
          </table:table-cell>
          <table:table-cell office:value-type="float" office:value="-2.6378087680911078" table:style-name="ce322">
            <text:p>–2.64</text:p>
          </table:table-cell>
          <table:table-cell office:value-type="float" office:value="-2.8701677607585703" table:style-name="ce322">
            <text:p>–2.87</text:p>
          </table:table-cell>
          <table:table-cell office:value-type="float" office:value="-2.3191848471588421" table:style-name="ce322">
            <text:p>–2.32</text:p>
          </table:table-cell>
          <table:table-cell office:value-type="float" office:value="-0.26294984047525105" table:style-name="ce322">
            <text:p>–0.26</text:p>
          </table:table-cell>
          <table:table-cell office:value-type="string" table:style-name="ce322">
            <text:p>--</text:p>
          </table:table-cell>
          <table:table-cell office:value-type="float" office:value="0.16751946428331665" table:style-name="ce323">
            <text:p>0.17</text:p>
          </table:table-cell>
          <table:table-cell office:value-type="float" office:value="-0.93682868781587891" table:style-name="ce322">
            <text:p>–0.94</text:p>
          </table:table-cell>
          <table:table-cell office:value-type="float" office:value="-0.9568590142339638" table:style-name="ce322">
            <text:p>–0.96</text:p>
          </table:table-cell>
          <table:table-cell office:value-type="float" office:value="-0.17415534656913967" table:style-name="ce322">
            <text:p>–0.17</text:p>
          </table:table-cell>
          <table:table-cell office:value-type="float" office:value="-6.0887512899896805" table:style-name="ce322">
            <text:p>–6.09</text:p>
          </table:table-cell>
          <table:table-cell office:value-type="float" office:value="2.8391167192429023" table:style-name="ce322">
            <text:p>2.84</text:p>
          </table:table-cell>
          <table:table-cell office:value-type="float" office:value="-6.6482442373540174E-2" table:style-name="ce322">
            <text:p>–0.07</text:p>
          </table:table-cell>
          <table:table-cell office:value-type="float" office:value="0.29738709545100289" table:style-name="ce322">
            <text:p>0.30</text:p>
          </table:table-cell>
          <table:table-cell office:value-type="float" office:value="-2.4970347712091889E-2" table:style-name="ce322">
            <text:p>–0.02</text:p>
          </table:table-cell>
          <table:table-cell office:value-type="float" office:value="22.396576319543509" table:style-name="ce322">
            <text:p>22.40</text:p>
          </table:table-cell>
          <table:table-cell office:value-type="float" office:value="24.719101123595504" table:style-name="ce322">
            <text:p>24.72</text:p>
          </table:table-cell>
          <table:table-cell office:value-type="float" office:value="21.606118546845124" table:style-name="ce322">
            <text:p>21.61</text:p>
          </table:table-cell>
          <table:table-cell office:value-type="float" office:value="-8.1128473262470635E-4" table:style-name="ce322">
            <text:p>–0.00</text:p>
          </table:table-cell>
          <table:table-cell office:value-type="float" office:value="-9.0999858176145221" table:style-name="ce322">
            <text:p>–9.10</text:p>
          </table:table-cell>
          <table:table-cell office:value-type="float" office:value="8.9281364624190083" table:style-name="ce322">
            <text:p>8.93</text:p>
          </table:table-cell>
          <table:table-cell office:value-type="float" office:value="3.6992491421193896" table:style-name="ce322">
            <text:p>3.70</text:p>
          </table:table-cell>
          <table:table-cell table:number-columns-repeated="16353" table:style-name="ce311"/>
        </table:table-row>
        <table:table-row table:style-name="ro7">
          <table:table-cell table:style-name="ce293"/>
          <table:table-cell table:style-name="ce324"/>
          <table:table-cell office:value-type="string" table:style-name="ce293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325"/>
          <table:table-cell table:number-columns-repeated="3" table:style-name="ce293"/>
          <table:table-cell table:style-name="ce326"/>
          <table:table-cell table:style-name="ce327"/>
          <table:table-cell table:style-name="ce328"/>
          <table:table-cell table:number-columns-repeated="5" table:style-name="ce293"/>
          <table:table-cell table:style-name="ce326"/>
          <table:table-cell table:style-name="ce327"/>
          <table:table-cell table:number-columns-repeated="7" table:style-name="ce293"/>
          <table:table-cell office:value-type="string" table:style-name="ce328">
            <text:p><text:s text:c="16"/><text:span text:style-name="T6">內政部戶政司編製</text:span></text:p>
          </table:table-cell>
          <table:table-cell table:number-columns-repeated="16353" table:style-name="ce293"/>
        </table:table-row>
        <table:table-row table:style-name="ro7">
          <table:table-cell table:style-name="ce293"/>
          <table:table-cell table:style-name="ce329"/>
          <table:table-cell office:value-type="string" table:style-name="ce293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93"/>
          <table:table-cell table:style-name="ce330"/>
          <table:table-cell table:number-columns-repeated="16353" table:style-name="ce293"/>
        </table:table-row>
        <table:table-row table:style-name="ro7">
          <table:table-cell table:style-name="ce293"/>
          <table:table-cell table:style-name="ce329"/>
          <table:table-cell office:value-type="string" table:style-name="ce293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93"/>
        </table:table-row>
        <table:table-row table:style-name="ro7">
          <table:table-cell table:style-name="ce293"/>
          <table:table-cell table:style-name="ce329"/>
          <table:table-cell office:value-type="string" table:style-name="ce293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93"/>
        </table:table-row>
        <table:table-row table:style-name="ro7">
          <table:table-cell table:style-name="ce293"/>
          <table:table-cell table:style-name="ce329"/>
          <table:table-cell office:value-type="string" table:style-name="ce237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293"/>
        </table:table-row>
        <table:table-row table:style-name="ro7">
          <table:table-cell table:style-name="ce293"/>
          <table:table-cell table:style-name="ce329"/>
          <table:table-cell table:number-columns-repeated="16382" table:style-name="ce293"/>
        </table:table-row>
        <table:table-row table:number-rows-repeated="1048461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16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3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4">
          <table:table-cell office:value-type="string" table:number-columns-spanned="15" table:number-rows-spanned="1" table:style-name="ce179">
            <text:p>民 國 113 年 11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80">
            <text:p>民 國 113 年 11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5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227">
            <text:p>自 然 增 加</text:p>
          </table:table-cell>
          <table:covered-table-cell/>
          <table:table-cell office:value-type="string" table:number-columns-spanned="6" table:number-rows-spanned="1" table:style-name="ce22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0">
            <text:p>遷入</text:p>
            <text:p>人數</text:p>
          </table:table-cell>
          <table:table-cell office:value-type="string" table:number-columns-spanned="1" table:number-rows-spanned="4" table:style-name="ce230">
            <text:p>遷出</text:p>
            <text:p>人數</text:p>
          </table:table-cell>
          <table:table-cell office:value-type="string" table:number-columns-spanned="1" table:number-rows-spanned="4" table:style-name="ce232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6">
          <table:table-cell office:value-type="string" table:number-columns-spanned="1" table:number-rows-spanned="2" table:style-name="ce193">
            <text:p>區 域 別</text:p>
          </table:table-cell>
          <table:table-cell office:value-type="string" table:number-columns-spanned="1" table:number-rows-spanned="2" table:style-name="ce195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229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227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28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28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7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8">
          <table:table-cell office:value-type="string" table:style-name="ce25">
            <text:p><text:span text:style-name="T11">總　　計</text:span></text:p>
          </table:table-cell>
          <table:table-cell office:value-type="float" office:value="9459359" table:style-name="ce76">
            <text:p><text:s text:c="3"/>9,459,359</text:p>
          </table:table-cell>
          <table:table-cell office:value-type="float" office:value="23402795" table:style-name="ce76">
            <text:p><text:s text:c="3"/>23,402,795</text:p>
          </table:table-cell>
          <table:table-cell office:value-type="float" office:value="11528561" table:style-name="ce76">
            <text:p><text:s text:c="3"/>11,528,561</text:p>
          </table:table-cell>
          <table:table-cell office:value-type="float" office:value="11874234" table:style-name="ce76">
            <text:p><text:s text:c="3"/>11,874,234</text:p>
          </table:table-cell>
          <table:table-cell office:value-type="float" office:value="12557" table:style-name="ce76">
            <text:p><text:s text:c="3"/>12,557</text:p>
          </table:table-cell>
          <table:table-cell office:value-type="float" office:value="6552" table:style-name="ce76">
            <text:p><text:s text:c="3"/>6,552</text:p>
          </table:table-cell>
          <table:table-cell office:value-type="float" office:value="6005" table:style-name="ce76">
            <text:p><text:s text:c="3"/>6,005</text:p>
          </table:table-cell>
          <table:table-cell office:value-type="float" office:value="6.5460288201845298" table:style-name="ce77">
            <text:p>6.55</text:p>
          </table:table-cell>
          <table:table-cell office:value-type="float" office:value="15632" table:style-name="ce76">
            <text:p><text:s text:c="3"/>15,632</text:p>
          </table:table-cell>
          <table:table-cell office:value-type="float" office:value="9014" table:style-name="ce76">
            <text:p><text:s text:c="3"/>9,014</text:p>
          </table:table-cell>
          <table:table-cell office:value-type="float" office:value="6618" table:style-name="ce76">
            <text:p><text:s text:c="3"/>6,618</text:p>
          </table:table-cell>
          <table:table-cell office:value-type="float" office:value="8.1490421690789603" table:style-name="ce77">
            <text:p>8.15</text:p>
          </table:table-cell>
          <table:table-cell office:value-type="float" office:value="-3075" table:style-name="ce76">
            <text:p>－ <text:s/>3,075</text:p>
          </table:table-cell>
          <table:table-cell office:value-type="float" office:value="-1.60301334889443" table:style-name="ce21">
            <text:p>–1.60</text:p>
          </table:table-cell>
          <table:table-cell office:value-type="float" office:value="11503" table:style-name="ce76">
            <text:p><text:s text:c="3"/>11,503</text:p>
          </table:table-cell>
          <table:table-cell office:value-type="float" office:value="11199" table:style-name="ce76">
            <text:p><text:s text:c="3"/>11,199</text:p>
          </table:table-cell>
          <table:table-cell office:value-type="float" office:value="304" table:style-name="ce76">
            <text:p><text:s text:c="3"/>304</text:p>
          </table:table-cell>
          <table:table-cell office:value-type="float" office:value="100" table:style-name="ce76">
            <text:p><text:s text:c="3"/>100</text:p>
          </table:table-cell>
          <table:table-cell office:value-type="float" office:value="204" table:style-name="ce76">
            <text:p><text:s text:c="3"/>204</text:p>
          </table:table-cell>
          <table:table-cell office:value-type="float" office:value="5.99657318775047" table:style-name="ce77">
            <text:p>6.00</text:p>
          </table:table-cell>
          <table:table-cell office:value-type="float" office:value="4348" table:style-name="ce76">
            <text:p><text:s text:c="3"/>4,348</text:p>
          </table:table-cell>
          <table:table-cell office:value-type="float" office:value="4269" table:style-name="ce26">
            <text:p>4,269</text:p>
          </table:table-cell>
          <table:table-cell office:value-type="float" office:value="79" table:style-name="ce26">
            <text:p>79</text:p>
          </table:table-cell>
          <table:table-cell office:value-type="float" office:value="21" table:style-name="ce26">
            <text:p>21</text:p>
          </table:table-cell>
          <table:table-cell office:value-type="float" office:value="58" table:style-name="ce26">
            <text:p>58</text:p>
          </table:table-cell>
          <table:table-cell office:value-type="float" office:value="2.2666348100790299" table:style-name="ce19">
            <text:p>2.27</text:p>
          </table:table-cell>
          <table:table-cell office:value-type="float" office:value="82885" table:style-name="ce26">
            <text:p>82,885</text:p>
          </table:table-cell>
          <table:table-cell office:value-type="float" office:value="79819" table:style-name="ce26">
            <text:p>79,819</text:p>
          </table:table-cell>
          <table:table-cell office:value-type="float" office:value="610436" table:style-name="ce26">
            <text:p>610,43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713260" table:style-name="ce78">
            <text:p><text:s text:c="3"/>1,713,260</text:p>
          </table:table-cell>
          <table:table-cell office:value-type="float" office:value="4047112" table:style-name="ce78">
            <text:p><text:s text:c="3"/>4,047,112</text:p>
          </table:table-cell>
          <table:table-cell office:value-type="float" office:value="1965683" table:style-name="ce78">
            <text:p><text:s text:c="3"/>1,965,683</text:p>
          </table:table-cell>
          <table:table-cell office:value-type="float" office:value="2081429" table:style-name="ce78">
            <text:p><text:s text:c="3"/>2,081,429</text:p>
          </table:table-cell>
          <table:table-cell office:value-type="float" office:value="1510" table:style-name="ce78">
            <text:p><text:s text:c="3"/>1,510</text:p>
          </table:table-cell>
          <table:table-cell office:value-type="float" office:value="817" table:style-name="ce78">
            <text:p><text:s text:c="3"/>817</text:p>
          </table:table-cell>
          <table:table-cell office:value-type="float" office:value="693" table:style-name="ce78">
            <text:p><text:s text:c="3"/>693</text:p>
          </table:table-cell>
          <table:table-cell office:value-type="float" office:value="4.5519587235044598" table:style-name="ce79">
            <text:p>4.55</text:p>
          </table:table-cell>
          <table:table-cell office:value-type="float" office:value="2368" table:style-name="ce78">
            <text:p><text:s text:c="3"/>2,368</text:p>
          </table:table-cell>
          <table:table-cell office:value-type="float" office:value="1373" table:style-name="ce78">
            <text:p><text:s text:c="3"/>1,373</text:p>
          </table:table-cell>
          <table:table-cell office:value-type="float" office:value="995" table:style-name="ce78">
            <text:p><text:s text:c="3"/>995</text:p>
          </table:table-cell>
          <table:table-cell office:value-type="float" office:value="7.13843593195931" table:style-name="ce79">
            <text:p>7.14</text:p>
          </table:table-cell>
          <table:table-cell office:value-type="float" office:value="-858" table:style-name="ce78">
            <text:p>－ <text:s/>858</text:p>
          </table:table-cell>
          <table:table-cell office:value-type="float" office:value="-2.5864772084548502" table:style-name="ce21">
            <text:p>–2.59</text:p>
          </table:table-cell>
          <table:table-cell office:value-type="float" office:value="1887" table:style-name="ce78">
            <text:p><text:s text:c="3"/>1,887</text:p>
          </table:table-cell>
          <table:table-cell office:value-type="float" office:value="1838" table:style-name="ce78">
            <text:p><text:s text:c="3"/>1,838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5.6884411332800804" table:style-name="ce79">
            <text:p>5.69</text:p>
          </table:table-cell>
          <table:table-cell office:value-type="float" office:value="708" table:style-name="ce78">
            <text:p><text:s text:c="3"/>708</text:p>
          </table:table-cell>
          <table:table-cell office:value-type="float" office:value="692" table:style-name="ce24">
            <text:p>692</text:p>
          </table:table-cell>
          <table:table-cell office:value-type="float" office:value="16" table:style-name="ce24">
            <text:p>16</text:p>
          </table:table-cell>
          <table:table-cell office:value-type="float" office:value="4" table:style-name="ce26">
            <text:p>4</text:p>
          </table:table-cell>
          <table:table-cell office:value-type="float" office:value="12" table:style-name="ce26">
            <text:p>12</text:p>
          </table:table-cell>
          <table:table-cell office:value-type="float" office:value="2.1342958783053998" table:style-name="ce19">
            <text:p>2.13</text:p>
          </table:table-cell>
          <table:table-cell office:value-type="float" office:value="13742" table:style-name="ce26">
            <text:p>13,742</text:p>
          </table:table-cell>
          <table:table-cell office:value-type="float" office:value="12758" table:style-name="ce26">
            <text:p>12,758</text:p>
          </table:table-cell>
          <table:table-cell office:value-type="float" office:value="61604" table:style-name="ce26">
            <text:p>61,60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71024" table:style-name="ce80">
            <text:p><text:s text:c="3"/>1,071,024</text:p>
          </table:table-cell>
          <table:table-cell office:value-type="float" office:value="2493210" table:style-name="ce80">
            <text:p><text:s text:c="3"/>2,493,210</text:p>
          </table:table-cell>
          <table:table-cell office:value-type="float" office:value="1175842" table:style-name="ce80">
            <text:p><text:s text:c="3"/>1,175,842</text:p>
          </table:table-cell>
          <table:table-cell office:value-type="float" office:value="1317368" table:style-name="ce80">
            <text:p><text:s text:c="3"/>1,317,368</text:p>
          </table:table-cell>
          <table:table-cell office:value-type="float" office:value="1644" table:style-name="ce80">
            <text:p><text:s text:c="3"/>1,644</text:p>
          </table:table-cell>
          <table:table-cell office:value-type="float" office:value="835" table:style-name="ce80">
            <text:p><text:s text:c="3"/>835</text:p>
          </table:table-cell>
          <table:table-cell office:value-type="float" office:value="809" table:style-name="ce80">
            <text:p><text:s text:c="3"/>809</text:p>
          </table:table-cell>
          <table:table-cell office:value-type="float" office:value="8.0415275245744695" table:style-name="ce81">
            <text:p>8.04</text:p>
          </table:table-cell>
          <table:table-cell office:value-type="float" office:value="1467" table:style-name="ce80">
            <text:p><text:s text:c="3"/>1,467</text:p>
          </table:table-cell>
          <table:table-cell office:value-type="float" office:value="790" table:style-name="ce80">
            <text:p><text:s text:c="3"/>790</text:p>
          </table:table-cell>
          <table:table-cell office:value-type="float" office:value="677" table:style-name="ce80">
            <text:p><text:s text:c="3"/>677</text:p>
          </table:table-cell>
          <table:table-cell office:value-type="float" office:value="7.1757426268556896" table:style-name="ce81">
            <text:p>7.18</text:p>
          </table:table-cell>
          <table:table-cell office:value-type="float" office:value="177" table:style-name="ce80">
            <text:p><text:s text:c="3"/>177</text:p>
          </table:table-cell>
          <table:table-cell office:value-type="float" office:value="0.86578489771877998" table:style-name="ce21">
            <text:p>0.87</text:p>
          </table:table-cell>
          <table:table-cell office:value-type="float" office:value="1230" table:style-name="ce80">
            <text:p><text:s text:c="3"/>1,230</text:p>
          </table:table-cell>
          <table:table-cell office:value-type="float" office:value="1192" table:style-name="ce80">
            <text:p><text:s text:c="3"/>1,192</text:p>
          </table:table-cell>
          <table:table-cell office:value-type="float" office:value="38" table:style-name="ce80">
            <text:p><text:s text:c="3"/>38</text:p>
          </table:table-cell>
          <table:table-cell office:value-type="float" office:value="17" table:style-name="ce80">
            <text:p><text:s text:c="3"/>17</text:p>
          </table:table-cell>
          <table:table-cell office:value-type="float" office:value="21" table:style-name="ce80">
            <text:p><text:s text:c="3"/>21</text:p>
          </table:table-cell>
          <table:table-cell office:value-type="float" office:value="6.0164713231305402" table:style-name="ce81">
            <text:p>6.02</text:p>
          </table:table-cell>
          <table:table-cell office:value-type="float" office:value="370" table:style-name="ce80">
            <text:p><text:s text:c="3"/>370</text:p>
          </table:table-cell>
          <table:table-cell office:value-type="float" office:value="367" table:style-name="ce24">
            <text:p>367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6">
            <text:p>—</text:p>
          </table:table-cell>
          <table:table-cell office:value-type="float" office:value="3" table:style-name="ce26">
            <text:p>3</text:p>
          </table:table-cell>
          <table:table-cell office:value-type="float" office:value="1.80983283703927" table:style-name="ce19">
            <text:p>1.81</text:p>
          </table:table-cell>
          <table:table-cell office:value-type="float" office:value="8772" table:style-name="ce26">
            <text:p>8,772</text:p>
          </table:table-cell>
          <table:table-cell office:value-type="float" office:value="10835" table:style-name="ce26">
            <text:p>10,835</text:p>
          </table:table-cell>
          <table:table-cell office:value-type="float" office:value="18461" table:style-name="ce26">
            <text:p>18,46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34828" table:style-name="ce82">
            <text:p><text:s text:c="3"/>934,828</text:p>
          </table:table-cell>
          <table:table-cell office:value-type="float" office:value="2336764" table:style-name="ce82">
            <text:p><text:s text:c="3"/>2,336,764</text:p>
          </table:table-cell>
          <table:table-cell office:value-type="float" office:value="1150938" table:style-name="ce82">
            <text:p><text:s text:c="3"/>1,150,938</text:p>
          </table:table-cell>
          <table:table-cell office:value-type="float" office:value="1185826" table:style-name="ce82">
            <text:p><text:s text:c="3"/>1,185,826</text:p>
          </table:table-cell>
          <table:table-cell office:value-type="float" office:value="1573" table:style-name="ce82">
            <text:p><text:s text:c="3"/>1,573</text:p>
          </table:table-cell>
          <table:table-cell office:value-type="float" office:value="833" table:style-name="ce82">
            <text:p><text:s text:c="3"/>833</text:p>
          </table:table-cell>
          <table:table-cell office:value-type="float" office:value="740" table:style-name="ce82">
            <text:p><text:s text:c="3"/>740</text:p>
          </table:table-cell>
          <table:table-cell office:value-type="float" office:value="8.2156605544177399" table:style-name="ce83">
            <text:p>8.22</text:p>
          </table:table-cell>
          <table:table-cell office:value-type="float" office:value="1274" table:style-name="ce82">
            <text:p><text:s text:c="3"/>1,274</text:p>
          </table:table-cell>
          <table:table-cell office:value-type="float" office:value="744" table:style-name="ce82">
            <text:p><text:s text:c="3"/>744</text:p>
          </table:table-cell>
          <table:table-cell office:value-type="float" office:value="530" table:style-name="ce82">
            <text:p><text:s text:c="3"/>530</text:p>
          </table:table-cell>
          <table:table-cell office:value-type="float" office:value="6.6540060688672602" table:style-name="ce83">
            <text:p>6.65</text:p>
          </table:table-cell>
          <table:table-cell office:value-type="float" office:value="299" table:style-name="ce82">
            <text:p><text:s text:c="3"/>299</text:p>
          </table:table-cell>
          <table:table-cell office:value-type="float" office:value="1.5616544855504799" table:style-name="ce21">
            <text:p>1.56</text:p>
          </table:table-cell>
          <table:table-cell office:value-type="float" office:value="1222" table:style-name="ce82">
            <text:p><text:s text:c="3"/>1,222</text:p>
          </table:table-cell>
          <table:table-cell office:value-type="float" office:value="1194" table:style-name="ce82">
            <text:p><text:s text:c="3"/>1,194</text:p>
          </table:table-cell>
          <table:table-cell office:value-type="float" office:value="28" table:style-name="ce82">
            <text:p><text:s text:c="3"/>28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6.3824139844236996" table:style-name="ce83">
            <text:p>6.38</text:p>
          </table:table-cell>
          <table:table-cell office:value-type="float" office:value="520" table:style-name="ce82">
            <text:p><text:s text:c="3"/>520</text:p>
          </table:table-cell>
          <table:table-cell office:value-type="float" office:value="512" table:style-name="ce24">
            <text:p>512</text:p>
          </table:table-cell>
          <table:table-cell office:value-type="float" office:value="8" table:style-name="ce24">
            <text:p>8</text:p>
          </table:table-cell>
          <table:table-cell office:value-type="float" office:value="2" table:style-name="ce26">
            <text:p>2</text:p>
          </table:table-cell>
          <table:table-cell office:value-type="float" office:value="6" table:style-name="ce26">
            <text:p>6</text:p>
          </table:table-cell>
          <table:table-cell office:value-type="float" office:value="2.7159208444356202" table:style-name="ce19">
            <text:p>2.72</text:p>
          </table:table-cell>
          <table:table-cell office:value-type="float" office:value="8565" table:style-name="ce26">
            <text:p>8,565</text:p>
          </table:table-cell>
          <table:table-cell office:value-type="float" office:value="7048" table:style-name="ce26">
            <text:p>7,048</text:p>
          </table:table-cell>
          <table:table-cell office:value-type="float" office:value="86315" table:style-name="ce26">
            <text:p>86,31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101878" table:style-name="ce84">
            <text:p><text:s text:c="3"/>1,101,878</text:p>
          </table:table-cell>
          <table:table-cell office:value-type="float" office:value="2858958" table:style-name="ce84">
            <text:p><text:s text:c="3"/>2,858,958</text:p>
          </table:table-cell>
          <table:table-cell office:value-type="float" office:value="1396004" table:style-name="ce84">
            <text:p><text:s text:c="3"/>1,396,004</text:p>
          </table:table-cell>
          <table:table-cell office:value-type="float" office:value="1462954" table:style-name="ce84">
            <text:p><text:s text:c="3"/>1,462,954</text:p>
          </table:table-cell>
          <table:table-cell office:value-type="float" office:value="1543" table:style-name="ce84">
            <text:p><text:s text:c="3"/>1,543</text:p>
          </table:table-cell>
          <table:table-cell office:value-type="float" office:value="775" table:style-name="ce84">
            <text:p><text:s text:c="3"/>775</text:p>
          </table:table-cell>
          <table:table-cell office:value-type="float" office:value="768" table:style-name="ce84">
            <text:p><text:s text:c="3"/>768</text:p>
          </table:table-cell>
          <table:table-cell office:value-type="float" office:value="6.5868494997999401" table:style-name="ce85">
            <text:p>6.59</text:p>
          </table:table-cell>
          <table:table-cell office:value-type="float" office:value="1660" table:style-name="ce84">
            <text:p><text:s text:c="3"/>1,660</text:p>
          </table:table-cell>
          <table:table-cell office:value-type="float" office:value="962" table:style-name="ce84">
            <text:p><text:s text:c="3"/>962</text:p>
          </table:table-cell>
          <table:table-cell office:value-type="float" office:value="698" table:style-name="ce84">
            <text:p><text:s text:c="3"/>698</text:p>
          </table:table-cell>
          <table:table-cell office:value-type="float" office:value="7.0863060075618298" table:style-name="ce85">
            <text:p>7.09</text:p>
          </table:table-cell>
          <table:table-cell office:value-type="float" office:value="-117" table:style-name="ce84">
            <text:p>－ <text:s/>117</text:p>
          </table:table-cell>
          <table:table-cell office:value-type="float" office:value="-0.49945650776188999" table:style-name="ce21">
            <text:p>–0.50</text:p>
          </table:table-cell>
          <table:table-cell office:value-type="float" office:value="1691" table:style-name="ce84">
            <text:p><text:s text:c="3"/>1,691</text:p>
          </table:table-cell>
          <table:table-cell office:value-type="float" office:value="1650" table:style-name="ce84">
            <text:p><text:s text:c="3"/>1,650</text:p>
          </table:table-cell>
          <table:table-cell office:value-type="float" office:value="41" table:style-name="ce84">
            <text:p><text:s text:c="3"/>41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7.2186406378235297" table:style-name="ce85">
            <text:p>7.22</text:p>
          </table:table-cell>
          <table:table-cell office:value-type="float" office:value="601" table:style-name="ce84">
            <text:p><text:s text:c="3"/>601</text:p>
          </table:table-cell>
          <table:table-cell office:value-type="float" office:value="588" table:style-name="ce24">
            <text:p>588</text:p>
          </table:table-cell>
          <table:table-cell office:value-type="float" office:value="13" table:style-name="ce24">
            <text:p>13</text:p>
          </table:table-cell>
          <table:table-cell office:value-type="float" office:value="5" table:style-name="ce26">
            <text:p>5</text:p>
          </table:table-cell>
          <table:table-cell office:value-type="float" office:value="8" table:style-name="ce26">
            <text:p>8</text:p>
          </table:table-cell>
          <table:table-cell office:value-type="float" office:value="2.5655842834606402" table:style-name="ce19">
            <text:p>2.57</text:p>
          </table:table-cell>
          <table:table-cell office:value-type="float" office:value="13736" table:style-name="ce26">
            <text:p>13,736</text:p>
          </table:table-cell>
          <table:table-cell office:value-type="float" office:value="11516" table:style-name="ce26">
            <text:p>11,516</text:p>
          </table:table-cell>
          <table:table-cell office:value-type="float" office:value="40198" table:style-name="ce26">
            <text:p>40,19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43938" table:style-name="ce86">
            <text:p><text:s text:c="3"/>743,938</text:p>
          </table:table-cell>
          <table:table-cell office:value-type="float" office:value="1858873" table:style-name="ce86">
            <text:p><text:s text:c="3"/>1,858,873</text:p>
          </table:table-cell>
          <table:table-cell office:value-type="float" office:value="921802" table:style-name="ce86">
            <text:p><text:s text:c="3"/>921,802</text:p>
          </table:table-cell>
          <table:table-cell office:value-type="float" office:value="937071" table:style-name="ce86">
            <text:p><text:s text:c="3"/>937,071</text:p>
          </table:table-cell>
          <table:table-cell office:value-type="float" office:value="789" table:style-name="ce86">
            <text:p><text:s text:c="3"/>789</text:p>
          </table:table-cell>
          <table:table-cell office:value-type="float" office:value="420" table:style-name="ce86">
            <text:p><text:s text:c="3"/>420</text:p>
          </table:table-cell>
          <table:table-cell office:value-type="float" office:value="369" table:style-name="ce86">
            <text:p><text:s text:c="3"/>369</text:p>
          </table:table-cell>
          <table:table-cell office:value-type="float" office:value="5.1782863582995704" table:style-name="ce87">
            <text:p>5.18</text:p>
          </table:table-cell>
          <table:table-cell office:value-type="float" office:value="1333" table:style-name="ce86">
            <text:p><text:s text:c="3"/>1,333</text:p>
          </table:table-cell>
          <table:table-cell office:value-type="float" office:value="782" table:style-name="ce86">
            <text:p><text:s text:c="3"/>782</text:p>
          </table:table-cell>
          <table:table-cell office:value-type="float" office:value="551" table:style-name="ce86">
            <text:p><text:s text:c="3"/>551</text:p>
          </table:table-cell>
          <table:table-cell office:value-type="float" office:value="8.7486130742881105" table:style-name="ce87">
            <text:p>8.75</text:p>
          </table:table-cell>
          <table:table-cell office:value-type="float" office:value="-544" table:style-name="ce86">
            <text:p>－ <text:s/>544</text:p>
          </table:table-cell>
          <table:table-cell office:value-type="float" office:value="-3.5703267159885499" table:style-name="ce21">
            <text:p>–3.57</text:p>
          </table:table-cell>
          <table:table-cell office:value-type="float" office:value="881" table:style-name="ce86">
            <text:p><text:s text:c="3"/>881</text:p>
          </table:table-cell>
          <table:table-cell office:value-type="float" office:value="857" table:style-name="ce86">
            <text:p><text:s text:c="3"/>857</text:p>
          </table:table-cell>
          <table:table-cell office:value-type="float" office:value="24" table:style-name="ce86">
            <text:p><text:s text:c="3"/>2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5.7820916117388004" table:style-name="ce87">
            <text:p>5.78</text:p>
          </table:table-cell>
          <table:table-cell office:value-type="float" office:value="320" table:style-name="ce86">
            <text:p><text:s text:c="3"/>320</text:p>
          </table:table-cell>
          <table:table-cell office:value-type="float" office:value="317" table:style-name="ce24">
            <text:p>317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6">
            <text:p>—</text:p>
          </table:table-cell>
          <table:table-cell office:value-type="float" office:value="3" table:style-name="ce26">
            <text:p>3</text:p>
          </table:table-cell>
          <table:table-cell office:value-type="float" office:value="2.1001921858756201" table:style-name="ce19">
            <text:p>2.10</text:p>
          </table:table-cell>
          <table:table-cell office:value-type="float" office:value="6496" table:style-name="ce26">
            <text:p>6,496</text:p>
          </table:table-cell>
          <table:table-cell office:value-type="float" office:value="5961" table:style-name="ce26">
            <text:p>5,961</text:p>
          </table:table-cell>
          <table:table-cell office:value-type="float" office:value="10141" table:style-name="ce26">
            <text:p>10,14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72138" table:style-name="ce88">
            <text:p><text:s text:c="3"/>1,172,138</text:p>
          </table:table-cell>
          <table:table-cell office:value-type="float" office:value="2731891" table:style-name="ce88">
            <text:p><text:s text:c="3"/>2,731,891</text:p>
          </table:table-cell>
          <table:table-cell office:value-type="float" office:value="1337699" table:style-name="ce88">
            <text:p><text:s text:c="3"/>1,337,699</text:p>
          </table:table-cell>
          <table:table-cell office:value-type="float" office:value="1394192" table:style-name="ce88">
            <text:p><text:s text:c="3"/>1,394,192</text:p>
          </table:table-cell>
          <table:table-cell office:value-type="float" office:value="1392" table:style-name="ce88">
            <text:p><text:s text:c="3"/>1,392</text:p>
          </table:table-cell>
          <table:table-cell office:value-type="float" office:value="738" table:style-name="ce88">
            <text:p><text:s text:c="3"/>738</text:p>
          </table:table-cell>
          <table:table-cell office:value-type="float" office:value="654" table:style-name="ce88">
            <text:p><text:s text:c="3"/>654</text:p>
          </table:table-cell>
          <table:table-cell office:value-type="float" office:value="6.2160712880419799" table:style-name="ce89">
            <text:p>6.22</text:p>
          </table:table-cell>
          <table:table-cell office:value-type="float" office:value="1934" table:style-name="ce88">
            <text:p><text:s text:c="3"/>1,934</text:p>
          </table:table-cell>
          <table:table-cell office:value-type="float" office:value="1160" table:style-name="ce88">
            <text:p><text:s text:c="3"/>1,160</text:p>
          </table:table-cell>
          <table:table-cell office:value-type="float" office:value="774" table:style-name="ce88">
            <text:p><text:s text:c="3"/>774</text:p>
          </table:table-cell>
          <table:table-cell office:value-type="float" office:value="8.6364093901387804" table:style-name="ce89">
            <text:p>8.64</text:p>
          </table:table-cell>
          <table:table-cell office:value-type="float" office:value="-542" table:style-name="ce88">
            <text:p>－ <text:s/>542</text:p>
          </table:table-cell>
          <table:table-cell office:value-type="float" office:value="-2.4203381020968" table:style-name="ce21">
            <text:p>–2.42</text:p>
          </table:table-cell>
          <table:table-cell office:value-type="float" office:value="1359" table:style-name="ce88">
            <text:p><text:s text:c="3"/>1,359</text:p>
          </table:table-cell>
          <table:table-cell office:value-type="float" office:value="1313" table:style-name="ce88">
            <text:p><text:s text:c="3"/>1,313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29" table:style-name="ce88">
            <text:p><text:s text:c="3"/>29</text:p>
          </table:table-cell>
          <table:table-cell office:value-type="float" office:value="6.0687075290582202" table:style-name="ce89">
            <text:p>6.07</text:p>
          </table:table-cell>
          <table:table-cell office:value-type="float" office:value="501" table:style-name="ce88">
            <text:p><text:s text:c="3"/>501</text:p>
          </table:table-cell>
          <table:table-cell office:value-type="float" office:value="491" table:style-name="ce24">
            <text:p>491</text:p>
          </table:table-cell>
          <table:table-cell office:value-type="float" office:value="10" table:style-name="ce24">
            <text:p>10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2.2372497954806301" table:style-name="ce19">
            <text:p>2.24</text:p>
          </table:table-cell>
          <table:table-cell office:value-type="float" office:value="10008" table:style-name="ce26">
            <text:p>10,008</text:p>
          </table:table-cell>
          <table:table-cell office:value-type="float" office:value="9714" table:style-name="ce26">
            <text:p>9,714</text:p>
          </table:table-cell>
          <table:table-cell office:value-type="float" office:value="39404" table:style-name="ce26">
            <text:p>39,40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673606" table:style-name="ce90">
            <text:p><text:s text:c="3"/>2,673,606</text:p>
          </table:table-cell>
          <table:table-cell office:value-type="float" office:value="6918402" table:style-name="ce90">
            <text:p><text:s text:c="3"/>6,918,402</text:p>
          </table:table-cell>
          <table:table-cell office:value-type="float" office:value="3501307" table:style-name="ce90">
            <text:p><text:s text:c="3"/>3,501,307</text:p>
          </table:table-cell>
          <table:table-cell office:value-type="float" office:value="3417095" table:style-name="ce90">
            <text:p><text:s text:c="3"/>3,417,095</text:p>
          </table:table-cell>
          <table:table-cell office:value-type="float" office:value="4038" table:style-name="ce90">
            <text:p><text:s text:c="3"/>4,038</text:p>
          </table:table-cell>
          <table:table-cell office:value-type="float" office:value="2089" table:style-name="ce90">
            <text:p><text:s text:c="3"/>2,089</text:p>
          </table:table-cell>
          <table:table-cell office:value-type="float" office:value="1949" table:style-name="ce90">
            <text:p><text:s text:c="3"/>1,949</text:p>
          </table:table-cell>
          <table:table-cell office:value-type="float" office:value="7.1197257125943798" table:style-name="ce91">
            <text:p>7.12</text:p>
          </table:table-cell>
          <table:table-cell office:value-type="float" office:value="5513" table:style-name="ce90">
            <text:p><text:s text:c="3"/>5,513</text:p>
          </table:table-cell>
          <table:table-cell office:value-type="float" office:value="3155" table:style-name="ce90">
            <text:p><text:s text:c="3"/>3,155</text:p>
          </table:table-cell>
          <table:table-cell office:value-type="float" office:value="2358" table:style-name="ce90">
            <text:p><text:s text:c="3"/>2,358</text:p>
          </table:table-cell>
          <table:table-cell office:value-type="float" office:value="9.7204179924548804" table:style-name="ce91">
            <text:p>9.72</text:p>
          </table:table-cell>
          <table:table-cell office:value-type="float" office:value="-1475" table:style-name="ce90">
            <text:p>－ <text:s/>1,475</text:p>
          </table:table-cell>
          <table:table-cell office:value-type="float" office:value="-2.6006922798605001" table:style-name="ce21">
            <text:p>–2.60</text:p>
          </table:table-cell>
          <table:table-cell office:value-type="float" office:value="3180" table:style-name="ce90">
            <text:p><text:s text:c="3"/>3,180</text:p>
          </table:table-cell>
          <table:table-cell office:value-type="float" office:value="3102" table:style-name="ce90">
            <text:p><text:s text:c="3"/>3,102</text:p>
          </table:table-cell>
          <table:table-cell office:value-type="float" office:value="78" table:style-name="ce90">
            <text:p><text:s text:c="3"/>78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62" table:style-name="ce90">
            <text:p><text:s text:c="3"/>62</text:p>
          </table:table-cell>
          <table:table-cell office:value-type="float" office:value="5.6069162372585799" table:style-name="ce91">
            <text:p>5.61</text:p>
          </table:table-cell>
          <table:table-cell office:value-type="float" office:value="1307" table:style-name="ce90">
            <text:p><text:s text:c="3"/>1,307</text:p>
          </table:table-cell>
          <table:table-cell office:value-type="float" office:value="1282" table:style-name="ce26">
            <text:p>1,282</text:p>
          </table:table-cell>
          <table:table-cell office:value-type="float" office:value="25" table:style-name="ce24">
            <text:p>25</text:p>
          </table:table-cell>
          <table:table-cell office:value-type="float" office:value="6" table:style-name="ce26">
            <text:p>6</text:p>
          </table:table-cell>
          <table:table-cell office:value-type="float" office:value="19" table:style-name="ce26">
            <text:p>19</text:p>
          </table:table-cell>
          <table:table-cell office:value-type="float" office:value="2.3044778371374099" table:style-name="ce19">
            <text:p>2.30</text:p>
          </table:table-cell>
          <table:table-cell office:value-type="float" office:value="20944" table:style-name="ce26">
            <text:p>20,944</text:p>
          </table:table-cell>
          <table:table-cell office:value-type="float" office:value="21288" table:style-name="ce26">
            <text:p>21,288</text:p>
          </table:table-cell>
          <table:table-cell office:value-type="float" office:value="352634" table:style-name="ce26">
            <text:p>352,63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83277" table:style-name="ce92">
            <text:p><text:s text:c="3"/>183,277</text:p>
          </table:table-cell>
          <table:table-cell office:value-type="float" office:value="449254" table:style-name="ce92">
            <text:p><text:s text:c="3"/>449,254</text:p>
          </table:table-cell>
          <table:table-cell office:value-type="float" office:value="225195" table:style-name="ce92">
            <text:p><text:s text:c="3"/>225,195</text:p>
          </table:table-cell>
          <table:table-cell office:value-type="float" office:value="224059" table:style-name="ce92">
            <text:p><text:s text:c="3"/>224,059</text:p>
          </table:table-cell>
          <table:table-cell office:value-type="float" office:value="222" table:style-name="ce92">
            <text:p><text:s text:c="3"/>222</text:p>
          </table:table-cell>
          <table:table-cell office:value-type="float" office:value="117" table:style-name="ce92">
            <text:p><text:s text:c="3"/>117</text:p>
          </table:table-cell>
          <table:table-cell office:value-type="float" office:value="105" table:style-name="ce92">
            <text:p><text:s text:c="3"/>105</text:p>
          </table:table-cell>
          <table:table-cell office:value-type="float" office:value="6.0288688525137504" table:style-name="ce93">
            <text:p>6.03</text:p>
          </table:table-cell>
          <table:table-cell office:value-type="float" office:value="347" table:style-name="ce92">
            <text:p><text:s text:c="3"/>347</text:p>
          </table:table-cell>
          <table:table-cell office:value-type="float" office:value="193" table:style-name="ce92">
            <text:p><text:s text:c="3"/>193</text:p>
          </table:table-cell>
          <table:table-cell office:value-type="float" office:value="154" table:style-name="ce92">
            <text:p><text:s text:c="3"/>154</text:p>
          </table:table-cell>
          <table:table-cell office:value-type="float" office:value="9.42350221541564" table:style-name="ce93">
            <text:p>9.42</text:p>
          </table:table-cell>
          <table:table-cell office:value-type="float" office:value="-125" table:style-name="ce92">
            <text:p>－ <text:s/>125</text:p>
          </table:table-cell>
          <table:table-cell office:value-type="float" office:value="-3.3946333629018901" table:style-name="ce74">
            <text:p>–3.39</text:p>
          </table:table-cell>
          <table:table-cell office:value-type="float" office:value="212" table:style-name="ce92">
            <text:p><text:s text:c="3"/>212</text:p>
          </table:table-cell>
          <table:table-cell office:value-type="float" office:value="209" table:style-name="ce92">
            <text:p><text:s text:c="3"/>209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5.7572981834816002" table:style-name="ce93">
            <text:p>5.76</text:p>
          </table:table-cell>
          <table:table-cell office:value-type="float" office:value="75" table:style-name="ce92">
            <text:p><text:s text:c="3"/>75</text:p>
          </table:table-cell>
          <table:table-cell office:value-type="float" office:value="74" table:style-name="ce20">
            <text:p>74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0367800177411302" table:style-name="ce73">
            <text:p>2.04</text:p>
          </table:table-cell>
          <table:table-cell office:value-type="float" office:value="1755" table:style-name="ce18">
            <text:p>1,755</text:p>
          </table:table-cell>
          <table:table-cell office:value-type="float" office:value="1599" table:style-name="ce18">
            <text:p>1,599</text:p>
          </table:table-cell>
          <table:table-cell office:value-type="float" office:value="19009" table:style-name="ce18">
            <text:p>19,009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29063" table:style-name="ce94">
            <text:p><text:s text:c="3"/>229,063</text:p>
          </table:table-cell>
          <table:table-cell office:value-type="float" office:value="594181" table:style-name="ce94">
            <text:p><text:s text:c="3"/>594,181</text:p>
          </table:table-cell>
          <table:table-cell office:value-type="float" office:value="302413" table:style-name="ce94">
            <text:p><text:s text:c="3"/>302,413</text:p>
          </table:table-cell>
          <table:table-cell office:value-type="float" office:value="291768" table:style-name="ce94">
            <text:p><text:s text:c="3"/>291,768</text:p>
          </table:table-cell>
          <table:table-cell office:value-type="float" office:value="320" table:style-name="ce94">
            <text:p><text:s text:c="3"/>320</text:p>
          </table:table-cell>
          <table:table-cell office:value-type="float" office:value="163" table:style-name="ce94">
            <text:p><text:s text:c="3"/>163</text:p>
          </table:table-cell>
          <table:table-cell office:value-type="float" office:value="157" table:style-name="ce94">
            <text:p><text:s text:c="3"/>157</text:p>
          </table:table-cell>
          <table:table-cell office:value-type="float" office:value="6.5735857698032598" table:style-name="ce95">
            <text:p>6.57</text:p>
          </table:table-cell>
          <table:table-cell office:value-type="float" office:value="350" table:style-name="ce94">
            <text:p><text:s text:c="3"/>350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158" table:style-name="ce94">
            <text:p><text:s text:c="3"/>158</text:p>
          </table:table-cell>
          <table:table-cell office:value-type="float" office:value="7.1898594357223198" table:style-name="ce95">
            <text:p>7.19</text:p>
          </table:table-cell>
          <table:table-cell office:value-type="float" office:value="-30" table:style-name="ce94">
            <text:p>－ <text:s/>30</text:p>
          </table:table-cell>
          <table:table-cell office:value-type="float" office:value="-0.61627366591905997" table:style-name="ce74">
            <text:p>–0.62</text:p>
          </table:table-cell>
          <table:table-cell office:value-type="float" office:value="296" table:style-name="ce94">
            <text:p><text:s text:c="3"/>296</text:p>
          </table:table-cell>
          <table:table-cell office:value-type="float" office:value="290" table:style-name="ce94">
            <text:p><text:s text:c="3"/>290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6.0805668370680204" table:style-name="ce95">
            <text:p>6.08</text:p>
          </table:table-cell>
          <table:table-cell office:value-type="float" office:value="151" table:style-name="ce94">
            <text:p><text:s text:c="3"/>151</text:p>
          </table:table-cell>
          <table:table-cell office:value-type="float" office:value="148" table:style-name="ce20">
            <text:p>148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.10191078512592" table:style-name="ce73">
            <text:p>3.10</text:p>
          </table:table-cell>
          <table:table-cell office:value-type="float" office:value="2238" table:style-name="ce18">
            <text:p>2,238</text:p>
          </table:table-cell>
          <table:table-cell office:value-type="float" office:value="1630" table:style-name="ce18">
            <text:p>1,630</text:p>
          </table:table-cell>
          <table:table-cell office:value-type="float" office:value="23039" table:style-name="ce18">
            <text:p>23,039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04194" table:style-name="ce96">
            <text:p><text:s text:c="3"/>204,194</text:p>
          </table:table-cell>
          <table:table-cell office:value-type="float" office:value="533063" table:style-name="ce96">
            <text:p><text:s text:c="3"/>533,063</text:p>
          </table:table-cell>
          <table:table-cell office:value-type="float" office:value="273953" table:style-name="ce96">
            <text:p><text:s text:c="3"/>273,953</text:p>
          </table:table-cell>
          <table:table-cell office:value-type="float" office:value="259110" table:style-name="ce96">
            <text:p><text:s text:c="3"/>259,110</text:p>
          </table:table-cell>
          <table:table-cell office:value-type="float" office:value="212" table:style-name="ce96">
            <text:p><text:s text:c="3"/>212</text:p>
          </table:table-cell>
          <table:table-cell office:value-type="float" office:value="93" table:style-name="ce96">
            <text:p><text:s text:c="3"/>93</text:p>
          </table:table-cell>
          <table:table-cell office:value-type="float" office:value="119" table:style-name="ce96">
            <text:p><text:s text:c="3"/>119</text:p>
          </table:table-cell>
          <table:table-cell office:value-type="float" office:value="4.8519411328824802" table:style-name="ce97">
            <text:p>4.85</text:p>
          </table:table-cell>
          <table:table-cell office:value-type="float" office:value="437" table:style-name="ce96">
            <text:p><text:s text:c="3"/>437</text:p>
          </table:table-cell>
          <table:table-cell office:value-type="float" office:value="256" table:style-name="ce96">
            <text:p><text:s text:c="3"/>256</text:p>
          </table:table-cell>
          <table:table-cell office:value-type="float" office:value="181" table:style-name="ce96">
            <text:p><text:s text:c="3"/>181</text:p>
          </table:table-cell>
          <table:table-cell office:value-type="float" office:value="10.00140695787568" table:style-name="ce97">
            <text:p>10.00</text:p>
          </table:table-cell>
          <table:table-cell office:value-type="float" office:value="-225" table:style-name="ce96">
            <text:p>－ <text:s/>225</text:p>
          </table:table-cell>
          <table:table-cell office:value-type="float" office:value="-5.1494658249932002" table:style-name="ce74">
            <text:p>–5.15</text:p>
          </table:table-cell>
          <table:table-cell office:value-type="float" office:value="233" table:style-name="ce96">
            <text:p><text:s text:c="3"/>233</text:p>
          </table:table-cell>
          <table:table-cell office:value-type="float" office:value="229" table:style-name="ce96">
            <text:p><text:s text:c="3"/>229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0" table:style-name="ce96">
            <text:p>—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5.3325579432151802" table:style-name="ce97">
            <text:p>5.33</text:p>
          </table:table-cell>
          <table:table-cell office:value-type="float" office:value="115" table:style-name="ce96">
            <text:p><text:s text:c="3"/>115</text:p>
          </table:table-cell>
          <table:table-cell office:value-type="float" office:value="114" table:style-name="ce20">
            <text:p>11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6319491994409701" table:style-name="ce73">
            <text:p>2.63</text:p>
          </table:table-cell>
          <table:table-cell office:value-type="float" office:value="1529" table:style-name="ce18">
            <text:p>1,529</text:p>
          </table:table-cell>
          <table:table-cell office:value-type="float" office:value="1308" table:style-name="ce18">
            <text:p>1,308</text:p>
          </table:table-cell>
          <table:table-cell office:value-type="float" office:value="12128" table:style-name="ce18">
            <text:p>12,12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18277" table:style-name="ce98">
            <text:p><text:s text:c="3"/>418,277</text:p>
          </table:table-cell>
          <table:table-cell office:value-type="float" office:value="1226560" table:style-name="ce98">
            <text:p><text:s text:c="3"/>1,226,560</text:p>
          </table:table-cell>
          <table:table-cell office:value-type="float" office:value="621707" table:style-name="ce98">
            <text:p><text:s text:c="3"/>621,707</text:p>
          </table:table-cell>
          <table:table-cell office:value-type="float" office:value="604853" table:style-name="ce98">
            <text:p><text:s text:c="3"/>604,853</text:p>
          </table:table-cell>
          <table:table-cell office:value-type="float" office:value="809" table:style-name="ce98">
            <text:p><text:s text:c="3"/>809</text:p>
          </table:table-cell>
          <table:table-cell office:value-type="float" office:value="421" table:style-name="ce98">
            <text:p><text:s text:c="3"/>421</text:p>
          </table:table-cell>
          <table:table-cell office:value-type="float" office:value="388" table:style-name="ce98">
            <text:p><text:s text:c="3"/>388</text:p>
          </table:table-cell>
          <table:table-cell office:value-type="float" office:value="8.0438598921921596" table:style-name="ce99">
            <text:p>8.04</text:p>
          </table:table-cell>
          <table:table-cell office:value-type="float" office:value="923" table:style-name="ce98">
            <text:p><text:s text:c="3"/>923</text:p>
          </table:table-cell>
          <table:table-cell office:value-type="float" office:value="498" table:style-name="ce98">
            <text:p><text:s text:c="3"/>498</text:p>
          </table:table-cell>
          <table:table-cell office:value-type="float" office:value="425" table:style-name="ce98">
            <text:p><text:s text:c="3"/>425</text:p>
          </table:table-cell>
          <table:table-cell office:value-type="float" office:value="9.1773580723032993" table:style-name="ce99">
            <text:p>9.18</text:p>
          </table:table-cell>
          <table:table-cell office:value-type="float" office:value="-114" table:style-name="ce98">
            <text:p>－ <text:s/>114</text:p>
          </table:table-cell>
          <table:table-cell office:value-type="float" office:value="-1.1334981801111299" table:style-name="ce74">
            <text:p>–1.13</text:p>
          </table:table-cell>
          <table:table-cell office:value-type="float" office:value="603" table:style-name="ce98">
            <text:p><text:s text:c="3"/>603</text:p>
          </table:table-cell>
          <table:table-cell office:value-type="float" office:value="597" table:style-name="ce98">
            <text:p><text:s text:c="3"/>59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.9956087947983603" table:style-name="ce99">
            <text:p>6.00</text:p>
          </table:table-cell>
          <table:table-cell office:value-type="float" office:value="209" table:style-name="ce98">
            <text:p><text:s text:c="3"/>209</text:p>
          </table:table-cell>
          <table:table-cell office:value-type="float" office:value="207" table:style-name="ce20">
            <text:p>207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.07807999687041" table:style-name="ce73">
            <text:p>2.08</text:p>
          </table:table-cell>
          <table:table-cell office:value-type="float" office:value="3440" table:style-name="ce18">
            <text:p>3,440</text:p>
          </table:table-cell>
          <table:table-cell office:value-type="float" office:value="4202" table:style-name="ce18">
            <text:p>4,202</text:p>
          </table:table-cell>
          <table:table-cell office:value-type="float" office:value="6852" table:style-name="ce18">
            <text:p>6,852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3649" table:style-name="ce100">
            <text:p><text:s text:c="3"/>183,649</text:p>
          </table:table-cell>
          <table:table-cell office:value-type="float" office:value="472727" table:style-name="ce100">
            <text:p><text:s text:c="3"/>472,727</text:p>
          </table:table-cell>
          <table:table-cell office:value-type="float" office:value="240440" table:style-name="ce100">
            <text:p><text:s text:c="3"/>240,440</text:p>
          </table:table-cell>
          <table:table-cell office:value-type="float" office:value="232287" table:style-name="ce100">
            <text:p><text:s text:c="3"/>232,287</text:p>
          </table:table-cell>
          <table:table-cell office:value-type="float" office:value="253" table:style-name="ce100">
            <text:p><text:s text:c="3"/>253</text:p>
          </table:table-cell>
          <table:table-cell office:value-type="float" office:value="140" table:style-name="ce100">
            <text:p><text:s text:c="3"/>140</text:p>
          </table:table-cell>
          <table:table-cell office:value-type="float" office:value="113" table:style-name="ce100">
            <text:p><text:s text:c="3"/>113</text:p>
          </table:table-cell>
          <table:table-cell office:value-type="float" office:value="6.5276169630064302" table:style-name="ce101">
            <text:p>6.53</text:p>
          </table:table-cell>
          <table:table-cell office:value-type="float" office:value="390" table:style-name="ce100">
            <text:p><text:s text:c="3"/>390</text:p>
          </table:table-cell>
          <table:table-cell office:value-type="float" office:value="234" table:style-name="ce100">
            <text:p><text:s text:c="3"/>234</text:p>
          </table:table-cell>
          <table:table-cell office:value-type="float" office:value="156" table:style-name="ce100">
            <text:p><text:s text:c="3"/>156</text:p>
          </table:table-cell>
          <table:table-cell office:value-type="float" office:value="10.062334448903201" table:style-name="ce101">
            <text:p>10.06</text:p>
          </table:table-cell>
          <table:table-cell office:value-type="float" office:value="-137" table:style-name="ce100">
            <text:p>－ <text:s/>137</text:p>
          </table:table-cell>
          <table:table-cell office:value-type="float" office:value="-3.53471748589677" table:style-name="ce74">
            <text:p>–3.53</text:p>
          </table:table-cell>
          <table:table-cell office:value-type="float" office:value="201" table:style-name="ce100">
            <text:p><text:s text:c="3"/>201</text:p>
          </table:table-cell>
          <table:table-cell office:value-type="float" office:value="197" table:style-name="ce100">
            <text:p><text:s text:c="3"/>197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5.1859723698193401" table:style-name="ce101">
            <text:p>5.19</text:p>
          </table:table-cell>
          <table:table-cell office:value-type="float" office:value="79" table:style-name="ce100">
            <text:p><text:s text:c="3"/>79</text:p>
          </table:table-cell>
          <table:table-cell office:value-type="float" office:value="79" table:style-name="ce20">
            <text:p>79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382677473419299" table:style-name="ce73">
            <text:p>2.04</text:p>
          </table:table-cell>
          <table:table-cell office:value-type="float" office:value="1220" table:style-name="ce18">
            <text:p>1,220</text:p>
          </table:table-cell>
          <table:table-cell office:value-type="float" office:value="1334" table:style-name="ce18">
            <text:p>1,334</text:p>
          </table:table-cell>
          <table:table-cell office:value-type="float" office:value="29910" table:style-name="ce18">
            <text:p>29,91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52320" table:style-name="ce102">
            <text:p><text:s text:c="3"/>252,320</text:p>
          </table:table-cell>
          <table:table-cell office:value-type="float" office:value="658831" table:style-name="ce102">
            <text:p><text:s text:c="3"/>658,831</text:p>
          </table:table-cell>
          <table:table-cell office:value-type="float" office:value="338827" table:style-name="ce102">
            <text:p><text:s text:c="3"/>338,827</text:p>
          </table:table-cell>
          <table:table-cell office:value-type="float" office:value="320004" table:style-name="ce102">
            <text:p><text:s text:c="3"/>320,004</text:p>
          </table:table-cell>
          <table:table-cell office:value-type="float" office:value="717" table:style-name="ce102">
            <text:p><text:s text:c="3"/>717</text:p>
          </table:table-cell>
          <table:table-cell office:value-type="float" office:value="381" table:style-name="ce102">
            <text:p><text:s text:c="3"/>381</text:p>
          </table:table-cell>
          <table:table-cell office:value-type="float" office:value="336" table:style-name="ce102">
            <text:p><text:s text:c="3"/>336</text:p>
          </table:table-cell>
          <table:table-cell office:value-type="float" office:value="13.27566189359619" table:style-name="ce103">
            <text:p>13.28</text:p>
          </table:table-cell>
          <table:table-cell office:value-type="float" office:value="639" table:style-name="ce102">
            <text:p><text:s text:c="3"/>639</text:p>
          </table:table-cell>
          <table:table-cell office:value-type="float" office:value="356" table:style-name="ce102">
            <text:p><text:s text:c="3"/>356</text:p>
          </table:table-cell>
          <table:table-cell office:value-type="float" office:value="283" table:style-name="ce102">
            <text:p><text:s text:c="3"/>283</text:p>
          </table:table-cell>
          <table:table-cell office:value-type="float" office:value="11.831447629020881" table:style-name="ce103">
            <text:p>11.83</text:p>
          </table:table-cell>
          <table:table-cell office:value-type="float" office:value="78" table:style-name="ce102">
            <text:p><text:s text:c="3"/>78</text:p>
          </table:table-cell>
          <table:table-cell office:value-type="float" office:value="1.44421426457532" table:style-name="ce74">
            <text:p>1.44</text:p>
          </table:table-cell>
          <table:table-cell office:value-type="float" office:value="290" table:style-name="ce102">
            <text:p><text:s text:c="3"/>290</text:p>
          </table:table-cell>
          <table:table-cell office:value-type="float" office:value="282" table:style-name="ce102">
            <text:p><text:s text:c="3"/>282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5.3695145734210499" table:style-name="ce103">
            <text:p>5.37</text:p>
          </table:table-cell>
          <table:table-cell office:value-type="float" office:value="119" table:style-name="ce102">
            <text:p><text:s text:c="3"/>119</text:p>
          </table:table-cell>
          <table:table-cell office:value-type="float" office:value="119" table:style-name="ce20">
            <text:p>119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2033525318520901" table:style-name="ce73">
            <text:p>2.20</text:p>
          </table:table-cell>
          <table:table-cell office:value-type="float" office:value="1653" table:style-name="ce18">
            <text:p>1,653</text:p>
          </table:table-cell>
          <table:table-cell office:value-type="float" office:value="1879" table:style-name="ce18">
            <text:p>1,879</text:p>
          </table:table-cell>
          <table:table-cell office:value-type="float" office:value="3270" table:style-name="ce18">
            <text:p>3,27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8670" table:style-name="ce104">
            <text:p><text:s text:c="3"/>188,670</text:p>
          </table:table-cell>
          <table:table-cell office:value-type="float" office:value="479129" table:style-name="ce104">
            <text:p><text:s text:c="3"/>479,129</text:p>
          </table:table-cell>
          <table:table-cell office:value-type="float" office:value="247897" table:style-name="ce104">
            <text:p><text:s text:c="3"/>247,897</text:p>
          </table:table-cell>
          <table:table-cell office:value-type="float" office:value="231232" table:style-name="ce104">
            <text:p><text:s text:c="3"/>231,232</text:p>
          </table:table-cell>
          <table:table-cell office:value-type="float" office:value="195" table:style-name="ce104">
            <text:p><text:s text:c="3"/>195</text:p>
          </table:table-cell>
          <table:table-cell office:value-type="float" office:value="91" table:style-name="ce104">
            <text:p><text:s text:c="3"/>91</text:p>
          </table:table-cell>
          <table:table-cell office:value-type="float" office:value="104" table:style-name="ce104">
            <text:p><text:s text:c="3"/>104</text:p>
          </table:table-cell>
          <table:table-cell office:value-type="float" office:value="4.9626652787614001" table:style-name="ce105">
            <text:p>4.96</text:p>
          </table:table-cell>
          <table:table-cell office:value-type="float" office:value="491" table:style-name="ce104">
            <text:p><text:s text:c="3"/>491</text:p>
          </table:table-cell>
          <table:table-cell office:value-type="float" office:value="286" table:style-name="ce104">
            <text:p><text:s text:c="3"/>286</text:p>
          </table:table-cell>
          <table:table-cell office:value-type="float" office:value="205" table:style-name="ce104">
            <text:p><text:s text:c="3"/>205</text:p>
          </table:table-cell>
          <table:table-cell office:value-type="float" office:value="12.49573667626588" table:style-name="ce105">
            <text:p>12.50</text:p>
          </table:table-cell>
          <table:table-cell office:value-type="float" office:value="-296" table:style-name="ce104">
            <text:p>－ <text:s/>296</text:p>
          </table:table-cell>
          <table:table-cell office:value-type="float" office:value="-7.5330713975044796" table:style-name="ce74">
            <text:p>–7.53</text:p>
          </table:table-cell>
          <table:table-cell office:value-type="float" office:value="190" table:style-name="ce104">
            <text:p><text:s text:c="3"/>190</text:p>
          </table:table-cell>
          <table:table-cell office:value-type="float" office:value="186" table:style-name="ce104">
            <text:p><text:s text:c="3"/>18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0" table:style-name="ce104">
            <text:p>—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4.8354174511008496" table:style-name="ce105">
            <text:p>4.84</text:p>
          </table:table-cell>
          <table:table-cell office:value-type="float" office:value="66" table:style-name="ce104">
            <text:p><text:s text:c="3"/>66</text:p>
          </table:table-cell>
          <table:table-cell office:value-type="float" office:value="66" table:style-name="ce20">
            <text:p>66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6796713251192401" table:style-name="ce73">
            <text:p>1.68</text:p>
          </table:table-cell>
          <table:table-cell office:value-type="float" office:value="1165" table:style-name="ce18">
            <text:p>1,165</text:p>
          </table:table-cell>
          <table:table-cell office:value-type="float" office:value="1370" table:style-name="ce18">
            <text:p>1,370</text:p>
          </table:table-cell>
          <table:table-cell office:value-type="float" office:value="6184" table:style-name="ce18">
            <text:p>6,18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303115" table:style-name="ce106">
            <text:p><text:s text:c="3"/>303,115</text:p>
          </table:table-cell>
          <table:table-cell office:value-type="float" office:value="789706" table:style-name="ce106">
            <text:p><text:s text:c="3"/>789,706</text:p>
          </table:table-cell>
          <table:table-cell office:value-type="float" office:value="399493" table:style-name="ce106">
            <text:p><text:s text:c="3"/>399,493</text:p>
          </table:table-cell>
          <table:table-cell office:value-type="float" office:value="390213" table:style-name="ce106">
            <text:p><text:s text:c="3"/>390,213</text:p>
          </table:table-cell>
          <table:table-cell office:value-type="float" office:value="444" table:style-name="ce106">
            <text:p><text:s text:c="3"/>444</text:p>
          </table:table-cell>
          <table:table-cell office:value-type="float" office:value="232" table:style-name="ce106">
            <text:p><text:s text:c="3"/>232</text:p>
          </table:table-cell>
          <table:table-cell office:value-type="float" office:value="212" table:style-name="ce106">
            <text:p><text:s text:c="3"/>212</text:p>
          </table:table-cell>
          <table:table-cell office:value-type="float" office:value="6.8578938006377097" table:style-name="ce107">
            <text:p>6.86</text:p>
          </table:table-cell>
          <table:table-cell office:value-type="float" office:value="706" table:style-name="ce106">
            <text:p><text:s text:c="3"/>706</text:p>
          </table:table-cell>
          <table:table-cell office:value-type="float" office:value="420" table:style-name="ce106">
            <text:p><text:s text:c="3"/>420</text:p>
          </table:table-cell>
          <table:table-cell office:value-type="float" office:value="286" table:style-name="ce106">
            <text:p><text:s text:c="3"/>286</text:p>
          </table:table-cell>
          <table:table-cell office:value-type="float" office:value="10.904668971284281" table:style-name="ce107">
            <text:p>10.90</text:p>
          </table:table-cell>
          <table:table-cell office:value-type="float" office:value="-262" table:style-name="ce106">
            <text:p>－ <text:s/>262</text:p>
          </table:table-cell>
          <table:table-cell office:value-type="float" office:value="-4.04677517064657" table:style-name="ce74">
            <text:p>–4.05</text:p>
          </table:table-cell>
          <table:table-cell office:value-type="float" office:value="337" table:style-name="ce106">
            <text:p><text:s text:c="3"/>337</text:p>
          </table:table-cell>
          <table:table-cell office:value-type="float" office:value="326" table:style-name="ce106">
            <text:p><text:s text:c="3"/>326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5.2052031775110503" table:style-name="ce107">
            <text:p>5.21</text:p>
          </table:table-cell>
          <table:table-cell office:value-type="float" office:value="136" table:style-name="ce106">
            <text:p><text:s text:c="3"/>136</text:p>
          </table:table-cell>
          <table:table-cell office:value-type="float" office:value="132" table:style-name="ce20">
            <text:p>132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4</text:p>
          </table:table-cell>
          <table:table-cell office:value-type="float" office:value="2.1006161191142501" table:style-name="ce73">
            <text:p>2.10</text:p>
          </table:table-cell>
          <table:table-cell office:value-type="float" office:value="2099" table:style-name="ce18">
            <text:p>2,099</text:p>
          </table:table-cell>
          <table:table-cell office:value-type="float" office:value="2152" table:style-name="ce18">
            <text:p>2,152</text:p>
          </table:table-cell>
          <table:table-cell office:value-type="float" office:value="62232" table:style-name="ce18">
            <text:p>62,232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5707" table:style-name="ce108">
            <text:p><text:s text:c="3"/>85,707</text:p>
          </table:table-cell>
          <table:table-cell office:value-type="float" office:value="210272" table:style-name="ce108">
            <text:p><text:s text:c="3"/>210,272</text:p>
          </table:table-cell>
          <table:table-cell office:value-type="float" office:value="107089" table:style-name="ce108">
            <text:p><text:s text:c="3"/>107,089</text:p>
          </table:table-cell>
          <table:table-cell office:value-type="float" office:value="103183" table:style-name="ce108">
            <text:p><text:s text:c="3"/>103,183</text:p>
          </table:table-cell>
          <table:table-cell office:value-type="float" office:value="151" table:style-name="ce108">
            <text:p><text:s text:c="3"/>151</text:p>
          </table:table-cell>
          <table:table-cell office:value-type="float" office:value="80" table:style-name="ce108">
            <text:p><text:s text:c="3"/>80</text:p>
          </table:table-cell>
          <table:table-cell office:value-type="float" office:value="71" table:style-name="ce108">
            <text:p><text:s text:c="3"/>71</text:p>
          </table:table-cell>
          <table:table-cell office:value-type="float" office:value="8.7608458386933403" table:style-name="ce109">
            <text:p>8.76</text:p>
          </table:table-cell>
          <table:table-cell office:value-type="float" office:value="191" table:style-name="ce108">
            <text:p><text:s text:c="3"/>191</text:p>
          </table:table-cell>
          <table:table-cell office:value-type="float" office:value="115" table:style-name="ce108">
            <text:p><text:s text:c="3"/>115</text:p>
          </table:table-cell>
          <table:table-cell office:value-type="float" office:value="76" table:style-name="ce108">
            <text:p><text:s text:c="3"/>76</text:p>
          </table:table-cell>
          <table:table-cell office:value-type="float" office:value="11.081599703247869" table:style-name="ce109">
            <text:p>11.08</text:p>
          </table:table-cell>
          <table:table-cell office:value-type="float" office:value="-40" table:style-name="ce108">
            <text:p>－ <text:s/>40</text:p>
          </table:table-cell>
          <table:table-cell office:value-type="float" office:value="-2.32075386455453" table:style-name="ce74">
            <text:p>–2.32</text:p>
          </table:table-cell>
          <table:table-cell office:value-type="float" office:value="92" table:style-name="ce108">
            <text:p><text:s text:c="3"/>92</text:p>
          </table:table-cell>
          <table:table-cell office:value-type="float" office:value="88" table:style-name="ce108">
            <text:p><text:s text:c="3"/>88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5.3377338884754097" table:style-name="ce109">
            <text:p>5.34</text:p>
          </table:table-cell>
          <table:table-cell office:value-type="float" office:value="50" table:style-name="ce108">
            <text:p><text:s text:c="3"/>50</text:p>
          </table:table-cell>
          <table:table-cell office:value-type="float" office:value="48" table:style-name="ce20">
            <text:p>48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9009423306931601" table:style-name="ce73">
            <text:p>2.90</text:p>
          </table:table-cell>
          <table:table-cell office:value-type="float" office:value="578" table:style-name="ce18">
            <text:p>578</text:p>
          </table:table-cell>
          <table:table-cell office:value-type="float" office:value="547" table:style-name="ce18">
            <text:p>547</text:p>
          </table:table-cell>
          <table:table-cell office:value-type="float" office:value="78853" table:style-name="ce18">
            <text:p>78,853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30201" table:style-name="ce110">
            <text:p><text:s text:c="3"/>130,201</text:p>
          </table:table-cell>
          <table:table-cell office:value-type="float" office:value="315581" table:style-name="ce110">
            <text:p><text:s text:c="3"/>315,581</text:p>
          </table:table-cell>
          <table:table-cell office:value-type="float" office:value="158297" table:style-name="ce110">
            <text:p><text:s text:c="3"/>158,297</text:p>
          </table:table-cell>
          <table:table-cell office:value-type="float" office:value="157284" table:style-name="ce110">
            <text:p><text:s text:c="3"/>157,284</text:p>
          </table:table-cell>
          <table:table-cell office:value-type="float" office:value="164" table:style-name="ce110">
            <text:p><text:s text:c="3"/>164</text:p>
          </table:table-cell>
          <table:table-cell office:value-type="float" office:value="93" table:style-name="ce110">
            <text:p><text:s text:c="3"/>93</text:p>
          </table:table-cell>
          <table:table-cell office:value-type="float" office:value="71" table:style-name="ce110">
            <text:p><text:s text:c="3"/>71</text:p>
          </table:table-cell>
          <table:table-cell office:value-type="float" office:value="6.3388670637435096" table:style-name="ce111">
            <text:p>6.34</text:p>
          </table:table-cell>
          <table:table-cell office:value-type="float" office:value="269" table:style-name="ce110">
            <text:p><text:s text:c="3"/>269</text:p>
          </table:table-cell>
          <table:table-cell office:value-type="float" office:value="171" table:style-name="ce110">
            <text:p><text:s text:c="3"/>171</text:p>
          </table:table-cell>
          <table:table-cell office:value-type="float" office:value="98" table:style-name="ce110">
            <text:p><text:s text:c="3"/>98</text:p>
          </table:table-cell>
          <table:table-cell office:value-type="float" office:value="10.397288049676851" table:style-name="ce111">
            <text:p>10.40</text:p>
          </table:table-cell>
          <table:table-cell office:value-type="float" office:value="-105" table:style-name="ce110">
            <text:p>－ <text:s/>105</text:p>
          </table:table-cell>
          <table:table-cell office:value-type="float" office:value="-4.0584209859333402" table:style-name="ce74">
            <text:p>–4.06</text:p>
          </table:table-cell>
          <table:table-cell office:value-type="float" office:value="153" table:style-name="ce110">
            <text:p><text:s text:c="3"/>153</text:p>
          </table:table-cell>
          <table:table-cell office:value-type="float" office:value="141" table:style-name="ce110">
            <text:p><text:s text:c="3"/>141</text:p>
          </table:table-cell>
          <table:table-cell office:value-type="float" office:value="12" table:style-name="ce110">
            <text:p><text:s text:c="3"/>12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10" table:style-name="ce110">
            <text:p><text:s text:c="3"/>10</text:p>
          </table:table-cell>
          <table:table-cell office:value-type="float" office:value="5.9136991509314401" table:style-name="ce111">
            <text:p>5.91</text:p>
          </table:table-cell>
          <table:table-cell office:value-type="float" office:value="82" table:style-name="ce110">
            <text:p><text:s text:c="3"/>82</text:p>
          </table:table-cell>
          <table:table-cell office:value-type="float" office:value="75" table:style-name="ce20">
            <text:p>75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18">
            <text:p>2</text:p>
          </table:table-cell>
          <table:table-cell office:value-type="float" office:value="5" table:style-name="ce18">
            <text:p>5</text:p>
          </table:table-cell>
          <table:table-cell office:value-type="float" office:value="3.1694335318717499" table:style-name="ce73">
            <text:p>3.17</text:p>
          </table:table-cell>
          <table:table-cell office:value-type="float" office:value="1126" table:style-name="ce18">
            <text:p>1,126</text:p>
          </table:table-cell>
          <table:table-cell office:value-type="float" office:value="1139" table:style-name="ce18">
            <text:p>1,139</text:p>
          </table:table-cell>
          <table:table-cell office:value-type="float" office:value="94064" table:style-name="ce18">
            <text:p>94,06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3867" table:style-name="ce112">
            <text:p><text:s text:c="3"/>43,867</text:p>
          </table:table-cell>
          <table:table-cell office:value-type="float" office:value="107908" table:style-name="ce112">
            <text:p><text:s text:c="3"/>107,908</text:p>
          </table:table-cell>
          <table:table-cell office:value-type="float" office:value="55196" table:style-name="ce112">
            <text:p><text:s text:c="3"/>55,196</text:p>
          </table:table-cell>
          <table:table-cell office:value-type="float" office:value="52712" table:style-name="ce112">
            <text:p><text:s text:c="3"/>52,712</text:p>
          </table:table-cell>
          <table:table-cell office:value-type="float" office:value="67" table:style-name="ce112">
            <text:p><text:s text:c="3"/>67</text:p>
          </table:table-cell>
          <table:table-cell office:value-type="float" office:value="31" table:style-name="ce112">
            <text:p><text:s text:c="3"/>31</text:p>
          </table:table-cell>
          <table:table-cell office:value-type="float" office:value="36" table:style-name="ce112">
            <text:p><text:s text:c="3"/>36</text:p>
          </table:table-cell>
          <table:table-cell office:value-type="float" office:value="7.5757435331844301" table:style-name="ce113">
            <text:p>7.58</text:p>
          </table:table-cell>
          <table:table-cell office:value-type="float" office:value="80" table:style-name="ce112">
            <text:p><text:s text:c="3"/>80</text:p>
          </table:table-cell>
          <table:table-cell office:value-type="float" office:value="41" table:style-name="ce112">
            <text:p><text:s text:c="3"/>41</text:p>
          </table:table-cell>
          <table:table-cell office:value-type="float" office:value="39" table:style-name="ce112">
            <text:p><text:s text:c="3"/>39</text:p>
          </table:table-cell>
          <table:table-cell office:value-type="float" office:value="9.0456639202202105" table:style-name="ce113">
            <text:p>9.05</text:p>
          </table:table-cell>
          <table:table-cell office:value-type="float" office:value="-13" table:style-name="ce112">
            <text:p>－ <text:s/>13</text:p>
          </table:table-cell>
          <table:table-cell office:value-type="float" office:value="-1.46992038703578" table:style-name="ce74">
            <text:p>–1.47</text:p>
          </table:table-cell>
          <table:table-cell office:value-type="float" office:value="60" table:style-name="ce112">
            <text:p><text:s text:c="3"/>60</text:p>
          </table:table-cell>
          <table:table-cell office:value-type="float" office:value="59" table:style-name="ce112">
            <text:p><text:s text:c="3"/>59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6.7842479401651596" table:style-name="ce113">
            <text:p>6.78</text:p>
          </table:table-cell>
          <table:table-cell office:value-type="float" office:value="24" table:style-name="ce112">
            <text:p><text:s text:c="3"/>24</text:p>
          </table:table-cell>
          <table:table-cell office:value-type="float" office:value="23" table:style-name="ce20">
            <text:p>2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71369917606606" table:style-name="ce73">
            <text:p>2.71</text:p>
          </table:table-cell>
          <table:table-cell office:value-type="float" office:value="406" table:style-name="ce18">
            <text:p>406</text:p>
          </table:table-cell>
          <table:table-cell office:value-type="float" office:value="371" table:style-name="ce18">
            <text:p>371</text:p>
          </table:table-cell>
          <table:table-cell office:value-type="float" office:value="766" table:style-name="ce18">
            <text:p>76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62523" table:style-name="ce114">
            <text:p><text:s text:c="3"/>162,523</text:p>
          </table:table-cell>
          <table:table-cell office:value-type="float" office:value="361497" table:style-name="ce114">
            <text:p><text:s text:c="3"/>361,497</text:p>
          </table:table-cell>
          <table:table-cell office:value-type="float" office:value="179355" table:style-name="ce114">
            <text:p><text:s text:c="3"/>179,355</text:p>
          </table:table-cell>
          <table:table-cell office:value-type="float" office:value="182142" table:style-name="ce114">
            <text:p><text:s text:c="3"/>182,142</text:p>
          </table:table-cell>
          <table:table-cell office:value-type="float" office:value="117" table:style-name="ce114">
            <text:p><text:s text:c="3"/>117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58" table:style-name="ce114">
            <text:p><text:s text:c="3"/>58</text:p>
          </table:table-cell>
          <table:table-cell office:value-type="float" office:value="3.94849310521293" table:style-name="ce115">
            <text:p>3.95</text:p>
          </table:table-cell>
          <table:table-cell office:value-type="float" office:value="251" table:style-name="ce114">
            <text:p><text:s text:c="3"/>251</text:p>
          </table:table-cell>
          <table:table-cell office:value-type="float" office:value="141" table:style-name="ce114">
            <text:p><text:s text:c="3"/>141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8.4706988838328705" table:style-name="ce115">
            <text:p>8.47</text:p>
          </table:table-cell>
          <table:table-cell office:value-type="float" office:value="-134" table:style-name="ce114">
            <text:p>－ <text:s/>134</text:p>
          </table:table-cell>
          <table:table-cell office:value-type="float" office:value="-4.5222057786199397" table:style-name="ce74">
            <text:p>–4.52</text:p>
          </table:table-cell>
          <table:table-cell office:value-type="float" office:value="161" table:style-name="ce114">
            <text:p><text:s text:c="3"/>161</text:p>
          </table:table-cell>
          <table:table-cell office:value-type="float" office:value="158" table:style-name="ce114">
            <text:p><text:s text:c="3"/>15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.4333964952075302" table:style-name="ce115">
            <text:p>5.4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60" table:style-name="ce20">
            <text:p>6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248682590835498" table:style-name="ce73">
            <text:p>2.02</text:p>
          </table:table-cell>
          <table:table-cell office:value-type="float" office:value="1436" table:style-name="ce18">
            <text:p>1,436</text:p>
          </table:table-cell>
          <table:table-cell office:value-type="float" office:value="1318" table:style-name="ce18">
            <text:p>1,318</text:p>
          </table:table-cell>
          <table:table-cell office:value-type="float" office:value="10001" table:style-name="ce18">
            <text:p>10,00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3553" table:style-name="ce116">
            <text:p><text:s text:c="3"/>183,553</text:p>
          </table:table-cell>
          <table:table-cell office:value-type="float" office:value="457328" table:style-name="ce116">
            <text:p><text:s text:c="3"/>457,328</text:p>
          </table:table-cell>
          <table:table-cell office:value-type="float" office:value="225690" table:style-name="ce116">
            <text:p><text:s text:c="3"/>225,690</text:p>
          </table:table-cell>
          <table:table-cell office:value-type="float" office:value="231638" table:style-name="ce116">
            <text:p><text:s text:c="3"/>231,638</text:p>
          </table:table-cell>
          <table:table-cell office:value-type="float" office:value="278" table:style-name="ce116">
            <text:p><text:s text:c="3"/>278</text:p>
          </table:table-cell>
          <table:table-cell office:value-type="float" office:value="137" table:style-name="ce116">
            <text:p><text:s text:c="3"/>137</text:p>
          </table:table-cell>
          <table:table-cell office:value-type="float" office:value="141" table:style-name="ce116">
            <text:p><text:s text:c="3"/>141</text:p>
          </table:table-cell>
          <table:table-cell office:value-type="float" office:value="7.41550530647228" table:style-name="ce117">
            <text:p>7.42</text:p>
          </table:table-cell>
          <table:table-cell office:value-type="float" office:value="249" table:style-name="ce116">
            <text:p><text:s text:c="3"/>249</text:p>
          </table:table-cell>
          <table:table-cell office:value-type="float" office:value="148" table:style-name="ce116">
            <text:p><text:s text:c="3"/>148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6.64194540040143" table:style-name="ce117">
            <text:p>6.64</text:p>
          </table:table-cell>
          <table:table-cell office:value-type="float" office:value="29" table:style-name="ce116">
            <text:p><text:s text:c="3"/>29</text:p>
          </table:table-cell>
          <table:table-cell office:value-type="float" office:value="0.77355990607085001" table:style-name="ce74">
            <text:p>0.77</text:p>
          </table:table-cell>
          <table:table-cell office:value-type="float" office:value="235" table:style-name="ce116">
            <text:p><text:s text:c="3"/>235</text:p>
          </table:table-cell>
          <table:table-cell office:value-type="float" office:value="228" table:style-name="ce116">
            <text:p><text:s text:c="3"/>228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6.2685026871258502" table:style-name="ce117">
            <text:p>6.27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90" table:style-name="ce20">
            <text:p>90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4</text:p>
          </table:table-cell>
          <table:table-cell office:value-type="float" office:value="2.5074010748503399" table:style-name="ce73">
            <text:p>2.51</text:p>
          </table:table-cell>
          <table:table-cell office:value-type="float" office:value="1402" table:style-name="ce18">
            <text:p>1,402</text:p>
          </table:table-cell>
          <table:table-cell office:value-type="float" office:value="1507" table:style-name="ce18">
            <text:p>1,507</text:p>
          </table:table-cell>
          <table:table-cell office:value-type="float" office:value="4985" table:style-name="ce18">
            <text:p>4,985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5190" table:style-name="ce118">
            <text:p><text:s text:c="3"/>105,190</text:p>
          </table:table-cell>
          <table:table-cell office:value-type="float" office:value="262365" table:style-name="ce118">
            <text:p><text:s text:c="3"/>262,365</text:p>
          </table:table-cell>
          <table:table-cell office:value-type="float" office:value="125755" table:style-name="ce118">
            <text:p><text:s text:c="3"/>125,755</text:p>
          </table:table-cell>
          <table:table-cell office:value-type="float" office:value="136610" table:style-name="ce118">
            <text:p><text:s text:c="3"/>136,610</text:p>
          </table:table-cell>
          <table:table-cell office:value-type="float" office:value="89" table:style-name="ce118">
            <text:p><text:s text:c="3"/>89</text:p>
          </table:table-cell>
          <table:table-cell office:value-type="float" office:value="51" table:style-name="ce118">
            <text:p><text:s text:c="3"/>51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4.1374369839158902" table:style-name="ce119">
            <text:p>4.14</text:p>
          </table:table-cell>
          <table:table-cell office:value-type="float" office:value="190" table:style-name="ce118">
            <text:p><text:s text:c="3"/>190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86" table:style-name="ce118">
            <text:p><text:s text:c="3"/>86</text:p>
          </table:table-cell>
          <table:table-cell office:value-type="float" office:value="8.8327306398204506" table:style-name="ce119">
            <text:p>8.83</text:p>
          </table:table-cell>
          <table:table-cell office:value-type="float" office:value="-101" table:style-name="ce118">
            <text:p>－ <text:s/>101</text:p>
          </table:table-cell>
          <table:table-cell office:value-type="float" office:value="-4.6952936559045604" table:style-name="ce74">
            <text:p>–4.70</text:p>
          </table:table-cell>
          <table:table-cell office:value-type="float" office:value="117" table:style-name="ce118">
            <text:p><text:s text:c="3"/>117</text:p>
          </table:table-cell>
          <table:table-cell office:value-type="float" office:value="112" table:style-name="ce118">
            <text:p><text:s text:c="3"/>112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5.4391025518894303" table:style-name="ce119">
            <text:p>5.44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47" table:style-name="ce20">
            <text:p>47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1849386319555801" table:style-name="ce73">
            <text:p>2.18</text:p>
          </table:table-cell>
          <table:table-cell office:value-type="float" office:value="897" table:style-name="ce18">
            <text:p>897</text:p>
          </table:table-cell>
          <table:table-cell office:value-type="float" office:value="932" table:style-name="ce18">
            <text:p>932</text:p>
          </table:table-cell>
          <table:table-cell office:value-type="float" office:value="1341" table:style-name="ce18">
            <text:p>1,341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8687" table:style-name="ce120">
            <text:p><text:s text:c="3"/>48,687</text:p>
          </table:table-cell>
          <table:table-cell office:value-type="float" office:value="157585" table:style-name="ce120">
            <text:p><text:s text:c="3"/>157,585</text:p>
          </table:table-cell>
          <table:table-cell office:value-type="float" office:value="79286" table:style-name="ce120">
            <text:p><text:s text:c="3"/>79,286</text:p>
          </table:table-cell>
          <table:table-cell office:value-type="float" office:value="78299" table:style-name="ce120">
            <text:p><text:s text:c="3"/>78,299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45" table:style-name="ce120">
            <text:p><text:s text:c="3"/>45</text:p>
          </table:table-cell>
          <table:table-cell office:value-type="float" office:value="23" table:style-name="ce120">
            <text:p><text:s text:c="3"/>23</text:p>
          </table:table-cell>
          <table:table-cell office:value-type="float" office:value="5.2629241710069703" table:style-name="ce121">
            <text:p>5.26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48" table:style-name="ce120">
            <text:p><text:s text:c="3"/>48</text:p>
          </table:table-cell>
          <table:table-cell office:value-type="float" office:value="35" table:style-name="ce120">
            <text:p><text:s text:c="3"/>35</text:p>
          </table:table-cell>
          <table:table-cell office:value-type="float" office:value="6.4238633263761598" table:style-name="ce121">
            <text:p>6.42</text:p>
          </table:table-cell>
          <table:table-cell office:value-type="float" office:value="-15" table:style-name="ce120">
            <text:p>－ <text:s/>15</text:p>
          </table:table-cell>
          <table:table-cell office:value-type="float" office:value="-1.1609391553691899" table:style-name="ce21">
            <text:p>–1.16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4.1019850156377897" table:style-name="ce121">
            <text:p>4.10</text:p>
          </table:table-cell>
          <table:table-cell office:value-type="float" office:value="21" table:style-name="ce120">
            <text:p><text:s text:c="3"/>21</text:p>
          </table:table-cell>
          <table:table-cell office:value-type="float" office:value="20" table:style-name="ce24">
            <text:p>2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.6253148175168599" table:style-name="ce19">
            <text:p>1.63</text:p>
          </table:table-cell>
          <table:table-cell office:value-type="float" office:value="622" table:style-name="ce24">
            <text:p>622</text:p>
          </table:table-cell>
          <table:table-cell office:value-type="float" office:value="699" table:style-name="ce24">
            <text:p>699</text:p>
          </table:table-cell>
          <table:table-cell office:value-type="float" office:value="1679" table:style-name="ce24">
            <text:p>1,679</text:p>
          </table:table-cell>
          <table:table-cell table:style-name="ce11"/>
          <table:table-cell table:number-columns-repeated="16353" table:style-name="ce23"/>
        </table:table-row>
        <table:table-row table:style-name="ro18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4824" table:style-name="ce122">
            <text:p><text:s text:c="3"/>44,824</text:p>
          </table:table-cell>
          <table:table-cell office:value-type="float" office:value="143658" table:style-name="ce122">
            <text:p><text:s text:c="3"/>143,658</text:p>
          </table:table-cell>
          <table:table-cell office:value-type="float" office:value="71269" table:style-name="ce122">
            <text:p><text:s text:c="3"/>71,269</text:p>
          </table:table-cell>
          <table:table-cell office:value-type="float" office:value="72389" table:style-name="ce122">
            <text:p><text:s text:c="3"/>72,389</text:p>
          </table:table-cell>
          <table:table-cell office:value-type="float" office:value="58" table:style-name="ce122">
            <text:p><text:s text:c="3"/>58</text:p>
          </table:table-cell>
          <table:table-cell office:value-type="float" office:value="40" table:style-name="ce122">
            <text:p><text:s text:c="3"/>40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4.92467872317473" table:style-name="ce123">
            <text:p>4.92</text:p>
          </table:table-cell>
          <table:table-cell office:value-type="float" office:value="72" table:style-name="ce122">
            <text:p><text:s text:c="3"/>72</text:p>
          </table:table-cell>
          <table:table-cell office:value-type="float" office:value="40" table:style-name="ce122">
            <text:p><text:s text:c="3"/>40</text:p>
          </table:table-cell>
          <table:table-cell office:value-type="float" office:value="32" table:style-name="ce122">
            <text:p><text:s text:c="3"/>32</text:p>
          </table:table-cell>
          <table:table-cell office:value-type="float" office:value="6.1133942770444998" table:style-name="ce123">
            <text:p>6.11</text:p>
          </table:table-cell>
          <table:table-cell office:value-type="float" office:value="-14" table:style-name="ce122">
            <text:p>－ <text:s/>14</text:p>
          </table:table-cell>
          <table:table-cell office:value-type="float" office:value="-1.18871555386976" table:style-name="ce74">
            <text:p>–1.19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4.1605044385441703" table:style-name="ce123">
            <text:p>4.16</text:p>
          </table:table-cell>
          <table:table-cell office:value-type="float" office:value="19" table:style-name="ce122">
            <text:p><text:s text:c="3"/>19</text:p>
          </table:table-cell>
          <table:table-cell office:value-type="float" office:value="19" table:style-name="ce20">
            <text:p>19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6132568231089599" table:style-name="ce73">
            <text:p>1.61</text:p>
          </table:table-cell>
          <table:table-cell office:value-type="float" office:value="559" table:style-name="ce18">
            <text:p>559</text:p>
          </table:table-cell>
          <table:table-cell office:value-type="float" office:value="598" table:style-name="ce18">
            <text:p>598</text:p>
          </table:table-cell>
          <table:table-cell office:value-type="float" office:value="1367" table:style-name="ce18">
            <text:p>1,36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863" table:style-name="ce124">
            <text:p><text:s text:c="3"/>3,863</text:p>
          </table:table-cell>
          <table:table-cell office:value-type="float" office:value="13927" table:style-name="ce124">
            <text:p><text:s text:c="3"/>13,927</text:p>
          </table:table-cell>
          <table:table-cell office:value-type="float" office:value="8017" table:style-name="ce124">
            <text:p><text:s text:c="3"/>8,017</text:p>
          </table:table-cell>
          <table:table-cell office:value-type="float" office:value="5910" table:style-name="ce124">
            <text:p><text:s text:c="3"/>5,910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8.7477144803355706" table:style-name="ce125">
            <text:p>8.75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.6224859283691195" table:style-name="ce125">
            <text:p>9.62</text:p>
          </table:table-cell>
          <table:table-cell office:value-type="float" office:value="-1" table:style-name="ce124">
            <text:p>－ <text:s/>1</text:p>
          </table:table-cell>
          <table:table-cell office:value-type="float" office:value="-0.87477144803356" table:style-name="ce74">
            <text:p>–0.87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3.4990857921342302" table:style-name="ce125">
            <text:p>3.5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74954289606711" table:style-name="ce73">
            <text:p>1.75</text:p>
          </table:table-cell>
          <table:table-cell office:value-type="float" office:value="63" table:style-name="ce18">
            <text:p>63</text:p>
          </table:table-cell>
          <table:table-cell office:value-type="float" office:value="101" table:style-name="ce18">
            <text:p>101</text:p>
          </table:table-cell>
          <table:table-cell office:value-type="float" office:value="312" table:style-name="ce18">
            <text:p>312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1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2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3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4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5">
          <table:table-cell office:value-type="string" table:number-columns-spanned="25" table:number-rows-spanned="1" table:style-name="ce210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6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3 年 11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233">
            <text:p>區域別</text:p>
          </table:table-cell>
          <table:table-cell office:value-type="string" table:number-columns-spanned="4" table:number-rows-spanned="2" table:style-name="ce23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6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10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8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402795" table:style-name="ce126">
            <text:p><text:s text:c="3"/>23,402,795</text:p>
          </table:table-cell>
          <table:table-cell office:value-type="float" office:value="11528561" table:style-name="ce126">
            <text:p><text:s text:c="3"/>11,528,561</text:p>
          </table:table-cell>
          <table:table-cell office:value-type="float" office:value="11874234" table:style-name="ce126">
            <text:p><text:s text:c="3"/>11,874,234</text:p>
          </table:table-cell>
          <table:table-cell office:value-type="float" office:value="100" table:style-name="ce127">
            <text:p>100.00</text:p>
          </table:table-cell>
          <table:table-cell office:value-type="float" office:value="2745637" table:style-name="ce126">
            <text:p><text:s text:c="3"/>2,745,637</text:p>
          </table:table-cell>
          <table:table-cell office:value-type="float" office:value="1421747" table:style-name="ce126">
            <text:p><text:s text:c="3"/>1,421,747</text:p>
          </table:table-cell>
          <table:table-cell office:value-type="float" office:value="1323890" table:style-name="ce126">
            <text:p><text:s text:c="3"/>1,323,890</text:p>
          </table:table-cell>
          <table:table-cell office:value-type="float" office:value="11.7320901200049" table:style-name="ce127">
            <text:p>11.73</text:p>
          </table:table-cell>
          <table:table-cell office:value-type="float" office:value="16184042" table:style-name="ce126">
            <text:p><text:s text:c="3"/>16,184,042</text:p>
          </table:table-cell>
          <table:table-cell office:value-type="float" office:value="8088965" table:style-name="ce126">
            <text:p><text:s text:c="3"/>8,088,965</text:p>
          </table:table-cell>
          <table:table-cell office:value-type="float" office:value="8095077" table:style-name="ce126">
            <text:p><text:s text:c="3"/>8,095,077</text:p>
          </table:table-cell>
          <table:table-cell office:value-type="float" office:value="69.154312551129038" table:style-name="ce127">
            <text:p>69.15</text:p>
          </table:table-cell>
          <table:table-cell office:value-type="float" office:value="4473116" table:style-name="ce126">
            <text:p><text:s text:c="3"/>4,473,116</text:p>
          </table:table-cell>
          <table:table-cell office:value-type="float" office:value="2017849" table:style-name="ce126">
            <text:p><text:s text:c="3"/>2,017,849</text:p>
          </table:table-cell>
          <table:table-cell office:value-type="float" office:value="2455267" table:style-name="ce126">
            <text:p><text:s text:c="3"/>2,455,267</text:p>
          </table:table-cell>
          <table:table-cell office:value-type="float" office:value="19.11359732886606" table:style-name="ce127">
            <text:p>19.11</text:p>
          </table:table-cell>
          <table:table-cell office:value-type="float" office:value="9882807" table:style-name="ce126">
            <text:p><text:s text:c="3"/>9,882,807</text:p>
          </table:table-cell>
          <table:table-cell office:value-type="float" office:value="4998792" table:style-name="ce126">
            <text:p><text:s text:c="3"/>4,998,792</text:p>
          </table:table-cell>
          <table:table-cell office:value-type="float" office:value="4884015" table:style-name="ce126">
            <text:p><text:s text:c="3"/>4,884,015</text:p>
          </table:table-cell>
          <table:table-cell office:value-type="float" office:value="42.229173908501103" table:style-name="ce127">
            <text:p>42.23</text:p>
          </table:table-cell>
          <table:table-cell office:value-type="float" office:value="19640330" table:style-name="ce126">
            <text:p><text:s text:c="3"/>19,640,330</text:p>
          </table:table-cell>
          <table:table-cell office:value-type="float" office:value="9576903" table:style-name="ce126">
            <text:p><text:s text:c="3"/>9,576,903</text:p>
          </table:table-cell>
          <table:table-cell office:value-type="float" office:value="10063427" table:style-name="ce126">
            <text:p><text:s text:c="3"/>10,063,427</text:p>
          </table:table-cell>
          <table:table-cell office:value-type="float" office:value="83.923010050722567" table:style-name="ce127">
            <text:p>83.92</text:p>
          </table:table-cell>
          <table:table-cell table:style-name="ce62"/>
          <table:table-cell table:number-columns-repeated="16358" table:style-name="ce63"/>
        </table:table-row>
        <table:table-row table:style-name="ro18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47112" table:style-name="ce128">
            <text:p><text:s text:c="3"/>4,047,112</text:p>
          </table:table-cell>
          <table:table-cell office:value-type="float" office:value="1965683" table:style-name="ce128">
            <text:p><text:s text:c="3"/>1,965,683</text:p>
          </table:table-cell>
          <table:table-cell office:value-type="float" office:value="2081429" table:style-name="ce128">
            <text:p><text:s text:c="3"/>2,081,429</text:p>
          </table:table-cell>
          <table:table-cell office:value-type="float" office:value="100" table:style-name="ce129">
            <text:p>100.00</text:p>
          </table:table-cell>
          <table:table-cell office:value-type="float" office:value="445863" table:style-name="ce128">
            <text:p><text:s text:c="3"/>445,863</text:p>
          </table:table-cell>
          <table:table-cell office:value-type="float" office:value="230154" table:style-name="ce128">
            <text:p><text:s text:c="3"/>230,154</text:p>
          </table:table-cell>
          <table:table-cell office:value-type="float" office:value="215709" table:style-name="ce128">
            <text:p><text:s text:c="3"/>215,709</text:p>
          </table:table-cell>
          <table:table-cell office:value-type="float" office:value="11.016818906914359" table:style-name="ce129">
            <text:p>11.02</text:p>
          </table:table-cell>
          <table:table-cell office:value-type="float" office:value="2836085" table:style-name="ce128">
            <text:p><text:s text:c="3"/>2,836,085</text:p>
          </table:table-cell>
          <table:table-cell office:value-type="float" office:value="1397733" table:style-name="ce128">
            <text:p><text:s text:c="3"/>1,397,733</text:p>
          </table:table-cell>
          <table:table-cell office:value-type="float" office:value="1438352" table:style-name="ce128">
            <text:p><text:s text:c="3"/>1,438,352</text:p>
          </table:table-cell>
          <table:table-cell office:value-type="float" office:value="70.076760910001994" table:style-name="ce129">
            <text:p>70.08</text:p>
          </table:table-cell>
          <table:table-cell office:value-type="float" office:value="765164" table:style-name="ce128">
            <text:p><text:s text:c="3"/>765,164</text:p>
          </table:table-cell>
          <table:table-cell office:value-type="float" office:value="337796" table:style-name="ce128">
            <text:p><text:s text:c="3"/>337,796</text:p>
          </table:table-cell>
          <table:table-cell office:value-type="float" office:value="427368" table:style-name="ce128">
            <text:p><text:s text:c="3"/>427,368</text:p>
          </table:table-cell>
          <table:table-cell office:value-type="float" office:value="18.90642018308364" table:style-name="ce129">
            <text:p>18.91</text:p>
          </table:table-cell>
          <table:table-cell office:value-type="float" office:value="1725586" table:style-name="ce128">
            <text:p><text:s text:c="3"/>1,725,586</text:p>
          </table:table-cell>
          <table:table-cell office:value-type="float" office:value="869873" table:style-name="ce128">
            <text:p><text:s text:c="3"/>869,873</text:p>
          </table:table-cell>
          <table:table-cell office:value-type="float" office:value="855713" table:style-name="ce128">
            <text:p><text:s text:c="3"/>855,713</text:p>
          </table:table-cell>
          <table:table-cell office:value-type="float" office:value="42.637465926319813" table:style-name="ce129">
            <text:p>42.64</text:p>
          </table:table-cell>
          <table:table-cell office:value-type="float" office:value="3431028" table:style-name="ce128">
            <text:p><text:s text:c="3"/>3,431,028</text:p>
          </table:table-cell>
          <table:table-cell office:value-type="float" office:value="1646832" table:style-name="ce128">
            <text:p><text:s text:c="3"/>1,646,832</text:p>
          </table:table-cell>
          <table:table-cell office:value-type="float" office:value="1784196" table:style-name="ce128">
            <text:p><text:s text:c="3"/>1,784,196</text:p>
          </table:table-cell>
          <table:table-cell office:value-type="float" office:value="84.777194206634263" table:style-name="ce129">
            <text:p>84.7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493210" table:style-name="ce130">
            <text:p><text:s text:c="3"/>2,493,210</text:p>
          </table:table-cell>
          <table:table-cell office:value-type="float" office:value="1175842" table:style-name="ce130">
            <text:p><text:s text:c="3"/>1,175,842</text:p>
          </table:table-cell>
          <table:table-cell office:value-type="float" office:value="1317368" table:style-name="ce130">
            <text:p><text:s text:c="3"/>1,317,368</text:p>
          </table:table-cell>
          <table:table-cell office:value-type="float" office:value="100" table:style-name="ce131">
            <text:p>100.00</text:p>
          </table:table-cell>
          <table:table-cell office:value-type="float" office:value="303599" table:style-name="ce130">
            <text:p><text:s text:c="3"/>303,599</text:p>
          </table:table-cell>
          <table:table-cell office:value-type="float" office:value="156531" table:style-name="ce130">
            <text:p><text:s text:c="3"/>156,531</text:p>
          </table:table-cell>
          <table:table-cell office:value-type="float" office:value="147068" table:style-name="ce130">
            <text:p><text:s text:c="3"/>147,068</text:p>
          </table:table-cell>
          <table:table-cell office:value-type="float" office:value="12.17703282114222" table:style-name="ce131">
            <text:p>12.18</text:p>
          </table:table-cell>
          <table:table-cell office:value-type="float" office:value="1616623" table:style-name="ce130">
            <text:p><text:s text:c="3"/>1,616,623</text:p>
          </table:table-cell>
          <table:table-cell office:value-type="float" office:value="769019" table:style-name="ce130">
            <text:p><text:s text:c="3"/>769,019</text:p>
          </table:table-cell>
          <table:table-cell office:value-type="float" office:value="847604" table:style-name="ce130">
            <text:p><text:s text:c="3"/>847,604</text:p>
          </table:table-cell>
          <table:table-cell office:value-type="float" office:value="64.84102823267996" table:style-name="ce131">
            <text:p>64.84</text:p>
          </table:table-cell>
          <table:table-cell office:value-type="float" office:value="572988" table:style-name="ce130">
            <text:p><text:s text:c="3"/>572,988</text:p>
          </table:table-cell>
          <table:table-cell office:value-type="float" office:value="250292" table:style-name="ce130">
            <text:p><text:s text:c="3"/>250,292</text:p>
          </table:table-cell>
          <table:table-cell office:value-type="float" office:value="322696" table:style-name="ce130">
            <text:p><text:s text:c="3"/>322,696</text:p>
          </table:table-cell>
          <table:table-cell office:value-type="float" office:value="22.98193894617782" table:style-name="ce131">
            <text:p>22.98</text:p>
          </table:table-cell>
          <table:table-cell office:value-type="float" office:value="964219" table:style-name="ce130">
            <text:p><text:s text:c="3"/>964,219</text:p>
          </table:table-cell>
          <table:table-cell office:value-type="float" office:value="463636" table:style-name="ce130">
            <text:p><text:s text:c="3"/>463,636</text:p>
          </table:table-cell>
          <table:table-cell office:value-type="float" office:value="500583" table:style-name="ce130">
            <text:p><text:s text:c="3"/>500,583</text:p>
          </table:table-cell>
          <table:table-cell office:value-type="float" office:value="38.673798035464323" table:style-name="ce131">
            <text:p>38.67</text:p>
          </table:table-cell>
          <table:table-cell office:value-type="float" office:value="2090784" table:style-name="ce130">
            <text:p><text:s text:c="3"/>2,090,784</text:p>
          </table:table-cell>
          <table:table-cell office:value-type="float" office:value="968009" table:style-name="ce130">
            <text:p><text:s text:c="3"/>968,009</text:p>
          </table:table-cell>
          <table:table-cell office:value-type="float" office:value="1122775" table:style-name="ce130">
            <text:p><text:s text:c="3"/>1,122,775</text:p>
          </table:table-cell>
          <table:table-cell office:value-type="float" office:value="83.859121373650837" table:style-name="ce131">
            <text:p>83.86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336764" table:style-name="ce132">
            <text:p><text:s text:c="3"/>2,336,764</text:p>
          </table:table-cell>
          <table:table-cell office:value-type="float" office:value="1150938" table:style-name="ce132">
            <text:p><text:s text:c="3"/>1,150,938</text:p>
          </table:table-cell>
          <table:table-cell office:value-type="float" office:value="1185826" table:style-name="ce132">
            <text:p><text:s text:c="3"/>1,185,826</text:p>
          </table:table-cell>
          <table:table-cell office:value-type="float" office:value="100" table:style-name="ce133">
            <text:p>100.00</text:p>
          </table:table-cell>
          <table:table-cell office:value-type="float" office:value="314704" table:style-name="ce132">
            <text:p><text:s text:c="3"/>314,704</text:p>
          </table:table-cell>
          <table:table-cell office:value-type="float" office:value="163102" table:style-name="ce132">
            <text:p><text:s text:c="3"/>163,102</text:p>
          </table:table-cell>
          <table:table-cell office:value-type="float" office:value="151602" table:style-name="ce132">
            <text:p><text:s text:c="3"/>151,602</text:p>
          </table:table-cell>
          <table:table-cell office:value-type="float" office:value="13.46751319345899" table:style-name="ce133">
            <text:p>13.47</text:p>
          </table:table-cell>
          <table:table-cell office:value-type="float" office:value="1652654" table:style-name="ce132">
            <text:p><text:s text:c="3"/>1,652,654</text:p>
          </table:table-cell>
          <table:table-cell office:value-type="float" office:value="821579" table:style-name="ce132">
            <text:p><text:s text:c="3"/>821,579</text:p>
          </table:table-cell>
          <table:table-cell office:value-type="float" office:value="831075" table:style-name="ce132">
            <text:p><text:s text:c="3"/>831,075</text:p>
          </table:table-cell>
          <table:table-cell office:value-type="float" office:value="70.724044019849671" table:style-name="ce133">
            <text:p>70.72</text:p>
          </table:table-cell>
          <table:table-cell office:value-type="float" office:value="369406" table:style-name="ce132">
            <text:p><text:s text:c="3"/>369,406</text:p>
          </table:table-cell>
          <table:table-cell office:value-type="float" office:value="166257" table:style-name="ce132">
            <text:p><text:s text:c="3"/>166,257</text:p>
          </table:table-cell>
          <table:table-cell office:value-type="float" office:value="203149" table:style-name="ce132">
            <text:p><text:s text:c="3"/>203,149</text:p>
          </table:table-cell>
          <table:table-cell office:value-type="float" office:value="15.808442786691341" table:style-name="ce133">
            <text:p>15.81</text:p>
          </table:table-cell>
          <table:table-cell office:value-type="float" office:value="1044125" table:style-name="ce132">
            <text:p><text:s text:c="3"/>1,044,125</text:p>
          </table:table-cell>
          <table:table-cell office:value-type="float" office:value="524828" table:style-name="ce132">
            <text:p><text:s text:c="3"/>524,828</text:p>
          </table:table-cell>
          <table:table-cell office:value-type="float" office:value="519297" table:style-name="ce132">
            <text:p><text:s text:c="3"/>519,297</text:p>
          </table:table-cell>
          <table:table-cell office:value-type="float" office:value="44.682518217500792" table:style-name="ce133">
            <text:p>44.68</text:p>
          </table:table-cell>
          <table:table-cell office:value-type="float" office:value="1911437" table:style-name="ce132">
            <text:p><text:s text:c="3"/>1,911,437</text:p>
          </table:table-cell>
          <table:table-cell office:value-type="float" office:value="929909" table:style-name="ce132">
            <text:p><text:s text:c="3"/>929,909</text:p>
          </table:table-cell>
          <table:table-cell office:value-type="float" office:value="981528" table:style-name="ce132">
            <text:p><text:s text:c="3"/>981,528</text:p>
          </table:table-cell>
          <table:table-cell office:value-type="float" office:value="81.798461462090316" table:style-name="ce133">
            <text:p>81.8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58958" table:style-name="ce134">
            <text:p><text:s text:c="3"/>2,858,958</text:p>
          </table:table-cell>
          <table:table-cell office:value-type="float" office:value="1396004" table:style-name="ce134">
            <text:p><text:s text:c="3"/>1,396,004</text:p>
          </table:table-cell>
          <table:table-cell office:value-type="float" office:value="1462954" table:style-name="ce134">
            <text:p><text:s text:c="3"/>1,462,954</text:p>
          </table:table-cell>
          <table:table-cell office:value-type="float" office:value="100" table:style-name="ce135">
            <text:p>100.00</text:p>
          </table:table-cell>
          <table:table-cell office:value-type="float" office:value="372974" table:style-name="ce134">
            <text:p><text:s text:c="3"/>372,974</text:p>
          </table:table-cell>
          <table:table-cell office:value-type="float" office:value="193328" table:style-name="ce134">
            <text:p><text:s text:c="3"/>193,328</text:p>
          </table:table-cell>
          <table:table-cell office:value-type="float" office:value="179646" table:style-name="ce134">
            <text:p><text:s text:c="3"/>179,646</text:p>
          </table:table-cell>
          <table:table-cell office:value-type="float" office:value="13.04580200198814" table:style-name="ce135">
            <text:p>13.05</text:p>
          </table:table-cell>
          <table:table-cell office:value-type="float" office:value="2013940" table:style-name="ce134">
            <text:p><text:s text:c="3"/>2,013,940</text:p>
          </table:table-cell>
          <table:table-cell office:value-type="float" office:value="990442" table:style-name="ce134">
            <text:p><text:s text:c="3"/>990,442</text:p>
          </table:table-cell>
          <table:table-cell office:value-type="float" office:value="1023498" table:style-name="ce134">
            <text:p><text:s text:c="3"/>1,023,498</text:p>
          </table:table-cell>
          <table:table-cell office:value-type="float" office:value="70.443147468413315" table:style-name="ce135">
            <text:p>70.44</text:p>
          </table:table-cell>
          <table:table-cell office:value-type="float" office:value="472044" table:style-name="ce134">
            <text:p><text:s text:c="3"/>472,044</text:p>
          </table:table-cell>
          <table:table-cell office:value-type="float" office:value="212234" table:style-name="ce134">
            <text:p><text:s text:c="3"/>212,234</text:p>
          </table:table-cell>
          <table:table-cell office:value-type="float" office:value="259810" table:style-name="ce134">
            <text:p><text:s text:c="3"/>259,810</text:p>
          </table:table-cell>
          <table:table-cell office:value-type="float" office:value="16.511050529598549" table:style-name="ce135">
            <text:p>16.51</text:p>
          </table:table-cell>
          <table:table-cell office:value-type="float" office:value="1261596" table:style-name="ce134">
            <text:p><text:s text:c="3"/>1,261,596</text:p>
          </table:table-cell>
          <table:table-cell office:value-type="float" office:value="630586" table:style-name="ce134">
            <text:p><text:s text:c="3"/>630,586</text:p>
          </table:table-cell>
          <table:table-cell office:value-type="float" office:value="631010" table:style-name="ce134">
            <text:p><text:s text:c="3"/>631,010</text:p>
          </table:table-cell>
          <table:table-cell office:value-type="float" office:value="44.127825592401152" table:style-name="ce135">
            <text:p>44.13</text:p>
          </table:table-cell>
          <table:table-cell office:value-type="float" office:value="2352996" table:style-name="ce134">
            <text:p><text:s text:c="3"/>2,352,996</text:p>
          </table:table-cell>
          <table:table-cell office:value-type="float" office:value="1133683" table:style-name="ce134">
            <text:p><text:s text:c="3"/>1,133,683</text:p>
          </table:table-cell>
          <table:table-cell office:value-type="float" office:value="1219313" table:style-name="ce134">
            <text:p><text:s text:c="3"/>1,219,313</text:p>
          </table:table-cell>
          <table:table-cell office:value-type="float" office:value="82.302573175261756" table:style-name="ce135">
            <text:p>82.3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8873" table:style-name="ce136">
            <text:p><text:s text:c="3"/>1,858,873</text:p>
          </table:table-cell>
          <table:table-cell office:value-type="float" office:value="921802" table:style-name="ce136">
            <text:p><text:s text:c="3"/>921,802</text:p>
          </table:table-cell>
          <table:table-cell office:value-type="float" office:value="937071" table:style-name="ce136">
            <text:p><text:s text:c="3"/>937,071</text:p>
          </table:table-cell>
          <table:table-cell office:value-type="float" office:value="100" table:style-name="ce137">
            <text:p>100.00</text:p>
          </table:table-cell>
          <table:table-cell office:value-type="float" office:value="208763" table:style-name="ce136">
            <text:p><text:s text:c="3"/>208,763</text:p>
          </table:table-cell>
          <table:table-cell office:value-type="float" office:value="108362" table:style-name="ce136">
            <text:p><text:s text:c="3"/>108,362</text:p>
          </table:table-cell>
          <table:table-cell office:value-type="float" office:value="100401" table:style-name="ce136">
            <text:p><text:s text:c="3"/>100,401</text:p>
          </table:table-cell>
          <table:table-cell office:value-type="float" office:value="11.230621995155129" table:style-name="ce137">
            <text:p>11.23</text:p>
          </table:table-cell>
          <table:table-cell office:value-type="float" office:value="1287008" table:style-name="ce136">
            <text:p><text:s text:c="3"/>1,287,008</text:p>
          </table:table-cell>
          <table:table-cell office:value-type="float" office:value="646817" table:style-name="ce136">
            <text:p><text:s text:c="3"/>646,817</text:p>
          </table:table-cell>
          <table:table-cell office:value-type="float" office:value="640191" table:style-name="ce136">
            <text:p><text:s text:c="3"/>640,191</text:p>
          </table:table-cell>
          <table:table-cell office:value-type="float" office:value="69.235929512129118" table:style-name="ce137">
            <text:p>69.24</text:p>
          </table:table-cell>
          <table:table-cell office:value-type="float" office:value="363102" table:style-name="ce136">
            <text:p><text:s text:c="3"/>363,102</text:p>
          </table:table-cell>
          <table:table-cell office:value-type="float" office:value="166623" table:style-name="ce136">
            <text:p><text:s text:c="3"/>166,623</text:p>
          </table:table-cell>
          <table:table-cell office:value-type="float" office:value="196479" table:style-name="ce136">
            <text:p><text:s text:c="3"/>196,479</text:p>
          </table:table-cell>
          <table:table-cell office:value-type="float" office:value="19.533448492715749" table:style-name="ce137">
            <text:p>19.53</text:p>
          </table:table-cell>
          <table:table-cell office:value-type="float" office:value="782587" table:style-name="ce136">
            <text:p><text:s text:c="3"/>782,587</text:p>
          </table:table-cell>
          <table:table-cell office:value-type="float" office:value="398602" table:style-name="ce136">
            <text:p><text:s text:c="3"/>398,602</text:p>
          </table:table-cell>
          <table:table-cell office:value-type="float" office:value="383985" table:style-name="ce136">
            <text:p><text:s text:c="3"/>383,985</text:p>
          </table:table-cell>
          <table:table-cell office:value-type="float" office:value="42.100078918785741" table:style-name="ce137">
            <text:p>42.10</text:p>
          </table:table-cell>
          <table:table-cell office:value-type="float" office:value="1572380" table:style-name="ce136">
            <text:p><text:s text:c="3"/>1,572,380</text:p>
          </table:table-cell>
          <table:table-cell office:value-type="float" office:value="773070" table:style-name="ce136">
            <text:p><text:s text:c="3"/>773,070</text:p>
          </table:table-cell>
          <table:table-cell office:value-type="float" office:value="799310" table:style-name="ce136">
            <text:p><text:s text:c="3"/>799,310</text:p>
          </table:table-cell>
          <table:table-cell office:value-type="float" office:value="84.587812077533002" table:style-name="ce137">
            <text:p>84.59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1891" table:style-name="ce138">
            <text:p><text:s text:c="3"/>2,731,891</text:p>
          </table:table-cell>
          <table:table-cell office:value-type="float" office:value="1337699" table:style-name="ce138">
            <text:p><text:s text:c="3"/>1,337,699</text:p>
          </table:table-cell>
          <table:table-cell office:value-type="float" office:value="1394192" table:style-name="ce138">
            <text:p><text:s text:c="3"/>1,394,192</text:p>
          </table:table-cell>
          <table:table-cell office:value-type="float" office:value="100" table:style-name="ce139">
            <text:p>100.00</text:p>
          </table:table-cell>
          <table:table-cell office:value-type="float" office:value="300447" table:style-name="ce138">
            <text:p><text:s text:c="3"/>300,447</text:p>
          </table:table-cell>
          <table:table-cell office:value-type="float" office:value="155510" table:style-name="ce138">
            <text:p><text:s text:c="3"/>155,510</text:p>
          </table:table-cell>
          <table:table-cell office:value-type="float" office:value="144937" table:style-name="ce138">
            <text:p><text:s text:c="3"/>144,937</text:p>
          </table:table-cell>
          <table:table-cell office:value-type="float" office:value="10.997766748380521" table:style-name="ce139">
            <text:p>11.00</text:p>
          </table:table-cell>
          <table:table-cell office:value-type="float" office:value="1888686" table:style-name="ce138">
            <text:p><text:s text:c="3"/>1,888,686</text:p>
          </table:table-cell>
          <table:table-cell office:value-type="float" office:value="940202" table:style-name="ce138">
            <text:p><text:s text:c="3"/>940,202</text:p>
          </table:table-cell>
          <table:table-cell office:value-type="float" office:value="948484" table:style-name="ce138">
            <text:p><text:s text:c="3"/>948,484</text:p>
          </table:table-cell>
          <table:table-cell office:value-type="float" office:value="69.134749519655074" table:style-name="ce139">
            <text:p>69.13</text:p>
          </table:table-cell>
          <table:table-cell office:value-type="float" office:value="542758" table:style-name="ce138">
            <text:p><text:s text:c="3"/>542,758</text:p>
          </table:table-cell>
          <table:table-cell office:value-type="float" office:value="241987" table:style-name="ce138">
            <text:p><text:s text:c="3"/>241,987</text:p>
          </table:table-cell>
          <table:table-cell office:value-type="float" office:value="300771" table:style-name="ce138">
            <text:p><text:s text:c="3"/>300,771</text:p>
          </table:table-cell>
          <table:table-cell office:value-type="float" office:value="19.86748373196442" table:style-name="ce139">
            <text:p>19.87</text:p>
          </table:table-cell>
          <table:table-cell office:value-type="float" office:value="1143365" table:style-name="ce138">
            <text:p><text:s text:c="3"/>1,143,365</text:p>
          </table:table-cell>
          <table:table-cell office:value-type="float" office:value="576828" table:style-name="ce138">
            <text:p><text:s text:c="3"/>576,828</text:p>
          </table:table-cell>
          <table:table-cell office:value-type="float" office:value="566537" table:style-name="ce138">
            <text:p><text:s text:c="3"/>566,537</text:p>
          </table:table-cell>
          <table:table-cell office:value-type="float" office:value="41.852511685129457" table:style-name="ce139">
            <text:p>41.85</text:p>
          </table:table-cell>
          <table:table-cell office:value-type="float" office:value="2317617" table:style-name="ce138">
            <text:p><text:s text:c="3"/>2,317,617</text:p>
          </table:table-cell>
          <table:table-cell office:value-type="float" office:value="1123168" table:style-name="ce138">
            <text:p><text:s text:c="3"/>1,123,168</text:p>
          </table:table-cell>
          <table:table-cell office:value-type="float" office:value="1194449" table:style-name="ce138">
            <text:p><text:s text:c="3"/>1,194,449</text:p>
          </table:table-cell>
          <table:table-cell office:value-type="float" office:value="84.835632168340538" table:style-name="ce139">
            <text:p>84.84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18402" table:style-name="ce140">
            <text:p><text:s text:c="3"/>6,918,402</text:p>
          </table:table-cell>
          <table:table-cell office:value-type="float" office:value="3501307" table:style-name="ce140">
            <text:p><text:s text:c="3"/>3,501,307</text:p>
          </table:table-cell>
          <table:table-cell office:value-type="float" office:value="3417095" table:style-name="ce140">
            <text:p><text:s text:c="3"/>3,417,095</text:p>
          </table:table-cell>
          <table:table-cell office:value-type="float" office:value="100" table:style-name="ce141">
            <text:p>100.00</text:p>
          </table:table-cell>
          <table:table-cell office:value-type="float" office:value="786570" table:style-name="ce140">
            <text:p><text:s text:c="3"/>786,570</text:p>
          </table:table-cell>
          <table:table-cell office:value-type="float" office:value="408102" table:style-name="ce140">
            <text:p><text:s text:c="3"/>408,102</text:p>
          </table:table-cell>
          <table:table-cell office:value-type="float" office:value="378468" table:style-name="ce140">
            <text:p><text:s text:c="3"/>378,468</text:p>
          </table:table-cell>
          <table:table-cell office:value-type="float" office:value="11.369243938123279" table:style-name="ce141">
            <text:p>11.37</text:p>
          </table:table-cell>
          <table:table-cell office:value-type="float" office:value="4772458" table:style-name="ce140">
            <text:p><text:s text:c="3"/>4,772,458</text:p>
          </table:table-cell>
          <table:table-cell office:value-type="float" office:value="2464338" table:style-name="ce140">
            <text:p><text:s text:c="3"/>2,464,338</text:p>
          </table:table-cell>
          <table:table-cell office:value-type="float" office:value="2308120" table:style-name="ce140">
            <text:p><text:s text:c="3"/>2,308,120</text:p>
          </table:table-cell>
          <table:table-cell office:value-type="float" office:value="68.982085747546904" table:style-name="ce141">
            <text:p>68.98</text:p>
          </table:table-cell>
          <table:table-cell office:value-type="float" office:value="1359374" table:style-name="ce140">
            <text:p><text:s text:c="3"/>1,359,374</text:p>
          </table:table-cell>
          <table:table-cell office:value-type="float" office:value="628867" table:style-name="ce140">
            <text:p><text:s text:c="3"/>628,867</text:p>
          </table:table-cell>
          <table:table-cell office:value-type="float" office:value="730507" table:style-name="ce140">
            <text:p><text:s text:c="3"/>730,507</text:p>
          </table:table-cell>
          <table:table-cell office:value-type="float" office:value="19.648670314329809" table:style-name="ce141">
            <text:p>19.65</text:p>
          </table:table-cell>
          <table:table-cell office:value-type="float" office:value="2892270" table:style-name="ce140">
            <text:p><text:s text:c="3"/>2,892,270</text:p>
          </table:table-cell>
          <table:table-cell office:value-type="float" office:value="1499535" table:style-name="ce140">
            <text:p><text:s text:c="3"/>1,499,535</text:p>
          </table:table-cell>
          <table:table-cell office:value-type="float" office:value="1392735" table:style-name="ce140">
            <text:p><text:s text:c="3"/>1,392,735</text:p>
          </table:table-cell>
          <table:table-cell office:value-type="float" office:value="41.805463169095987" table:style-name="ce141">
            <text:p>41.81</text:p>
          </table:table-cell>
          <table:table-cell office:value-type="float" office:value="5825432" table:style-name="ce140">
            <text:p><text:s text:c="3"/>5,825,432</text:p>
          </table:table-cell>
          <table:table-cell office:value-type="float" office:value="2932844" table:style-name="ce140">
            <text:p><text:s text:c="3"/>2,932,844</text:p>
          </table:table-cell>
          <table:table-cell office:value-type="float" office:value="2892588" table:style-name="ce140">
            <text:p><text:s text:c="3"/>2,892,588</text:p>
          </table:table-cell>
          <table:table-cell office:value-type="float" office:value="84.201987684439274" table:style-name="ce141">
            <text:p>84.2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49254" table:style-name="ce142">
            <text:p><text:s text:c="3"/>449,254</text:p>
          </table:table-cell>
          <table:table-cell office:value-type="float" office:value="225195" table:style-name="ce142">
            <text:p><text:s text:c="3"/>225,195</text:p>
          </table:table-cell>
          <table:table-cell office:value-type="float" office:value="224059" table:style-name="ce142">
            <text:p><text:s text:c="3"/>224,059</text:p>
          </table:table-cell>
          <table:table-cell office:value-type="float" office:value="100" table:style-name="ce143">
            <text:p>100.00</text:p>
          </table:table-cell>
          <table:table-cell office:value-type="float" office:value="50063" table:style-name="ce142">
            <text:p><text:s text:c="3"/>50,063</text:p>
          </table:table-cell>
          <table:table-cell office:value-type="float" office:value="25857" table:style-name="ce142">
            <text:p><text:s text:c="3"/>25,857</text:p>
          </table:table-cell>
          <table:table-cell office:value-type="float" office:value="24206" table:style-name="ce142">
            <text:p><text:s text:c="3"/>24,206</text:p>
          </table:table-cell>
          <table:table-cell office:value-type="float" office:value="11.143584698188549" table:style-name="ce143">
            <text:p>11.14</text:p>
          </table:table-cell>
          <table:table-cell office:value-type="float" office:value="309858" table:style-name="ce142">
            <text:p><text:s text:c="3"/>309,858</text:p>
          </table:table-cell>
          <table:table-cell office:value-type="float" office:value="158148" table:style-name="ce142">
            <text:p><text:s text:c="3"/>158,148</text:p>
          </table:table-cell>
          <table:table-cell office:value-type="float" office:value="151710" table:style-name="ce142">
            <text:p><text:s text:c="3"/>151,710</text:p>
          </table:table-cell>
          <table:table-cell office:value-type="float" office:value="68.971673040195526" table:style-name="ce143">
            <text:p>68.97</text:p>
          </table:table-cell>
          <table:table-cell office:value-type="float" office:value="89333" table:style-name="ce142">
            <text:p><text:s text:c="3"/>89,333</text:p>
          </table:table-cell>
          <table:table-cell office:value-type="float" office:value="41190" table:style-name="ce142">
            <text:p><text:s text:c="3"/>41,190</text:p>
          </table:table-cell>
          <table:table-cell office:value-type="float" office:value="48143" table:style-name="ce142">
            <text:p><text:s text:c="3"/>48,143</text:p>
          </table:table-cell>
          <table:table-cell office:value-type="float" office:value="19.884742261615919" table:style-name="ce143">
            <text:p>19.88</text:p>
          </table:table-cell>
          <table:table-cell office:value-type="float" office:value="185019" table:style-name="ce142">
            <text:p><text:s text:c="3"/>185,019</text:p>
          </table:table-cell>
          <table:table-cell office:value-type="float" office:value="95256" table:style-name="ce142">
            <text:p><text:s text:c="3"/>95,256</text:p>
          </table:table-cell>
          <table:table-cell office:value-type="float" office:value="89763" table:style-name="ce142">
            <text:p><text:s text:c="3"/>89,763</text:p>
          </table:table-cell>
          <table:table-cell office:value-type="float" office:value="41.183606601165494" table:style-name="ce143">
            <text:p>41.18</text:p>
          </table:table-cell>
          <table:table-cell office:value-type="float" office:value="379967" table:style-name="ce142">
            <text:p><text:s text:c="3"/>379,967</text:p>
          </table:table-cell>
          <table:table-cell office:value-type="float" office:value="189389" table:style-name="ce142">
            <text:p><text:s text:c="3"/>189,389</text:p>
          </table:table-cell>
          <table:table-cell office:value-type="float" office:value="190578" table:style-name="ce142">
            <text:p><text:s text:c="3"/>190,578</text:p>
          </table:table-cell>
          <table:table-cell office:value-type="float" office:value="84.577321515223019" table:style-name="ce143">
            <text:p>84.5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94181" table:style-name="ce144">
            <text:p><text:s text:c="3"/>594,181</text:p>
          </table:table-cell>
          <table:table-cell office:value-type="float" office:value="302413" table:style-name="ce144">
            <text:p><text:s text:c="3"/>302,413</text:p>
          </table:table-cell>
          <table:table-cell office:value-type="float" office:value="291768" table:style-name="ce144">
            <text:p><text:s text:c="3"/>291,768</text:p>
          </table:table-cell>
          <table:table-cell office:value-type="float" office:value="100" table:style-name="ce145">
            <text:p>100.00</text:p>
          </table:table-cell>
          <table:table-cell office:value-type="float" office:value="90047" table:style-name="ce144">
            <text:p><text:s text:c="3"/>90,047</text:p>
          </table:table-cell>
          <table:table-cell office:value-type="float" office:value="46588" table:style-name="ce144">
            <text:p><text:s text:c="3"/>46,588</text:p>
          </table:table-cell>
          <table:table-cell office:value-type="float" office:value="43459" table:style-name="ce144">
            <text:p><text:s text:c="3"/>43,459</text:p>
          </table:table-cell>
          <table:table-cell office:value-type="float" office:value="15.15480972969516" table:style-name="ce145">
            <text:p>15.15</text:p>
          </table:table-cell>
          <table:table-cell office:value-type="float" office:value="418394" table:style-name="ce144">
            <text:p><text:s text:c="3"/>418,394</text:p>
          </table:table-cell>
          <table:table-cell office:value-type="float" office:value="215000" table:style-name="ce144">
            <text:p><text:s text:c="3"/>215,000</text:p>
          </table:table-cell>
          <table:table-cell office:value-type="float" office:value="203394" table:style-name="ce144">
            <text:p><text:s text:c="3"/>203,394</text:p>
          </table:table-cell>
          <table:table-cell office:value-type="float" office:value="70.415243839840045" table:style-name="ce145">
            <text:p>70.42</text:p>
          </table:table-cell>
          <table:table-cell office:value-type="float" office:value="85740" table:style-name="ce144">
            <text:p><text:s text:c="3"/>85,740</text:p>
          </table:table-cell>
          <table:table-cell office:value-type="float" office:value="40825" table:style-name="ce144">
            <text:p><text:s text:c="3"/>40,825</text:p>
          </table:table-cell>
          <table:table-cell office:value-type="float" office:value="44915" table:style-name="ce144">
            <text:p><text:s text:c="3"/>44,915</text:p>
          </table:table-cell>
          <table:table-cell office:value-type="float" office:value="14.42994643046479" table:style-name="ce145">
            <text:p>14.43</text:p>
          </table:table-cell>
          <table:table-cell office:value-type="float" office:value="264765" table:style-name="ce144">
            <text:p><text:s text:c="3"/>264,765</text:p>
          </table:table-cell>
          <table:table-cell office:value-type="float" office:value="136199" table:style-name="ce144">
            <text:p><text:s text:c="3"/>136,199</text:p>
          </table:table-cell>
          <table:table-cell office:value-type="float" office:value="128566" table:style-name="ce144">
            <text:p><text:s text:c="3"/>128,566</text:p>
          </table:table-cell>
          <table:table-cell office:value-type="float" office:value="44.559654381409032" table:style-name="ce145">
            <text:p>44.56</text:p>
          </table:table-cell>
          <table:table-cell office:value-type="float" office:value="473263" table:style-name="ce144">
            <text:p><text:s text:c="3"/>473,263</text:p>
          </table:table-cell>
          <table:table-cell office:value-type="float" office:value="239601" table:style-name="ce144">
            <text:p><text:s text:c="3"/>239,601</text:p>
          </table:table-cell>
          <table:table-cell office:value-type="float" office:value="233662" table:style-name="ce144">
            <text:p><text:s text:c="3"/>233,662</text:p>
          </table:table-cell>
          <table:table-cell office:value-type="float" office:value="79.649635380464872" table:style-name="ce145">
            <text:p>79.6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3063" table:style-name="ce146">
            <text:p><text:s text:c="3"/>533,063</text:p>
          </table:table-cell>
          <table:table-cell office:value-type="float" office:value="273953" table:style-name="ce146">
            <text:p><text:s text:c="3"/>273,953</text:p>
          </table:table-cell>
          <table:table-cell office:value-type="float" office:value="259110" table:style-name="ce146">
            <text:p><text:s text:c="3"/>259,110</text:p>
          </table:table-cell>
          <table:table-cell office:value-type="float" office:value="100" table:style-name="ce147">
            <text:p>100.00</text:p>
          </table:table-cell>
          <table:table-cell office:value-type="float" office:value="60474" table:style-name="ce146">
            <text:p><text:s text:c="3"/>60,474</text:p>
          </table:table-cell>
          <table:table-cell office:value-type="float" office:value="31246" table:style-name="ce146">
            <text:p><text:s text:c="3"/>31,246</text:p>
          </table:table-cell>
          <table:table-cell office:value-type="float" office:value="29228" table:style-name="ce146">
            <text:p><text:s text:c="3"/>29,228</text:p>
          </table:table-cell>
          <table:table-cell office:value-type="float" office:value="11.344625306952461" table:style-name="ce147">
            <text:p>11.34</text:p>
          </table:table-cell>
          <table:table-cell office:value-type="float" office:value="368737" table:style-name="ce146">
            <text:p><text:s text:c="3"/>368,737</text:p>
          </table:table-cell>
          <table:table-cell office:value-type="float" office:value="193400" table:style-name="ce146">
            <text:p><text:s text:c="3"/>193,400</text:p>
          </table:table-cell>
          <table:table-cell office:value-type="float" office:value="175337" table:style-name="ce146">
            <text:p><text:s text:c="3"/>175,337</text:p>
          </table:table-cell>
          <table:table-cell office:value-type="float" office:value="69.173249690937084" table:style-name="ce147">
            <text:p>69.17</text:p>
          </table:table-cell>
          <table:table-cell office:value-type="float" office:value="103852" table:style-name="ce146">
            <text:p><text:s text:c="3"/>103,852</text:p>
          </table:table-cell>
          <table:table-cell office:value-type="float" office:value="49307" table:style-name="ce146">
            <text:p><text:s text:c="3"/>49,307</text:p>
          </table:table-cell>
          <table:table-cell office:value-type="float" office:value="54545" table:style-name="ce146">
            <text:p><text:s text:c="3"/>54,545</text:p>
          </table:table-cell>
          <table:table-cell office:value-type="float" office:value="19.48212500211045" table:style-name="ce147">
            <text:p>19.48</text:p>
          </table:table-cell>
          <table:table-cell office:value-type="float" office:value="225086" table:style-name="ce146">
            <text:p><text:s text:c="3"/>225,086</text:p>
          </table:table-cell>
          <table:table-cell office:value-type="float" office:value="118799" table:style-name="ce146">
            <text:p><text:s text:c="3"/>118,799</text:p>
          </table:table-cell>
          <table:table-cell office:value-type="float" office:value="106287" table:style-name="ce146">
            <text:p><text:s text:c="3"/>106,287</text:p>
          </table:table-cell>
          <table:table-cell office:value-type="float" office:value="42.225027810971689" table:style-name="ce147">
            <text:p>42.23</text:p>
          </table:table-cell>
          <table:table-cell office:value-type="float" office:value="448332" table:style-name="ce146">
            <text:p><text:s text:c="3"/>448,332</text:p>
          </table:table-cell>
          <table:table-cell office:value-type="float" office:value="229989" table:style-name="ce146">
            <text:p><text:s text:c="3"/>229,989</text:p>
          </table:table-cell>
          <table:table-cell office:value-type="float" office:value="218343" table:style-name="ce146">
            <text:p><text:s text:c="3"/>218,343</text:p>
          </table:table-cell>
          <table:table-cell office:value-type="float" office:value="84.104880661385238" table:style-name="ce147">
            <text:p>84.1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26560" table:style-name="ce148">
            <text:p><text:s text:c="3"/>1,226,560</text:p>
          </table:table-cell>
          <table:table-cell office:value-type="float" office:value="621707" table:style-name="ce148">
            <text:p><text:s text:c="3"/>621,707</text:p>
          </table:table-cell>
          <table:table-cell office:value-type="float" office:value="604853" table:style-name="ce148">
            <text:p><text:s text:c="3"/>604,853</text:p>
          </table:table-cell>
          <table:table-cell office:value-type="float" office:value="100" table:style-name="ce149">
            <text:p>100.00</text:p>
          </table:table-cell>
          <table:table-cell office:value-type="float" office:value="143140" table:style-name="ce148">
            <text:p><text:s text:c="3"/>143,140</text:p>
          </table:table-cell>
          <table:table-cell office:value-type="float" office:value="74516" table:style-name="ce148">
            <text:p><text:s text:c="3"/>74,516</text:p>
          </table:table-cell>
          <table:table-cell office:value-type="float" office:value="68624" table:style-name="ce148">
            <text:p><text:s text:c="3"/>68,624</text:p>
          </table:table-cell>
          <table:table-cell office:value-type="float" office:value="11.67003652491521" table:style-name="ce149">
            <text:p>11.67</text:p>
          </table:table-cell>
          <table:table-cell office:value-type="float" office:value="845268" table:style-name="ce148">
            <text:p><text:s text:c="3"/>845,268</text:p>
          </table:table-cell>
          <table:table-cell office:value-type="float" office:value="436796" table:style-name="ce148">
            <text:p><text:s text:c="3"/>436,796</text:p>
          </table:table-cell>
          <table:table-cell office:value-type="float" office:value="408472" table:style-name="ce148">
            <text:p><text:s text:c="3"/>408,472</text:p>
          </table:table-cell>
          <table:table-cell office:value-type="float" office:value="68.913709887816339" table:style-name="ce149">
            <text:p>68.91</text:p>
          </table:table-cell>
          <table:table-cell office:value-type="float" office:value="238152" table:style-name="ce148">
            <text:p><text:s text:c="3"/>238,152</text:p>
          </table:table-cell>
          <table:table-cell office:value-type="float" office:value="110395" table:style-name="ce148">
            <text:p><text:s text:c="3"/>110,395</text:p>
          </table:table-cell>
          <table:table-cell office:value-type="float" office:value="127757" table:style-name="ce148">
            <text:p><text:s text:c="3"/>127,757</text:p>
          </table:table-cell>
          <table:table-cell office:value-type="float" office:value="19.416253587268461" table:style-name="ce149">
            <text:p>19.42</text:p>
          </table:table-cell>
          <table:table-cell office:value-type="float" office:value="525147" table:style-name="ce148">
            <text:p><text:s text:c="3"/>525,147</text:p>
          </table:table-cell>
          <table:table-cell office:value-type="float" office:value="272290" table:style-name="ce148">
            <text:p><text:s text:c="3"/>272,290</text:p>
          </table:table-cell>
          <table:table-cell office:value-type="float" office:value="252857" table:style-name="ce148">
            <text:p><text:s text:c="3"/>252,857</text:p>
          </table:table-cell>
          <table:table-cell office:value-type="float" office:value="42.814619749543439" table:style-name="ce149">
            <text:p>42.81</text:p>
          </table:table-cell>
          <table:table-cell office:value-type="float" office:value="1027707" table:style-name="ce148">
            <text:p><text:s text:c="3"/>1,027,707</text:p>
          </table:table-cell>
          <table:table-cell office:value-type="float" office:value="517883" table:style-name="ce148">
            <text:p><text:s text:c="3"/>517,883</text:p>
          </table:table-cell>
          <table:table-cell office:value-type="float" office:value="509824" table:style-name="ce148">
            <text:p><text:s text:c="3"/>509,824</text:p>
          </table:table-cell>
          <table:table-cell office:value-type="float" office:value="83.787747847638926" table:style-name="ce149">
            <text:p>83.7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2727" table:style-name="ce150">
            <text:p><text:s text:c="3"/>472,727</text:p>
          </table:table-cell>
          <table:table-cell office:value-type="float" office:value="240440" table:style-name="ce150">
            <text:p><text:s text:c="3"/>240,440</text:p>
          </table:table-cell>
          <table:table-cell office:value-type="float" office:value="232287" table:style-name="ce150">
            <text:p><text:s text:c="3"/>232,287</text:p>
          </table:table-cell>
          <table:table-cell office:value-type="float" office:value="100" table:style-name="ce151">
            <text:p>100.00</text:p>
          </table:table-cell>
          <table:table-cell office:value-type="float" office:value="47951" table:style-name="ce150">
            <text:p><text:s text:c="3"/>47,951</text:p>
          </table:table-cell>
          <table:table-cell office:value-type="float" office:value="24991" table:style-name="ce150">
            <text:p><text:s text:c="3"/>24,991</text:p>
          </table:table-cell>
          <table:table-cell office:value-type="float" office:value="22960" table:style-name="ce150">
            <text:p><text:s text:c="3"/>22,960</text:p>
          </table:table-cell>
          <table:table-cell office:value-type="float" office:value="10.14348662124228" table:style-name="ce151">
            <text:p>10.14</text:p>
          </table:table-cell>
          <table:table-cell office:value-type="float" office:value="322366" table:style-name="ce150">
            <text:p><text:s text:c="3"/>322,366</text:p>
          </table:table-cell>
          <table:table-cell office:value-type="float" office:value="167360" table:style-name="ce150">
            <text:p><text:s text:c="3"/>167,360</text:p>
          </table:table-cell>
          <table:table-cell office:value-type="float" office:value="155006" table:style-name="ce150">
            <text:p><text:s text:c="3"/>155,006</text:p>
          </table:table-cell>
          <table:table-cell office:value-type="float" office:value="68.192847034334818" table:style-name="ce151">
            <text:p>68.19</text:p>
          </table:table-cell>
          <table:table-cell office:value-type="float" office:value="102410" table:style-name="ce150">
            <text:p><text:s text:c="3"/>102,410</text:p>
          </table:table-cell>
          <table:table-cell office:value-type="float" office:value="48089" table:style-name="ce150">
            <text:p><text:s text:c="3"/>48,089</text:p>
          </table:table-cell>
          <table:table-cell office:value-type="float" office:value="54321" table:style-name="ce150">
            <text:p><text:s text:c="3"/>54,321</text:p>
          </table:table-cell>
          <table:table-cell office:value-type="float" office:value="21.663666344422889" table:style-name="ce151">
            <text:p>21.66</text:p>
          </table:table-cell>
          <table:table-cell office:value-type="float" office:value="190507" table:style-name="ce150">
            <text:p><text:s text:c="3"/>190,507</text:p>
          </table:table-cell>
          <table:table-cell office:value-type="float" office:value="100240" table:style-name="ce150">
            <text:p><text:s text:c="3"/>100,240</text:p>
          </table:table-cell>
          <table:table-cell office:value-type="float" office:value="90267" table:style-name="ce150">
            <text:p><text:s text:c="3"/>90,267</text:p>
          </table:table-cell>
          <table:table-cell office:value-type="float" office:value="40.29958094206593" table:style-name="ce151">
            <text:p>40.30</text:p>
          </table:table-cell>
          <table:table-cell office:value-type="float" office:value="405006" table:style-name="ce150">
            <text:p><text:s text:c="3"/>405,006</text:p>
          </table:table-cell>
          <table:table-cell office:value-type="float" office:value="205225" table:style-name="ce150">
            <text:p><text:s text:c="3"/>205,225</text:p>
          </table:table-cell>
          <table:table-cell office:value-type="float" office:value="199781" table:style-name="ce150">
            <text:p><text:s text:c="3"/>199,781</text:p>
          </table:table-cell>
          <table:table-cell office:value-type="float" office:value="85.674395581382072" table:style-name="ce151">
            <text:p>85.6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58831" table:style-name="ce152">
            <text:p><text:s text:c="3"/>658,831</text:p>
          </table:table-cell>
          <table:table-cell office:value-type="float" office:value="338827" table:style-name="ce152">
            <text:p><text:s text:c="3"/>338,827</text:p>
          </table:table-cell>
          <table:table-cell office:value-type="float" office:value="320004" table:style-name="ce152">
            <text:p><text:s text:c="3"/>320,004</text:p>
          </table:table-cell>
          <table:table-cell office:value-type="float" office:value="100" table:style-name="ce153">
            <text:p>100.00</text:p>
          </table:table-cell>
          <table:table-cell office:value-type="float" office:value="69878" table:style-name="ce152">
            <text:p><text:s text:c="3"/>69,878</text:p>
          </table:table-cell>
          <table:table-cell office:value-type="float" office:value="36128" table:style-name="ce152">
            <text:p><text:s text:c="3"/>36,128</text:p>
          </table:table-cell>
          <table:table-cell office:value-type="float" office:value="33750" table:style-name="ce152">
            <text:p><text:s text:c="3"/>33,750</text:p>
          </table:table-cell>
          <table:table-cell office:value-type="float" office:value="10.60636187428946" table:style-name="ce153">
            <text:p>10.61</text:p>
          </table:table-cell>
          <table:table-cell office:value-type="float" office:value="450167" table:style-name="ce152">
            <text:p><text:s text:c="3"/>450,167</text:p>
          </table:table-cell>
          <table:table-cell office:value-type="float" office:value="238056" table:style-name="ce152">
            <text:p><text:s text:c="3"/>238,056</text:p>
          </table:table-cell>
          <table:table-cell office:value-type="float" office:value="212111" table:style-name="ce152">
            <text:p><text:s text:c="3"/>212,111</text:p>
          </table:table-cell>
          <table:table-cell office:value-type="float" office:value="68.328144850500365" table:style-name="ce153">
            <text:p>68.33</text:p>
          </table:table-cell>
          <table:table-cell office:value-type="float" office:value="138786" table:style-name="ce152">
            <text:p><text:s text:c="3"/>138,786</text:p>
          </table:table-cell>
          <table:table-cell office:value-type="float" office:value="64643" table:style-name="ce152">
            <text:p><text:s text:c="3"/>64,643</text:p>
          </table:table-cell>
          <table:table-cell office:value-type="float" office:value="74143" table:style-name="ce152">
            <text:p><text:s text:c="3"/>74,143</text:p>
          </table:table-cell>
          <table:table-cell office:value-type="float" office:value="21.06549327521018" table:style-name="ce153">
            <text:p>21.07</text:p>
          </table:table-cell>
          <table:table-cell office:value-type="float" office:value="271246" table:style-name="ce152">
            <text:p><text:s text:c="3"/>271,246</text:p>
          </table:table-cell>
          <table:table-cell office:value-type="float" office:value="141490" table:style-name="ce152">
            <text:p><text:s text:c="3"/>141,490</text:p>
          </table:table-cell>
          <table:table-cell office:value-type="float" office:value="129756" table:style-name="ce152">
            <text:p><text:s text:c="3"/>129,756</text:p>
          </table:table-cell>
          <table:table-cell office:value-type="float" office:value="41.170801009667123" table:style-name="ce153">
            <text:p>41.17</text:p>
          </table:table-cell>
          <table:table-cell office:value-type="float" office:value="560054" table:style-name="ce152">
            <text:p><text:s text:c="3"/>560,054</text:p>
          </table:table-cell>
          <table:table-cell office:value-type="float" office:value="287511" table:style-name="ce152">
            <text:p><text:s text:c="3"/>287,511</text:p>
          </table:table-cell>
          <table:table-cell office:value-type="float" office:value="272543" table:style-name="ce152">
            <text:p><text:s text:c="3"/>272,543</text:p>
          </table:table-cell>
          <table:table-cell office:value-type="float" office:value="85.007232507274239" table:style-name="ce153">
            <text:p>85.0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79129" table:style-name="ce154">
            <text:p><text:s text:c="3"/>479,129</text:p>
          </table:table-cell>
          <table:table-cell office:value-type="float" office:value="247897" table:style-name="ce154">
            <text:p><text:s text:c="3"/>247,897</text:p>
          </table:table-cell>
          <table:table-cell office:value-type="float" office:value="231232" table:style-name="ce154">
            <text:p><text:s text:c="3"/>231,232</text:p>
          </table:table-cell>
          <table:table-cell office:value-type="float" office:value="100" table:style-name="ce155">
            <text:p>100.00</text:p>
          </table:table-cell>
          <table:table-cell office:value-type="float" office:value="40221" table:style-name="ce154">
            <text:p><text:s text:c="3"/>40,221</text:p>
          </table:table-cell>
          <table:table-cell office:value-type="float" office:value="20869" table:style-name="ce154">
            <text:p><text:s text:c="3"/>20,869</text:p>
          </table:table-cell>
          <table:table-cell office:value-type="float" office:value="19352" table:style-name="ce154">
            <text:p><text:s text:c="3"/>19,352</text:p>
          </table:table-cell>
          <table:table-cell office:value-type="float" office:value="8.3946077152499594" table:style-name="ce155">
            <text:p>8.39</text:p>
          </table:table-cell>
          <table:table-cell office:value-type="float" office:value="328015" table:style-name="ce154">
            <text:p><text:s text:c="3"/>328,015</text:p>
          </table:table-cell>
          <table:table-cell office:value-type="float" office:value="174553" table:style-name="ce154">
            <text:p><text:s text:c="3"/>174,553</text:p>
          </table:table-cell>
          <table:table-cell office:value-type="float" office:value="153462" table:style-name="ce154">
            <text:p><text:s text:c="3"/>153,462</text:p>
          </table:table-cell>
          <table:table-cell office:value-type="float" office:value="68.46068595305232" table:style-name="ce155">
            <text:p>68.46</text:p>
          </table:table-cell>
          <table:table-cell office:value-type="float" office:value="110893" table:style-name="ce154">
            <text:p><text:s text:c="3"/>110,893</text:p>
          </table:table-cell>
          <table:table-cell office:value-type="float" office:value="52475" table:style-name="ce154">
            <text:p><text:s text:c="3"/>52,475</text:p>
          </table:table-cell>
          <table:table-cell office:value-type="float" office:value="58418" table:style-name="ce154">
            <text:p><text:s text:c="3"/>58,418</text:p>
          </table:table-cell>
          <table:table-cell office:value-type="float" office:value="23.14470633169773" table:style-name="ce155">
            <text:p>23.14</text:p>
          </table:table-cell>
          <table:table-cell office:value-type="float" office:value="191259" table:style-name="ce154">
            <text:p><text:s text:c="3"/>191,259</text:p>
          </table:table-cell>
          <table:table-cell office:value-type="float" office:value="101268" table:style-name="ce154">
            <text:p><text:s text:c="3"/>101,268</text:p>
          </table:table-cell>
          <table:table-cell office:value-type="float" office:value="89991" table:style-name="ce154">
            <text:p><text:s text:c="3"/>89,991</text:p>
          </table:table-cell>
          <table:table-cell office:value-type="float" office:value="39.91805964573215" table:style-name="ce155">
            <text:p>39.92</text:p>
          </table:table-cell>
          <table:table-cell office:value-type="float" office:value="420008" table:style-name="ce154">
            <text:p><text:s text:c="3"/>420,008</text:p>
          </table:table-cell>
          <table:table-cell office:value-type="float" office:value="217089" table:style-name="ce154">
            <text:p><text:s text:c="3"/>217,089</text:p>
          </table:table-cell>
          <table:table-cell office:value-type="float" office:value="202919" table:style-name="ce154">
            <text:p><text:s text:c="3"/>202,919</text:p>
          </table:table-cell>
          <table:table-cell office:value-type="float" office:value="87.660734374249941" table:style-name="ce155">
            <text:p>87.66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89706" table:style-name="ce156">
            <text:p><text:s text:c="3"/>789,706</text:p>
          </table:table-cell>
          <table:table-cell office:value-type="float" office:value="399493" table:style-name="ce156">
            <text:p><text:s text:c="3"/>399,493</text:p>
          </table:table-cell>
          <table:table-cell office:value-type="float" office:value="390213" table:style-name="ce156">
            <text:p><text:s text:c="3"/>390,213</text:p>
          </table:table-cell>
          <table:table-cell office:value-type="float" office:value="100" table:style-name="ce157">
            <text:p>100.00</text:p>
          </table:table-cell>
          <table:table-cell office:value-type="float" office:value="79383" table:style-name="ce156">
            <text:p><text:s text:c="3"/>79,383</text:p>
          </table:table-cell>
          <table:table-cell office:value-type="float" office:value="41263" table:style-name="ce156">
            <text:p><text:s text:c="3"/>41,263</text:p>
          </table:table-cell>
          <table:table-cell office:value-type="float" office:value="38120" table:style-name="ce156">
            <text:p><text:s text:c="3"/>38,120</text:p>
          </table:table-cell>
          <table:table-cell office:value-type="float" office:value="10.05222196614943" table:style-name="ce157">
            <text:p>10.05</text:p>
          </table:table-cell>
          <table:table-cell office:value-type="float" office:value="545254" table:style-name="ce156">
            <text:p><text:s text:c="3"/>545,254</text:p>
          </table:table-cell>
          <table:table-cell office:value-type="float" office:value="282061" table:style-name="ce156">
            <text:p><text:s text:c="3"/>282,061</text:p>
          </table:table-cell>
          <table:table-cell office:value-type="float" office:value="263193" table:style-name="ce156">
            <text:p><text:s text:c="3"/>263,193</text:p>
          </table:table-cell>
          <table:table-cell office:value-type="float" office:value="69.045188969059367" table:style-name="ce157">
            <text:p>69.05</text:p>
          </table:table-cell>
          <table:table-cell office:value-type="float" office:value="165069" table:style-name="ce156">
            <text:p><text:s text:c="3"/>165,069</text:p>
          </table:table-cell>
          <table:table-cell office:value-type="float" office:value="76169" table:style-name="ce156">
            <text:p><text:s text:c="3"/>76,169</text:p>
          </table:table-cell>
          <table:table-cell office:value-type="float" office:value="88900" table:style-name="ce156">
            <text:p><text:s text:c="3"/>88,900</text:p>
          </table:table-cell>
          <table:table-cell office:value-type="float" office:value="20.902589064791201" table:style-name="ce157">
            <text:p>20.90</text:p>
          </table:table-cell>
          <table:table-cell office:value-type="float" office:value="324701" table:style-name="ce156">
            <text:p><text:s text:c="3"/>324,701</text:p>
          </table:table-cell>
          <table:table-cell office:value-type="float" office:value="169681" table:style-name="ce156">
            <text:p><text:s text:c="3"/>169,681</text:p>
          </table:table-cell>
          <table:table-cell office:value-type="float" office:value="155020" table:style-name="ce156">
            <text:p><text:s text:c="3"/>155,020</text:p>
          </table:table-cell>
          <table:table-cell office:value-type="float" office:value="41.116694060827697" table:style-name="ce157">
            <text:p>41.12</text:p>
          </table:table-cell>
          <table:table-cell office:value-type="float" office:value="678908" table:style-name="ce156">
            <text:p><text:s text:c="3"/>678,908</text:p>
          </table:table-cell>
          <table:table-cell office:value-type="float" office:value="341872" table:style-name="ce156">
            <text:p><text:s text:c="3"/>341,872</text:p>
          </table:table-cell>
          <table:table-cell office:value-type="float" office:value="337036" table:style-name="ce156">
            <text:p><text:s text:c="3"/>337,036</text:p>
          </table:table-cell>
          <table:table-cell office:value-type="float" office:value="85.969715311774252" table:style-name="ce157">
            <text:p>85.97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0272" table:style-name="ce158">
            <text:p><text:s text:c="3"/>210,272</text:p>
          </table:table-cell>
          <table:table-cell office:value-type="float" office:value="107089" table:style-name="ce158">
            <text:p><text:s text:c="3"/>107,089</text:p>
          </table:table-cell>
          <table:table-cell office:value-type="float" office:value="103183" table:style-name="ce158">
            <text:p><text:s text:c="3"/>103,183</text:p>
          </table:table-cell>
          <table:table-cell office:value-type="float" office:value="100" table:style-name="ce159">
            <text:p>100.00</text:p>
          </table:table-cell>
          <table:table-cell office:value-type="float" office:value="23007" table:style-name="ce158">
            <text:p><text:s text:c="3"/>23,007</text:p>
          </table:table-cell>
          <table:table-cell office:value-type="float" office:value="11999" table:style-name="ce158">
            <text:p><text:s text:c="3"/>11,999</text:p>
          </table:table-cell>
          <table:table-cell office:value-type="float" office:value="11008" table:style-name="ce158">
            <text:p><text:s text:c="3"/>11,008</text:p>
          </table:table-cell>
          <table:table-cell office:value-type="float" office:value="10.9415423831989" table:style-name="ce159">
            <text:p>10.94</text:p>
          </table:table-cell>
          <table:table-cell office:value-type="float" office:value="145082" table:style-name="ce158">
            <text:p><text:s text:c="3"/>145,082</text:p>
          </table:table-cell>
          <table:table-cell office:value-type="float" office:value="75957" table:style-name="ce158">
            <text:p><text:s text:c="3"/>75,957</text:p>
          </table:table-cell>
          <table:table-cell office:value-type="float" office:value="69125" table:style-name="ce158">
            <text:p><text:s text:c="3"/>69,125</text:p>
          </table:table-cell>
          <table:table-cell office:value-type="float" office:value="68.997298736874143" table:style-name="ce159">
            <text:p>69.00</text:p>
          </table:table-cell>
          <table:table-cell office:value-type="float" office:value="42183" table:style-name="ce158">
            <text:p><text:s text:c="3"/>42,183</text:p>
          </table:table-cell>
          <table:table-cell office:value-type="float" office:value="19133" table:style-name="ce158">
            <text:p><text:s text:c="3"/>19,133</text:p>
          </table:table-cell>
          <table:table-cell office:value-type="float" office:value="23050" table:style-name="ce158">
            <text:p><text:s text:c="3"/>23,050</text:p>
          </table:table-cell>
          <table:table-cell office:value-type="float" office:value="20.06115887992695" table:style-name="ce159">
            <text:p>20.06</text:p>
          </table:table-cell>
          <table:table-cell office:value-type="float" office:value="84953" table:style-name="ce158">
            <text:p><text:s text:c="3"/>84,953</text:p>
          </table:table-cell>
          <table:table-cell office:value-type="float" office:value="44469" table:style-name="ce158">
            <text:p><text:s text:c="3"/>44,469</text:p>
          </table:table-cell>
          <table:table-cell office:value-type="float" office:value="40484" table:style-name="ce158">
            <text:p><text:s text:c="3"/>40,484</text:p>
          </table:table-cell>
          <table:table-cell office:value-type="float" office:value="40.401479987825297" table:style-name="ce159">
            <text:p>40.40</text:p>
          </table:table-cell>
          <table:table-cell office:value-type="float" office:value="178187" table:style-name="ce158">
            <text:p><text:s text:c="3"/>178,187</text:p>
          </table:table-cell>
          <table:table-cell office:value-type="float" office:value="90305" table:style-name="ce158">
            <text:p><text:s text:c="3"/>90,305</text:p>
          </table:table-cell>
          <table:table-cell office:value-type="float" office:value="87882" table:style-name="ce158">
            <text:p><text:s text:c="3"/>87,882</text:p>
          </table:table-cell>
          <table:table-cell office:value-type="float" office:value="84.741192360371329" table:style-name="ce159">
            <text:p>84.7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5581" table:style-name="ce160">
            <text:p><text:s text:c="3"/>315,581</text:p>
          </table:table-cell>
          <table:table-cell office:value-type="float" office:value="158297" table:style-name="ce160">
            <text:p><text:s text:c="3"/>158,297</text:p>
          </table:table-cell>
          <table:table-cell office:value-type="float" office:value="157284" table:style-name="ce160">
            <text:p><text:s text:c="3"/>157,284</text:p>
          </table:table-cell>
          <table:table-cell office:value-type="float" office:value="100" table:style-name="ce161">
            <text:p>100.00</text:p>
          </table:table-cell>
          <table:table-cell office:value-type="float" office:value="34687" table:style-name="ce160">
            <text:p><text:s text:c="3"/>34,687</text:p>
          </table:table-cell>
          <table:table-cell office:value-type="float" office:value="18166" table:style-name="ce160">
            <text:p><text:s text:c="3"/>18,166</text:p>
          </table:table-cell>
          <table:table-cell office:value-type="float" office:value="16521" table:style-name="ce160">
            <text:p><text:s text:c="3"/>16,521</text:p>
          </table:table-cell>
          <table:table-cell office:value-type="float" office:value="10.99147287067346" table:style-name="ce161">
            <text:p>10.99</text:p>
          </table:table-cell>
          <table:table-cell office:value-type="float" office:value="216004" table:style-name="ce160">
            <text:p><text:s text:c="3"/>216,004</text:p>
          </table:table-cell>
          <table:table-cell office:value-type="float" office:value="110694" table:style-name="ce160">
            <text:p><text:s text:c="3"/>110,694</text:p>
          </table:table-cell>
          <table:table-cell office:value-type="float" office:value="105310" table:style-name="ce160">
            <text:p><text:s text:c="3"/>105,310</text:p>
          </table:table-cell>
          <table:table-cell office:value-type="float" office:value="68.446452733212709" table:style-name="ce161">
            <text:p>68.45</text:p>
          </table:table-cell>
          <table:table-cell office:value-type="float" office:value="64890" table:style-name="ce160">
            <text:p><text:s text:c="3"/>64,890</text:p>
          </table:table-cell>
          <table:table-cell office:value-type="float" office:value="29437" table:style-name="ce160">
            <text:p><text:s text:c="3"/>29,437</text:p>
          </table:table-cell>
          <table:table-cell office:value-type="float" office:value="35453" table:style-name="ce160">
            <text:p><text:s text:c="3"/>35,453</text:p>
          </table:table-cell>
          <table:table-cell office:value-type="float" office:value="20.562074396113839" table:style-name="ce161">
            <text:p>20.56</text:p>
          </table:table-cell>
          <table:table-cell office:value-type="float" office:value="128041" table:style-name="ce160">
            <text:p><text:s text:c="3"/>128,041</text:p>
          </table:table-cell>
          <table:table-cell office:value-type="float" office:value="66256" table:style-name="ce160">
            <text:p><text:s text:c="3"/>66,256</text:p>
          </table:table-cell>
          <table:table-cell office:value-type="float" office:value="61785" table:style-name="ce160">
            <text:p><text:s text:c="3"/>61,785</text:p>
          </table:table-cell>
          <table:table-cell office:value-type="float" office:value="40.573101675956408" table:style-name="ce161">
            <text:p>40.57</text:p>
          </table:table-cell>
          <table:table-cell office:value-type="float" office:value="267465" table:style-name="ce160">
            <text:p><text:s text:c="3"/>267,465</text:p>
          </table:table-cell>
          <table:table-cell office:value-type="float" office:value="133111" table:style-name="ce160">
            <text:p><text:s text:c="3"/>133,111</text:p>
          </table:table-cell>
          <table:table-cell office:value-type="float" office:value="134354" table:style-name="ce160">
            <text:p><text:s text:c="3"/>134,354</text:p>
          </table:table-cell>
          <table:table-cell office:value-type="float" office:value="84.753201238350854" table:style-name="ce161">
            <text:p>84.7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908" table:style-name="ce162">
            <text:p><text:s text:c="3"/>107,908</text:p>
          </table:table-cell>
          <table:table-cell office:value-type="float" office:value="55196" table:style-name="ce162">
            <text:p><text:s text:c="3"/>55,196</text:p>
          </table:table-cell>
          <table:table-cell office:value-type="float" office:value="52712" table:style-name="ce162">
            <text:p><text:s text:c="3"/>52,712</text:p>
          </table:table-cell>
          <table:table-cell office:value-type="float" office:value="100" table:style-name="ce163">
            <text:p>100.00</text:p>
          </table:table-cell>
          <table:table-cell office:value-type="float" office:value="10346" table:style-name="ce162">
            <text:p><text:s text:c="3"/>10,346</text:p>
          </table:table-cell>
          <table:table-cell office:value-type="float" office:value="5372" table:style-name="ce162">
            <text:p><text:s text:c="3"/>5,372</text:p>
          </table:table-cell>
          <table:table-cell office:value-type="float" office:value="4974" table:style-name="ce162">
            <text:p><text:s text:c="3"/>4,974</text:p>
          </table:table-cell>
          <table:table-cell office:value-type="float" office:value="9.5877970122697107" table:style-name="ce163">
            <text:p>9.59</text:p>
          </table:table-cell>
          <table:table-cell office:value-type="float" office:value="76195" table:style-name="ce162">
            <text:p><text:s text:c="3"/>76,195</text:p>
          </table:table-cell>
          <table:table-cell office:value-type="float" office:value="39740" table:style-name="ce162">
            <text:p><text:s text:c="3"/>39,740</text:p>
          </table:table-cell>
          <table:table-cell office:value-type="float" office:value="36455" table:style-name="ce162">
            <text:p><text:s text:c="3"/>36,455</text:p>
          </table:table-cell>
          <table:table-cell office:value-type="float" office:value="70.611076101864555" table:style-name="ce163">
            <text:p>70.61</text:p>
          </table:table-cell>
          <table:table-cell office:value-type="float" office:value="21367" table:style-name="ce162">
            <text:p><text:s text:c="3"/>21,367</text:p>
          </table:table-cell>
          <table:table-cell office:value-type="float" office:value="10084" table:style-name="ce162">
            <text:p><text:s text:c="3"/>10,084</text:p>
          </table:table-cell>
          <table:table-cell office:value-type="float" office:value="11283" table:style-name="ce162">
            <text:p><text:s text:c="3"/>11,283</text:p>
          </table:table-cell>
          <table:table-cell office:value-type="float" office:value="19.801126885865742" table:style-name="ce163">
            <text:p>19.80</text:p>
          </table:table-cell>
          <table:table-cell office:value-type="float" office:value="46855" table:style-name="ce162">
            <text:p><text:s text:c="3"/>46,855</text:p>
          </table:table-cell>
          <table:table-cell office:value-type="float" office:value="24463" table:style-name="ce162">
            <text:p><text:s text:c="3"/>24,463</text:p>
          </table:table-cell>
          <table:table-cell office:value-type="float" office:value="22392" table:style-name="ce162">
            <text:p><text:s text:c="3"/>22,392</text:p>
          </table:table-cell>
          <table:table-cell office:value-type="float" office:value="43.421247729547389" table:style-name="ce163">
            <text:p>43.42</text:p>
          </table:table-cell>
          <table:table-cell office:value-type="float" office:value="93094" table:style-name="ce162">
            <text:p><text:s text:c="3"/>93,094</text:p>
          </table:table-cell>
          <table:table-cell office:value-type="float" office:value="47450" table:style-name="ce162">
            <text:p><text:s text:c="3"/>47,450</text:p>
          </table:table-cell>
          <table:table-cell office:value-type="float" office:value="45644" table:style-name="ce162">
            <text:p><text:s text:c="3"/>45,644</text:p>
          </table:table-cell>
          <table:table-cell office:value-type="float" office:value="86.271638803425148" table:style-name="ce163">
            <text:p>86.27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1497" table:style-name="ce164">
            <text:p><text:s text:c="3"/>361,497</text:p>
          </table:table-cell>
          <table:table-cell office:value-type="float" office:value="179355" table:style-name="ce164">
            <text:p><text:s text:c="3"/>179,355</text:p>
          </table:table-cell>
          <table:table-cell office:value-type="float" office:value="182142" table:style-name="ce164">
            <text:p><text:s text:c="3"/>182,142</text:p>
          </table:table-cell>
          <table:table-cell office:value-type="float" office:value="100" table:style-name="ce165">
            <text:p>100.00</text:p>
          </table:table-cell>
          <table:table-cell office:value-type="float" office:value="34280" table:style-name="ce164">
            <text:p><text:s text:c="3"/>34,280</text:p>
          </table:table-cell>
          <table:table-cell office:value-type="float" office:value="17726" table:style-name="ce164">
            <text:p><text:s text:c="3"/>17,726</text:p>
          </table:table-cell>
          <table:table-cell office:value-type="float" office:value="16554" table:style-name="ce164">
            <text:p><text:s text:c="3"/>16,554</text:p>
          </table:table-cell>
          <table:table-cell office:value-type="float" office:value="9.4827896220438905" table:style-name="ce165">
            <text:p>9.48</text:p>
          </table:table-cell>
          <table:table-cell office:value-type="float" office:value="250642" table:style-name="ce164">
            <text:p><text:s text:c="3"/>250,642</text:p>
          </table:table-cell>
          <table:table-cell office:value-type="float" office:value="127174" table:style-name="ce164">
            <text:p><text:s text:c="3"/>127,174</text:p>
          </table:table-cell>
          <table:table-cell office:value-type="float" office:value="123468" table:style-name="ce164">
            <text:p><text:s text:c="3"/>123,468</text:p>
          </table:table-cell>
          <table:table-cell office:value-type="float" office:value="69.334461973405041" table:style-name="ce165">
            <text:p>69.33</text:p>
          </table:table-cell>
          <table:table-cell office:value-type="float" office:value="76575" table:style-name="ce164">
            <text:p><text:s text:c="3"/>76,575</text:p>
          </table:table-cell>
          <table:table-cell office:value-type="float" office:value="34455" table:style-name="ce164">
            <text:p><text:s text:c="3"/>34,455</text:p>
          </table:table-cell>
          <table:table-cell office:value-type="float" office:value="42120" table:style-name="ce164">
            <text:p><text:s text:c="3"/>42,120</text:p>
          </table:table-cell>
          <table:table-cell office:value-type="float" office:value="21.18274840455107" table:style-name="ce165">
            <text:p>21.18</text:p>
          </table:table-cell>
          <table:table-cell office:value-type="float" office:value="146920" table:style-name="ce164">
            <text:p><text:s text:c="3"/>146,920</text:p>
          </table:table-cell>
          <table:table-cell office:value-type="float" office:value="75779" table:style-name="ce164">
            <text:p><text:s text:c="3"/>75,779</text:p>
          </table:table-cell>
          <table:table-cell office:value-type="float" office:value="71141" table:style-name="ce164">
            <text:p><text:s text:c="3"/>71,141</text:p>
          </table:table-cell>
          <table:table-cell office:value-type="float" office:value="40.642107680008408" table:style-name="ce165">
            <text:p>40.64</text:p>
          </table:table-cell>
          <table:table-cell office:value-type="float" office:value="313185" table:style-name="ce164">
            <text:p><text:s text:c="3"/>313,185</text:p>
          </table:table-cell>
          <table:table-cell office:value-type="float" office:value="154341" table:style-name="ce164">
            <text:p><text:s text:c="3"/>154,341</text:p>
          </table:table-cell>
          <table:table-cell office:value-type="float" office:value="158844" table:style-name="ce164">
            <text:p><text:s text:c="3"/>158,844</text:p>
          </table:table-cell>
          <table:table-cell office:value-type="float" office:value="86.635573739201149" table:style-name="ce165">
            <text:p>86.6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7328" table:style-name="ce166">
            <text:p><text:s text:c="3"/>457,328</text:p>
          </table:table-cell>
          <table:table-cell office:value-type="float" office:value="225690" table:style-name="ce166">
            <text:p><text:s text:c="3"/>225,690</text:p>
          </table:table-cell>
          <table:table-cell office:value-type="float" office:value="231638" table:style-name="ce166">
            <text:p><text:s text:c="3"/>231,638</text:p>
          </table:table-cell>
          <table:table-cell office:value-type="float" office:value="100" table:style-name="ce167">
            <text:p>100.00</text:p>
          </table:table-cell>
          <table:table-cell office:value-type="float" office:value="70915" table:style-name="ce166">
            <text:p><text:s text:c="3"/>70,915</text:p>
          </table:table-cell>
          <table:table-cell office:value-type="float" office:value="36763" table:style-name="ce166">
            <text:p><text:s text:c="3"/>36,763</text:p>
          </table:table-cell>
          <table:table-cell office:value-type="float" office:value="34152" table:style-name="ce166">
            <text:p><text:s text:c="3"/>34,152</text:p>
          </table:table-cell>
          <table:table-cell office:value-type="float" office:value="15.5063761676521" table:style-name="ce167">
            <text:p>15.51</text:p>
          </table:table-cell>
          <table:table-cell office:value-type="float" office:value="316240" table:style-name="ce166">
            <text:p><text:s text:c="3"/>316,240</text:p>
          </table:table-cell>
          <table:table-cell office:value-type="float" office:value="158045" table:style-name="ce166">
            <text:p><text:s text:c="3"/>158,045</text:p>
          </table:table-cell>
          <table:table-cell office:value-type="float" office:value="158195" table:style-name="ce166">
            <text:p><text:s text:c="3"/>158,195</text:p>
          </table:table-cell>
          <table:table-cell office:value-type="float" office:value="69.149494454745835" table:style-name="ce167">
            <text:p>69.15</text:p>
          </table:table-cell>
          <table:table-cell office:value-type="float" office:value="70173" table:style-name="ce166">
            <text:p><text:s text:c="3"/>70,173</text:p>
          </table:table-cell>
          <table:table-cell office:value-type="float" office:value="30882" table:style-name="ce166">
            <text:p><text:s text:c="3"/>30,882</text:p>
          </table:table-cell>
          <table:table-cell office:value-type="float" office:value="39291" table:style-name="ce166">
            <text:p><text:s text:c="3"/>39,291</text:p>
          </table:table-cell>
          <table:table-cell office:value-type="float" office:value="15.344129377602069" table:style-name="ce167">
            <text:p>15.34</text:p>
          </table:table-cell>
          <table:table-cell office:value-type="float" office:value="199126" table:style-name="ce166">
            <text:p><text:s text:c="3"/>199,126</text:p>
          </table:table-cell>
          <table:table-cell office:value-type="float" office:value="99939" table:style-name="ce166">
            <text:p><text:s text:c="3"/>99,939</text:p>
          </table:table-cell>
          <table:table-cell office:value-type="float" office:value="99187" table:style-name="ce166">
            <text:p><text:s text:c="3"/>99,187</text:p>
          </table:table-cell>
          <table:table-cell office:value-type="float" office:value="43.541178322779267" table:style-name="ce167">
            <text:p>43.54</text:p>
          </table:table-cell>
          <table:table-cell office:value-type="float" office:value="362597" table:style-name="ce166">
            <text:p><text:s text:c="3"/>362,597</text:p>
          </table:table-cell>
          <table:table-cell office:value-type="float" office:value="176423" table:style-name="ce166">
            <text:p><text:s text:c="3"/>176,423</text:p>
          </table:table-cell>
          <table:table-cell office:value-type="float" office:value="186174" table:style-name="ce166">
            <text:p><text:s text:c="3"/>186,174</text:p>
          </table:table-cell>
          <table:table-cell office:value-type="float" office:value="79.285982926914599" table:style-name="ce167">
            <text:p>79.29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2365" table:style-name="ce168">
            <text:p><text:s text:c="3"/>262,365</text:p>
          </table:table-cell>
          <table:table-cell office:value-type="float" office:value="125755" table:style-name="ce168">
            <text:p><text:s text:c="3"/>125,755</text:p>
          </table:table-cell>
          <table:table-cell office:value-type="float" office:value="136610" table:style-name="ce168">
            <text:p><text:s text:c="3"/>136,610</text:p>
          </table:table-cell>
          <table:table-cell office:value-type="float" office:value="100" table:style-name="ce169">
            <text:p>100.00</text:p>
          </table:table-cell>
          <table:table-cell office:value-type="float" office:value="32178" table:style-name="ce168">
            <text:p><text:s text:c="3"/>32,178</text:p>
          </table:table-cell>
          <table:table-cell office:value-type="float" office:value="16618" table:style-name="ce168">
            <text:p><text:s text:c="3"/>16,618</text:p>
          </table:table-cell>
          <table:table-cell office:value-type="float" office:value="15560" table:style-name="ce168">
            <text:p><text:s text:c="3"/>15,560</text:p>
          </table:table-cell>
          <table:table-cell office:value-type="float" office:value="12.26459321936996" table:style-name="ce169">
            <text:p>12.26</text:p>
          </table:table-cell>
          <table:table-cell office:value-type="float" office:value="180236" table:style-name="ce168">
            <text:p><text:s text:c="3"/>180,236</text:p>
          </table:table-cell>
          <table:table-cell office:value-type="float" office:value="87354" table:style-name="ce168">
            <text:p><text:s text:c="3"/>87,354</text:p>
          </table:table-cell>
          <table:table-cell office:value-type="float" office:value="92882" table:style-name="ce168">
            <text:p><text:s text:c="3"/>92,882</text:p>
          </table:table-cell>
          <table:table-cell office:value-type="float" office:value="68.696663045756864" table:style-name="ce169">
            <text:p>68.70</text:p>
          </table:table-cell>
          <table:table-cell office:value-type="float" office:value="49951" table:style-name="ce168">
            <text:p><text:s text:c="3"/>49,951</text:p>
          </table:table-cell>
          <table:table-cell office:value-type="float" office:value="21783" table:style-name="ce168">
            <text:p><text:s text:c="3"/>21,783</text:p>
          </table:table-cell>
          <table:table-cell office:value-type="float" office:value="28168" table:style-name="ce168">
            <text:p><text:s text:c="3"/>28,168</text:p>
          </table:table-cell>
          <table:table-cell office:value-type="float" office:value="19.038743734873169" table:style-name="ce169">
            <text:p>19.04</text:p>
          </table:table-cell>
          <table:table-cell office:value-type="float" office:value="108645" table:style-name="ce168">
            <text:p><text:s text:c="3"/>108,645</text:p>
          </table:table-cell>
          <table:table-cell office:value-type="float" office:value="53406" table:style-name="ce168">
            <text:p><text:s text:c="3"/>53,406</text:p>
          </table:table-cell>
          <table:table-cell office:value-type="float" office:value="55239" table:style-name="ce168">
            <text:p><text:s text:c="3"/>55,239</text:p>
          </table:table-cell>
          <table:table-cell office:value-type="float" office:value="41.409867932079351" table:style-name="ce169">
            <text:p>41.41</text:p>
          </table:table-cell>
          <table:table-cell office:value-type="float" office:value="217659" table:style-name="ce168">
            <text:p><text:s text:c="3"/>217,659</text:p>
          </table:table-cell>
          <table:table-cell office:value-type="float" office:value="102655" table:style-name="ce168">
            <text:p><text:s text:c="3"/>102,655</text:p>
          </table:table-cell>
          <table:table-cell office:value-type="float" office:value="115004" table:style-name="ce168">
            <text:p><text:s text:c="3"/>115,004</text:p>
          </table:table-cell>
          <table:table-cell office:value-type="float" office:value="82.960379623806517" table:style-name="ce169">
            <text:p>82.96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7585" table:style-name="ce170">
            <text:p><text:s text:c="3"/>157,585</text:p>
          </table:table-cell>
          <table:table-cell office:value-type="float" office:value="79286" table:style-name="ce170">
            <text:p><text:s text:c="3"/>79,286</text:p>
          </table:table-cell>
          <table:table-cell office:value-type="float" office:value="78299" table:style-name="ce170">
            <text:p><text:s text:c="3"/>78,299</text:p>
          </table:table-cell>
          <table:table-cell office:value-type="float" office:value="100" table:style-name="ce171">
            <text:p>100.00</text:p>
          </table:table-cell>
          <table:table-cell office:value-type="float" office:value="12717" table:style-name="ce170">
            <text:p><text:s text:c="3"/>12,717</text:p>
          </table:table-cell>
          <table:table-cell office:value-type="float" office:value="6658" table:style-name="ce170">
            <text:p><text:s text:c="3"/>6,658</text:p>
          </table:table-cell>
          <table:table-cell office:value-type="float" office:value="6059" table:style-name="ce170">
            <text:p><text:s text:c="3"/>6,059</text:p>
          </table:table-cell>
          <table:table-cell office:value-type="float" office:value="8.0699305136910198" table:style-name="ce171">
            <text:p>8.07</text:p>
          </table:table-cell>
          <table:table-cell office:value-type="float" office:value="116588" table:style-name="ce170">
            <text:p><text:s text:c="3"/>116,588</text:p>
          </table:table-cell>
          <table:table-cell office:value-type="float" office:value="58835" table:style-name="ce170">
            <text:p><text:s text:c="3"/>58,835</text:p>
          </table:table-cell>
          <table:table-cell office:value-type="float" office:value="57753" table:style-name="ce170">
            <text:p><text:s text:c="3"/>57,753</text:p>
          </table:table-cell>
          <table:table-cell office:value-type="float" office:value="73.984199003712277" table:style-name="ce171">
            <text:p>73.98</text:p>
          </table:table-cell>
          <table:table-cell office:value-type="float" office:value="28280" table:style-name="ce170">
            <text:p><text:s text:c="3"/>28,280</text:p>
          </table:table-cell>
          <table:table-cell office:value-type="float" office:value="13793" table:style-name="ce170">
            <text:p><text:s text:c="3"/>13,793</text:p>
          </table:table-cell>
          <table:table-cell office:value-type="float" office:value="14487" table:style-name="ce170">
            <text:p><text:s text:c="3"/>14,487</text:p>
          </table:table-cell>
          <table:table-cell office:value-type="float" office:value="17.945870482596689" table:style-name="ce171">
            <text:p>17.95</text:p>
          </table:table-cell>
          <table:table-cell office:value-type="float" office:value="69059" table:style-name="ce170">
            <text:p><text:s text:c="3"/>69,059</text:p>
          </table:table-cell>
          <table:table-cell office:value-type="float" office:value="34904" table:style-name="ce170">
            <text:p><text:s text:c="3"/>34,904</text:p>
          </table:table-cell>
          <table:table-cell office:value-type="float" office:value="34155" table:style-name="ce170">
            <text:p><text:s text:c="3"/>34,155</text:p>
          </table:table-cell>
          <table:table-cell office:value-type="float" office:value="43.823333439096359" table:style-name="ce171">
            <text:p>43.82</text:p>
          </table:table-cell>
          <table:table-cell office:value-type="float" office:value="138656" table:style-name="ce170">
            <text:p><text:s text:c="3"/>138,656</text:p>
          </table:table-cell>
          <table:table-cell office:value-type="float" office:value="69388" table:style-name="ce170">
            <text:p><text:s text:c="3"/>69,388</text:p>
          </table:table-cell>
          <table:table-cell office:value-type="float" office:value="69268" table:style-name="ce170">
            <text:p><text:s text:c="3"/>69,268</text:p>
          </table:table-cell>
          <table:table-cell office:value-type="float" office:value="87.988069930513689" table:style-name="ce171">
            <text:p>87.9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3658" table:style-name="ce172">
            <text:p><text:s text:c="3"/>143,658</text:p>
          </table:table-cell>
          <table:table-cell office:value-type="float" office:value="71269" table:style-name="ce172">
            <text:p><text:s text:c="3"/>71,269</text:p>
          </table:table-cell>
          <table:table-cell office:value-type="float" office:value="72389" table:style-name="ce172">
            <text:p><text:s text:c="3"/>72,389</text:p>
          </table:table-cell>
          <table:table-cell office:value-type="float" office:value="100" table:style-name="ce173">
            <text:p>100.00</text:p>
          </table:table-cell>
          <table:table-cell office:value-type="float" office:value="11340" table:style-name="ce172">
            <text:p><text:s text:c="3"/>11,340</text:p>
          </table:table-cell>
          <table:table-cell office:value-type="float" office:value="5907" table:style-name="ce172">
            <text:p><text:s text:c="3"/>5,907</text:p>
          </table:table-cell>
          <table:table-cell office:value-type="float" office:value="5433" table:style-name="ce172">
            <text:p><text:s text:c="3"/>5,433</text:p>
          </table:table-cell>
          <table:table-cell office:value-type="float" office:value="7.8937476506703401" table:style-name="ce173">
            <text:p>7.89</text:p>
          </table:table-cell>
          <table:table-cell office:value-type="float" office:value="106255" table:style-name="ce172">
            <text:p><text:s text:c="3"/>106,255</text:p>
          </table:table-cell>
          <table:table-cell office:value-type="float" office:value="52784" table:style-name="ce172">
            <text:p><text:s text:c="3"/>52,784</text:p>
          </table:table-cell>
          <table:table-cell office:value-type="float" office:value="53471" table:style-name="ce172">
            <text:p><text:s text:c="3"/>53,471</text:p>
          </table:table-cell>
          <table:table-cell office:value-type="float" office:value="73.963858608639967" table:style-name="ce173">
            <text:p>73.96</text:p>
          </table:table-cell>
          <table:table-cell office:value-type="float" office:value="26063" table:style-name="ce172">
            <text:p><text:s text:c="3"/>26,063</text:p>
          </table:table-cell>
          <table:table-cell office:value-type="float" office:value="12578" table:style-name="ce172">
            <text:p><text:s text:c="3"/>12,578</text:p>
          </table:table-cell>
          <table:table-cell office:value-type="float" office:value="13485" table:style-name="ce172">
            <text:p><text:s text:c="3"/>13,485</text:p>
          </table:table-cell>
          <table:table-cell office:value-type="float" office:value="18.142393740689691" table:style-name="ce173">
            <text:p>18.14</text:p>
          </table:table-cell>
          <table:table-cell office:value-type="float" office:value="62636" table:style-name="ce172">
            <text:p><text:s text:c="3"/>62,636</text:p>
          </table:table-cell>
          <table:table-cell office:value-type="float" office:value="31174" table:style-name="ce172">
            <text:p><text:s text:c="3"/>31,174</text:p>
          </table:table-cell>
          <table:table-cell office:value-type="float" office:value="31462" table:style-name="ce172">
            <text:p><text:s text:c="3"/>31,462</text:p>
          </table:table-cell>
          <table:table-cell office:value-type="float" office:value="43.600774060616189" table:style-name="ce173">
            <text:p>43.60</text:p>
          </table:table-cell>
          <table:table-cell office:value-type="float" office:value="126666" table:style-name="ce172">
            <text:p><text:s text:c="3"/>126,666</text:p>
          </table:table-cell>
          <table:table-cell office:value-type="float" office:value="62437" table:style-name="ce172">
            <text:p><text:s text:c="3"/>62,437</text:p>
          </table:table-cell>
          <table:table-cell office:value-type="float" office:value="64229" table:style-name="ce172">
            <text:p><text:s text:c="3"/>64,229</text:p>
          </table:table-cell>
          <table:table-cell office:value-type="float" office:value="88.171908282170151" table:style-name="ce173">
            <text:p>88.1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3927" table:style-name="ce174">
            <text:p><text:s text:c="3"/>13,927</text:p>
          </table:table-cell>
          <table:table-cell office:value-type="float" office:value="8017" table:style-name="ce174">
            <text:p><text:s text:c="3"/>8,017</text:p>
          </table:table-cell>
          <table:table-cell office:value-type="float" office:value="5910" table:style-name="ce174">
            <text:p><text:s text:c="3"/>5,910</text:p>
          </table:table-cell>
          <table:table-cell office:value-type="float" office:value="100" table:style-name="ce175">
            <text:p>100.00</text:p>
          </table:table-cell>
          <table:table-cell office:value-type="float" office:value="1377" table:style-name="ce174">
            <text:p><text:s text:c="3"/>1,377</text:p>
          </table:table-cell>
          <table:table-cell office:value-type="float" office:value="751" table:style-name="ce174">
            <text:p><text:s text:c="3"/>751</text:p>
          </table:table-cell>
          <table:table-cell office:value-type="float" office:value="626" table:style-name="ce174">
            <text:p><text:s text:c="3"/>626</text:p>
          </table:table-cell>
          <table:table-cell office:value-type="float" office:value="9.88726933295038" table:style-name="ce175">
            <text:p>9.89</text:p>
          </table:table-cell>
          <table:table-cell office:value-type="float" office:value="10333" table:style-name="ce174">
            <text:p><text:s text:c="3"/>10,333</text:p>
          </table:table-cell>
          <table:table-cell office:value-type="float" office:value="6051" table:style-name="ce174">
            <text:p><text:s text:c="3"/>6,051</text:p>
          </table:table-cell>
          <table:table-cell office:value-type="float" office:value="4282" table:style-name="ce174">
            <text:p><text:s text:c="3"/>4,282</text:p>
          </table:table-cell>
          <table:table-cell office:value-type="float" office:value="74.194011632081569" table:style-name="ce175">
            <text:p>74.19</text:p>
          </table:table-cell>
          <table:table-cell office:value-type="float" office:value="2217" table:style-name="ce174">
            <text:p><text:s text:c="3"/>2,217</text:p>
          </table:table-cell>
          <table:table-cell office:value-type="float" office:value="1215" table:style-name="ce174">
            <text:p><text:s text:c="3"/>1,215</text:p>
          </table:table-cell>
          <table:table-cell office:value-type="float" office:value="1002" table:style-name="ce174">
            <text:p><text:s text:c="3"/>1,002</text:p>
          </table:table-cell>
          <table:table-cell office:value-type="float" office:value="15.918719034968049" table:style-name="ce175">
            <text:p>15.92</text:p>
          </table:table-cell>
          <table:table-cell office:value-type="float" office:value="6423" table:style-name="ce174">
            <text:p><text:s text:c="3"/>6,423</text:p>
          </table:table-cell>
          <table:table-cell office:value-type="float" office:value="3730" table:style-name="ce174">
            <text:p><text:s text:c="3"/>3,730</text:p>
          </table:table-cell>
          <table:table-cell office:value-type="float" office:value="2693" table:style-name="ce174">
            <text:p><text:s text:c="3"/>2,693</text:p>
          </table:table-cell>
          <table:table-cell office:value-type="float" office:value="46.119049328642213" table:style-name="ce175">
            <text:p>46.12</text:p>
          </table:table-cell>
          <table:table-cell office:value-type="float" office:value="11990" table:style-name="ce174">
            <text:p><text:s text:c="3"/>11,990</text:p>
          </table:table-cell>
          <table:table-cell office:value-type="float" office:value="6951" table:style-name="ce174">
            <text:p><text:s text:c="3"/>6,951</text:p>
          </table:table-cell>
          <table:table-cell office:value-type="float" office:value="5039" table:style-name="ce174">
            <text:p><text:s text:c="3"/>5,039</text:p>
          </table:table-cell>
          <table:table-cell office:value-type="float" office:value="86.09176419903784" table:style-name="ce175">
            <text:p>86.09</text:p>
          </table:table-cell>
          <table:table-cell table:number-columns-repeated="16359" table:style-name="ce66"/>
        </table:table-row>
        <table:table-row table:style-name="ro29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1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30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30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176"/>
        <table:table-row table:style-name="ro24">
          <table:table-cell table:style-name="ce176">
            <draw:frame draw:z-index="1" draw:id="id0" draw:style-name="a0" draw:name="Object 1" svg:x="0.125in" svg:y="0.11458in" svg:width="6.8125in" svg:height="9.968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4">
          <table:table-cell table:number-columns-repeated="16384"/>
        </table:table-row>
        <table:table-row table:style-name="ro24">
          <table:table-cell table:style-name="ce176">
            <draw:frame draw:z-index="2" draw:id="id1" draw:style-name="a1" draw:name="Object 2" svg:x="0.11458in" svg:y="0.01042in" svg:width="6.69792in" svg:height="8.83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4">
          <table:table-cell table:number-columns-repeated="16384"/>
        </table:table-row>
        <table:table-row table:style-name="ro31">
          <table:table-cell table:number-columns-repeated="16384" table:style-name="ce176"/>
        </table:table-row>
        <table:table-row table:number-rows-repeated="15" table:style-name="ro24">
          <table:table-cell table:number-columns-repeated="16384"/>
        </table:table-row>
        <table:table-row table:number-rows-repeated="5" table:style-name="ro32">
          <table:table-cell table:number-columns-repeated="11"/>
          <table:table-cell table:style-name="ce178"/>
          <table:table-cell table:number-columns-repeated="16372"/>
        </table:table-row>
        <table:table-row table:style-name="ro32">
          <table:table-cell table:number-columns-repeated="11"/>
          <table:table-cell table:style-name="ce177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range table:name="_Hlk149813061" table:cell-range-address="01-資料分析.$E$52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說明" table:style-name="ta5">
        <table:table-source xlink:href="file:///D:/★桂瑋/1%20月報/06速(月)報套印/113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160" table:style-name="ta5">
        <table:table-source xlink:href="file:///D:/★桂瑋/1%20月報/06速(月)報套印/113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170" table:style-name="ta5">
        <table:table-source xlink:href="file:///D:/★桂瑋/1%20月報/06速(月)報套印/113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1B0" table:style-name="ta5">
        <table:table-source xlink:href="file:///D:/★桂瑋/1%20月報/06速(月)報套印/113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01-年月別(貼01-縣市別)" table:style-name="ta5">
        <table:table-source xlink:href="file:///D:/★桂瑋/1%20月報/06速(月)報套印/113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01-縣市別" table:style-name="ta5">
        <table:table-source xlink:href="file:///D:/★桂瑋/1%20月報/06速(月)報套印/113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01-年齡結構" table:style-name="ta5">
        <table:table-source xlink:href="file:///D:/★桂瑋/1%20月報/06速(月)報套印/113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01分析(草稿)" table:style-name="ta5">
        <table:table-source xlink:href="file:///D:/★桂瑋/1%20月報/06速(月)報套印/113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02-年月別" table:style-name="ta5">
        <table:table-source xlink:href="file:///D:/★桂瑋/1%20月報/06速(月)報套印/113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02-縣市別" table:style-name="ta5">
        <table:table-source xlink:href="file:///D:/★桂瑋/1%20月報/06速(月)報套印/113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04-單一年齡" table:style-name="ta5">
        <table:table-source xlink:href="file:///D:/★桂瑋/1%20月報/06速(月)報套印/113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05-年齡結構" table:style-name="ta5">
        <table:table-source xlink:href="file:///D:/★桂瑋/1%20月報/06速(月)報套印/113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06-人口增加&amp;生死結離" table:style-name="ta5">
        <table:table-source xlink:href="file:///D:/★桂瑋/1%20月報/06速(月)報套印/113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07-年月別" table:style-name="ta5">
        <table:table-source xlink:href="file:///D:/★桂瑋/1%20月報/06速(月)報套印/113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07-縣市別" table:style-name="ta5">
        <table:table-source xlink:href="file:///D:/★桂瑋/1%20月報/06速(月)報套印/113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10-年月別" table:style-name="ta5">
        <table:table-source xlink:href="file:///D:/★桂瑋/1%20月報/06速(月)報套印/113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10-縣市別" table:style-name="ta5">
        <table:table-source xlink:href="file:///D:/★桂瑋/1%20月報/06速(月)報套印/113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11/上網各月速報公式(11月).xls'#11-遷徙" table:style-name="ta5">
        <table:table-source xlink:href="file:///D:/★桂瑋/1%20月報/06速(月)報套印/113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meta:initial-creator>陳桂瑋</meta:initial-creator>
    <dc:creator>陳桂瑋</dc:creator>
    <meta:creation-date>2024-12-04T06:45:47Z</meta:creation-date>
    <dc:date>2024-12-06T06:16:50Z</dc:date>
    <meta:print-date>2022-07-14T08:53:18Z</meta:print-date>
  </office:meta>
</office:document-meta>
</file>